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tyle="italic" style:font-style-asian="italic" style:font-style-complex="italic"/>
    </style:style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setup_1" table:style-name="ta1">
        <table:shapes>
          <draw:frame draw:z-index="0" draw:style-name="gr1" draw:text-style-name="P1" svg:width="515.03pt" svg:height="298.15pt" svg:x="0pt" svg:y="1034.14pt">
            <loext:p draw:notify-on-update-of-ranges="Test_setup_1.A4:Test_setup_1.A22 Test_setup_1.E3:Test_setup_1.E3 Test_setup_1.E4:Test_setup_1.E22 Test_setup_1.A4:Test_setup_1.A22  Test_setup_1.H4:Test_setup_1.H22 Test_setup_1.A4:Test_setup_1.A22  Test_setup_1.K4:Test_setup_1.K22 Test_setup_1.A4:Test_setup_1.A22  Test_setup_1.Q4:Test_setup_1.Q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.83pt" svg:y="284.46pt">
            <loext:p draw:notify-on-update-of-ranges="Test_setup_1.A4:Test_setup_1.A22 Test_setup_1.E3:Test_setup_1.E3 Test_setup_1.E4:Test_setup_1.E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76.11pt" svg:y="294.63pt">
            <loext:p draw:notify-on-update-of-ranges="Test_setup_1.A4:Test_setup_1.A22 Test_setup_1.H3:Test_setup_1.H3 Test_setup_1.H4:Test_setup_1.H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0pt" svg:y="566.42pt">
            <loext:p draw:notify-on-update-of-ranges="Test_setup_1.A4:Test_setup_1.A22 Test_setup_1.K3:Test_setup_1.K3 Test_setup_1.K4:Test_setup_1.K2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469.28pt" svg:y="541.96pt">
            <loext:p draw:notify-on-update-of-ranges="Test_setup_1.A4:Test_setup_1.A22 Test_setup_1.N3:Test_setup_1.N3 Test_setup_1.N4:Test_setup_1.N2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0pt" svg:y="854.45pt">
            <loext:p draw:notify-on-update-of-ranges="Test_setup_1.A4:Test_setup_1.A22 Test_setup_1.Q3:Test_setup_1.Q3 Test_setup_1.Q4:Test_setup_1.Q2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1/(cm+.42)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Min_0</text:p>
          </table:table-cell>
          <table:table-cell office:value-type="string" calcext:value-type="string">
            <text:p>Max_0</text:p>
          </table:table-cell>
          <table:table-cell office:value-type="string" calcext:value-type="string">
            <text:p>Val_0</text:p>
          </table:table-cell>
          <table:table-cell office:value-type="string" calcext:value-type="string">
            <text:p>Min_1</text:p>
          </table:table-cell>
          <table:table-cell office:value-type="string" calcext:value-type="string">
            <text:p>Max_1</text:p>
          </table:table-cell>
          <table:table-cell office:value-type="string" calcext:value-type="string">
            <text:p>Val_1</text:p>
          </table:table-cell>
          <table:table-cell office:value-type="string" calcext:value-type="string">
            <text:p>Min_2</text:p>
          </table:table-cell>
          <table:table-cell office:value-type="string" calcext:value-type="string">
            <text:p>Max_2</text:p>
          </table:table-cell>
          <table:table-cell office:value-type="string" calcext:value-type="string">
            <text:p>Val_2</text:p>
          </table:table-cell>
          <table:table-cell office:value-type="string" calcext:value-type="string">
            <text:p>Min_3</text:p>
          </table:table-cell>
          <table:table-cell office:value-type="string" calcext:value-type="string">
            <text:p>Max_3</text:p>
          </table:table-cell>
          <table:table-cell office:value-type="string" calcext:value-type="string">
            <text:p>Val_3</text:p>
          </table:table-cell>
          <table:table-cell office:value-type="string" calcext:value-type="string">
            <text:p>Min_4</text:p>
          </table:table-cell>
          <table:table-cell office:value-type="string" calcext:value-type="string">
            <text:p>Max_4</text:p>
          </table:table-cell>
          <table:table-cell office:value-type="string" calcext:value-type="string">
            <text:p>Val_4</text:p>
          </table:table-cell>
          <table:table-cell/>
        </table:table-row>
        <table:table-row table:style-name="ro1">
          <table:table-cell table:formula="of:=1/(([.B4]*2.54)+0.42)" office:value-type="float" office:value="0.124378109452736" calcext:value-type="float">
            <text:p>0.1243781095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192" calcext:value-type="float">
            <text:p>192</text:p>
          </table:table-cell>
          <table:table-cell office:value-type="float" office:value="430" calcext:value-type="float">
            <text:p>430</text:p>
          </table:table-cell>
          <table:table-cell office:value-type="float" office:value="442" calcext:value-type="float">
            <text:p>442</text:p>
          </table:table-cell>
          <table:table-cell office:value-type="float" office:value="440" calcext:value-type="float">
            <text:p>440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1/(([.B5]*2.54)+0.42)" office:value-type="float" office:value="0.107411385606874" calcext:value-type="float">
            <text:p>0.1074113856</text:p>
          </table:table-cell>
          <table:table-cell office:value-type="float" office:value="3.5" calcext:value-type="float">
            <text:p>3.5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429" calcext:value-type="float">
            <text:p>429</text:p>
          </table:table-cell>
          <table:table-cell office:value-type="float" office:value="442" calcext:value-type="float">
            <text:p>442</text:p>
          </table:table-cell>
          <table:table-cell office:value-type="float" office:value="439" calcext:value-type="float">
            <text:p>439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table:formula="of:=1/(([.B6]*2.54)+0.42)" office:value-type="float" office:value="0.0945179584120983" calcext:value-type="float">
            <text:p>0.0945179584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432" calcext:value-type="float">
            <text:p>432</text:p>
          </table:table-cell>
          <table:table-cell office:value-type="float" office:value="442" calcext:value-type="float">
            <text:p>442</text:p>
          </table:table-cell>
          <table:table-cell office:value-type="float" office:value="436" calcext:value-type="float">
            <text:p>436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formula="of:=1/(([.B7]*2.54)+0.42)" office:value-type="float" office:value="0.0843881856540084" calcext:value-type="float">
            <text:p>0.0843881857</text:p>
          </table:table-cell>
          <table:table-cell office:value-type="float" office:value="4.5" calcext:value-type="float">
            <text:p>4.5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41" calcext:value-type="float">
            <text:p>441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table:formula="of:=1/(([.B8]*2.54)+0.42)" office:value-type="float" office:value="0.076219512195122" calcext:value-type="float">
            <text:p>0.0762195122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93" calcext:value-type="float">
            <text:p>93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434" calcext:value-type="float">
            <text:p>434</text:p>
          </table:table-cell>
          <table:table-cell office:value-type="float" office:value="443" calcext:value-type="float">
            <text:p>443</text:p>
          </table:table-cell>
          <table:table-cell office:value-type="float" office:value="441" calcext:value-type="float">
            <text:p>44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table:formula="of:=1/(([.B9]*2.54)+0.42)" office:value-type="float" office:value="0.0694927032661571" calcext:value-type="float">
            <text:p>0.0694927033</text:p>
          </table:table-cell>
          <table:table-cell office:value-type="float" office:value="5.5" calcext:value-type="float">
            <text:p>5.5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434" calcext:value-type="float">
            <text:p>434</text:p>
          </table:table-cell>
          <table:table-cell office:value-type="float" office:value="443" calcext:value-type="float">
            <text:p>443</text:p>
          </table:table-cell>
          <table:table-cell office:value-type="float" office:value="441" calcext:value-type="float">
            <text:p>441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table:formula="of:=1/(([.B10]*2.54)+0.42)" office:value-type="float" office:value="0.0638569604086845" calcext:value-type="float">
            <text:p>0.0638569604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office:value-type="float" office:value="434" calcext:value-type="float">
            <text:p>434</text:p>
          </table:table-cell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formula="of:=1/(([.B11]*2.54)+0.42)" office:value-type="float" office:value="0.0590667454223272" calcext:value-type="float">
            <text:p>0.0590667454</text:p>
          </table:table-cell>
          <table:table-cell office:value-type="float" office:value="6.5" calcext:value-type="float">
            <text:p>6.5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402" calcext:value-type="float">
            <text:p>402</text:p>
          </table:table-cell>
          <table:table-cell office:value-type="float" office:value="428" calcext:value-type="float">
            <text:p>428</text:p>
          </table:table-cell>
          <table:table-cell office:value-type="float" office:value="426" calcext:value-type="float">
            <text:p>42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table:formula="of:=1/(([.B12]*2.54)+0.42)" office:value-type="float" office:value="0.0549450549450549" calcext:value-type="float">
            <text:p>0.054945054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office:value-type="float" office:value="431" calcext:value-type="float">
            <text:p>431</text:p>
          </table:table-cell>
          <table:table-cell office:value-type="float" office:value="442" calcext:value-type="float">
            <text:p>442</text:p>
          </table:table-cell>
          <table:table-cell office:value-type="float" office:value="439" calcext:value-type="float">
            <text:p>439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table:formula="of:=1/(([.B13]*2.54)+0.42)" office:value-type="float" office:value="0.0513610683102209" calcext:value-type="float">
            <text:p>0.0513610683</text:p>
          </table:table-cell>
          <table:table-cell office:value-type="float" office:value="7.5" calcext:value-type="float">
            <text:p>7.5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429" calcext:value-type="float">
            <text:p>429</text:p>
          </table:table-cell>
          <table:table-cell office:value-type="float" office:value="442" calcext:value-type="float">
            <text:p>442</text:p>
          </table:table-cell>
          <table:table-cell office:value-type="float" office:value="439" calcext:value-type="float">
            <text:p>439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1/(([.B14]*2.54)+0.42)" office:value-type="float" office:value="0.0482160077145612" calcext:value-type="float">
            <text:p>0.048216007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430" calcext:value-type="float">
            <text:p>430</text:p>
          </table:table-cell>
          <table:table-cell office:value-type="float" office:value="441" calcext:value-type="float">
            <text:p>441</text:p>
          </table:table-cell>
          <table:table-cell office:value-type="float" office:value="439" calcext:value-type="float">
            <text:p>439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table:formula="of:=1/(([.B15]*2.54)+0.42)" office:value-type="float" office:value="0.0454338936846888" calcext:value-type="float">
            <text:p>0.0454338937</text:p>
          </table:table-cell>
          <table:table-cell office:value-type="float" office:value="8.5" calcext:value-type="float">
            <text:p>8.5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432" calcext:value-type="float">
            <text:p>432</text:p>
          </table:table-cell>
          <table:table-cell office:value-type="float" office:value="442" calcext:value-type="float">
            <text:p>442</text:p>
          </table:table-cell>
          <table:table-cell office:value-type="float" office:value="439" calcext:value-type="float">
            <text:p>439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table:formula="of:=1/(([.B16]*2.54)+0.42)" office:value-type="float" office:value="0.0429553264604811" calcext:value-type="float">
            <text:p>0.042955326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office:value-type="float" office:value="60" calcext:value-type="float">
            <text:p>60</text:p>
          </table:table-cell>
          <table:table-cell office:value-type="float" office:value="424" calcext:value-type="float">
            <text:p>424</text:p>
          </table:table-cell>
          <table:table-cell office:value-type="float" office:value="441" calcext:value-type="float">
            <text:p>441</text:p>
          </table:table-cell>
          <table:table-cell office:value-type="float" office:value="439" calcext:value-type="float">
            <text:p>439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table:formula="of:=1/(([.B17]*2.54)+0.42)" office:value-type="float" office:value="0.0407331975560081" calcext:value-type="float">
            <text:p>0.0407331976</text:p>
          </table:table-cell>
          <table:table-cell office:value-type="float" office:value="9.5" calcext:value-type="float">
            <text:p>9.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office:value-type="float" office:value="74" calcext:value-type="float">
            <text:p>74</text:p>
          </table:table-cell>
          <table:table-cell office:value-type="float" office:value="429" calcext:value-type="float">
            <text:p>429</text:p>
          </table:table-cell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office:value-type="float" office:value="47" calcext:value-type="float">
            <text:p>47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table:formula="of:=1/(([.B18]*2.54)+0.42)" office:value-type="float" office:value="0.0387296669248644" calcext:value-type="float">
            <text:p>0.038729666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office:value-type="float" office:value="54" calcext:value-type="float">
            <text:p>54</text:p>
          </table:table-cell>
          <table:table-cell office:value-type="float" office:value="428" calcext:value-type="float">
            <text:p>428</text:p>
          </table:table-cell>
          <table:table-cell office:value-type="float" office:value="442" calcext:value-type="float">
            <text:p>442</text:p>
          </table:table-cell>
          <table:table-cell office:value-type="float" office:value="439" calcext:value-type="float">
            <text:p>439</text:p>
          </table:table-cell>
          <table:table-cell office:value-type="float" office:value="44" calcext:value-type="float">
            <text:p>44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table:formula="of:=1/(([.B19]*2.54)+0.42)" office:value-type="float" office:value="0.0369139904023625" calcext:value-type="float">
            <text:p>0.0369139904</text:p>
          </table:table-cell>
          <table:table-cell office:value-type="float" office:value="10.5" calcext:value-type="float">
            <text:p>10.5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33" calcext:value-type="float">
            <text:p>133</text:p>
          </table:table-cell>
          <table:table-cell office:value-type="float" office:value="46" calcext:value-type="float">
            <text:p>46</text:p>
          </table:table-cell>
          <table:table-cell office:value-type="float" office:value="432" calcext:value-type="float">
            <text:p>432</text:p>
          </table:table-cell>
          <table:table-cell office:value-type="float" office:value="443" calcext:value-type="float">
            <text:p>443</text:p>
          </table:table-cell>
          <table:table-cell office:value-type="float" office:value="437" calcext:value-type="float">
            <text:p>437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formula="of:=1/(([.B20]*2.54)+0.42)" office:value-type="float" office:value="0.0352609308885755" calcext:value-type="float">
            <text:p>0.035260930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46" calcext:value-type="float">
            <text:p>46</text:p>
          </table:table-cell>
          <table:table-cell office:value-type="float" office:value="430" calcext:value-type="float">
            <text:p>430</text:p>
          </table:table-cell>
          <table:table-cell office:value-type="float" office:value="442" calcext:value-type="float">
            <text:p>442</text:p>
          </table:table-cell>
          <table:table-cell office:value-type="float" office:value="436" calcext:value-type="float">
            <text:p>436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table:formula="of:=1/(([.B21]*2.54)+0.42)" office:value-type="float" office:value="0.0337495781302734" calcext:value-type="float">
            <text:p>0.0337495781</text:p>
          </table:table-cell>
          <table:table-cell office:value-type="float" office:value="11.5" calcext:value-type="float">
            <text:p>11.5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433" calcext:value-type="float">
            <text:p>433</text:p>
          </table:table-cell>
          <table:table-cell office:value-type="float" office:value="440" calcext:value-type="float">
            <text:p>440</text:p>
          </table:table-cell>
          <table:table-cell office:value-type="float" office:value="437" calcext:value-type="float">
            <text:p>437</text:p>
          </table:table-cell>
          <table:table-cell office:value-type="float" office:value="36" calcext:value-type="float">
            <text:p>36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formula="of:=1/(([.B22]*2.54)+0.42)" office:value-type="float" office:value="0.0323624595469256" calcext:value-type="float">
            <text:p>0.032362459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  <table:table-cell office:value-type="float" office:value="433" calcext:value-type="float">
            <text:p>433</text:p>
          </table:table-cell>
          <table:table-cell office:value-type="float" office:value="443" calcext:value-type="float">
            <text:p>443</text:p>
          </table:table-cell>
          <table:table-cell office:value-type="float" office:value="437" calcext:value-type="float">
            <text:p>437</text:p>
          </table:table-cell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/>
        </table:table-row>
      </table:table>
      <table:table table:name="Test_setup_2" table:style-name="ta1">
        <table:shapes>
          <draw:frame draw:z-index="0" draw:style-name="gr1" draw:text-style-name="P1" svg:width="453.51pt" svg:height="255.09pt" svg:x="4.34pt" svg:y="293.84pt">
            <loext:p draw:notify-on-update-of-ranges="Test_setup_2.A3:Test_setup_2.A21 Test_setup_2.E2:Test_setup_2.E2 Test_setup_2.E3:Test_setup_2.E21 Test_setup_2.A3:Test_setup_2.A21 Test_setup_2.D3:Test_setup_2.D21 Test_setup_2.A3:Test_setup_2.A21 Test_setup_2.C3:Test_setup_2.C2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517.1pt" svg:y="283.66pt">
            <loext:p draw:notify-on-update-of-ranges="Test_setup_2.A3:Test_setup_2.A21 Test_setup_2.H2:Test_setup_2.H2 Test_setup_2.H3:Test_setup_2.H21 Test_setup_2.A3:Test_setup_2.A21 Test_setup_2.F3:Test_setup_2.F21 Test_setup_2.A3:Test_setup_2.A21 Test_setup_2.G3:Test_setup_2.G2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453.51pt" svg:height="255.09pt" svg:x="34.64pt" svg:y="567.5pt">
            <loext:p draw:notify-on-update-of-ranges="Test_setup_2.A3:Test_setup_2.A21 Test_setup_2.K2:Test_setup_2.K2 Test_setup_2.K3:Test_setup_2.K21 Test_setup_2.A3:Test_setup_2.A21 Test_setup_2.I3:Test_setup_2.I21 Test_setup_2.A3:Test_setup_2.A21 Test_setup_2.J3:Test_setup_2.J2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draw:text-style-name="P1" svg:width="453.51pt" svg:height="255.09pt" svg:x="534.81pt" svg:y="573.14pt">
            <loext:p draw:notify-on-update-of-ranges="Test_setup_2.A3:Test_setup_2.A21 Test_setup_2.N2:Test_setup_2.N2 Test_setup_2.N3:Test_setup_2.N21 Test_setup_2.A3:Test_setup_2.A21 Test_setup_2.L3:Test_setup_2.L21 Test_setup_2.A3:Test_setup_2.A21 Test_setup_2.M3:Test_setup_2.M2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4" draw:style-name="gr1" draw:text-style-name="P1" svg:width="453.51pt" svg:height="255.09pt" svg:x="46.89pt" svg:y="844.64pt">
            <loext:p draw:notify-on-update-of-ranges="Test_setup_2.A3:Test_setup_2.A21 Test_setup_2.Q2:Test_setup_2.Q2 Test_setup_2.Q3:Test_setup_2.Q21 Test_setup_2.A3:Test_setup_2.A21 Test_setup_2.O3:Test_setup_2.O21 Test_setup_2.A3:Test_setup_2.A21 Test_setup_2.P3:Test_setup_2.P2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5" draw:style-name="gr1" draw:text-style-name="P1" svg:width="751.8pt" svg:height="319.63pt" svg:x="1058.26pt" svg:y="263.54pt">
            <loext:p draw:notify-on-update-of-ranges="Test_setup_2.A3:Test_setup_2.A21 Test_setup_2.E2:Test_setup_2.E2 Test_setup_2.E3:Test_setup_2.E21 Test_setup_2.A3:Test_setup_2.A21 Test_setup_2.Q3:Test_setup_2.Q21 Test_setup_2.A3:Test_setup_2.A21 Test_setup_2.N3:Test_setup_2.N21 Test_setup_2.A3:Test_setup_2.A21 Test_setup_2.K3:Test_setup_2.K21 Test_setup_2.A3:Test_setup_2.A21 Test_setup_2.H3:Test_setup_2.H2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1/(cm+.42)</text:p>
          </table:table-cell>
          <table:table-cell office:value-type="string" calcext:value-type="string">
            <text:p>dist(in)</text:p>
          </table:table-cell>
          <table:table-cell office:value-type="string" calcext:value-type="string">
            <text:p>Min_0</text:p>
          </table:table-cell>
          <table:table-cell office:value-type="string" calcext:value-type="string">
            <text:p>Max_0</text:p>
          </table:table-cell>
          <table:table-cell office:value-type="string" calcext:value-type="string">
            <text:p>Avg_0</text:p>
          </table:table-cell>
          <table:table-cell office:value-type="string" calcext:value-type="string">
            <text:p>Min_1</text:p>
          </table:table-cell>
          <table:table-cell office:value-type="string" calcext:value-type="string">
            <text:p>Max_1</text:p>
          </table:table-cell>
          <table:table-cell office:value-type="string" calcext:value-type="string">
            <text:p>Avg_1</text:p>
          </table:table-cell>
          <table:table-cell office:value-type="string" calcext:value-type="string">
            <text:p>Min_2</text:p>
          </table:table-cell>
          <table:table-cell office:value-type="string" calcext:value-type="string">
            <text:p>Max_2</text:p>
          </table:table-cell>
          <table:table-cell office:value-type="string" calcext:value-type="string">
            <text:p>Avg_2</text:p>
          </table:table-cell>
          <table:table-cell office:value-type="string" calcext:value-type="string">
            <text:p>Min_3</text:p>
          </table:table-cell>
          <table:table-cell office:value-type="string" calcext:value-type="string">
            <text:p>Max_3</text:p>
          </table:table-cell>
          <table:table-cell office:value-type="string" calcext:value-type="string">
            <text:p>Avg_3</text:p>
          </table:table-cell>
          <table:table-cell office:value-type="string" calcext:value-type="string">
            <text:p>Min_4</text:p>
          </table:table-cell>
          <table:table-cell office:value-type="string" calcext:value-type="string">
            <text:p>Max_4</text:p>
          </table:table-cell>
          <table:table-cell office:value-type="string" calcext:value-type="string">
            <text:p>Avg_4</text:p>
          </table:table-cell>
          <table:table-cell table:number-columns-repeated="3"/>
        </table:table-row>
        <table:table-row table:style-name="ro1">
          <table:table-cell table:formula="of:=1/(([.B3]*2.54)+0.42)" office:value-type="float" office:value="0.124378109452736" calcext:value-type="float">
            <text:p>0.1243781095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501" calcext:value-type="float">
            <text:p>1501</text:p>
          </table:table-cell>
          <table:table-cell office:value-type="float" office:value="1494.1" calcext:value-type="float">
            <text:p>1494.1</text:p>
          </table:table-cell>
          <table:table-cell office:value-type="float" office:value="748" calcext:value-type="float">
            <text:p>748</text:p>
          </table:table-cell>
          <table:table-cell office:value-type="float" office:value="1546" calcext:value-type="float">
            <text:p>1546</text:p>
          </table:table-cell>
          <table:table-cell office:value-type="float" office:value="1531.57" calcext:value-type="float">
            <text:p>1531.57</text:p>
          </table:table-cell>
          <table:table-cell office:value-type="float" office:value="772" calcext:value-type="float">
            <text:p>772</text:p>
          </table:table-cell>
          <table:table-cell office:value-type="float" office:value="1552" calcext:value-type="float">
            <text:p>1552</text:p>
          </table:table-cell>
          <table:table-cell office:value-type="float" office:value="1523" calcext:value-type="float">
            <text:p>1523</text:p>
          </table:table-cell>
          <table:table-cell office:value-type="float" office:value="1273" calcext:value-type="float">
            <text:p>1273</text:p>
          </table:table-cell>
          <table:table-cell office:value-type="float" office:value="2553" calcext:value-type="float">
            <text:p>2553</text:p>
          </table:table-cell>
          <table:table-cell office:value-type="float" office:value="2544.73" calcext:value-type="float">
            <text:p>2544.73</text:p>
          </table:table-cell>
          <table:table-cell office:value-type="float" office:value="743" calcext:value-type="float">
            <text:p>743</text:p>
          </table:table-cell>
          <table:table-cell office:value-type="float" office:value="1496" calcext:value-type="float">
            <text:p>1496</text:p>
          </table:table-cell>
          <table:table-cell office:value-type="float" office:value="1485.42" calcext:value-type="float">
            <text:p>1485.42</text:p>
          </table:table-cell>
          <table:table-cell table:number-columns-repeated="3"/>
        </table:table-row>
        <table:table-row table:style-name="ro1">
          <table:table-cell table:formula="of:=1/(([.B4]*2.54)+0.42)" office:value-type="float" office:value="0.107411385606874" calcext:value-type="float">
            <text:p>0.1074113856</text:p>
          </table:table-cell>
          <table:table-cell office:value-type="float" office:value="3.5" calcext:value-type="float">
            <text:p>3.5</text:p>
          </table:table-cell>
          <table:table-cell office:value-type="float" office:value="614" calcext:value-type="float">
            <text:p>614</text:p>
          </table:table-cell>
          <table:table-cell office:value-type="float" office:value="1229" calcext:value-type="float">
            <text:p>1229</text:p>
          </table:table-cell>
          <table:table-cell office:value-type="float" office:value="1222.22" calcext:value-type="float">
            <text:p>1222.22</text:p>
          </table:table-cell>
          <table:table-cell office:value-type="float" office:value="632" calcext:value-type="float">
            <text:p>632</text:p>
          </table:table-cell>
          <table:table-cell office:value-type="float" office:value="1290" calcext:value-type="float">
            <text:p>1290</text:p>
          </table:table-cell>
          <table:table-cell office:value-type="float" office:value="1275.47" calcext:value-type="float">
            <text:p>1275.47</text:p>
          </table:table-cell>
          <table:table-cell office:value-type="float" office:value="647" calcext:value-type="float">
            <text:p>647</text:p>
          </table:table-cell>
          <table:table-cell office:value-type="float" office:value="1298" calcext:value-type="float">
            <text:p>1298</text:p>
          </table:table-cell>
          <table:table-cell office:value-type="float" office:value="1269.43" calcext:value-type="float">
            <text:p>1269.43</text:p>
          </table:table-cell>
          <table:table-cell office:value-type="float" office:value="1172" calcext:value-type="float">
            <text:p>1172</text:p>
          </table:table-cell>
          <table:table-cell office:value-type="float" office:value="2352" calcext:value-type="float">
            <text:p>2352</text:p>
          </table:table-cell>
          <table:table-cell office:value-type="float" office:value="2341.77" calcext:value-type="float">
            <text:p>2341.77</text:p>
          </table:table-cell>
          <table:table-cell office:value-type="float" office:value="641" calcext:value-type="float">
            <text:p>641</text:p>
          </table:table-cell>
          <table:table-cell office:value-type="float" office:value="1311" calcext:value-type="float">
            <text:p>1311</text:p>
          </table:table-cell>
          <table:table-cell office:value-type="float" office:value="1267.93" calcext:value-type="float">
            <text:p>1267.93</text:p>
          </table:table-cell>
          <table:table-cell table:number-columns-repeated="3"/>
        </table:table-row>
        <table:table-row table:style-name="ro1">
          <table:table-cell table:formula="of:=1/(([.B5]*2.54)+0.42)" office:value-type="float" office:value="0.0945179584120983" calcext:value-type="float">
            <text:p>0.0945179584</text:p>
          </table:table-cell>
          <table:table-cell office:value-type="float" office:value="4" calcext:value-type="float">
            <text:p>4</text:p>
          </table:table-cell>
          <table:table-cell office:value-type="float" office:value="528" calcext:value-type="float">
            <text:p>528</text:p>
          </table:table-cell>
          <table:table-cell office:value-type="float" office:value="1073" calcext:value-type="float">
            <text:p>1073</text:p>
          </table:table-cell>
          <table:table-cell office:value-type="float" office:value="1056.07" calcext:value-type="float">
            <text:p>1056.07</text:p>
          </table:table-cell>
          <table:table-cell office:value-type="float" office:value="556" calcext:value-type="float">
            <text:p>556</text:p>
          </table:table-cell>
          <table:table-cell office:value-type="float" office:value="1139" calcext:value-type="float">
            <text:p>1139</text:p>
          </table:table-cell>
          <table:table-cell office:value-type="float" office:value="1118.73" calcext:value-type="float">
            <text:p>1118.73</text:p>
          </table:table-cell>
          <table:table-cell office:value-type="float" office:value="562" calcext:value-type="float">
            <text:p>562</text:p>
          </table:table-cell>
          <table:table-cell office:value-type="float" office:value="1151" calcext:value-type="float">
            <text:p>1151</text:p>
          </table:table-cell>
          <table:table-cell office:value-type="float" office:value="1097.09" calcext:value-type="float">
            <text:p>1097.09</text:p>
          </table:table-cell>
          <table:table-cell office:value-type="float" office:value="1044" calcext:value-type="float">
            <text:p>1044</text:p>
          </table:table-cell>
          <table:table-cell office:value-type="float" office:value="2097" calcext:value-type="float">
            <text:p>2097</text:p>
          </table:table-cell>
          <table:table-cell office:value-type="float" office:value="2081.4" calcext:value-type="float">
            <text:p>2081.4</text:p>
          </table:table-cell>
          <table:table-cell office:value-type="float" office:value="547" calcext:value-type="float">
            <text:p>547</text:p>
          </table:table-cell>
          <table:table-cell office:value-type="float" office:value="1229" calcext:value-type="float">
            <text:p>1229</text:p>
          </table:table-cell>
          <table:table-cell office:value-type="float" office:value="1106.99" calcext:value-type="float">
            <text:p>1106.99</text:p>
          </table:table-cell>
          <table:table-cell table:number-columns-repeated="2"/>
          <table:table-cell table:formula="of:=1024*4" office:value-type="float" office:value="4096" calcext:value-type="float">
            <text:p>4096</text:p>
          </table:table-cell>
        </table:table-row>
        <table:table-row table:style-name="ro1">
          <table:table-cell table:formula="of:=1/(([.B6]*2.54)+0.42)" office:value-type="float" office:value="0.0843881856540084" calcext:value-type="float">
            <text:p>0.0843881857</text:p>
          </table:table-cell>
          <table:table-cell office:value-type="float" office:value="4.5" calcext:value-type="float">
            <text:p>4.5</text:p>
          </table:table-cell>
          <table:table-cell office:value-type="float" office:value="460" calcext:value-type="float">
            <text:p>460</text:p>
          </table:table-cell>
          <table:table-cell office:value-type="float" office:value="919" calcext:value-type="float">
            <text:p>919</text:p>
          </table:table-cell>
          <table:table-cell office:value-type="float" office:value="906.5" calcext:value-type="float">
            <text:p>906.5</text:p>
          </table:table-cell>
          <table:table-cell office:value-type="float" office:value="478" calcext:value-type="float">
            <text:p>478</text:p>
          </table:table-cell>
          <table:table-cell office:value-type="float" office:value="1029" calcext:value-type="float">
            <text:p>1029</text:p>
          </table:table-cell>
          <table:table-cell office:value-type="float" office:value="964.53" calcext:value-type="float">
            <text:p>964.53</text:p>
          </table:table-cell>
          <table:table-cell office:value-type="float" office:value="491" calcext:value-type="float">
            <text:p>491</text:p>
          </table:table-cell>
          <table:table-cell office:value-type="float" office:value="1051" calcext:value-type="float">
            <text:p>1051</text:p>
          </table:table-cell>
          <table:table-cell office:value-type="float" office:value="943.93" calcext:value-type="float">
            <text:p>943.93</text:p>
          </table:table-cell>
          <table:table-cell office:value-type="float" office:value="931" calcext:value-type="float">
            <text:p>931</text:p>
          </table:table-cell>
          <table:table-cell office:value-type="float" office:value="1872" calcext:value-type="float">
            <text:p>1872</text:p>
          </table:table-cell>
          <table:table-cell office:value-type="float" office:value="1859.48" calcext:value-type="float">
            <text:p>1859.48</text:p>
          </table:table-cell>
          <table:table-cell office:value-type="float" office:value="486" calcext:value-type="float">
            <text:p>486</text:p>
          </table:table-cell>
          <table:table-cell office:value-type="float" office:value="1276" calcext:value-type="float">
            <text:p>1276</text:p>
          </table:table-cell>
          <table:table-cell office:value-type="float" office:value="1001.77" calcext:value-type="float">
            <text:p>1001.77</text:p>
          </table:table-cell>
          <table:table-cell table:number-columns-repeated="2"/>
          <table:table-cell table:formula="of:=[.T5]/2" office:value-type="float" office:value="2048" calcext:value-type="float">
            <text:p>2048</text:p>
          </table:table-cell>
        </table:table-row>
        <table:table-row table:style-name="ro1">
          <table:table-cell table:formula="of:=1/(([.B7]*2.54)+0.42)" office:value-type="float" office:value="0.076219512195122" calcext:value-type="float">
            <text:p>0.0762195122</text:p>
          </table:table-cell>
          <table:table-cell office:value-type="float" office:value="5" calcext:value-type="float">
            <text:p>5</text:p>
          </table:table-cell>
          <table:table-cell office:value-type="float" office:value="416" calcext:value-type="float">
            <text:p>416</text:p>
          </table:table-cell>
          <table:table-cell office:value-type="float" office:value="837" calcext:value-type="float">
            <text:p>837</text:p>
          </table:table-cell>
          <table:table-cell office:value-type="float" office:value="818.14" calcext:value-type="float">
            <text:p>818.14</text:p>
          </table:table-cell>
          <table:table-cell office:value-type="float" office:value="438" calcext:value-type="float">
            <text:p>438</text:p>
          </table:table-cell>
          <table:table-cell office:value-type="float" office:value="982" calcext:value-type="float">
            <text:p>982</text:p>
          </table:table-cell>
          <table:table-cell office:value-type="float" office:value="870.81" calcext:value-type="float">
            <text:p>870.81</text:p>
          </table:table-cell>
          <table:table-cell office:value-type="float" office:value="166" calcext:value-type="float">
            <text:p>166</text:p>
          </table:table-cell>
          <table:table-cell office:value-type="float" office:value="1039" calcext:value-type="float">
            <text:p>1039</text:p>
          </table:table-cell>
          <table:table-cell office:value-type="float" office:value="852.97" calcext:value-type="float">
            <text:p>852.97</text:p>
          </table:table-cell>
          <table:table-cell office:value-type="float" office:value="844" calcext:value-type="float">
            <text:p>844</text:p>
          </table:table-cell>
          <table:table-cell office:value-type="float" office:value="1693" calcext:value-type="float">
            <text:p>1693</text:p>
          </table:table-cell>
          <table:table-cell office:value-type="float" office:value="1680.27" calcext:value-type="float">
            <text:p>1680.27</text:p>
          </table:table-cell>
          <table:table-cell office:value-type="float" office:value="438" calcext:value-type="float">
            <text:p>438</text:p>
          </table:table-cell>
          <table:table-cell office:value-type="float" office:value="1456" calcext:value-type="float">
            <text:p>1456</text:p>
          </table:table-cell>
          <table:table-cell office:value-type="float" office:value="938.68" calcext:value-type="float">
            <text:p>938.68</text:p>
          </table:table-cell>
          <table:table-cell table:number-columns-repeated="3"/>
        </table:table-row>
        <table:table-row table:style-name="ro1">
          <table:table-cell table:formula="of:=1/(([.B8]*2.54)+0.42)" office:value-type="float" office:value="0.0694927032661571" calcext:value-type="float">
            <text:p>0.0694927033</text:p>
          </table:table-cell>
          <table:table-cell office:value-type="float" office:value="5.5" calcext:value-type="float">
            <text:p>5.5</text:p>
          </table:table-cell>
          <table:table-cell office:value-type="float" office:value="346" calcext:value-type="float">
            <text:p>346</text:p>
          </table:table-cell>
          <table:table-cell office:value-type="float" office:value="753" calcext:value-type="float">
            <text:p>753</text:p>
          </table:table-cell>
          <table:table-cell office:value-type="float" office:value="722.05" calcext:value-type="float">
            <text:p>722.05</text:p>
          </table:table-cell>
          <table:table-cell office:value-type="float" office:value="400" calcext:value-type="float">
            <text:p>400</text:p>
          </table:table-cell>
          <table:table-cell office:value-type="float" office:value="983" calcext:value-type="float">
            <text:p>983</text:p>
          </table:table-cell>
          <table:table-cell office:value-type="float" office:value="795.51" calcext:value-type="float">
            <text:p>795.51</text:p>
          </table:table-cell>
          <table:table-cell office:value-type="float" office:value="121" calcext:value-type="float">
            <text:p>121</text:p>
          </table:table-cell>
          <table:table-cell office:value-type="float" office:value="1060" calcext:value-type="float">
            <text:p>1060</text:p>
          </table:table-cell>
          <table:table-cell office:value-type="float" office:value="683.08" calcext:value-type="float">
            <text:p>683.08</text:p>
          </table:table-cell>
          <table:table-cell office:value-type="float" office:value="764" calcext:value-type="float">
            <text:p>764</text:p>
          </table:table-cell>
          <table:table-cell office:value-type="float" office:value="1543" calcext:value-type="float">
            <text:p>1543</text:p>
          </table:table-cell>
          <table:table-cell office:value-type="float" office:value="1525.8" calcext:value-type="float">
            <text:p>1525.8</text:p>
          </table:table-cell>
          <table:table-cell office:value-type="float" office:value="406" calcext:value-type="float">
            <text:p>406</text:p>
          </table:table-cell>
          <table:table-cell office:value-type="float" office:value="1587" calcext:value-type="float">
            <text:p>1587</text:p>
          </table:table-cell>
          <table:table-cell office:value-type="float" office:value="872.52" calcext:value-type="float">
            <text:p>872.52</text:p>
          </table:table-cell>
          <table:table-cell table:number-columns-repeated="3"/>
        </table:table-row>
        <table:table-row table:style-name="ro1">
          <table:table-cell table:formula="of:=1/(([.B9]*2.54)+0.42)" office:value-type="float" office:value="0.0638569604086845" calcext:value-type="float">
            <text:p>0.0638569604</text:p>
          </table:table-cell>
          <table:table-cell office:value-type="float" office:value="6" calcext:value-type="float">
            <text:p>6</text:p>
          </table:table-cell>
          <table:table-cell office:value-type="float" office:value="338" calcext:value-type="float">
            <text:p>338</text:p>
          </table:table-cell>
          <table:table-cell office:value-type="float" office:value="677" calcext:value-type="float">
            <text:p>677</text:p>
          </table:table-cell>
          <table:table-cell office:value-type="float" office:value="645.74" calcext:value-type="float">
            <text:p>645.74</text:p>
          </table:table-cell>
          <table:table-cell office:value-type="float" office:value="350" calcext:value-type="float">
            <text:p>350</text:p>
          </table:table-cell>
          <table:table-cell office:value-type="float" office:value="951" calcext:value-type="float">
            <text:p>951</text:p>
          </table:table-cell>
          <table:table-cell office:value-type="float" office:value="729.76" calcext:value-type="float">
            <text:p>729.76</text:p>
          </table:table-cell>
          <table:table-cell office:value-type="float" office:value="17" calcext:value-type="float">
            <text:p>17</text:p>
          </table:table-cell>
          <table:table-cell office:value-type="float" office:value="1080" calcext:value-type="float">
            <text:p>1080</text:p>
          </table:table-cell>
          <table:table-cell office:value-type="float" office:value="683.75" calcext:value-type="float">
            <text:p>683.75</text:p>
          </table:table-cell>
          <table:table-cell office:value-type="float" office:value="703" calcext:value-type="float">
            <text:p>703</text:p>
          </table:table-cell>
          <table:table-cell office:value-type="float" office:value="1428" calcext:value-type="float">
            <text:p>1428</text:p>
          </table:table-cell>
          <table:table-cell office:value-type="float" office:value="1405.81" calcext:value-type="float">
            <text:p>1405.81</text:p>
          </table:table-cell>
          <table:table-cell office:value-type="float" office:value="360" calcext:value-type="float">
            <text:p>360</text:p>
          </table:table-cell>
          <table:table-cell office:value-type="float" office:value="1523" calcext:value-type="float">
            <text:p>1523</text:p>
          </table:table-cell>
          <table:table-cell office:value-type="float" office:value="812.37" calcext:value-type="float">
            <text:p>812.37</text:p>
          </table:table-cell>
          <table:table-cell table:number-columns-repeated="3"/>
        </table:table-row>
        <table:table-row table:style-name="ro1">
          <table:table-cell table:formula="of:=1/(([.B10]*2.54)+0.42)" office:value-type="float" office:value="0.0590667454223272" calcext:value-type="float">
            <text:p>0.0590667454</text:p>
          </table:table-cell>
          <table:table-cell office:value-type="float" office:value="6.5" calcext:value-type="float">
            <text:p>6.5</text:p>
          </table:table-cell>
          <table:table-cell office:value-type="float" office:value="315" calcext:value-type="float">
            <text:p>315</text:p>
          </table:table-cell>
          <table:table-cell office:value-type="float" office:value="634" calcext:value-type="float">
            <text:p>634</text:p>
          </table:table-cell>
          <table:table-cell office:value-type="float" office:value="600.27" calcext:value-type="float">
            <text:p>600.27</text:p>
          </table:table-cell>
          <table:table-cell office:value-type="float" office:value="334" calcext:value-type="float">
            <text:p>334</text:p>
          </table:table-cell>
          <table:table-cell office:value-type="float" office:value="911" calcext:value-type="float">
            <text:p>911</text:p>
          </table:table-cell>
          <table:table-cell office:value-type="float" office:value="659.09" calcext:value-type="float">
            <text:p>659.09</text:p>
          </table:table-cell>
          <table:table-cell office:value-type="float" office:value="18" calcext:value-type="float">
            <text:p>18</text:p>
          </table:table-cell>
          <table:table-cell office:value-type="float" office:value="999" calcext:value-type="float">
            <text:p>999</text:p>
          </table:table-cell>
          <table:table-cell office:value-type="float" office:value="654.49" calcext:value-type="float">
            <text:p>654.49</text:p>
          </table:table-cell>
          <table:table-cell office:value-type="float" office:value="647" calcext:value-type="float">
            <text:p>647</text:p>
          </table:table-cell>
          <table:table-cell office:value-type="float" office:value="1331" calcext:value-type="float">
            <text:p>1331</text:p>
          </table:table-cell>
          <table:table-cell office:value-type="float" office:value="1301.33" calcext:value-type="float">
            <text:p>1301.33</text:p>
          </table:table-cell>
          <table:table-cell office:value-type="float" office:value="610" calcext:value-type="float">
            <text:p>610</text:p>
          </table:table-cell>
          <table:table-cell office:value-type="float" office:value="1482" calcext:value-type="float">
            <text:p>1482</text:p>
          </table:table-cell>
          <table:table-cell office:value-type="float" office:value="758.21" calcext:value-type="float">
            <text:p>758.21</text:p>
          </table:table-cell>
          <table:table-cell table:number-columns-repeated="3"/>
        </table:table-row>
        <table:table-row table:style-name="ro1">
          <table:table-cell table:formula="of:=1/(([.B11]*2.54)+0.42)" office:value-type="float" office:value="0.0549450549450549" calcext:value-type="float">
            <text:p>0.0549450549</text:p>
          </table:table-cell>
          <table:table-cell office:value-type="float" office:value="7" calcext:value-type="float">
            <text:p>7</text:p>
          </table:table-cell>
          <table:table-cell office:value-type="float" office:value="282" calcext:value-type="float">
            <text:p>282</text:p>
          </table:table-cell>
          <table:table-cell office:value-type="float" office:value="576" calcext:value-type="float">
            <text:p>576</text:p>
          </table:table-cell>
          <table:table-cell office:value-type="float" office:value="537.49" calcext:value-type="float">
            <text:p>537.49</text:p>
          </table:table-cell>
          <table:table-cell office:value-type="float" office:value="304" calcext:value-type="float">
            <text:p>304</text:p>
          </table:table-cell>
          <table:table-cell office:value-type="float" office:value="848" calcext:value-type="float">
            <text:p>848</text:p>
          </table:table-cell>
          <table:table-cell office:value-type="float" office:value="640.9" calcext:value-type="float">
            <text:p>640.9</text:p>
          </table:table-cell>
          <table:table-cell office:value-type="float" office:value="10" calcext:value-type="float">
            <text:p>10</text:p>
          </table:table-cell>
          <table:table-cell office:value-type="float" office:value="916" calcext:value-type="float">
            <text:p>916</text:p>
          </table:table-cell>
          <table:table-cell office:value-type="float" office:value="593.11" calcext:value-type="float">
            <text:p>593.11</text:p>
          </table:table-cell>
          <table:table-cell office:value-type="float" office:value="604" calcext:value-type="float">
            <text:p>604</text:p>
          </table:table-cell>
          <table:table-cell office:value-type="float" office:value="1276" calcext:value-type="float">
            <text:p>1276</text:p>
          </table:table-cell>
          <table:table-cell office:value-type="float" office:value="1213.4" calcext:value-type="float">
            <text:p>1213.4</text:p>
          </table:table-cell>
          <table:table-cell office:value-type="float" office:value="303" calcext:value-type="float">
            <text:p>303</text:p>
          </table:table-cell>
          <table:table-cell office:value-type="float" office:value="1425" calcext:value-type="float">
            <text:p>1425</text:p>
          </table:table-cell>
          <table:table-cell office:value-type="float" office:value="700.56" calcext:value-type="float">
            <text:p>700.56</text:p>
          </table:table-cell>
          <table:table-cell table:number-columns-repeated="3"/>
        </table:table-row>
        <table:table-row table:style-name="ro1">
          <table:table-cell table:formula="of:=1/(([.B12]*2.54)+0.42)" office:value-type="float" office:value="0.0513610683102209" calcext:value-type="float">
            <text:p>0.0513610683</text:p>
          </table:table-cell>
          <table:table-cell office:value-type="float" office:value="7.5" calcext:value-type="float">
            <text:p>7.5</text:p>
          </table:table-cell>
          <table:table-cell office:value-type="float" office:value="176" calcext:value-type="float">
            <text:p>176</text:p>
          </table:table-cell>
          <table:table-cell office:value-type="float" office:value="542" calcext:value-type="float">
            <text:p>542</text:p>
          </table:table-cell>
          <table:table-cell office:value-type="float" office:value="499.39" calcext:value-type="float">
            <text:p>499.39</text:p>
          </table:table-cell>
          <table:table-cell office:value-type="float" office:value="294" calcext:value-type="float">
            <text:p>294</text:p>
          </table:table-cell>
          <table:table-cell office:value-type="float" office:value="804" calcext:value-type="float">
            <text:p>804</text:p>
          </table:table-cell>
          <table:table-cell office:value-type="float" office:value="593.13" calcext:value-type="float">
            <text:p>593.13</text:p>
          </table:table-cell>
          <table:table-cell office:value-type="float" office:value="336" calcext:value-type="float">
            <text:p>336</text:p>
          </table:table-cell>
          <table:table-cell office:value-type="float" office:value="821" calcext:value-type="float">
            <text:p>821</text:p>
          </table:table-cell>
          <table:table-cell office:value-type="float" office:value="596.2" calcext:value-type="float">
            <text:p>596.2</text:p>
          </table:table-cell>
          <table:table-cell office:value-type="float" office:value="572" calcext:value-type="float">
            <text:p>572</text:p>
          </table:table-cell>
          <table:table-cell office:value-type="float" office:value="1151" calcext:value-type="float">
            <text:p>1151</text:p>
          </table:table-cell>
          <table:table-cell office:value-type="float" office:value="1138.22" calcext:value-type="float">
            <text:p>1138.22</text:p>
          </table:table-cell>
          <table:table-cell office:value-type="float" office:value="271" calcext:value-type="float">
            <text:p>271</text:p>
          </table:table-cell>
          <table:table-cell office:value-type="float" office:value="1354" calcext:value-type="float">
            <text:p>1354</text:p>
          </table:table-cell>
          <table:table-cell office:value-type="float" office:value="673.39" calcext:value-type="float">
            <text:p>673.39</text:p>
          </table:table-cell>
          <table:table-cell table:number-columns-repeated="3"/>
        </table:table-row>
        <table:table-row table:style-name="ro1">
          <table:table-cell table:formula="of:=1/(([.B13]*2.54)+0.42)" office:value-type="float" office:value="0.0482160077145612" calcext:value-type="float">
            <text:p>0.0482160077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office:value-type="float" office:value="498" calcext:value-type="float">
            <text:p>498</text:p>
          </table:table-cell>
          <table:table-cell office:value-type="float" office:value="454.62" calcext:value-type="float">
            <text:p>454.62</text:p>
          </table:table-cell>
          <table:table-cell office:value-type="float" office:value="245" calcext:value-type="float">
            <text:p>245</text:p>
          </table:table-cell>
          <table:table-cell office:value-type="float" office:value="750" calcext:value-type="float">
            <text:p>750</text:p>
          </table:table-cell>
          <table:table-cell office:value-type="float" office:value="526.99" calcext:value-type="float">
            <text:p>526.99</text:p>
          </table:table-cell>
          <table:table-cell office:value-type="float" office:value="262" calcext:value-type="float">
            <text:p>262</text:p>
          </table:table-cell>
          <table:table-cell office:value-type="float" office:value="976" calcext:value-type="float">
            <text:p>976</text:p>
          </table:table-cell>
          <table:table-cell office:value-type="float" office:value="590.02" calcext:value-type="float">
            <text:p>590.02</text:p>
          </table:table-cell>
          <table:table-cell office:value-type="float" office:value="539" calcext:value-type="float">
            <text:p>539</text:p>
          </table:table-cell>
          <table:table-cell office:value-type="float" office:value="1085" calcext:value-type="float">
            <text:p>1085</text:p>
          </table:table-cell>
          <table:table-cell office:value-type="float" office:value="1075.03" calcext:value-type="float">
            <text:p>1075.03</text:p>
          </table:table-cell>
          <table:table-cell office:value-type="float" office:value="271" calcext:value-type="float">
            <text:p>271</text:p>
          </table:table-cell>
          <table:table-cell office:value-type="float" office:value="1291" calcext:value-type="float">
            <text:p>1291</text:p>
          </table:table-cell>
          <table:table-cell office:value-type="float" office:value="621.83" calcext:value-type="float">
            <text:p>621.83</text:p>
          </table:table-cell>
          <table:table-cell table:number-columns-repeated="3"/>
        </table:table-row>
        <table:table-row table:style-name="ro1">
          <table:table-cell table:formula="of:=1/(([.B14]*2.54)+0.42)" office:value-type="float" office:value="0.0454338936846888" calcext:value-type="float">
            <text:p>0.0454338937</text:p>
          </table:table-cell>
          <table:table-cell office:value-type="float" office:value="8.5" calcext:value-type="float">
            <text:p>8.5</text:p>
          </table:table-cell>
          <table:table-cell office:value-type="float" office:value="233" calcext:value-type="float">
            <text:p>233</text:p>
          </table:table-cell>
          <table:table-cell office:value-type="float" office:value="464" calcext:value-type="float">
            <text:p>464</text:p>
          </table:table-cell>
          <table:table-cell office:value-type="float" office:value="422.06" calcext:value-type="float">
            <text:p>422.06</text:p>
          </table:table-cell>
          <table:table-cell office:value-type="float" office:value="200" calcext:value-type="float">
            <text:p>200</text:p>
          </table:table-cell>
          <table:table-cell office:value-type="float" office:value="742" calcext:value-type="float">
            <text:p>742</text:p>
          </table:table-cell>
          <table:table-cell office:value-type="float" office:value="494.04" calcext:value-type="float">
            <text:p>494.04</text:p>
          </table:table-cell>
          <table:table-cell office:value-type="float" office:value="2" calcext:value-type="float">
            <text:p>2</text:p>
          </table:table-cell>
          <table:table-cell office:value-type="float" office:value="619" calcext:value-type="float">
            <text:p>619</text:p>
          </table:table-cell>
          <table:table-cell office:value-type="float" office:value="117.1" calcext:value-type="float">
            <text:p>117.1</text:p>
          </table:table-cell>
          <table:table-cell office:value-type="float" office:value="518" calcext:value-type="float">
            <text:p>518</text:p>
          </table:table-cell>
          <table:table-cell office:value-type="float" office:value="1186" calcext:value-type="float">
            <text:p>1186</text:p>
          </table:table-cell>
          <table:table-cell office:value-type="float" office:value="1113.77" calcext:value-type="float">
            <text:p>1113.77</text:p>
          </table:table-cell>
          <table:table-cell office:value-type="float" office:value="421" calcext:value-type="float">
            <text:p>421</text:p>
          </table:table-cell>
          <table:table-cell office:value-type="float" office:value="1373" calcext:value-type="float">
            <text:p>1373</text:p>
          </table:table-cell>
          <table:table-cell office:value-type="float" office:value="594.64" calcext:value-type="float">
            <text:p>594.64</text:p>
          </table:table-cell>
          <table:table-cell table:number-columns-repeated="3"/>
        </table:table-row>
        <table:table-row table:style-name="ro1">
          <table:table-cell table:formula="of:=1/(([.B15]*2.54)+0.42)" office:value-type="float" office:value="0.0429553264604811" calcext:value-type="float">
            <text:p>0.0429553265</text:p>
          </table:table-cell>
          <table:table-cell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  <table:table-cell office:value-type="float" office:value="440" calcext:value-type="float">
            <text:p>440</text:p>
          </table:table-cell>
          <table:table-cell office:value-type="float" office:value="391.6" calcext:value-type="float">
            <text:p>391.6</text:p>
          </table:table-cell>
          <table:table-cell office:value-type="float" office:value="195" calcext:value-type="float">
            <text:p>195</text:p>
          </table:table-cell>
          <table:table-cell office:value-type="float" office:value="690" calcext:value-type="float">
            <text:p>690</text:p>
          </table:table-cell>
          <table:table-cell office:value-type="float" office:value="475.2" calcext:value-type="float">
            <text:p>475.2</text:p>
          </table:table-cell>
          <table:table-cell office:value-type="float" office:value="2" calcext:value-type="float">
            <text:p>2</text:p>
          </table:table-cell>
          <table:table-cell office:value-type="float" office:value="856" calcext:value-type="float">
            <text:p>856</text:p>
          </table:table-cell>
          <table:table-cell office:value-type="float" office:value="456.02" calcext:value-type="float">
            <text:p>456.02</text:p>
          </table:table-cell>
          <table:table-cell office:value-type="float" office:value="569" calcext:value-type="float">
            <text:p>569</text:p>
          </table:table-cell>
          <table:table-cell office:value-type="float" office:value="1164" calcext:value-type="float">
            <text:p>1164</text:p>
          </table:table-cell>
          <table:table-cell office:value-type="float" office:value="1007.66" calcext:value-type="float">
            <text:p>1007.66</text:p>
          </table:table-cell>
          <table:table-cell office:value-type="float" office:value="216" calcext:value-type="float">
            <text:p>216</text:p>
          </table:table-cell>
          <table:table-cell office:value-type="float" office:value="1304" calcext:value-type="float">
            <text:p>1304</text:p>
          </table:table-cell>
          <table:table-cell office:value-type="float" office:value="588.22" calcext:value-type="float">
            <text:p>588.22</text:p>
          </table:table-cell>
          <table:table-cell table:number-columns-repeated="3"/>
        </table:table-row>
        <table:table-row table:style-name="ro1">
          <table:table-cell table:formula="of:=1/(([.B16]*2.54)+0.42)" office:value-type="float" office:value="0.0407331975560081" calcext:value-type="float">
            <text:p>0.0407331976</text:p>
          </table:table-cell>
          <table:table-cell office:value-type="float" office:value="9.5" calcext:value-type="float">
            <text:p>9.5</text:p>
          </table:table-cell>
          <table:table-cell office:value-type="float" office:value="201" calcext:value-type="float">
            <text:p>201</text:p>
          </table:table-cell>
          <table:table-cell office:value-type="float" office:value="417" calcext:value-type="float">
            <text:p>417</text:p>
          </table:table-cell>
          <table:table-cell office:value-type="float" office:value="369.75" calcext:value-type="float">
            <text:p>369.75</text:p>
          </table:table-cell>
          <table:table-cell office:value-type="float" office:value="136" calcext:value-type="float">
            <text:p>136</text:p>
          </table:table-cell>
          <table:table-cell office:value-type="float" office:value="666" calcext:value-type="float">
            <text:p>666</text:p>
          </table:table-cell>
          <table:table-cell office:value-type="float" office:value="438.13" calcext:value-type="float">
            <text:p>438.13</text:p>
          </table:table-cell>
          <table:table-cell office:value-type="float" office:value="5" calcext:value-type="float">
            <text:p>5</text:p>
          </table:table-cell>
          <table:table-cell office:value-type="float" office:value="1003" calcext:value-type="float">
            <text:p>1003</text:p>
          </table:table-cell>
          <table:table-cell office:value-type="float" office:value="386.57" calcext:value-type="float">
            <text:p>386.57</text:p>
          </table:table-cell>
          <table:table-cell office:value-type="float" office:value="456" calcext:value-type="float">
            <text:p>456</text:p>
          </table:table-cell>
          <table:table-cell office:value-type="float" office:value="1128" calcext:value-type="float">
            <text:p>1128</text:p>
          </table:table-cell>
          <table:table-cell office:value-type="float" office:value="962.8" calcext:value-type="float">
            <text:p>962.8</text:p>
          </table:table-cell>
          <table:table-cell office:value-type="float" office:value="209" calcext:value-type="float">
            <text:p>209</text:p>
          </table:table-cell>
          <table:table-cell office:value-type="float" office:value="1275" calcext:value-type="float">
            <text:p>1275</text:p>
          </table:table-cell>
          <table:table-cell office:value-type="float" office:value="536.53" calcext:value-type="float">
            <text:p>536.53</text:p>
          </table:table-cell>
          <table:table-cell table:number-columns-repeated="3"/>
        </table:table-row>
        <table:table-row table:style-name="ro1">
          <table:table-cell table:formula="of:=1/(([.B17]*2.54)+0.42)" office:value-type="float" office:value="0.0387296669248644" calcext:value-type="float">
            <text:p>0.0387296669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408" calcext:value-type="float">
            <text:p>408</text:p>
          </table:table-cell>
          <table:table-cell office:value-type="float" office:value="344.65" calcext:value-type="float">
            <text:p>344.65</text:p>
          </table:table-cell>
          <table:table-cell office:value-type="float" office:value="237" calcext:value-type="float">
            <text:p>237</text:p>
          </table:table-cell>
          <table:table-cell office:value-type="float" office:value="607" calcext:value-type="float">
            <text:p>607</text:p>
          </table:table-cell>
          <table:table-cell office:value-type="float" office:value="411.32" calcext:value-type="float">
            <text:p>411.32</text:p>
          </table:table-cell>
          <table:table-cell office:value-type="float" office:value="2" calcext:value-type="float">
            <text:p>2</text:p>
          </table:table-cell>
          <table:table-cell office:value-type="float" office:value="859" calcext:value-type="float">
            <text:p>859</text:p>
          </table:table-cell>
          <table:table-cell office:value-type="float" office:value="426.19" calcext:value-type="float">
            <text:p>426.19</text:p>
          </table:table-cell>
          <table:table-cell office:value-type="float" office:value="547" calcext:value-type="float">
            <text:p>547</text:p>
          </table:table-cell>
          <table:table-cell office:value-type="float" office:value="1098" calcext:value-type="float">
            <text:p>1098</text:p>
          </table:table-cell>
          <table:table-cell office:value-type="float" office:value="922.63" calcext:value-type="float">
            <text:p>922.63</text:p>
          </table:table-cell>
          <table:table-cell office:value-type="float" office:value="209" calcext:value-type="float">
            <text:p>209</text:p>
          </table:table-cell>
          <table:table-cell office:value-type="float" office:value="1119" calcext:value-type="float">
            <text:p>1119</text:p>
          </table:table-cell>
          <table:table-cell office:value-type="float" office:value="512.12" calcext:value-type="float">
            <text:p>512.12</text:p>
          </table:table-cell>
          <table:table-cell table:number-columns-repeated="3"/>
        </table:table-row>
        <table:table-row table:style-name="ro1">
          <table:table-cell table:formula="of:=1/(([.B18]*2.54)+0.42)" office:value-type="float" office:value="0.0369139904023625" calcext:value-type="float">
            <text:p>0.0369139904</text:p>
          </table:table-cell>
          <table:table-cell office:value-type="float" office:value="10.5" calcext:value-type="float">
            <text:p>10.5</text:p>
          </table:table-cell>
          <table:table-cell office:value-type="float" office:value="89" calcext:value-type="float">
            <text:p>89</text:p>
          </table:table-cell>
          <table:table-cell office:value-type="float" office:value="369" calcext:value-type="float">
            <text:p>369</text:p>
          </table:table-cell>
          <table:table-cell office:value-type="float" office:value="324.78" calcext:value-type="float">
            <text:p>324.78</text:p>
          </table:table-cell>
          <table:table-cell office:value-type="float" office:value="160" calcext:value-type="float">
            <text:p>160</text:p>
          </table:table-cell>
          <table:table-cell office:value-type="float" office:value="605" calcext:value-type="float">
            <text:p>605</text:p>
          </table:table-cell>
          <table:table-cell office:value-type="float" office:value="380.89" calcext:value-type="float">
            <text:p>380.89</text:p>
          </table:table-cell>
          <table:table-cell office:value-type="float" office:value="254" calcext:value-type="float">
            <text:p>254</text:p>
          </table:table-cell>
          <table:table-cell office:value-type="float" office:value="862" calcext:value-type="float">
            <text:p>862</text:p>
          </table:table-cell>
          <table:table-cell office:value-type="float" office:value="442.84" calcext:value-type="float">
            <text:p>442.84</text:p>
          </table:table-cell>
          <table:table-cell office:value-type="float" office:value="415" calcext:value-type="float">
            <text:p>415</text:p>
          </table:table-cell>
          <table:table-cell office:value-type="float" office:value="861" calcext:value-type="float">
            <text:p>861</text:p>
          </table:table-cell>
          <table:table-cell office:value-type="float" office:value="829.63" calcext:value-type="float">
            <text:p>829.63</text:p>
          </table:table-cell>
          <table:table-cell office:value-type="float" office:value="170" calcext:value-type="float">
            <text:p>170</text:p>
          </table:table-cell>
          <table:table-cell office:value-type="float" office:value="1053" calcext:value-type="float">
            <text:p>1053</text:p>
          </table:table-cell>
          <table:table-cell office:value-type="float" office:value="481.88" calcext:value-type="float">
            <text:p>481.88</text:p>
          </table:table-cell>
          <table:table-cell table:number-columns-repeated="3"/>
        </table:table-row>
        <table:table-row table:style-name="ro1">
          <table:table-cell table:formula="of:=1/(([.B19]*2.54)+0.42)" office:value-type="float" office:value="0.0352609308885755" calcext:value-type="float">
            <text:p>0.0352609309</text:p>
          </table:table-cell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office:value-type="float" office:value="365" calcext:value-type="float">
            <text:p>365</text:p>
          </table:table-cell>
          <table:table-cell office:value-type="float" office:value="302.98" calcext:value-type="float">
            <text:p>302.98</text:p>
          </table:table-cell>
          <table:table-cell office:value-type="float" office:value="131" calcext:value-type="float">
            <text:p>131</text:p>
          </table:table-cell>
          <table:table-cell office:value-type="float" office:value="586" calcext:value-type="float">
            <text:p>586</text:p>
          </table:table-cell>
          <table:table-cell office:value-type="float" office:value="360.51" calcext:value-type="float">
            <text:p>360.51</text:p>
          </table:table-cell>
          <table:table-cell office:value-type="float" office:value="4" calcext:value-type="float">
            <text:p>4</text:p>
          </table:table-cell>
          <table:table-cell office:value-type="float" office:value="857" calcext:value-type="float">
            <text:p>857</text:p>
          </table:table-cell>
          <table:table-cell office:value-type="float" office:value="346.36" calcext:value-type="float">
            <text:p>346.36</text:p>
          </table:table-cell>
          <table:table-cell office:value-type="float" office:value="399" calcext:value-type="float">
            <text:p>399</text:p>
          </table:table-cell>
          <table:table-cell office:value-type="float" office:value="1022" calcext:value-type="float">
            <text:p>1022</text:p>
          </table:table-cell>
          <table:table-cell office:value-type="float" office:value="836.28" calcext:value-type="float">
            <text:p>836.28</text:p>
          </table:table-cell>
          <table:table-cell office:value-type="float" office:value="178" calcext:value-type="float">
            <text:p>178</text:p>
          </table:table-cell>
          <table:table-cell office:value-type="float" office:value="1100" calcext:value-type="float">
            <text:p>1100</text:p>
          </table:table-cell>
          <table:table-cell office:value-type="float" office:value="483.55" calcext:value-type="float">
            <text:p>483.55</text:p>
          </table:table-cell>
          <table:table-cell table:number-columns-repeated="3"/>
        </table:table-row>
        <table:table-row table:style-name="ro1">
          <table:table-cell table:formula="of:=1/(([.B20]*2.54)+0.42)" office:value-type="float" office:value="0.0337495781302734" calcext:value-type="float">
            <text:p>0.0337495781</text:p>
          </table:table-cell>
          <table:table-cell office:value-type="float" office:value="11.5" calcext:value-type="float">
            <text:p>11.5</text:p>
          </table:table-cell>
          <table:table-cell office:value-type="float" office:value="117" calcext:value-type="float">
            <text:p>117</text:p>
          </table:table-cell>
          <table:table-cell office:value-type="float" office:value="347" calcext:value-type="float">
            <text:p>347</text:p>
          </table:table-cell>
          <table:table-cell office:value-type="float" office:value="280.16" calcext:value-type="float">
            <text:p>280.16</text:p>
          </table:table-cell>
          <table:table-cell office:value-type="float" office:value="90" calcext:value-type="float">
            <text:p>90</text:p>
          </table:table-cell>
          <table:table-cell office:value-type="float" office:value="557" calcext:value-type="float">
            <text:p>557</text:p>
          </table:table-cell>
          <table:table-cell office:value-type="float" office:value="341.89" calcext:value-type="float">
            <text:p>341.89</text:p>
          </table:table-cell>
          <table:table-cell office:value-type="float" office:value="4" calcext:value-type="float">
            <text:p>4</text:p>
          </table:table-cell>
          <table:table-cell office:value-type="float" office:value="867" calcext:value-type="float">
            <text:p>867</text:p>
          </table:table-cell>
          <table:table-cell office:value-type="float" office:value="354.3" calcext:value-type="float">
            <text:p>354.3</text:p>
          </table:table-cell>
          <table:table-cell office:value-type="float" office:value="406" calcext:value-type="float">
            <text:p>406</text:p>
          </table:table-cell>
          <table:table-cell office:value-type="float" office:value="992" calcext:value-type="float">
            <text:p>992</text:p>
          </table:table-cell>
          <table:table-cell office:value-type="float" office:value="792.88" calcext:value-type="float">
            <text:p>792.88</text:p>
          </table:table-cell>
          <table:table-cell office:value-type="float" office:value="77" calcext:value-type="float">
            <text:p>77</text:p>
          </table:table-cell>
          <table:table-cell office:value-type="float" office:value="1125" calcext:value-type="float">
            <text:p>1125</text:p>
          </table:table-cell>
          <table:table-cell office:value-type="float" office:value="480.64" calcext:value-type="float">
            <text:p>480.6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formula="of:=1/(([.B21]*2.54)+0.42)" office:value-type="float" office:value="0.0323624595469256" calcext:value-type="float">
            <text:p>0.0323624595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39" calcext:value-type="float">
            <text:p>339</text:p>
          </table:table-cell>
          <table:table-cell office:value-type="float" office:value="271.66" calcext:value-type="float">
            <text:p>271.66</text:p>
          </table:table-cell>
          <table:table-cell office:value-type="float" office:value="39" calcext:value-type="float">
            <text:p>39</text:p>
          </table:table-cell>
          <table:table-cell office:value-type="float" office:value="561" calcext:value-type="float">
            <text:p>561</text:p>
          </table:table-cell>
          <table:table-cell office:value-type="float" office:value="323.45" calcext:value-type="float">
            <text:p>323.45</text:p>
          </table:table-cell>
          <table:table-cell office:value-type="float" office:value="8" calcext:value-type="float">
            <text:p>8</text:p>
          </table:table-cell>
          <table:table-cell office:value-type="float" office:value="884" calcext:value-type="float">
            <text:p>884</text:p>
          </table:table-cell>
          <table:table-cell office:value-type="float" office:value="341.8" calcext:value-type="float">
            <text:p>341.8</text:p>
          </table:table-cell>
          <table:table-cell office:value-type="float" office:value="373" calcext:value-type="float">
            <text:p>373</text:p>
          </table:table-cell>
          <table:table-cell office:value-type="float" office:value="975" calcext:value-type="float">
            <text:p>975</text:p>
          </table:table-cell>
          <table:table-cell office:value-type="float" office:value="772.24" calcext:value-type="float">
            <text:p>772.24</text:p>
          </table:table-cell>
          <table:table-cell office:value-type="float" office:value="72" calcext:value-type="float">
            <text:p>72</text:p>
          </table:table-cell>
          <table:table-cell office:value-type="float" office:value="1050" calcext:value-type="float">
            <text:p>1050</text:p>
          </table:table-cell>
          <table:table-cell office:value-type="float" office:value="457.48" calcext:value-type="float">
            <text:p>457.48</text:p>
          </table:table-cell>
          <table:table-cell table:number-columns-repeated="3"/>
        </table:table-row>
      </table:table>
      <table:table table:name="Test_setup_3_no_motor" table:style-name="ta1">
        <table:shapes>
          <draw:frame draw:z-index="0" draw:style-name="gr1" draw:text-style-name="P1" svg:width="453.51pt" svg:height="255.09pt" svg:x="11.34pt" svg:y="322.81pt">
            <loext:p draw:notify-on-update-of-ranges="Test_setup_3_no_motor.A3:Test_setup_3_no_motor.A21 Test_setup_3_no_motor.E2:Test_setup_3_no_motor.E2 Test_setup_3_no_motor.E3:Test_setup_3_no_motor.E21 Test_setup_3_no_motor.A3:Test_setup_3_no_motor.A21 Test_setup_3_no_motor.C3:Test_setup_3_no_motor.C21 Test_setup_3_no_motor.A3:Test_setup_3_no_motor.A21 Test_setup_3_no_motor.D3:Test_setup_3_no_motor.D2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453.51pt" svg:height="255.09pt" svg:x="480.25pt" svg:y="324.68pt">
            <loext:p draw:notify-on-update-of-ranges="Test_setup_3_no_motor.A3:Test_setup_3_no_motor.A21 Test_setup_3_no_motor.J2:Test_setup_3_no_motor.J2 Test_setup_3_no_motor.J3:Test_setup_3_no_motor.J21 Test_setup_3_no_motor.A3:Test_setup_3_no_motor.A21 Test_setup_3_no_motor.H3:Test_setup_3_no_motor.H21 Test_setup_3_no_motor.A3:Test_setup_3_no_motor.A21 Test_setup_3_no_motor.I3:Test_setup_3_no_motor.I21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453.51pt" svg:height="255.09pt" svg:x="959.1pt" svg:y="327.88pt">
            <loext:p draw:notify-on-update-of-ranges="Test_setup_3_no_motor.A3:Test_setup_3_no_motor.A21 Test_setup_3_no_motor.O2:Test_setup_3_no_motor.O2 Test_setup_3_no_motor.O3:Test_setup_3_no_motor.O21 Test_setup_3_no_motor.A3:Test_setup_3_no_motor.A21 Test_setup_3_no_motor.M3:Test_setup_3_no_motor.M21 Test_setup_3_no_motor.A3:Test_setup_3_no_motor.A21 Test_setup_3_no_motor.N3:Test_setup_3_no_motor.N21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453.51pt" svg:height="255.09pt" svg:x="7.54pt" svg:y="591.99pt">
            <loext:p draw:notify-on-update-of-ranges="Test_setup_3_no_motor.A3:Test_setup_3_no_motor.A21 Test_setup_3_no_motor.T2:Test_setup_3_no_motor.T2 Test_setup_3_no_motor.T3:Test_setup_3_no_motor.T21 Test_setup_3_no_motor.A3:Test_setup_3_no_motor.A21 Test_setup_3_no_motor.R3:Test_setup_3_no_motor.R21 Test_setup_3_no_motor.A3:Test_setup_3_no_motor.A21 Test_setup_3_no_motor.S3:Test_setup_3_no_motor.S21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453.51pt" svg:height="255.09pt" svg:x="1773.21pt" svg:y="312.18pt">
            <loext:p draw:notify-on-update-of-ranges="Test_setup_3_no_motor.A3:Test_setup_3_no_motor.A21 Test_setup_3_no_motor.Y2:Test_setup_3_no_motor.Y2 Test_setup_3_no_motor.Y3:Test_setup_3_no_motor.Y21 Test_setup_3_no_motor.A3:Test_setup_3_no_motor.A21 Test_setup_3_no_motor.W3:Test_setup_3_no_motor.W21 Test_setup_3_no_motor.A3:Test_setup_3_no_motor.A21 Test_setup_3_no_motor.X3:Test_setup_3_no_motor.X21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453.51pt" svg:height="255.09pt" svg:x="974.15pt" svg:y="595.36pt">
            <loext:p draw:notify-on-update-of-ranges="Test_setup_3_no_motor.B3:Test_setup_3_no_motor.B21 Test_setup_3_no_motor.G2:Test_setup_3_no_motor.G2 Test_setup_3_no_motor.G3:Test_setup_3_no_motor.G21 Test_setup_3_no_motor.B3:Test_setup_3_no_motor.B21 Test_setup_3_no_motor.L2:Test_setup_3_no_motor.L2 Test_setup_3_no_motor.L3:Test_setup_3_no_motor.L21 Test_setup_3_no_motor.B3:Test_setup_3_no_motor.B21 Test_setup_3_no_motor.Q2:Test_setup_3_no_motor.Q2 Test_setup_3_no_motor.Q3:Test_setup_3_no_motor.Q21 Test_setup_3_no_motor.B3:Test_setup_3_no_motor.B21 Test_setup_3_no_motor.V2:Test_setup_3_no_motor.V2 Test_setup_3_no_motor.L3:Test_setup_3_no_motor.L21 Test_setup_3_no_motor.B3:Test_setup_3_no_motor.B21 Test_setup_3_no_motor.AA2:Test_setup_3_no_motor.AA2 Test_setup_3_no_motor.AA3:Test_setup_3_no_motor.AA21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1/(cm+.42)</text:p>
          </table:table-cell>
          <table:table-cell office:value-type="string" calcext:value-type="string">
            <text:p>dist(in)</text:p>
          </table:table-cell>
          <table:table-cell office:value-type="string" calcext:value-type="string">
            <text:p>Min_0</text:p>
          </table:table-cell>
          <table:table-cell office:value-type="string" calcext:value-type="string">
            <text:p>Max_0</text:p>
          </table:table-cell>
          <table:table-cell office:value-type="string" calcext:value-type="string">
            <text:p>Val_0</text:p>
          </table:table-cell>
          <table:table-cell office:value-type="string" calcext:value-type="string">
            <text:p>Std_0</text:p>
          </table:table-cell>
          <table:table-cell table:style-name="Default" office:value-type="string" calcext:value-type="string">
            <text:p>Std_0/val_0</text:p>
          </table:table-cell>
          <table:table-cell office:value-type="string" calcext:value-type="string">
            <text:p>Min_1</text:p>
          </table:table-cell>
          <table:table-cell office:value-type="string" calcext:value-type="string">
            <text:p>Max_1</text:p>
          </table:table-cell>
          <table:table-cell office:value-type="string" calcext:value-type="string">
            <text:p>Val_1</text:p>
          </table:table-cell>
          <table:table-cell office:value-type="string" calcext:value-type="string">
            <text:p>Std_1</text:p>
          </table:table-cell>
          <table:table-cell table:style-name="Default" office:value-type="string" calcext:value-type="string">
            <text:p>Std_1/val_1</text:p>
          </table:table-cell>
          <table:table-cell office:value-type="string" calcext:value-type="string">
            <text:p>Min_2</text:p>
          </table:table-cell>
          <table:table-cell office:value-type="string" calcext:value-type="string">
            <text:p>Max_2</text:p>
          </table:table-cell>
          <table:table-cell office:value-type="string" calcext:value-type="string">
            <text:p>Val_2</text:p>
          </table:table-cell>
          <table:table-cell office:value-type="string" calcext:value-type="string">
            <text:p>Std_2</text:p>
          </table:table-cell>
          <table:table-cell table:style-name="Default" office:value-type="string" calcext:value-type="string">
            <text:p>Std_2/val_2</text:p>
          </table:table-cell>
          <table:table-cell office:value-type="string" calcext:value-type="string">
            <text:p>Min_3</text:p>
          </table:table-cell>
          <table:table-cell office:value-type="string" calcext:value-type="string">
            <text:p>Max_3</text:p>
          </table:table-cell>
          <table:table-cell office:value-type="string" calcext:value-type="string">
            <text:p>Val_3</text:p>
          </table:table-cell>
          <table:table-cell office:value-type="string" calcext:value-type="string">
            <text:p>Std_3</text:p>
          </table:table-cell>
          <table:table-cell table:style-name="Default" office:value-type="string" calcext:value-type="string">
            <text:p>Std_3/val_3</text:p>
          </table:table-cell>
          <table:table-cell office:value-type="string" calcext:value-type="string">
            <text:p>Min_4</text:p>
          </table:table-cell>
          <table:table-cell office:value-type="string" calcext:value-type="string">
            <text:p>Max_4</text:p>
          </table:table-cell>
          <table:table-cell office:value-type="string" calcext:value-type="string">
            <text:p>Val_4</text:p>
          </table:table-cell>
          <table:table-cell office:value-type="string" calcext:value-type="string">
            <text:p>Std_4</text:p>
          </table:table-cell>
          <table:table-cell table:style-name="Default" office:value-type="string" calcext:value-type="string">
            <text:p>Std_4/val_4</text:p>
          </table:table-cell>
        </table:table-row>
        <table:table-row table:style-name="ro1">
          <table:table-cell table:formula="of:=1/(([.B3]*2.54)+0.42)" office:value-type="float" office:value="0.124378109452736" calcext:value-type="float">
            <text:p>0.1243781095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366" calcext:value-type="float">
            <text:p>366</text:p>
          </table:table-cell>
          <table:table-cell office:value-type="float" office:value="358.88" calcext:value-type="float">
            <text:p>358.88</text:p>
          </table:table-cell>
          <table:table-cell office:value-type="float" office:value="2.34" calcext:value-type="float">
            <text:p>2.34</text:p>
          </table:table-cell>
          <table:table-cell table:style-name="ce1" table:formula="of:=[.F3]/[.E3]" office:value-type="percentage" office:value="0.00652028533214445" calcext:value-type="percentage">
            <text:p>0.65%</text:p>
          </table:table-cell>
          <table:table-cell office:value-type="float" office:value="365" calcext:value-type="float">
            <text:p>365</text:p>
          </table:table-cell>
          <table:table-cell office:value-type="float" office:value="381" calcext:value-type="float">
            <text:p>381</text:p>
          </table:table-cell>
          <table:table-cell office:value-type="float" office:value="370.43" calcext:value-type="float">
            <text:p>370.43</text:p>
          </table:table-cell>
          <table:table-cell office:value-type="float" office:value="1.58" calcext:value-type="float">
            <text:p>1.58</text:p>
          </table:table-cell>
          <table:table-cell table:style-name="ce1" table:formula="of:=[.K3]/[.J3]" office:value-type="percentage" office:value="0.00426531328456119" calcext:value-type="percentage">
            <text:p>0.43%</text:p>
          </table:table-cell>
          <table:table-cell office:value-type="float" office:value="374" calcext:value-type="float">
            <text:p>374</text:p>
          </table:table-cell>
          <table:table-cell office:value-type="float" office:value="386" calcext:value-type="float">
            <text:p>386</text:p>
          </table:table-cell>
          <table:table-cell office:value-type="float" office:value="375.73" calcext:value-type="float">
            <text:p>375.73</text:p>
          </table:table-cell>
          <table:table-cell office:value-type="float" office:value="1.07" calcext:value-type="float">
            <text:p>1.07</text:p>
          </table:table-cell>
          <table:table-cell table:style-name="ce1" table:formula="of:=[.P3]/[.O3]" office:value-type="percentage" office:value="0.00284778963617491" calcext:value-type="percentage">
            <text:p>0.28%</text:p>
          </table:table-cell>
          <table:table-cell office:value-type="float" office:value="630" calcext:value-type="float">
            <text:p>630</text:p>
          </table:table-cell>
          <table:table-cell office:value-type="float" office:value="647" calcext:value-type="float">
            <text:p>647</text:p>
          </table:table-cell>
          <table:table-cell office:value-type="float" office:value="635.47" calcext:value-type="float">
            <text:p>635.47</text:p>
          </table:table-cell>
          <table:table-cell office:value-type="float" office:value="1.68" calcext:value-type="float">
            <text:p>1.68</text:p>
          </table:table-cell>
          <table:table-cell table:style-name="ce1" table:formula="of:=[.U3]/[.T3]" office:value-type="percentage" office:value="0.00264371252773538" calcext:value-type="percentage">
            <text:p>0.26%</text:p>
          </table:table-cell>
          <table:table-cell office:value-type="float" office:value="369" calcext:value-type="float">
            <text:p>369</text:p>
          </table:table-cell>
          <table:table-cell office:value-type="float" office:value="374" calcext:value-type="float">
            <text:p>374</text:p>
          </table:table-cell>
          <table:table-cell office:value-type="float" office:value="371.66" calcext:value-type="float">
            <text:p>371.66</text:p>
          </table:table-cell>
          <table:table-cell office:value-type="float" office:value="0.66" calcext:value-type="float">
            <text:p>0.66</text:p>
          </table:table-cell>
          <table:table-cell table:style-name="ce1" table:formula="of:=[.Z3]/[.Y3]" office:value-type="percentage" office:value="0.0017758166065759" calcext:value-type="percentage">
            <text:p>0.18%</text:p>
          </table:table-cell>
        </table:table-row>
        <table:table-row table:style-name="ro1">
          <table:table-cell table:formula="of:=1/(([.B4]*2.54)+0.42)" office:value-type="float" office:value="0.107411385606874" calcext:value-type="float">
            <text:p>0.1074113856</text:p>
          </table:table-cell>
          <table:table-cell office:value-type="float" office:value="3.5" calcext:value-type="float">
            <text:p>3.5</text:p>
          </table:table-cell>
          <table:table-cell office:value-type="float" office:value="313" calcext:value-type="float">
            <text:p>313</text:p>
          </table:table-cell>
          <table:table-cell office:value-type="float" office:value="329" calcext:value-type="float">
            <text:p>329</text:p>
          </table:table-cell>
          <table:table-cell office:value-type="float" office:value="320.09" calcext:value-type="float">
            <text:p>320.09</text:p>
          </table:table-cell>
          <table:table-cell office:value-type="float" office:value="2.65" calcext:value-type="float">
            <text:p>2.65</text:p>
          </table:table-cell>
          <table:table-cell table:formula="of:=[.F4]/[.E4]" office:value-type="percentage" office:value="0.00827892155331313" calcext:value-type="percentage">
            <text:p>0.83%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29.23" calcext:value-type="float">
            <text:p>329.23</text:p>
          </table:table-cell>
          <table:table-cell office:value-type="float" office:value="1.89" calcext:value-type="float">
            <text:p>1.89</text:p>
          </table:table-cell>
          <table:table-cell table:formula="of:=[.K4]/[.J4]" office:value-type="percentage" office:value="0.00574066761838229" calcext:value-type="percentage">
            <text:p>0.57%</text:p>
          </table:table-cell>
          <table:table-cell office:value-type="float" office:value="326" calcext:value-type="float">
            <text:p>326</text:p>
          </table:table-cell>
          <table:table-cell office:value-type="float" office:value="336" calcext:value-type="float">
            <text:p>336</text:p>
          </table:table-cell>
          <table:table-cell office:value-type="float" office:value="330.88" calcext:value-type="float">
            <text:p>330.88</text:p>
          </table:table-cell>
          <table:table-cell office:value-type="float" office:value="1.33" calcext:value-type="float">
            <text:p>1.33</text:p>
          </table:table-cell>
          <table:table-cell table:formula="of:=[.P4]/[.O4]" office:value-type="percentage" office:value="0.00401958413926499" calcext:value-type="percentage">
            <text:p>0.40%</text:p>
          </table:table-cell>
          <table:table-cell office:value-type="float" office:value="587" calcext:value-type="float">
            <text:p>587</text:p>
          </table:table-cell>
          <table:table-cell office:value-type="float" office:value="606" calcext:value-type="float">
            <text:p>606</text:p>
          </table:table-cell>
          <table:table-cell office:value-type="float" office:value="590.3" calcext:value-type="float">
            <text:p>590.3</text:p>
          </table:table-cell>
          <table:table-cell office:value-type="float" office:value="1.65" calcext:value-type="float">
            <text:p>1.65</text:p>
          </table:table-cell>
          <table:table-cell table:formula="of:=[.U4]/[.T4]" office:value-type="percentage" office:value="0.00279518888700661" calcext:value-type="percentage">
            <text:p>0.28%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20.44" calcext:value-type="float">
            <text:p>320.44</text:p>
          </table:table-cell>
          <table:table-cell office:value-type="float" office:value="4.13" calcext:value-type="float">
            <text:p>4.13</text:p>
          </table:table-cell>
          <table:table-cell table:formula="of:=[.Z4]/[.Y4]" office:value-type="percentage" office:value="0.0128885282736238" calcext:value-type="percentage">
            <text:p>1.29%</text:p>
          </table:table-cell>
        </table:table-row>
        <table:table-row table:style-name="ro1">
          <table:table-cell table:formula="of:=1/(([.B5]*2.54)+0.42)" office:value-type="float" office:value="0.0945179584120983" calcext:value-type="float">
            <text:p>0.0945179584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office:value-type="float" office:value="279" calcext:value-type="float">
            <text:p>279</text:p>
          </table:table-cell>
          <table:table-cell office:value-type="float" office:value="267.65" calcext:value-type="float">
            <text:p>267.65</text:p>
          </table:table-cell>
          <table:table-cell office:value-type="float" office:value="1.93" calcext:value-type="float">
            <text:p>1.93</text:p>
          </table:table-cell>
          <table:table-cell table:formula="of:=[.F5]/[.E5]" office:value-type="percentage" office:value="0.00721090977022231" calcext:value-type="percentage">
            <text:p>0.72%</text:p>
          </table:table-cell>
          <table:table-cell office:value-type="float" office:value="275" calcext:value-type="float">
            <text:p>275</text:p>
          </table:table-cell>
          <table:table-cell office:value-type="float" office:value="292" calcext:value-type="float">
            <text:p>292</text:p>
          </table:table-cell>
          <table:table-cell office:value-type="float" office:value="281.59" calcext:value-type="float">
            <text:p>281.59</text:p>
          </table:table-cell>
          <table:table-cell office:value-type="float" office:value="2.47" calcext:value-type="float">
            <text:p>2.47</text:p>
          </table:table-cell>
          <table:table-cell table:formula="of:=[.K5]/[.J5]" office:value-type="percentage" office:value="0.00877161831030932" calcext:value-type="percentage">
            <text:p>0.88%</text:p>
          </table:table-cell>
          <table:table-cell office:value-type="float" office:value="214" calcext:value-type="float">
            <text:p>214</text:p>
          </table:table-cell>
          <table:table-cell office:value-type="float" office:value="278" calcext:value-type="float">
            <text:p>278</text:p>
          </table:table-cell>
          <table:table-cell office:value-type="float" office:value="235.5" calcext:value-type="float">
            <text:p>235.5</text:p>
          </table:table-cell>
          <table:table-cell office:value-type="float" office:value="19.66" calcext:value-type="float">
            <text:p>19.66</text:p>
          </table:table-cell>
          <table:table-cell table:formula="of:=[.P5]/[.O5]" office:value-type="percentage" office:value="0.0834819532908705" calcext:value-type="percentage">
            <text:p>8.35%</text:p>
          </table:table-cell>
          <table:table-cell office:value-type="float" office:value="518" calcext:value-type="float">
            <text:p>518</text:p>
          </table:table-cell>
          <table:table-cell office:value-type="float" office:value="540" calcext:value-type="float">
            <text:p>540</text:p>
          </table:table-cell>
          <table:table-cell office:value-type="float" office:value="521.16" calcext:value-type="float">
            <text:p>521.16</text:p>
          </table:table-cell>
          <table:table-cell office:value-type="float" office:value="1.68" calcext:value-type="float">
            <text:p>1.68</text:p>
          </table:table-cell>
          <table:table-cell table:formula="of:=[.U5]/[.T5]" office:value-type="percentage" office:value="0.00322357817177067" calcext:value-type="percentage">
            <text:p>0.32%</text:p>
          </table:table-cell>
          <table:table-cell office:value-type="float" office:value="272" calcext:value-type="float">
            <text:p>272</text:p>
          </table:table-cell>
          <table:table-cell office:value-type="float" office:value="307" calcext:value-type="float">
            <text:p>307</text:p>
          </table:table-cell>
          <table:table-cell office:value-type="float" office:value="281.88" calcext:value-type="float">
            <text:p>281.88</text:p>
          </table:table-cell>
          <table:table-cell office:value-type="float" office:value="11.57" calcext:value-type="float">
            <text:p>11.57</text:p>
          </table:table-cell>
          <table:table-cell table:formula="of:=[.Z5]/[.Y5]" office:value-type="percentage" office:value="0.0410458351071378" calcext:value-type="percentage">
            <text:p>4.10%</text:p>
          </table:table-cell>
        </table:table-row>
        <table:table-row table:style-name="ro1">
          <table:table-cell table:formula="of:=1/(([.B6]*2.54)+0.42)" office:value-type="float" office:value="0.0843881856540084" calcext:value-type="float">
            <text:p>0.0843881857</text:p>
          </table:table-cell>
          <table:table-cell office:value-type="float" office:value="4.5" calcext:value-type="float">
            <text:p>4.5</text:p>
          </table:table-cell>
          <table:table-cell office:value-type="float" office:value="207" calcext:value-type="float">
            <text:p>207</text:p>
          </table:table-cell>
          <table:table-cell office:value-type="float" office:value="230" calcext:value-type="float">
            <text:p>230</text:p>
          </table:table-cell>
          <table:table-cell office:value-type="float" office:value="219.37" calcext:value-type="float">
            <text:p>219.37</text:p>
          </table:table-cell>
          <table:table-cell office:value-type="float" office:value="4.8" calcext:value-type="float">
            <text:p>4.8</text:p>
          </table:table-cell>
          <table:table-cell table:formula="of:=[.F6]/[.E6]" office:value-type="percentage" office:value="0.0218808405889593" calcext:value-type="percentage">
            <text:p>2.19%</text:p>
          </table:table-cell>
          <table:table-cell office:value-type="float" office:value="199" calcext:value-type="float">
            <text:p>199</text:p>
          </table:table-cell>
          <table:table-cell office:value-type="float" office:value="258" calcext:value-type="float">
            <text:p>258</text:p>
          </table:table-cell>
          <table:table-cell office:value-type="float" office:value="228.3" calcext:value-type="float">
            <text:p>228.3</text:p>
          </table:table-cell>
          <table:table-cell office:value-type="float" office:value="14.09" calcext:value-type="float">
            <text:p>14.09</text:p>
          </table:table-cell>
          <table:table-cell table:formula="of:=[.K6]/[.J6]" office:value-type="percentage" office:value="0.0617170389837932" calcext:value-type="percentage">
            <text:p>6.17%</text:p>
          </table:table-cell>
          <table:table-cell office:value-type="float" office:value="237" calcext:value-type="float">
            <text:p>237</text:p>
          </table:table-cell>
          <table:table-cell office:value-type="float" office:value="254" calcext:value-type="float">
            <text:p>254</text:p>
          </table:table-cell>
          <table:table-cell office:value-type="float" office:value="240.35" calcext:value-type="float">
            <text:p>240.35</text:p>
          </table:table-cell>
          <table:table-cell office:value-type="float" office:value="3.21" calcext:value-type="float">
            <text:p>3.21</text:p>
          </table:table-cell>
          <table:table-cell table:formula="of:=[.P6]/[.O6]" office:value-type="percentage" office:value="0.0133555231953401" calcext:value-type="percentage">
            <text:p>1.34%</text:p>
          </table:table-cell>
          <table:table-cell office:value-type="float" office:value="458" calcext:value-type="float">
            <text:p>458</text:p>
          </table:table-cell>
          <table:table-cell office:value-type="float" office:value="483" calcext:value-type="float">
            <text:p>483</text:p>
          </table:table-cell>
          <table:table-cell office:value-type="float" office:value="461.36" calcext:value-type="float">
            <text:p>461.36</text:p>
          </table:table-cell>
          <table:table-cell office:value-type="float" office:value="1.67" calcext:value-type="float">
            <text:p>1.67</text:p>
          </table:table-cell>
          <table:table-cell table:formula="of:=[.U6]/[.T6]" office:value-type="percentage" office:value="0.00361973296341252" calcext:value-type="percentage">
            <text:p>0.36%</text:p>
          </table:table-cell>
          <table:table-cell office:value-type="float" office:value="242" calcext:value-type="float">
            <text:p>242</text:p>
          </table:table-cell>
          <table:table-cell office:value-type="float" office:value="324" calcext:value-type="float">
            <text:p>324</text:p>
          </table:table-cell>
          <table:table-cell office:value-type="float" office:value="267.4" calcext:value-type="float">
            <text:p>267.4</text:p>
          </table:table-cell>
          <table:table-cell office:value-type="float" office:value="28.6" calcext:value-type="float">
            <text:p>28.6</text:p>
          </table:table-cell>
          <table:table-cell table:formula="of:=[.Z6]/[.Y6]" office:value-type="percentage" office:value="0.106955871353777" calcext:value-type="percentage">
            <text:p>10.70%</text:p>
          </table:table-cell>
        </table:table-row>
        <table:table-row table:style-name="ro1">
          <table:table-cell table:formula="of:=1/(([.B7]*2.54)+0.42)" office:value-type="float" office:value="0.076219512195122" calcext:value-type="float">
            <text:p>0.0762195122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float" office:value="211" calcext:value-type="float">
            <text:p>211</text:p>
          </table:table-cell>
          <table:table-cell office:value-type="float" office:value="196.65" calcext:value-type="float">
            <text:p>196.65</text:p>
          </table:table-cell>
          <table:table-cell office:value-type="float" office:value="7.88" calcext:value-type="float">
            <text:p>7.88</text:p>
          </table:table-cell>
          <table:table-cell table:formula="of:=[.F7]/[.E7]" office:value-type="percentage" office:value="0.0400711924739385" calcext:value-type="percentage">
            <text:p>4.01%</text:p>
          </table:table-cell>
          <table:table-cell office:value-type="float" office:value="196" calcext:value-type="float">
            <text:p>196</text:p>
          </table:table-cell>
          <table:table-cell office:value-type="float" office:value="258" calcext:value-type="float">
            <text:p>258</text:p>
          </table:table-cell>
          <table:table-cell office:value-type="float" office:value="212.49" calcext:value-type="float">
            <text:p>212.49</text:p>
          </table:table-cell>
          <table:table-cell office:value-type="float" office:value="12.19" calcext:value-type="float">
            <text:p>12.19</text:p>
          </table:table-cell>
          <table:table-cell table:formula="of:=[.K7]/[.J7]" office:value-type="percentage" office:value="0.0573674055249659" calcext:value-type="percentage">
            <text:p>5.74%</text:p>
          </table:table-cell>
          <table:table-cell office:value-type="float" office:value="134" calcext:value-type="float">
            <text:p>134</text:p>
          </table:table-cell>
          <table:table-cell office:value-type="float" office:value="203" calcext:value-type="float">
            <text:p>203</text:p>
          </table:table-cell>
          <table:table-cell office:value-type="float" office:value="172.32" calcext:value-type="float">
            <text:p>172.32</text:p>
          </table:table-cell>
          <table:table-cell office:value-type="float" office:value="20.59" calcext:value-type="float">
            <text:p>20.59</text:p>
          </table:table-cell>
          <table:table-cell table:formula="of:=[.P7]/[.O7]" office:value-type="percentage" office:value="0.119487000928505" calcext:value-type="percentage">
            <text:p>11.95%</text:p>
          </table:table-cell>
          <table:table-cell office:value-type="float" office:value="415" calcext:value-type="float">
            <text:p>415</text:p>
          </table:table-cell>
          <table:table-cell office:value-type="float" office:value="438" calcext:value-type="float">
            <text:p>438</text:p>
          </table:table-cell>
          <table:table-cell office:value-type="float" office:value="417.9" calcext:value-type="float">
            <text:p>417.9</text:p>
          </table:table-cell>
          <table:table-cell office:value-type="float" office:value="1.64" calcext:value-type="float">
            <text:p>1.64</text:p>
          </table:table-cell>
          <table:table-cell table:formula="of:=[.U7]/[.T7]" office:value-type="percentage" office:value="0.00392438382388131" calcext:value-type="percentage">
            <text:p>0.39%</text:p>
          </table:table-cell>
          <table:table-cell office:value-type="float" office:value="214" calcext:value-type="float">
            <text:p>214</text:p>
          </table:table-cell>
          <table:table-cell office:value-type="float" office:value="367" calcext:value-type="float">
            <text:p>367</text:p>
          </table:table-cell>
          <table:table-cell office:value-type="float" office:value="247.99" calcext:value-type="float">
            <text:p>247.99</text:p>
          </table:table-cell>
          <table:table-cell office:value-type="float" office:value="52.41" calcext:value-type="float">
            <text:p>52.41</text:p>
          </table:table-cell>
          <table:table-cell table:formula="of:=[.Z7]/[.Y7]" office:value-type="percentage" office:value="0.211339166901891" calcext:value-type="percentage">
            <text:p>21.13%</text:p>
          </table:table-cell>
        </table:table-row>
        <table:table-row table:style-name="ro1">
          <table:table-cell table:formula="of:=1/(([.B8]*2.54)+0.42)" office:value-type="float" office:value="0.0694927032661571" calcext:value-type="float">
            <text:p>0.0694927033</text:p>
          </table:table-cell>
          <table:table-cell office:value-type="float" office:value="5.5" calcext:value-type="float">
            <text:p>5.5</text:p>
          </table:table-cell>
          <table:table-cell office:value-type="float" office:value="148" calcext:value-type="float">
            <text:p>148</text:p>
          </table:table-cell>
          <table:table-cell office:value-type="float" office:value="187" calcext:value-type="float">
            <text:p>187</text:p>
          </table:table-cell>
          <table:table-cell office:value-type="float" office:value="176.28" calcext:value-type="float">
            <text:p>176.28</text:p>
          </table:table-cell>
          <table:table-cell office:value-type="float" office:value="9.59" calcext:value-type="float">
            <text:p>9.59</text:p>
          </table:table-cell>
          <table:table-cell table:formula="of:=[.F8]/[.E8]" office:value-type="percentage" office:value="0.0544020875879283" calcext:value-type="percentage">
            <text:p>5.44%</text:p>
          </table:table-cell>
          <table:table-cell office:value-type="float" office:value="192" calcext:value-type="float">
            <text:p>192</text:p>
          </table:table-cell>
          <table:table-cell office:value-type="float" office:value="254" calcext:value-type="float">
            <text:p>254</text:p>
          </table:table-cell>
          <table:table-cell office:value-type="float" office:value="201.21" calcext:value-type="float">
            <text:p>201.21</text:p>
          </table:table-cell>
          <table:table-cell office:value-type="float" office:value="14.33" calcext:value-type="float">
            <text:p>14.33</text:p>
          </table:table-cell>
          <table:table-cell table:formula="of:=[.K8]/[.J8]" office:value-type="percentage" office:value="0.0712191242979971" calcext:value-type="percentage">
            <text:p>7.12%</text:p>
          </table:table-cell>
          <table:table-cell office:value-type="float" office:value="194" calcext:value-type="float">
            <text:p>194</text:p>
          </table:table-cell>
          <table:table-cell office:value-type="float" office:value="235" calcext:value-type="float">
            <text:p>235</text:p>
          </table:table-cell>
          <table:table-cell office:value-type="float" office:value="202.38" calcext:value-type="float">
            <text:p>202.38</text:p>
          </table:table-cell>
          <table:table-cell office:value-type="float" office:value="7.64" calcext:value-type="float">
            <text:p>7.64</text:p>
          </table:table-cell>
          <table:table-cell table:formula="of:=[.P8]/[.O8]" office:value-type="percentage" office:value="0.0377507658859571" calcext:value-type="percentage">
            <text:p>3.78%</text:p>
          </table:table-cell>
          <table:table-cell office:value-type="float" office:value="378" calcext:value-type="float">
            <text:p>378</text:p>
          </table:table-cell>
          <table:table-cell office:value-type="float" office:value="395" calcext:value-type="float">
            <text:p>395</text:p>
          </table:table-cell>
          <table:table-cell office:value-type="float" office:value="381.53" calcext:value-type="float">
            <text:p>381.53</text:p>
          </table:table-cell>
          <table:table-cell office:value-type="float" office:value="1.54" calcext:value-type="float">
            <text:p>1.54</text:p>
          </table:table-cell>
          <table:table-cell table:formula="of:=[.U8]/[.T8]" office:value-type="percentage" office:value="0.00403637983906901" calcext:value-type="percentage">
            <text:p>0.40%</text:p>
          </table:table-cell>
          <table:table-cell office:value-type="float" office:value="194" calcext:value-type="float">
            <text:p>194</text:p>
          </table:table-cell>
          <table:table-cell office:value-type="float" office:value="289" calcext:value-type="float">
            <text:p>289</text:p>
          </table:table-cell>
          <table:table-cell office:value-type="float" office:value="200.86" calcext:value-type="float">
            <text:p>200.86</text:p>
          </table:table-cell>
          <table:table-cell office:value-type="float" office:value="14.38" calcext:value-type="float">
            <text:p>14.38</text:p>
          </table:table-cell>
          <table:table-cell table:formula="of:=[.Z8]/[.Y8]" office:value-type="percentage" office:value="0.0715921537389226" calcext:value-type="percentage">
            <text:p>7.16%</text:p>
          </table:table-cell>
        </table:table-row>
        <table:table-row table:style-name="ro1">
          <table:table-cell table:formula="of:=1/(([.B9]*2.54)+0.42)" office:value-type="float" office:value="0.0638569604086845" calcext:value-type="float">
            <text:p>0.0638569604</text:p>
          </table:table-cell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178" calcext:value-type="float">
            <text:p>178</text:p>
          </table:table-cell>
          <table:table-cell office:value-type="float" office:value="163.13" calcext:value-type="float">
            <text:p>163.13</text:p>
          </table:table-cell>
          <table:table-cell office:value-type="float" office:value="12.29" calcext:value-type="float">
            <text:p>12.29</text:p>
          </table:table-cell>
          <table:table-cell table:formula="of:=[.F9]/[.E9]" office:value-type="percentage" office:value="0.0753386869367989" calcext:value-type="percentage">
            <text:p>7.53%</text:p>
          </table:table-cell>
          <table:table-cell office:value-type="float" office:value="174" calcext:value-type="float">
            <text:p>174</text:p>
          </table:table-cell>
          <table:table-cell office:value-type="float" office:value="243" calcext:value-type="float">
            <text:p>243</text:p>
          </table:table-cell>
          <table:table-cell office:value-type="float" office:value="189.76" calcext:value-type="float">
            <text:p>189.76</text:p>
          </table:table-cell>
          <table:table-cell office:value-type="float" office:value="17.68" calcext:value-type="float">
            <text:p>17.68</text:p>
          </table:table-cell>
          <table:table-cell table:formula="of:=[.K9]/[.J9]" office:value-type="percentage" office:value="0.0931703204047218" calcext:value-type="percentage">
            <text:p>9.32%</text:p>
          </table:table-cell>
          <table:table-cell office:value-type="float" office:value="178" calcext:value-type="float">
            <text:p>178</text:p>
          </table:table-cell>
          <table:table-cell office:value-type="float" office:value="195" calcext:value-type="float">
            <text:p>195</text:p>
          </table:table-cell>
          <table:table-cell office:value-type="float" office:value="183.97" calcext:value-type="float">
            <text:p>183.97</text:p>
          </table:table-cell>
          <table:table-cell office:value-type="float" office:value="3.34" calcext:value-type="float">
            <text:p>3.34</text:p>
          </table:table-cell>
          <table:table-cell table:formula="of:=[.P9]/[.O9]" office:value-type="percentage" office:value="0.0181551339892374" calcext:value-type="percentage">
            <text:p>1.82%</text:p>
          </table:table-cell>
          <table:table-cell office:value-type="float" office:value="350" calcext:value-type="float">
            <text:p>350</text:p>
          </table:table-cell>
          <table:table-cell office:value-type="float" office:value="374" calcext:value-type="float">
            <text:p>374</text:p>
          </table:table-cell>
          <table:table-cell office:value-type="float" office:value="352.78" calcext:value-type="float">
            <text:p>352.78</text:p>
          </table:table-cell>
          <table:table-cell office:value-type="float" office:value="2.17" calcext:value-type="float">
            <text:p>2.17</text:p>
          </table:table-cell>
          <table:table-cell table:formula="of:=[.U9]/[.T9]" office:value-type="percentage" office:value="0.00615114235500879" calcext:value-type="percentage">
            <text:p>0.62%</text:p>
          </table:table-cell>
          <table:table-cell office:value-type="float" office:value="179" calcext:value-type="float">
            <text:p>179</text:p>
          </table:table-cell>
          <table:table-cell office:value-type="float" office:value="190" calcext:value-type="float">
            <text:p>190</text:p>
          </table:table-cell>
          <table:table-cell office:value-type="float" office:value="183.98" calcext:value-type="float">
            <text:p>183.98</text:p>
          </table:table-cell>
          <table:table-cell office:value-type="float" office:value="3.33" calcext:value-type="float">
            <text:p>3.33</text:p>
          </table:table-cell>
          <table:table-cell table:formula="of:=[.Z9]/[.Y9]" office:value-type="percentage" office:value="0.0180997934558104" calcext:value-type="percentage">
            <text:p>1.81%</text:p>
          </table:table-cell>
        </table:table-row>
        <table:table-row table:style-name="ro1">
          <table:table-cell table:formula="of:=1/(([.B10]*2.54)+0.42)" office:value-type="float" office:value="0.0590667454223272" calcext:value-type="float">
            <text:p>0.0590667454</text:p>
          </table:table-cell>
          <table:table-cell office:value-type="float" office:value="6.5" calcext:value-type="float">
            <text:p>6.5</text:p>
          </table:table-cell>
          <table:table-cell office:value-type="float" office:value="112" calcext:value-type="float">
            <text:p>112</text:p>
          </table:table-cell>
          <table:table-cell office:value-type="float" office:value="162" calcext:value-type="float">
            <text:p>162</text:p>
          </table:table-cell>
          <table:table-cell office:value-type="float" office:value="149.29" calcext:value-type="float">
            <text:p>149.29</text:p>
          </table:table-cell>
          <table:table-cell office:value-type="float" office:value="11.77" calcext:value-type="float">
            <text:p>11.77</text:p>
          </table:table-cell>
          <table:table-cell table:formula="of:=[.F10]/[.E10]" office:value-type="percentage" office:value="0.0788398419184138" calcext:value-type="percentage">
            <text:p>7.88%</text:p>
          </table:table-cell>
          <table:table-cell office:value-type="float" office:value="114" calcext:value-type="float">
            <text:p>114</text:p>
          </table:table-cell>
          <table:table-cell office:value-type="float" office:value="231" calcext:value-type="float">
            <text:p>231</text:p>
          </table:table-cell>
          <table:table-cell office:value-type="float" office:value="161.42" calcext:value-type="float">
            <text:p>161.42</text:p>
          </table:table-cell>
          <table:table-cell office:value-type="float" office:value="25.56" calcext:value-type="float">
            <text:p>25.56</text:p>
          </table:table-cell>
          <table:table-cell table:formula="of:=[.K10]/[.J10]" office:value-type="percentage" office:value="0.158344690868542" calcext:value-type="percentage">
            <text:p>15.83%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70.02" calcext:value-type="float">
            <text:p>170.02</text:p>
          </table:table-cell>
          <table:table-cell office:value-type="float" office:value="8.14" calcext:value-type="float">
            <text:p>8.14</text:p>
          </table:table-cell>
          <table:table-cell table:formula="of:=[.P10]/[.O10]" office:value-type="percentage" office:value="0.047876720385837" calcext:value-type="percentage">
            <text:p>4.79%</text:p>
          </table:table-cell>
          <table:table-cell office:value-type="float" office:value="323" calcext:value-type="float">
            <text:p>323</text:p>
          </table:table-cell>
          <table:table-cell office:value-type="float" office:value="342" calcext:value-type="float">
            <text:p>342</text:p>
          </table:table-cell>
          <table:table-cell office:value-type="float" office:value="324.77" calcext:value-type="float">
            <text:p>324.77</text:p>
          </table:table-cell>
          <table:table-cell office:value-type="float" office:value="1.51" calcext:value-type="float">
            <text:p>1.51</text:p>
          </table:table-cell>
          <table:table-cell table:formula="of:=[.U10]/[.T10]" office:value-type="percentage" office:value="0.00464944422206485" calcext:value-type="percentage">
            <text:p>0.46%</text:p>
          </table:table-cell>
          <table:table-cell office:value-type="float" office:value="158" calcext:value-type="float">
            <text:p>158</text:p>
          </table:table-cell>
          <table:table-cell office:value-type="float" office:value="182" calcext:value-type="float">
            <text:p>182</text:p>
          </table:table-cell>
          <table:table-cell office:value-type="float" office:value="164.5" calcext:value-type="float">
            <text:p>164.5</text:p>
          </table:table-cell>
          <table:table-cell office:value-type="float" office:value="4.62" calcext:value-type="float">
            <text:p>4.62</text:p>
          </table:table-cell>
          <table:table-cell table:formula="of:=[.Z10]/[.Y10]" office:value-type="percentage" office:value="0.0280851063829787" calcext:value-type="percentage">
            <text:p>2.81%</text:p>
          </table:table-cell>
        </table:table-row>
        <table:table-row table:style-name="ro1">
          <table:table-cell table:formula="of:=1/(([.B11]*2.54)+0.42)" office:value-type="float" office:value="0.0549450549450549" calcext:value-type="float">
            <text:p>0.0549450549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146" calcext:value-type="float">
            <text:p>146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.43" calcext:value-type="float">
            <text:p>13.43</text:p>
          </table:table-cell>
          <table:table-cell table:formula="of:=[.F11]/[.E11]" office:value-type="percentage" office:value="0.0999851101846337" calcext:value-type="percentage">
            <text:p>10.00%</text:p>
          </table:table-cell>
          <table:table-cell office:value-type="float" office:value="143" calcext:value-type="float">
            <text:p>143</text:p>
          </table:table-cell>
          <table:table-cell office:value-type="float" office:value="212" calcext:value-type="float">
            <text:p>212</text:p>
          </table:table-cell>
          <table:table-cell office:value-type="float" office:value="158.85" calcext:value-type="float">
            <text:p>158.85</text:p>
          </table:table-cell>
          <table:table-cell office:value-type="float" office:value="14.77" calcext:value-type="float">
            <text:p>14.77</text:p>
          </table:table-cell>
          <table:table-cell table:formula="of:=[.K11]/[.J11]" office:value-type="percentage" office:value="0.0929807994963802" calcext:value-type="percentage">
            <text:p>9.30%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office:value-type="float" office:value="112.9" calcext:value-type="float">
            <text:p>112.9</text:p>
          </table:table-cell>
          <table:table-cell office:value-type="float" office:value="27.87" calcext:value-type="float">
            <text:p>27.87</text:p>
          </table:table-cell>
          <table:table-cell table:formula="of:=[.P11]/[.O11]" office:value-type="percentage" office:value="0.246855624446413" calcext:value-type="percentage">
            <text:p>24.69%</text:p>
          </table:table-cell>
          <table:table-cell office:value-type="float" office:value="299" calcext:value-type="float">
            <text:p>299</text:p>
          </table:table-cell>
          <table:table-cell office:value-type="float" office:value="312" calcext:value-type="float">
            <text:p>312</text:p>
          </table:table-cell>
          <table:table-cell office:value-type="float" office:value="304.73" calcext:value-type="float">
            <text:p>304.73</text:p>
          </table:table-cell>
          <table:table-cell office:value-type="float" office:value="2.42" calcext:value-type="float">
            <text:p>2.42</text:p>
          </table:table-cell>
          <table:table-cell table:formula="of:=[.U11]/[.T11]" office:value-type="percentage" office:value="0.00794145637121386" calcext:value-type="percentage">
            <text:p>0.79%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153.81" calcext:value-type="float">
            <text:p>153.81</text:p>
          </table:table-cell>
          <table:table-cell office:value-type="float" office:value="2.95" calcext:value-type="float">
            <text:p>2.95</text:p>
          </table:table-cell>
          <table:table-cell table:formula="of:=[.Z11]/[.Y11]" office:value-type="percentage" office:value="0.0191795071841883" calcext:value-type="percentage">
            <text:p>1.92%</text:p>
          </table:table-cell>
        </table:table-row>
        <table:table-row table:style-name="ro1">
          <table:table-cell table:formula="of:=1/(([.B12]*2.54)+0.42)" office:value-type="float" office:value="0.0513610683102209" calcext:value-type="float">
            <text:p>0.0513610683</text:p>
          </table:table-cell>
          <table:table-cell office:value-type="float" office:value="7.5" calcext:value-type="float">
            <text:p>7.5</text:p>
          </table:table-cell>
          <table:table-cell office:value-type="float" office:value="92" calcext:value-type="float">
            <text:p>92</text:p>
          </table:table-cell>
          <table:table-cell office:value-type="float" office:value="134" calcext:value-type="float">
            <text:p>134</text:p>
          </table:table-cell>
          <table:table-cell office:value-type="float" office:value="125.71" calcext:value-type="float">
            <text:p>125.71</text:p>
          </table:table-cell>
          <table:table-cell office:value-type="float" office:value="11.08" calcext:value-type="float">
            <text:p>11.08</text:p>
          </table:table-cell>
          <table:table-cell table:formula="of:=[.F12]/[.E12]" office:value-type="percentage" office:value="0.0881393683875587" calcext:value-type="percentage">
            <text:p>8.81%</text:p>
          </table:table-cell>
          <table:table-cell office:value-type="float" office:value="59" calcext:value-type="float">
            <text:p>59</text:p>
          </table:table-cell>
          <table:table-cell office:value-type="float" office:value="167" calcext:value-type="float">
            <text:p>167</text:p>
          </table:table-cell>
          <table:table-cell office:value-type="float" office:value="124.55" calcext:value-type="float">
            <text:p>124.55</text:p>
          </table:table-cell>
          <table:table-cell office:value-type="float" office:value="30.72" calcext:value-type="float">
            <text:p>30.72</text:p>
          </table:table-cell>
          <table:table-cell table:formula="of:=[.K12]/[.J12]" office:value-type="percentage" office:value="0.246647932557206" calcext:value-type="percentage">
            <text:p>24.66%</text:p>
          </table:table-cell>
          <table:table-cell office:value-type="float" office:value="138" calcext:value-type="float">
            <text:p>138</text:p>
          </table:table-cell>
          <table:table-cell office:value-type="float" office:value="211" calcext:value-type="float">
            <text:p>211</text:p>
          </table:table-cell>
          <table:table-cell office:value-type="float" office:value="156.31" calcext:value-type="float">
            <text:p>156.31</text:p>
          </table:table-cell>
          <table:table-cell office:value-type="float" office:value="20.29" calcext:value-type="float">
            <text:p>20.29</text:p>
          </table:table-cell>
          <table:table-cell table:formula="of:=[.P12]/[.O12]" office:value-type="percentage" office:value="0.129806154436696" calcext:value-type="percentage">
            <text:p>12.98%</text:p>
          </table:table-cell>
          <table:table-cell office:value-type="float" office:value="284" calcext:value-type="float">
            <text:p>284</text:p>
          </table:table-cell>
          <table:table-cell office:value-type="float" office:value="291" calcext:value-type="float">
            <text:p>291</text:p>
          </table:table-cell>
          <table:table-cell office:value-type="float" office:value="285.54" calcext:value-type="float">
            <text:p>285.54</text:p>
          </table:table-cell>
          <table:table-cell office:value-type="float" office:value="1.42" calcext:value-type="float">
            <text:p>1.42</text:p>
          </table:table-cell>
          <table:table-cell table:formula="of:=[.U12]/[.T12]" office:value-type="percentage" office:value="0.00497303355046578" calcext:value-type="percentage">
            <text:p>0.50%</text:p>
          </table:table-cell>
          <table:table-cell office:value-type="float" office:value="135" calcext:value-type="float">
            <text:p>135</text:p>
          </table:table-cell>
          <table:table-cell office:value-type="float" office:value="193" calcext:value-type="float">
            <text:p>193</text:p>
          </table:table-cell>
          <table:table-cell office:value-type="float" office:value="150.23" calcext:value-type="float">
            <text:p>150.23</text:p>
          </table:table-cell>
          <table:table-cell office:value-type="float" office:value="16.67" calcext:value-type="float">
            <text:p>16.67</text:p>
          </table:table-cell>
          <table:table-cell table:formula="of:=[.Z12]/[.Y12]" office:value-type="percentage" office:value="0.110963189775677" calcext:value-type="percentage">
            <text:p>11.10%</text:p>
          </table:table-cell>
        </table:table-row>
        <table:table-row table:style-name="ro1">
          <table:table-cell table:formula="of:=1/(([.B13]*2.54)+0.42)" office:value-type="float" office:value="0.0482160077145612" calcext:value-type="float">
            <text:p>0.0482160077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117.01" calcext:value-type="float">
            <text:p>117.01</text:p>
          </table:table-cell>
          <table:table-cell office:value-type="float" office:value="13.59" calcext:value-type="float">
            <text:p>13.59</text:p>
          </table:table-cell>
          <table:table-cell table:formula="of:=[.F13]/[.E13]" office:value-type="percentage" office:value="0.116143919323135" calcext:value-type="percentage">
            <text:p>11.61%</text:p>
          </table:table-cell>
          <table:table-cell office:value-type="float" office:value="79" calcext:value-type="float">
            <text:p>79</text:p>
          </table:table-cell>
          <table:table-cell office:value-type="float" office:value="206" calcext:value-type="float">
            <text:p>206</text:p>
          </table:table-cell>
          <table:table-cell office:value-type="float" office:value="137.82" calcext:value-type="float">
            <text:p>137.82</text:p>
          </table:table-cell>
          <table:table-cell office:value-type="float" office:value="28.1" calcext:value-type="float">
            <text:p>28.1</text:p>
          </table:table-cell>
          <table:table-cell table:formula="of:=[.K13]/[.J13]" office:value-type="percentage" office:value="0.203889130750254" calcext:value-type="percentage">
            <text:p>20.39%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145.78" calcext:value-type="float">
            <text:p>145.78</text:p>
          </table:table-cell>
          <table:table-cell office:value-type="float" office:value="20.42" calcext:value-type="float">
            <text:p>20.42</text:p>
          </table:table-cell>
          <table:table-cell table:formula="of:=[.P13]/[.O13]" office:value-type="percentage" office:value="0.140074084236521" calcext:value-type="percentage">
            <text:p>14.01%</text:p>
          </table:table-cell>
          <table:table-cell office:value-type="float" office:value="268" calcext:value-type="float">
            <text:p>268</text:p>
          </table:table-cell>
          <table:table-cell office:value-type="float" office:value="275" calcext:value-type="float">
            <text:p>275</text:p>
          </table:table-cell>
          <table:table-cell office:value-type="float" office:value="270.21" calcext:value-type="float">
            <text:p>270.21</text:p>
          </table:table-cell>
          <table:table-cell office:value-type="float" office:value="1.38" calcext:value-type="float">
            <text:p>1.38</text:p>
          </table:table-cell>
          <table:table-cell table:formula="of:=[.U13]/[.T13]" office:value-type="percentage" office:value="0.00510713889197291" calcext:value-type="percentage">
            <text:p>0.51%</text:p>
          </table:table-cell>
          <table:table-cell office:value-type="float" office:value="127" calcext:value-type="float">
            <text:p>127</text:p>
          </table:table-cell>
          <table:table-cell office:value-type="float" office:value="403" calcext:value-type="float">
            <text:p>403</text:p>
          </table:table-cell>
          <table:table-cell office:value-type="float" office:value="178.56" calcext:value-type="float">
            <text:p>178.56</text:p>
          </table:table-cell>
          <table:table-cell office:value-type="float" office:value="66.21" calcext:value-type="float">
            <text:p>66.21</text:p>
          </table:table-cell>
          <table:table-cell table:formula="of:=[.Z13]/[.Y13]" office:value-type="percentage" office:value="0.370799731182796" calcext:value-type="percentage">
            <text:p>37.08%</text:p>
          </table:table-cell>
        </table:table-row>
        <table:table-row table:style-name="ro1">
          <table:table-cell table:formula="of:=1/(([.B14]*2.54)+0.42)" office:value-type="float" office:value="0.0454338936846888" calcext:value-type="float">
            <text:p>0.0454338937</text:p>
          </table:table-cell>
          <table:table-cell office:value-type="float" office:value="8.5" calcext:value-type="float">
            <text:p>8.5</text:p>
          </table:table-cell>
          <table:table-cell office:value-type="float" office:value="84" calcext:value-type="float">
            <text:p>84</text:p>
          </table:table-cell>
          <table:table-cell office:value-type="float" office:value="121" calcext:value-type="float">
            <text:p>121</text:p>
          </table:table-cell>
          <table:table-cell office:value-type="float" office:value="109.21" calcext:value-type="float">
            <text:p>109.21</text:p>
          </table:table-cell>
          <table:table-cell office:value-type="float" office:value="8.79" calcext:value-type="float">
            <text:p>8.79</text:p>
          </table:table-cell>
          <table:table-cell table:formula="of:=[.F14]/[.E14]" office:value-type="percentage" office:value="0.0804871348777584" calcext:value-type="percentage">
            <text:p>8.05%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30.61" calcext:value-type="float">
            <text:p>130.61</text:p>
          </table:table-cell>
          <table:table-cell office:value-type="float" office:value="18.93" calcext:value-type="float">
            <text:p>18.93</text:p>
          </table:table-cell>
          <table:table-cell table:formula="of:=[.K14]/[.J14]" office:value-type="percentage" office:value="0.14493530357553" calcext:value-type="percentage">
            <text:p>14.49%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9.28" calcext:value-type="float">
            <text:p>29.28</text:p>
          </table:table-cell>
          <table:table-cell office:value-type="float" office:value="35.51" calcext:value-type="float">
            <text:p>35.51</text:p>
          </table:table-cell>
          <table:table-cell table:formula="of:=[.P14]/[.O14]" office:value-type="percentage" office:value="1.21277322404372" calcext:value-type="percentage">
            <text:p>121.28%</text:p>
          </table:table-cell>
          <table:table-cell office:value-type="float" office:value="288" calcext:value-type="float">
            <text:p>288</text:p>
          </table:table-cell>
          <table:table-cell office:value-type="float" office:value="305" calcext:value-type="float">
            <text:p>305</text:p>
          </table:table-cell>
          <table:table-cell office:value-type="float" office:value="293.58" calcext:value-type="float">
            <text:p>293.58</text:p>
          </table:table-cell>
          <table:table-cell office:value-type="float" office:value="2.38" calcext:value-type="float">
            <text:p>2.38</text:p>
          </table:table-cell>
          <table:table-cell table:formula="of:=[.U14]/[.T14]" office:value-type="percentage" office:value="0.00810681926561755" calcext:value-type="percentage">
            <text:p>0.81%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float" office:value="120.39" calcext:value-type="float">
            <text:p>120.39</text:p>
          </table:table-cell>
          <table:table-cell office:value-type="float" office:value="5.87" calcext:value-type="float">
            <text:p>5.87</text:p>
          </table:table-cell>
          <table:table-cell table:formula="of:=[.Z14]/[.Y14]" office:value-type="percentage" office:value="0.048758202508514" calcext:value-type="percentage">
            <text:p>4.88%</text:p>
          </table:table-cell>
        </table:table-row>
        <table:table-row table:style-name="ro1">
          <table:table-cell table:formula="of:=1/(([.B15]*2.54)+0.42)" office:value-type="float" office:value="0.0429553264604811" calcext:value-type="float">
            <text:p>0.042955326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17" calcext:value-type="float">
            <text:p>117</text:p>
          </table:table-cell>
          <table:table-cell office:value-type="float" office:value="100.04" calcext:value-type="float">
            <text:p>100.04</text:p>
          </table:table-cell>
          <table:table-cell office:value-type="float" office:value="14.15" calcext:value-type="float">
            <text:p>14.15</text:p>
          </table:table-cell>
          <table:table-cell table:formula="of:=[.F15]/[.E15]" office:value-type="percentage" office:value="0.141443422630948" calcext:value-type="percentage">
            <text:p>14.14%</text:p>
          </table:table-cell>
          <table:table-cell office:value-type="float" office:value="102" calcext:value-type="float">
            <text:p>102</text:p>
          </table:table-cell>
          <table:table-cell office:value-type="float" office:value="171" calcext:value-type="float">
            <text:p>171</text:p>
          </table:table-cell>
          <table:table-cell office:value-type="float" office:value="124.09" calcext:value-type="float">
            <text:p>124.09</text:p>
          </table:table-cell>
          <table:table-cell office:value-type="float" office:value="18.74" calcext:value-type="float">
            <text:p>18.74</text:p>
          </table:table-cell>
          <table:table-cell table:formula="of:=[.K15]/[.J15]" office:value-type="percentage" office:value="0.151019421387702" calcext:value-type="percentage">
            <text:p>15.10%</text:p>
          </table:table-cell>
          <table:table-cell office:value-type="float" office:value="110" calcext:value-type="float">
            <text:p>110</text:p>
          </table:table-cell>
          <table:table-cell office:value-type="float" office:value="156" calcext:value-type="float">
            <text:p>156</text:p>
          </table:table-cell>
          <table:table-cell office:value-type="float" office:value="123.84" calcext:value-type="float">
            <text:p>123.84</text:p>
          </table:table-cell>
          <table:table-cell office:value-type="float" office:value="10.94" calcext:value-type="float">
            <text:p>10.94</text:p>
          </table:table-cell>
          <table:table-cell table:formula="of:=[.P15]/[.O15]" office:value-type="percentage" office:value="0.0883397932816537" calcext:value-type="percentage">
            <text:p>8.83%</text:p>
          </table:table-cell>
          <table:table-cell office:value-type="float" office:value="241" calcext:value-type="float">
            <text:p>241</text:p>
          </table:table-cell>
          <table:table-cell office:value-type="float" office:value="266" calcext:value-type="float">
            <text:p>266</text:p>
          </table:table-cell>
          <table:table-cell office:value-type="float" office:value="243.41" calcext:value-type="float">
            <text:p>243.41</text:p>
          </table:table-cell>
          <table:table-cell office:value-type="float" office:value="1.51" calcext:value-type="float">
            <text:p>1.51</text:p>
          </table:table-cell>
          <table:table-cell table:formula="of:=[.U15]/[.T15]" office:value-type="percentage" office:value="0.00620352491680703" calcext:value-type="percentage">
            <text:p>0.62%</text:p>
          </table:table-cell>
          <table:table-cell office:value-type="float" office:value="103" calcext:value-type="float">
            <text:p>103</text:p>
          </table:table-cell>
          <table:table-cell office:value-type="float" office:value="298" calcext:value-type="float">
            <text:p>298</text:p>
          </table:table-cell>
          <table:table-cell office:value-type="float" office:value="125.9" calcext:value-type="float">
            <text:p>125.9</text:p>
          </table:table-cell>
          <table:table-cell office:value-type="float" office:value="30.57" calcext:value-type="float">
            <text:p>30.57</text:p>
          </table:table-cell>
          <table:table-cell table:formula="of:=[.Z15]/[.Y15]" office:value-type="percentage" office:value="0.242811755361398" calcext:value-type="percentage">
            <text:p>24.28%</text:p>
          </table:table-cell>
        </table:table-row>
        <table:table-row table:style-name="ro1">
          <table:table-cell table:formula="of:=1/(([.B16]*2.54)+0.42)" office:value-type="float" office:value="0.0407331975560081" calcext:value-type="float">
            <text:p>0.0407331976</text:p>
          </table:table-cell>
          <table:table-cell office:value-type="float" office:value="9.5" calcext:value-type="float">
            <text:p>9.5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office:value-type="float" office:value="95.07" calcext:value-type="float">
            <text:p>95.07</text:p>
          </table:table-cell>
          <table:table-cell office:value-type="float" office:value="13.93" calcext:value-type="float">
            <text:p>13.93</text:p>
          </table:table-cell>
          <table:table-cell table:formula="of:=[.F16]/[.E16]" office:value-type="percentage" office:value="0.146523614179026" calcext:value-type="percentage">
            <text:p>14.65%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109.68" calcext:value-type="float">
            <text:p>109.68</text:p>
          </table:table-cell>
          <table:table-cell office:value-type="float" office:value="9.86" calcext:value-type="float">
            <text:p>9.86</text:p>
          </table:table-cell>
          <table:table-cell table:formula="of:=[.K16]/[.J16]" office:value-type="percentage" office:value="0.0898978847556528" calcext:value-type="percentage">
            <text:p>8.99%</text:p>
          </table:table-cell>
          <table:table-cell office:value-type="float" office:value="106" calcext:value-type="float">
            <text:p>106</text:p>
          </table:table-cell>
          <table:table-cell office:value-type="float" office:value="211" calcext:value-type="float">
            <text:p>211</text:p>
          </table:table-cell>
          <table:table-cell office:value-type="float" office:value="149.16" calcext:value-type="float">
            <text:p>149.16</text:p>
          </table:table-cell>
          <table:table-cell office:value-type="float" office:value="39.51" calcext:value-type="float">
            <text:p>39.51</text:p>
          </table:table-cell>
          <table:table-cell table:formula="of:=[.P16]/[.O16]" office:value-type="percentage" office:value="0.264883346741754" calcext:value-type="percentage">
            <text:p>26.49%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231.77" calcext:value-type="float">
            <text:p>231.77</text:p>
          </table:table-cell>
          <table:table-cell office:value-type="float" office:value="1.49" calcext:value-type="float">
            <text:p>1.49</text:p>
          </table:table-cell>
          <table:table-cell table:formula="of:=[.U16]/[.T16]" office:value-type="percentage" office:value="0.00642878715968417" calcext:value-type="percentage">
            <text:p>0.64%</text:p>
          </table:table-cell>
          <table:table-cell office:value-type="float" office:value="91" calcext:value-type="float">
            <text:p>91</text:p>
          </table:table-cell>
          <table:table-cell office:value-type="float" office:value="293" calcext:value-type="float">
            <text:p>293</text:p>
          </table:table-cell>
          <table:table-cell office:value-type="float" office:value="161.62" calcext:value-type="float">
            <text:p>161.62</text:p>
          </table:table-cell>
          <table:table-cell office:value-type="float" office:value="69.1" calcext:value-type="float">
            <text:p>69.1</text:p>
          </table:table-cell>
          <table:table-cell table:formula="of:=[.Z16]/[.Y16]" office:value-type="percentage" office:value="0.427546095780225" calcext:value-type="percentage">
            <text:p>42.75%</text:p>
          </table:table-cell>
        </table:table-row>
        <table:table-row table:style-name="ro1">
          <table:table-cell table:formula="of:=1/(([.B17]*2.54)+0.42)" office:value-type="float" office:value="0.0387296669248644" calcext:value-type="float">
            <text:p>0.0387296669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 office:value-type="float" office:value="85.25" calcext:value-type="float">
            <text:p>85.25</text:p>
          </table:table-cell>
          <table:table-cell office:value-type="float" office:value="16.4" calcext:value-type="float">
            <text:p>16.4</text:p>
          </table:table-cell>
          <table:table-cell table:formula="of:=[.F17]/[.E17]" office:value-type="percentage" office:value="0.192375366568915" calcext:value-type="percentage">
            <text:p>19.24%</text:p>
          </table:table-cell>
          <table:table-cell office:value-type="float" office:value="83" calcext:value-type="float">
            <text:p>83</text:p>
          </table:table-cell>
          <table:table-cell office:value-type="float" office:value="164" calcext:value-type="float">
            <text:p>164</text:p>
          </table:table-cell>
          <table:table-cell office:value-type="float" office:value="104.9" calcext:value-type="float">
            <text:p>104.9</text:p>
          </table:table-cell>
          <table:table-cell office:value-type="float" office:value="13.99" calcext:value-type="float">
            <text:p>13.99</text:p>
          </table:table-cell>
          <table:table-cell table:formula="of:=[.K17]/[.J17]" office:value-type="percentage" office:value="0.133365109628217" calcext:value-type="percentage">
            <text:p>13.34%</text:p>
          </table:table-cell>
          <table:table-cell office:value-type="float" office:value="82" calcext:value-type="float">
            <text:p>82</text:p>
          </table:table-cell>
          <table:table-cell office:value-type="float" office:value="254" calcext:value-type="float">
            <text:p>254</text:p>
          </table:table-cell>
          <table:table-cell office:value-type="float" office:value="132.85" calcext:value-type="float">
            <text:p>132.85</text:p>
          </table:table-cell>
          <table:table-cell office:value-type="float" office:value="42.1" calcext:value-type="float">
            <text:p>42.1</text:p>
          </table:table-cell>
          <table:table-cell table:formula="of:=[.P17]/[.O17]" office:value-type="percentage" office:value="0.316898757997742" calcext:value-type="percentage">
            <text:p>31.69%</text:p>
          </table:table-cell>
          <table:table-cell office:value-type="float" office:value="202" calcext:value-type="float">
            <text:p>202</text:p>
          </table:table-cell>
          <table:table-cell office:value-type="float" office:value="225" calcext:value-type="float">
            <text:p>225</text:p>
          </table:table-cell>
          <table:table-cell office:value-type="float" office:value="212.49" calcext:value-type="float">
            <text:p>212.49</text:p>
          </table:table-cell>
          <table:table-cell office:value-type="float" office:value="6.48" calcext:value-type="float">
            <text:p>6.48</text:p>
          </table:table-cell>
          <table:table-cell table:formula="of:=[.U17]/[.T17]" office:value-type="percentage" office:value="0.0304955527318933" calcext:value-type="percentage">
            <text:p>3.05%</text:p>
          </table:table-cell>
          <table:table-cell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office:value-type="float" office:value="129.12" calcext:value-type="float">
            <text:p>129.12</text:p>
          </table:table-cell>
          <table:table-cell office:value-type="float" office:value="26.77" calcext:value-type="float">
            <text:p>26.77</text:p>
          </table:table-cell>
          <table:table-cell table:formula="of:=[.Z17]/[.Y17]" office:value-type="percentage" office:value="0.207326517967782" calcext:value-type="percentage">
            <text:p>20.73%</text:p>
          </table:table-cell>
        </table:table-row>
        <table:table-row table:style-name="ro1">
          <table:table-cell table:formula="of:=1/(([.B18]*2.54)+0.42)" office:value-type="float" office:value="0.0369139904023625" calcext:value-type="float">
            <text:p>0.0369139904</text:p>
          </table:table-cell>
          <table:table-cell office:value-type="float" office:value="10.5" calcext:value-type="float">
            <text:p>10.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86.08" calcext:value-type="float">
            <text:p>86.08</text:p>
          </table:table-cell>
          <table:table-cell office:value-type="float" office:value="10.48" calcext:value-type="float">
            <text:p>10.48</text:p>
          </table:table-cell>
          <table:table-cell table:formula="of:=[.F18]/[.E18]" office:value-type="percentage" office:value="0.121747211895911" calcext:value-type="percentage">
            <text:p>12.17%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  <table:table-cell office:value-type="float" office:value="103.5" calcext:value-type="float">
            <text:p>103.5</text:p>
          </table:table-cell>
          <table:table-cell office:value-type="float" office:value="21.7" calcext:value-type="float">
            <text:p>21.7</text:p>
          </table:table-cell>
          <table:table-cell table:formula="of:=[.K18]/[.J18]" office:value-type="percentage" office:value="0.209661835748792" calcext:value-type="percentage">
            <text:p>20.97%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41.71" calcext:value-type="float">
            <text:p>41.71</text:p>
          </table:table-cell>
          <table:table-cell office:value-type="float" office:value="42.29" calcext:value-type="float">
            <text:p>42.29</text:p>
          </table:table-cell>
          <table:table-cell table:formula="of:=[.P18]/[.O18]" office:value-type="percentage" office:value="1.01390553824023" calcext:value-type="percentage">
            <text:p>101.39%</text:p>
          </table:table-cell>
          <table:table-cell office:value-type="float" office:value="221" calcext:value-type="float">
            <text:p>221</text:p>
          </table:table-cell>
          <table:table-cell office:value-type="float" office:value="268" calcext:value-type="float">
            <text:p>268</text:p>
          </table:table-cell>
          <table:table-cell office:value-type="float" office:value="246.75" calcext:value-type="float">
            <text:p>246.75</text:p>
          </table:table-cell>
          <table:table-cell office:value-type="float" office:value="13.32" calcext:value-type="float">
            <text:p>13.32</text:p>
          </table:table-cell>
          <table:table-cell table:formula="of:=[.U18]/[.T18]" office:value-type="percentage" office:value="0.0539817629179331" calcext:value-type="percentage">
            <text:p>5.40%</text:p>
          </table:table-cell>
          <table:table-cell office:value-type="float" office:value="96" calcext:value-type="float">
            <text:p>96</text:p>
          </table:table-cell>
          <table:table-cell office:value-type="float" office:value="265" calcext:value-type="float">
            <text:p>265</text:p>
          </table:table-cell>
          <table:table-cell office:value-type="float" office:value="161.29" calcext:value-type="float">
            <text:p>161.29</text:p>
          </table:table-cell>
          <table:table-cell office:value-type="float" office:value="64.72" calcext:value-type="float">
            <text:p>64.72</text:p>
          </table:table-cell>
          <table:table-cell table:formula="of:=[.Z18]/[.Y18]" office:value-type="percentage" office:value="0.401264802529605" calcext:value-type="percentage">
            <text:p>40.13%</text:p>
          </table:table-cell>
        </table:table-row>
        <table:table-row table:style-name="ro1">
          <table:table-cell table:formula="of:=1/(([.B19]*2.54)+0.42)" office:value-type="float" office:value="0.0352609308885755" calcext:value-type="float">
            <text:p>0.035260930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75.49" calcext:value-type="float">
            <text:p>75.49</text:p>
          </table:table-cell>
          <table:table-cell office:value-type="float" office:value="17.08" calcext:value-type="float">
            <text:p>17.08</text:p>
          </table:table-cell>
          <table:table-cell table:formula="of:=[.F19]/[.E19]" office:value-type="percentage" office:value="0.226255133130216" calcext:value-type="percentage">
            <text:p>22.63%</text:p>
          </table:table-cell>
          <table:table-cell office:value-type="float" office:value="31" calcext:value-type="float">
            <text:p>31</text:p>
          </table:table-cell>
          <table:table-cell office:value-type="float" office:value="135" calcext:value-type="float">
            <text:p>135</text:p>
          </table:table-cell>
          <table:table-cell office:value-type="float" office:value="92.18" calcext:value-type="float">
            <text:p>92.18</text:p>
          </table:table-cell>
          <table:table-cell office:value-type="float" office:value="20.73" calcext:value-type="float">
            <text:p>20.73</text:p>
          </table:table-cell>
          <table:table-cell table:formula="of:=[.K19]/[.J19]" office:value-type="percentage" office:value="0.224886092427859" calcext:value-type="percentage">
            <text:p>22.49%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26.22" calcext:value-type="float">
            <text:p>26.22</text:p>
          </table:table-cell>
          <table:table-cell office:value-type="float" office:value="27.35" calcext:value-type="float">
            <text:p>27.35</text:p>
          </table:table-cell>
          <table:table-cell table:formula="of:=[.P19]/[.O19]" office:value-type="percentage" office:value="1.04309687261632" calcext:value-type="percentage">
            <text:p>104.31%</text:p>
          </table:table-cell>
          <table:table-cell office:value-type="float" office:value="217" calcext:value-type="float">
            <text:p>217</text:p>
          </table:table-cell>
          <table:table-cell office:value-type="float" office:value="261" calcext:value-type="float">
            <text:p>261</text:p>
          </table:table-cell>
          <table:table-cell office:value-type="float" office:value="244.03" calcext:value-type="float">
            <text:p>244.03</text:p>
          </table:table-cell>
          <table:table-cell office:value-type="float" office:value="9.29" calcext:value-type="float">
            <text:p>9.29</text:p>
          </table:table-cell>
          <table:table-cell table:formula="of:=[.U19]/[.T19]" office:value-type="percentage" office:value="0.0380690898660001" calcext:value-type="percentage">
            <text:p>3.81%</text:p>
          </table:table-cell>
          <table:table-cell office:value-type="float" office:value="56" calcext:value-type="float">
            <text:p>56</text:p>
          </table:table-cell>
          <table:table-cell office:value-type="float" office:value="153" calcext:value-type="float">
            <text:p>153</text:p>
          </table:table-cell>
          <table:table-cell office:value-type="float" office:value="95.14" calcext:value-type="float">
            <text:p>95.14</text:p>
          </table:table-cell>
          <table:table-cell office:value-type="float" office:value="26.07" calcext:value-type="float">
            <text:p>26.07</text:p>
          </table:table-cell>
          <table:table-cell table:formula="of:=[.Z19]/[.Y19]" office:value-type="percentage" office:value="0.274017237754887" calcext:value-type="percentage">
            <text:p>27.40%</text:p>
          </table:table-cell>
        </table:table-row>
        <table:table-row table:style-name="ro1">
          <table:table-cell table:formula="of:=1/(([.B20]*2.54)+0.42)" office:value-type="float" office:value="0.0337495781302734" calcext:value-type="float">
            <text:p>0.0337495781</text:p>
          </table:table-cell>
          <table:table-cell office:value-type="float" office:value="11.5" calcext:value-type="float">
            <text:p>11.5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72.36" calcext:value-type="float">
            <text:p>72.36</text:p>
          </table:table-cell>
          <table:table-cell office:value-type="float" office:value="13.33" calcext:value-type="float">
            <text:p>13.33</text:p>
          </table:table-cell>
          <table:table-cell table:formula="of:=[.F20]/[.E20]" office:value-type="percentage" office:value="0.184217799889442" calcext:value-type="percentage">
            <text:p>18.42%</text:p>
          </table:table-cell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office:value-type="float" office:value="92.42" calcext:value-type="float">
            <text:p>92.42</text:p>
          </table:table-cell>
          <table:table-cell office:value-type="float" office:value="22.3" calcext:value-type="float">
            <text:p>22.3</text:p>
          </table:table-cell>
          <table:table-cell table:formula="of:=[.K20]/[.J20]" office:value-type="percentage" office:value="0.24128976412032" calcext:value-type="percentage">
            <text:p>24.13%</text:p>
          </table:table-cell>
          <table:table-cell office:value-type="float" office:value="62" calcext:value-type="float">
            <text:p>62</text:p>
          </table:table-cell>
          <table:table-cell office:value-type="float" office:value="236" calcext:value-type="float">
            <text:p>236</text:p>
          </table:table-cell>
          <table:table-cell office:value-type="float" office:value="112.83" calcext:value-type="float">
            <text:p>112.83</text:p>
          </table:table-cell>
          <table:table-cell office:value-type="float" office:value="44.58" calcext:value-type="float">
            <text:p>44.58</text:p>
          </table:table-cell>
          <table:table-cell table:formula="of:=[.P20]/[.O20]" office:value-type="percentage" office:value="0.395107684126562" calcext:value-type="percentage">
            <text:p>39.51%</text:p>
          </table:table-cell>
          <table:table-cell office:value-type="float" office:value="190" calcext:value-type="float">
            <text:p>190</text:p>
          </table:table-cell>
          <table:table-cell office:value-type="float" office:value="220" calcext:value-type="float">
            <text:p>220</text:p>
          </table:table-cell>
          <table:table-cell office:value-type="float" office:value="197.44" calcext:value-type="float">
            <text:p>197.44</text:p>
          </table:table-cell>
          <table:table-cell office:value-type="float" office:value="3.21" calcext:value-type="float">
            <text:p>3.21</text:p>
          </table:table-cell>
          <table:table-cell table:formula="of:=[.U20]/[.T20]" office:value-type="percentage" office:value="0.0162581037277147" calcext:value-type="percentage">
            <text:p>1.63%</text:p>
          </table:table-cell>
          <table:table-cell office:value-type="float" office:value="39" calcext:value-type="float">
            <text:p>39</text:p>
          </table:table-cell>
          <table:table-cell office:value-type="float" office:value="260" calcext:value-type="float">
            <text:p>260</text:p>
          </table:table-cell>
          <table:table-cell office:value-type="float" office:value="145.06" calcext:value-type="float">
            <text:p>145.06</text:p>
          </table:table-cell>
          <table:table-cell office:value-type="float" office:value="68.22" calcext:value-type="float">
            <text:p>68.22</text:p>
          </table:table-cell>
          <table:table-cell table:formula="of:=[.Z20]/[.Y20]" office:value-type="percentage" office:value="0.470288156624845" calcext:value-type="percentage">
            <text:p>47.03%</text:p>
          </table:table-cell>
        </table:table-row>
        <table:table-row table:style-name="ro1">
          <table:table-cell table:formula="of:=1/(([.B21]*2.54)+0.42)" office:value-type="float" office:value="0.0323624595469256" calcext:value-type="float">
            <text:p>0.032362459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90" calcext:value-type="float">
            <text:p>90</text:p>
          </table:table-cell>
          <table:table-cell office:value-type="float" office:value="71.77" calcext:value-type="float">
            <text:p>71.77</text:p>
          </table:table-cell>
          <table:table-cell office:value-type="float" office:value="9.99" calcext:value-type="float">
            <text:p>9.99</text:p>
          </table:table-cell>
          <table:table-cell table:formula="of:=[.F21]/[.E21]" office:value-type="percentage" office:value="0.139194649575031" calcext:value-type="percentage">
            <text:p>13.92%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85.37" calcext:value-type="float">
            <text:p>85.37</text:p>
          </table:table-cell>
          <table:table-cell office:value-type="float" office:value="11.14" calcext:value-type="float">
            <text:p>11.14</text:p>
          </table:table-cell>
          <table:table-cell table:formula="of:=[.K21]/[.J21]" office:value-type="percentage" office:value="0.130490804732342" calcext:value-type="percentage">
            <text:p>13.05%</text:p>
          </table:table-cell>
          <table:table-cell office:value-type="float" office:value="26" calcext:value-type="float">
            <text:p>26</text:p>
          </table:table-cell>
          <table:table-cell office:value-type="float" office:value="160" calcext:value-type="float">
            <text:p>160</text:p>
          </table:table-cell>
          <table:table-cell office:value-type="float" office:value="70.87" calcext:value-type="float">
            <text:p>70.87</text:p>
          </table:table-cell>
          <table:table-cell office:value-type="float" office:value="30.42" calcext:value-type="float">
            <text:p>30.42</text:p>
          </table:table-cell>
          <table:table-cell table:formula="of:=[.P21]/[.O21]" office:value-type="percentage" office:value="0.42923663045012" calcext:value-type="percentage">
            <text:p>42.92%</text:p>
          </table:table-cell>
          <table:table-cell office:value-type="float" office:value="186" calcext:value-type="float">
            <text:p>186</text:p>
          </table:table-cell>
          <table:table-cell office:value-type="float" office:value="222" calcext:value-type="float">
            <text:p>222</text:p>
          </table:table-cell>
          <table:table-cell office:value-type="float" office:value="199.33" calcext:value-type="float">
            <text:p>199.33</text:p>
          </table:table-cell>
          <table:table-cell office:value-type="float" office:value="6.02" calcext:value-type="float">
            <text:p>6.02</text:p>
          </table:table-cell>
          <table:table-cell table:formula="of:=[.U21]/[.T21]" office:value-type="percentage" office:value="0.0302011739326745" calcext:value-type="percentage">
            <text:p>3.02%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74.53" calcext:value-type="float">
            <text:p>74.53</text:p>
          </table:table-cell>
          <table:table-cell office:value-type="float" office:value="28.03" calcext:value-type="float">
            <text:p>28.03</text:p>
          </table:table-cell>
          <table:table-cell table:formula="of:=[.Z21]/[.Y21]" office:value-type="percentage" office:value="0.376090165034214" calcext:value-type="percentage">
            <text:p>37.61%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</text:p>
          </table:table-cell>
          <table:table-cell table:formula="of:=AVERAGE([.F3:.F21])" office:value-type="float" office:value="10.2894736842105" calcext:value-type="float">
            <text:p>10.2894736842</text:p>
          </table:table-cell>
          <table:table-cell table:style-name="Default"/>
          <table:table-cell table:number-columns-repeated="2"/>
          <table:table-cell office:value-type="string" calcext:value-type="string">
            <text:p>Avg</text:p>
          </table:table-cell>
          <table:table-cell table:formula="of:=AVERAGE([.K3:.K21])" office:value-type="float" office:value="15.83" calcext:value-type="float">
            <text:p>15.83</text:p>
          </table:table-cell>
          <table:table-cell table:style-name="Default"/>
          <table:table-cell table:number-columns-repeated="2"/>
          <table:table-cell office:value-type="string" calcext:value-type="string">
            <text:p>Avg</text:p>
          </table:table-cell>
          <table:table-cell table:formula="of:=AVERAGE([.P3:.P21])" office:value-type="float" office:value="21.3821052631579" calcext:value-type="float">
            <text:p>21.3821052632</text:p>
          </table:table-cell>
          <table:table-cell table:style-name="Default"/>
          <table:table-cell table:number-columns-repeated="2"/>
          <table:table-cell office:value-type="string" calcext:value-type="string">
            <text:p>Avg</text:p>
          </table:table-cell>
          <table:table-cell table:formula="of:=AVERAGE([.U3:.U21])" office:value-type="float" office:value="3.28736842105263" calcext:value-type="float">
            <text:p>3.2873684211</text:p>
          </table:table-cell>
          <table:table-cell table:style-name="Default"/>
          <table:table-cell table:number-columns-repeated="2"/>
          <table:table-cell office:value-type="string" calcext:value-type="string">
            <text:p>Avg</text:p>
          </table:table-cell>
          <table:table-cell table:formula="of:=AVERAGE([.Z3:.Z21])" office:value-type="float" office:value="27.6252631578947" calcext:value-type="float">
            <text:p>27.6252631579</text:p>
          </table:table-cell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std</text:p>
          </table:table-cell>
          <table:table-cell table:formula="of:=STDEV([.F3:.F21])" office:value-type="float" office:value="4.58661757929669" calcext:value-type="float">
            <text:p>4.5866175793</text:p>
          </table:table-cell>
          <table:table-cell table:style-name="Default"/>
          <table:table-cell table:number-columns-repeated="2"/>
          <table:table-cell office:value-type="string" calcext:value-type="string">
            <text:p>std</text:p>
          </table:table-cell>
          <table:table-cell table:formula="of:=STDEV([.K3:.K21])" office:value-type="float" office:value="8.31770334220264" calcext:value-type="float">
            <text:p>8.3177033422</text:p>
          </table:table-cell>
          <table:table-cell table:style-name="Default"/>
          <table:table-cell table:number-columns-repeated="2"/>
          <table:table-cell office:value-type="string" calcext:value-type="string">
            <text:p>std</text:p>
          </table:table-cell>
          <table:table-cell table:formula="of:=STDEV([.P3:.P21])" office:value-type="float" office:value="14.9842193208379" calcext:value-type="float">
            <text:p>14.9842193208</text:p>
          </table:table-cell>
          <table:table-cell table:style-name="Default"/>
          <table:table-cell table:number-columns-repeated="2"/>
          <table:table-cell office:value-type="string" calcext:value-type="string">
            <text:p>std</text:p>
          </table:table-cell>
          <table:table-cell table:formula="of:=STDEV([.U3:.U21])" office:value-type="float" office:value="3.2496202207254" calcext:value-type="float">
            <text:p>3.2496202207</text:p>
          </table:table-cell>
          <table:table-cell table:style-name="Default"/>
          <table:table-cell table:number-columns-repeated="2"/>
          <table:table-cell office:value-type="string" calcext:value-type="string">
            <text:p>std</text:p>
          </table:table-cell>
          <table:table-cell table:formula="of:=STDEV([.Z3:.Z21])" office:value-type="float" office:value="24.6014316133615" calcext:value-type="float">
            <text:p>24.6014316134</text:p>
          </table:table-cell>
          <table:table-cell table:style-name="Default"/>
        </table:table-row>
        <table:table-row table:style-name="ro1">
          <table:table-cell table:number-columns-repeated="4"/>
          <table:table-cell table:formula="of:=([.F22]+[.K22]+[.P22]+[.Z22])/4" office:value-type="float" office:value="18.7817105263158" calcext:value-type="float">
            <text:p>18.7817105263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</table:table-row>
      </table:table>
      <table:table table:name="Test_w_cap" table:style-name="ta1">
        <table:shapes>
          <draw:frame draw:z-index="0" draw:style-name="gr1" draw:text-style-name="P1" svg:width="453.51pt" svg:height="255.09pt" svg:x="20.52pt" svg:y="307.02pt">
            <loext:p draw:notify-on-update-of-ranges="Test_w_cap.A3:Test_w_cap.A21 Test_w_cap.C2:Test_w_cap.C2 Test_w_cap.C3:Test_w_cap.C21 Test_w_cap.A3:Test_w_cap.A21 Test_w_cap.D2:Test_w_cap.D2 Test_w_cap.D3:Test_w_cap.D21 Test_w_cap.A3:Test_w_cap.A21 Test_w_cap.E2:Test_w_cap.E2 Test_w_cap.E3:Test_w_cap.E21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453.51pt" svg:height="255.09pt" svg:x="494.56pt" svg:y="299.85pt">
            <loext:p draw:notify-on-update-of-ranges="Test_w_cap.A3:Test_w_cap.A21 Test_w_cap.G2:Test_w_cap.G2 Test_w_cap.G3:Test_w_cap.G21 Test_w_cap.A3:Test_w_cap.A21 Test_w_cap.H2:Test_w_cap.H2 Test_w_cap.H3:Test_w_cap.H21 Test_w_cap.A3:Test_w_cap.A21 Test_w_cap.I2:Test_w_cap.I2 Test_w_cap.I3:Test_w_cap.I21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453.51pt" svg:height="255.09pt" svg:x="947.79pt" svg:y="308.13pt">
            <loext:p draw:notify-on-update-of-ranges="Test_w_cap.A3:Test_w_cap.A21 Test_w_cap.K2:Test_w_cap.K2 Test_w_cap.K3:Test_w_cap.K21 Test_w_cap.A3:Test_w_cap.A21 Test_w_cap.L2:Test_w_cap.L2 Test_w_cap.L3:Test_w_cap.L21 Test_w_cap.A3:Test_w_cap.A21 Test_w_cap.M2:Test_w_cap.M2 Test_w_cap.M3:Test_w_cap.M21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453.51pt" svg:height="255.09pt" svg:x="0pt" svg:y="556.64pt">
            <loext:p draw:notify-on-update-of-ranges="Test_w_cap.A7:Test_w_cap.A21 Test_w_cap.O2:Test_w_cap.O2 Test_w_cap.O7:Test_w_cap.O21 Test_w_cap.A7:Test_w_cap.A21 Test_w_cap.P2:Test_w_cap.P2 Test_w_cap.P7:Test_w_cap.P21 Test_w_cap.A7:Test_w_cap.A21 Test_w_cap.Q2:Test_w_cap.Q2 Test_w_cap.Q7:Test_w_cap.Q21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453.51pt" svg:height="255.09pt" svg:x="480.59pt" svg:y="585.27pt">
            <loext:p draw:notify-on-update-of-ranges="Test_w_cap.A3:Test_w_cap.A21 Test_w_cap.S2:Test_w_cap.S2 Test_w_cap.S3:Test_w_cap.S21 Test_w_cap.A3:Test_w_cap.A21 Test_w_cap.T2:Test_w_cap.T2 Test_w_cap.T3:Test_w_cap.T21 Test_w_cap.A3:Test_w_cap.A21 Test_w_cap.U2:Test_w_cap.U2 Test_w_cap.U3:Test_w_cap.U21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453.51pt" svg:height="255.09pt" svg:x="960.94pt" svg:y="583.74pt">
            <loext:p draw:notify-on-update-of-ranges="Test_w_cap.A3:Test_w_cap.A21 Test_w_cap.E2:Test_w_cap.E2 Test_w_cap.E3:Test_w_cap.E21 Test_w_cap.A3:Test_w_cap.A21 Test_w_cap.I2:Test_w_cap.I2 Test_w_cap.I3:Test_w_cap.I21 Test_w_cap.A3:Test_w_cap.A21 Test_w_cap.M2:Test_w_cap.M2 Test_w_cap.M3:Test_w_cap.M21 Test_w_cap.A3:Test_w_cap.A21 Test_w_cap.Q2:Test_w_cap.Q2 Test_w_cap.Q3:Test_w_cap.Q21 Test_w_cap.A3:Test_w_cap.A21 Test_w_cap.U2:Test_w_cap.U2 Test_w_cap.U3:Test_w_cap.U21"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1/(cm+.42)</text:p>
          </table:table-cell>
          <table:table-cell office:value-type="string" calcext:value-type="string">
            <text:p>dist(in)</text:p>
          </table:table-cell>
          <table:table-cell office:value-type="string" calcext:value-type="string">
            <text:p>Min_0</text:p>
          </table:table-cell>
          <table:table-cell office:value-type="string" calcext:value-type="string">
            <text:p>Max_0</text:p>
          </table:table-cell>
          <table:table-cell office:value-type="string" calcext:value-type="string">
            <text:p>Val_0</text:p>
          </table:table-cell>
          <table:table-cell office:value-type="string" calcext:value-type="string">
            <text:p>Std_0</text:p>
          </table:table-cell>
          <table:table-cell office:value-type="string" calcext:value-type="string">
            <text:p>Min_1</text:p>
          </table:table-cell>
          <table:table-cell office:value-type="string" calcext:value-type="string">
            <text:p>Max_1</text:p>
          </table:table-cell>
          <table:table-cell office:value-type="string" calcext:value-type="string">
            <text:p>Val_1</text:p>
          </table:table-cell>
          <table:table-cell office:value-type="string" calcext:value-type="string">
            <text:p>Std_1</text:p>
          </table:table-cell>
          <table:table-cell office:value-type="string" calcext:value-type="string">
            <text:p>Min_2</text:p>
          </table:table-cell>
          <table:table-cell office:value-type="string" calcext:value-type="string">
            <text:p>Max_2</text:p>
          </table:table-cell>
          <table:table-cell office:value-type="string" calcext:value-type="string">
            <text:p>Val_2</text:p>
          </table:table-cell>
          <table:table-cell office:value-type="string" calcext:value-type="string">
            <text:p>Std_2</text:p>
          </table:table-cell>
          <table:table-cell office:value-type="string" calcext:value-type="string">
            <text:p>Min_3</text:p>
          </table:table-cell>
          <table:table-cell office:value-type="string" calcext:value-type="string">
            <text:p>Max_3</text:p>
          </table:table-cell>
          <table:table-cell office:value-type="string" calcext:value-type="string">
            <text:p>Val_3</text:p>
          </table:table-cell>
          <table:table-cell office:value-type="string" calcext:value-type="string">
            <text:p>Std_3</text:p>
          </table:table-cell>
          <table:table-cell office:value-type="string" calcext:value-type="string">
            <text:p>Min_4</text:p>
          </table:table-cell>
          <table:table-cell office:value-type="string" calcext:value-type="string">
            <text:p>Max_4</text:p>
          </table:table-cell>
          <table:table-cell office:value-type="string" calcext:value-type="string">
            <text:p>Val_4</text:p>
          </table:table-cell>
          <table:table-cell office:value-type="string" calcext:value-type="string">
            <text:p>Std_4</text:p>
          </table:table-cell>
          <table:table-cell/>
        </table:table-row>
        <table:table-row table:style-name="ro1">
          <table:table-cell table:formula="of:=1/(([.B3]*25400)+4200)" office:value-type="float" office:value="0.0000124378109452736" calcext:value-type="float">
            <text:p>1.24378109452736E-05</text:p>
          </table:table-cell>
          <table:table-cell office:value-type="float" office:value="3" calcext:value-type="float">
            <text:p>3</text:p>
          </table:table-cell>
          <table:table-cell office:value-type="float" office:value="563" calcext:value-type="float">
            <text:p>563</text:p>
          </table:table-cell>
          <table:table-cell office:value-type="float" office:value="582" calcext:value-type="float">
            <text:p>582</text:p>
          </table:table-cell>
          <table:table-cell office:value-type="float" office:value="574.86" calcext:value-type="float">
            <text:p>574.86</text:p>
          </table:table-cell>
          <table:table-cell office:value-type="float" office:value="3.49" calcext:value-type="float">
            <text:p>3.49</text:p>
          </table:table-cell>
          <table:table-cell office:value-type="float" office:value="581" calcext:value-type="float">
            <text:p>581</text:p>
          </table:table-cell>
          <table:table-cell office:value-type="float" office:value="604" calcext:value-type="float">
            <text:p>604</text:p>
          </table:table-cell>
          <table:table-cell office:value-type="float" office:value="594.07" calcext:value-type="float">
            <text:p>594.07</text:p>
          </table:table-cell>
          <table:table-cell office:value-type="float" office:value="4.82" calcext:value-type="float">
            <text:p>4.82</text:p>
          </table:table-cell>
          <table:table-cell office:value-type="float" office:value="604" calcext:value-type="float">
            <text:p>604</text:p>
          </table:table-cell>
          <table:table-cell office:value-type="float" office:value="624" calcext:value-type="float">
            <text:p>624</text:p>
          </table:table-cell>
          <table:table-cell office:value-type="float" office:value="612.96" calcext:value-type="float">
            <text:p>612.96</text:p>
          </table:table-cell>
          <table:table-cell office:value-type="float" office:value="2.85" calcext:value-type="float">
            <text:p>2.85</text:p>
          </table:table-cell>
          <table:table-cell office:value-type="float" office:value="752" calcext:value-type="float">
            <text:p>752</text:p>
          </table:table-cell>
          <table:table-cell office:value-type="float" office:value="786" calcext:value-type="float">
            <text:p>786</text:p>
          </table:table-cell>
          <table:table-cell office:value-type="float" office:value="755.22" calcext:value-type="float">
            <text:p>755.22</text:p>
          </table:table-cell>
          <table:table-cell office:value-type="float" office:value="3.65" calcext:value-type="float">
            <text:p>3.65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17.89" calcext:value-type="float">
            <text:p>617.89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table:formula="of:=1/(([.B4]*25400)+4200)" office:value-type="float" office:value="0.0000107411385606874" calcext:value-type="float">
            <text:p>1.07411385606874E-05</text:p>
          </table:table-cell>
          <table:table-cell office:value-type="float" office:value="3.5" calcext:value-type="float">
            <text:p>3.5</text:p>
          </table:table-cell>
          <table:table-cell office:value-type="float" office:value="490" calcext:value-type="float">
            <text:p>490</text:p>
          </table:table-cell>
          <table:table-cell office:value-type="float" office:value="512" calcext:value-type="float">
            <text:p>512</text:p>
          </table:table-cell>
          <table:table-cell office:value-type="float" office:value="502.16" calcext:value-type="float">
            <text:p>502.16</text:p>
          </table:table-cell>
          <table:table-cell office:value-type="float" office:value="3.65" calcext:value-type="float">
            <text:p>3.65</text:p>
          </table:table-cell>
          <table:table-cell office:value-type="float" office:value="507" calcext:value-type="float">
            <text:p>507</text:p>
          </table:table-cell>
          <table:table-cell office:value-type="float" office:value="535" calcext:value-type="float">
            <text:p>535</text:p>
          </table:table-cell>
          <table:table-cell office:value-type="float" office:value="522.53" calcext:value-type="float">
            <text:p>522.53</text:p>
          </table:table-cell>
          <table:table-cell office:value-type="float" office:value="6.69" calcext:value-type="float">
            <text:p>6.69</text:p>
          </table:table-cell>
          <table:table-cell office:value-type="float" office:value="476" calcext:value-type="float">
            <text:p>476</text:p>
          </table:table-cell>
          <table:table-cell office:value-type="float" office:value="551" calcext:value-type="float">
            <text:p>551</text:p>
          </table:table-cell>
          <table:table-cell office:value-type="float" office:value="524.05" calcext:value-type="float">
            <text:p>524.05</text:p>
          </table:table-cell>
          <table:table-cell office:value-type="float" office:value="20.65" calcext:value-type="float">
            <text:p>20.65</text:p>
          </table:table-cell>
          <table:table-cell office:value-type="float" office:value="723" calcext:value-type="float">
            <text:p>723</text:p>
          </table:table-cell>
          <table:table-cell office:value-type="float" office:value="783" calcext:value-type="float">
            <text:p>783</text:p>
          </table:table-cell>
          <table:table-cell office:value-type="float" office:value="754.11" calcext:value-type="float">
            <text:p>754.11</text:p>
          </table:table-cell>
          <table:table-cell office:value-type="float" office:value="3.72" calcext:value-type="float">
            <text:p>3.72</text:p>
          </table:table-cell>
          <table:table-cell office:value-type="float" office:value="534" calcext:value-type="float">
            <text:p>534</text:p>
          </table:table-cell>
          <table:table-cell office:value-type="float" office:value="560" calcext:value-type="float">
            <text:p>560</text:p>
          </table:table-cell>
          <table:table-cell office:value-type="float" office:value="539.61" calcext:value-type="float">
            <text:p>539.61</text:p>
          </table:table-cell>
          <table:table-cell office:value-type="float" office:value="4.96" calcext:value-type="float">
            <text:p>4.96</text:p>
          </table:table-cell>
          <table:table-cell/>
        </table:table-row>
        <table:table-row table:style-name="ro1">
          <table:table-cell table:formula="of:=1/(([.B5]*25400)+4200)" office:value-type="float" office:value="0.00000945179584120983" calcext:value-type="float">
            <text:p>9.45179584120983E-06</text:p>
          </table:table-cell>
          <table:table-cell office:value-type="float" office:value="4" calcext:value-type="float">
            <text:p>4</text:p>
          </table:table-cell>
          <table:table-cell office:value-type="float" office:value="432" calcext:value-type="float">
            <text:p>432</text:p>
          </table:table-cell>
          <table:table-cell office:value-type="float" office:value="446" calcext:value-type="float">
            <text:p>446</text:p>
          </table:table-cell>
          <table:table-cell office:value-type="float" office:value="440.11" calcext:value-type="float">
            <text:p>440.11</text:p>
          </table:table-cell>
          <table:table-cell office:value-type="float" office:value="2.21" calcext:value-type="float">
            <text:p>2.21</text:p>
          </table:table-cell>
          <table:table-cell office:value-type="float" office:value="431" calcext:value-type="float">
            <text:p>431</text:p>
          </table:table-cell>
          <table:table-cell office:value-type="float" office:value="472" calcext:value-type="float">
            <text:p>472</text:p>
          </table:table-cell>
          <table:table-cell office:value-type="float" office:value="455.71" calcext:value-type="float">
            <text:p>455.71</text:p>
          </table:table-cell>
          <table:table-cell office:value-type="float" office:value="10.09" calcext:value-type="float">
            <text:p>10.09</text:p>
          </table:table-cell>
          <table:table-cell office:value-type="float" office:value="358" calcext:value-type="float">
            <text:p>358</text:p>
          </table:table-cell>
          <table:table-cell office:value-type="float" office:value="483" calcext:value-type="float">
            <text:p>483</text:p>
          </table:table-cell>
          <table:table-cell office:value-type="float" office:value="452.68" calcext:value-type="float">
            <text:p>452.68</text:p>
          </table:table-cell>
          <table:table-cell office:value-type="float" office:value="31.32" calcext:value-type="float">
            <text:p>31.32</text:p>
          </table:table-cell>
          <table:table-cell office:value-type="float" office:value="727" calcext:value-type="float">
            <text:p>727</text:p>
          </table:table-cell>
          <table:table-cell office:value-type="float" office:value="767" calcext:value-type="float">
            <text:p>767</text:p>
          </table:table-cell>
          <table:table-cell office:value-type="float" office:value="753.6" calcext:value-type="float">
            <text:p>753.6</text:p>
          </table:table-cell>
          <table:table-cell office:value-type="float" office:value="3.65" calcext:value-type="float">
            <text:p>3.65</text:p>
          </table:table-cell>
          <table:table-cell office:value-type="float" office:value="463" calcext:value-type="float">
            <text:p>463</text:p>
          </table:table-cell>
          <table:table-cell office:value-type="float" office:value="519" calcext:value-type="float">
            <text:p>519</text:p>
          </table:table-cell>
          <table:table-cell office:value-type="float" office:value="476.26" calcext:value-type="float">
            <text:p>476.26</text:p>
          </table:table-cell>
          <table:table-cell office:value-type="float" office:value="13.12" calcext:value-type="float">
            <text:p>13.12</text:p>
          </table:table-cell>
          <table:table-cell/>
        </table:table-row>
        <table:table-row table:style-name="ro1">
          <table:table-cell table:formula="of:=1/(([.B6]*25400)+4200)" office:value-type="float" office:value="0.00000843881856540084" calcext:value-type="float">
            <text:p>8.43881856540084E-06</text:p>
          </table:table-cell>
          <table:table-cell office:value-type="float" office:value="4.5" calcext:value-type="float">
            <text:p>4.5</text:p>
          </table:table-cell>
          <table:table-cell office:value-type="float" office:value="335" calcext:value-type="float">
            <text:p>335</text:p>
          </table:table-cell>
          <table:table-cell office:value-type="float" office:value="368" calcext:value-type="float">
            <text:p>368</text:p>
          </table:table-cell>
          <table:table-cell office:value-type="float" office:value="355.9" calcext:value-type="float">
            <text:p>355.9</text:p>
          </table:table-cell>
          <table:table-cell office:value-type="float" office:value="7.27" calcext:value-type="float">
            <text:p>7.27</text:p>
          </table:table-cell>
          <table:table-cell office:value-type="float" office:value="365" calcext:value-type="float">
            <text:p>365</text:p>
          </table:table-cell>
          <table:table-cell office:value-type="float" office:value="433" calcext:value-type="float">
            <text:p>433</text:p>
          </table:table-cell>
          <table:table-cell office:value-type="float" office:value="390.85" calcext:value-type="float">
            <text:p>390.85</text:p>
          </table:table-cell>
          <table:table-cell office:value-type="float" office:value="14.15" calcext:value-type="float">
            <text:p>14.15</text:p>
          </table:table-cell>
          <table:table-cell office:value-type="float" office:value="199" calcext:value-type="float">
            <text:p>199</text:p>
          </table:table-cell>
          <table:table-cell office:value-type="float" office:value="407" calcext:value-type="float">
            <text:p>407</text:p>
          </table:table-cell>
          <table:table-cell office:value-type="float" office:value="371.13" calcext:value-type="float">
            <text:p>371.13</text:p>
          </table:table-cell>
          <table:table-cell office:value-type="float" office:value="62.94" calcext:value-type="float">
            <text:p>62.94</text:p>
          </table:table-cell>
          <table:table-cell office:value-type="float" office:value="720" calcext:value-type="float">
            <text:p>720</text:p>
          </table:table-cell>
          <table:table-cell office:value-type="float" office:value="757" calcext:value-type="float">
            <text:p>757</text:p>
          </table:table-cell>
          <table:table-cell office:value-type="float" office:value="732.9" calcext:value-type="float">
            <text:p>732.9</text:p>
          </table:table-cell>
          <table:table-cell office:value-type="float" office:value="3.89" calcext:value-type="float">
            <text:p>3.89</text:p>
          </table:table-cell>
          <table:table-cell office:value-type="float" office:value="408" calcext:value-type="float">
            <text:p>408</text:p>
          </table:table-cell>
          <table:table-cell office:value-type="float" office:value="507" calcext:value-type="float">
            <text:p>507</text:p>
          </table:table-cell>
          <table:table-cell office:value-type="float" office:value="424.57" calcext:value-type="float">
            <text:p>424.57</text:p>
          </table:table-cell>
          <table:table-cell office:value-type="float" office:value="23.16" calcext:value-type="float">
            <text:p>23.16</text:p>
          </table:table-cell>
          <table:table-cell/>
        </table:table-row>
        <table:table-row table:style-name="ro1">
          <table:table-cell table:formula="of:=1/(([.B7]*25400)+4200)" office:value-type="float" office:value="0.0000076219512195122" calcext:value-type="float">
            <text:p>0.000007622</text:p>
          </table:table-cell>
          <table:table-cell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office:value-type="float" office:value="354" calcext:value-type="float">
            <text:p>354</text:p>
          </table:table-cell>
          <table:table-cell office:value-type="float" office:value="340.68" calcext:value-type="float">
            <text:p>340.68</text:p>
          </table:table-cell>
          <table:table-cell office:value-type="float" office:value="9.25" calcext:value-type="float">
            <text:p>9.25</text:p>
          </table:table-cell>
          <table:table-cell office:value-type="float" office:value="344" calcext:value-type="float">
            <text:p>344</text:p>
          </table:table-cell>
          <table:table-cell office:value-type="float" office:value="428" calcext:value-type="float">
            <text:p>428</text:p>
          </table:table-cell>
          <table:table-cell office:value-type="float" office:value="373.29" calcext:value-type="float">
            <text:p>373.29</text:p>
          </table:table-cell>
          <table:table-cell office:value-type="float" office:value="17.96" calcext:value-type="float">
            <text:p>17.96</text:p>
          </table:table-cell>
          <table:table-cell office:value-type="float" office:value="118" calcext:value-type="float">
            <text:p>118</text:p>
          </table:table-cell>
          <table:table-cell office:value-type="float" office:value="473" calcext:value-type="float">
            <text:p>473</text:p>
          </table:table-cell>
          <table:table-cell office:value-type="float" office:value="358.63" calcext:value-type="float">
            <text:p>358.63</text:p>
          </table:table-cell>
          <table:table-cell office:value-type="float" office:value="77.3" calcext:value-type="float">
            <text:p>77.3</text:p>
          </table:table-cell>
          <table:table-cell office:value-type="float" office:value="655" calcext:value-type="float">
            <text:p>655</text:p>
          </table:table-cell>
          <table:table-cell office:value-type="float" office:value="706" calcext:value-type="float">
            <text:p>706</text:p>
          </table:table-cell>
          <table:table-cell office:value-type="float" office:value="683.32" calcext:value-type="float">
            <text:p>683.32</text:p>
          </table:table-cell>
          <table:table-cell office:value-type="float" office:value="4.4" calcext:value-type="float">
            <text:p>4.4</text:p>
          </table:table-cell>
          <table:table-cell office:value-type="float" office:value="357" calcext:value-type="float">
            <text:p>357</text:p>
          </table:table-cell>
          <table:table-cell office:value-type="float" office:value="612" calcext:value-type="float">
            <text:p>612</text:p>
          </table:table-cell>
          <table:table-cell office:value-type="float" office:value="404.71" calcext:value-type="float">
            <text:p>404.71</text:p>
          </table:table-cell>
          <table:table-cell office:value-type="float" office:value="72.27" calcext:value-type="float">
            <text:p>72.27</text:p>
          </table:table-cell>
          <table:table-cell/>
        </table:table-row>
        <table:table-row table:style-name="ro1">
          <table:table-cell table:formula="of:=1/(([.B8]*25400)+4200)" office:value-type="float" office:value="0.00000694927032661571" calcext:value-type="float">
            <text:p>6.94927032661571E-06</text:p>
          </table:table-cell>
          <table:table-cell office:value-type="float" office:value="5.5" calcext:value-type="float">
            <text:p>5.5</text:p>
          </table:table-cell>
          <table:table-cell office:value-type="float" office:value="256" calcext:value-type="float">
            <text:p>256</text:p>
          </table:table-cell>
          <table:table-cell office:value-type="float" office:value="321" calcext:value-type="float">
            <text:p>321</text:p>
          </table:table-cell>
          <table:table-cell office:value-type="float" office:value="301.25" calcext:value-type="float">
            <text:p>301.25</text:p>
          </table:table-cell>
          <table:table-cell office:value-type="float" office:value="17.46" calcext:value-type="float">
            <text:p>17.46</text:p>
          </table:table-cell>
          <table:table-cell office:value-type="float" office:value="312" calcext:value-type="float">
            <text:p>312</text:p>
          </table:table-cell>
          <table:table-cell office:value-type="float" office:value="431" calcext:value-type="float">
            <text:p>431</text:p>
          </table:table-cell>
          <table:table-cell office:value-type="float" office:value="349.7" calcext:value-type="float">
            <text:p>349.7</text:p>
          </table:table-cell>
          <table:table-cell office:value-type="float" office:value="33.21" calcext:value-type="float">
            <text:p>33.21</text:p>
          </table:table-cell>
          <table:table-cell office:value-type="float" office:value="332" calcext:value-type="float">
            <text:p>332</text:p>
          </table:table-cell>
          <table:table-cell office:value-type="float" office:value="497" calcext:value-type="float">
            <text:p>497</text:p>
          </table:table-cell>
          <table:table-cell office:value-type="float" office:value="361.43" calcext:value-type="float">
            <text:p>361.43</text:p>
          </table:table-cell>
          <table:table-cell office:value-type="float" office:value="45.62" calcext:value-type="float">
            <text:p>45.62</text:p>
          </table:table-cell>
          <table:table-cell office:value-type="float" office:value="618" calcext:value-type="float">
            <text:p>618</text:p>
          </table:table-cell>
          <table:table-cell office:value-type="float" office:value="657" calcext:value-type="float">
            <text:p>657</text:p>
          </table:table-cell>
          <table:table-cell office:value-type="float" office:value="630.18" calcext:value-type="float">
            <text:p>630.18</text:p>
          </table:table-cell>
          <table:table-cell office:value-type="float" office:value="4.34" calcext:value-type="float">
            <text:p>4.34</text:p>
          </table:table-cell>
          <table:table-cell office:value-type="float" office:value="337" calcext:value-type="float">
            <text:p>337</text:p>
          </table:table-cell>
          <table:table-cell office:value-type="float" office:value="617" calcext:value-type="float">
            <text:p>617</text:p>
          </table:table-cell>
          <table:table-cell office:value-type="float" office:value="370.8" calcext:value-type="float">
            <text:p>370.8</text:p>
          </table:table-cell>
          <table:table-cell office:value-type="float" office:value="66.24" calcext:value-type="float">
            <text:p>66.24</text:p>
          </table:table-cell>
          <table:table-cell/>
        </table:table-row>
        <table:table-row table:style-name="ro1">
          <table:table-cell table:formula="of:=1/(([.B9]*25400)+4200)" office:value-type="float" office:value="0.00000638569604086846" calcext:value-type="float">
            <text:p>6.38569604086846E-06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95" calcext:value-type="float">
            <text:p>295</text:p>
          </table:table-cell>
          <table:table-cell office:value-type="float" office:value="282.63" calcext:value-type="float">
            <text:p>282.63</text:p>
          </table:table-cell>
          <table:table-cell office:value-type="float" office:value="11.34" calcext:value-type="float">
            <text:p>11.34</text:p>
          </table:table-cell>
          <table:table-cell office:value-type="float" office:value="190" calcext:value-type="float">
            <text:p>190</text:p>
          </table:table-cell>
          <table:table-cell office:value-type="float" office:value="382" calcext:value-type="float">
            <text:p>382</text:p>
          </table:table-cell>
          <table:table-cell office:value-type="float" office:value="296.96" calcext:value-type="float">
            <text:p>296.96</text:p>
          </table:table-cell>
          <table:table-cell office:value-type="float" office:value="41.95" calcext:value-type="float">
            <text:p>41.95</text:p>
          </table:table-cell>
          <table:table-cell office:value-type="float" office:value="300" calcext:value-type="float">
            <text:p>300</text:p>
          </table:table-cell>
          <table:table-cell office:value-type="float" office:value="364" calcext:value-type="float">
            <text:p>364</text:p>
          </table:table-cell>
          <table:table-cell office:value-type="float" office:value="320.59" calcext:value-type="float">
            <text:p>320.59</text:p>
          </table:table-cell>
          <table:table-cell office:value-type="float" office:value="14.41" calcext:value-type="float">
            <text:p>14.41</text:p>
          </table:table-cell>
          <table:table-cell office:value-type="float" office:value="585" calcext:value-type="float">
            <text:p>585</text:p>
          </table:table-cell>
          <table:table-cell office:value-type="float" office:value="612" calcext:value-type="float">
            <text:p>612</text:p>
          </table:table-cell>
          <table:table-cell office:value-type="float" office:value="587.59" calcext:value-type="float">
            <text:p>587.59</text:p>
          </table:table-cell>
          <table:table-cell office:value-type="float" office:value="4.19" calcext:value-type="float">
            <text:p>4.19</text:p>
          </table:table-cell>
          <table:table-cell office:value-type="float" office:value="305" calcext:value-type="float">
            <text:p>305</text:p>
          </table:table-cell>
          <table:table-cell office:value-type="float" office:value="617" calcext:value-type="float">
            <text:p>617</text:p>
          </table:table-cell>
          <table:table-cell office:value-type="float" office:value="362.52" calcext:value-type="float">
            <text:p>362.52</text:p>
          </table:table-cell>
          <table:table-cell office:value-type="float" office:value="98.19" calcext:value-type="float">
            <text:p>98.19</text:p>
          </table:table-cell>
          <table:table-cell/>
        </table:table-row>
        <table:table-row table:style-name="ro1">
          <table:table-cell table:formula="of:=1/(([.B10]*25400)+4200)" office:value-type="float" office:value="0.00000590667454223272" calcext:value-type="float">
            <text:p>5.90667454223272E-06</text:p>
          </table:table-cell>
          <table:table-cell office:value-type="float" office:value="6.5" calcext:value-type="float">
            <text:p>6.5</text:p>
          </table:table-cell>
          <table:table-cell office:value-type="float" office:value="204" calcext:value-type="float">
            <text:p>204</text:p>
          </table:table-cell>
          <table:table-cell office:value-type="float" office:value="283" calcext:value-type="float">
            <text:p>283</text:p>
          </table:table-cell>
          <table:table-cell office:value-type="float" office:value="262.57" calcext:value-type="float">
            <text:p>262.57</text:p>
          </table:table-cell>
          <table:table-cell office:value-type="float" office:value="20.76" calcext:value-type="float">
            <text:p>20.76</text:p>
          </table:table-cell>
          <table:table-cell office:value-type="float" office:value="218" calcext:value-type="float">
            <text:p>218</text:p>
          </table:table-cell>
          <table:table-cell office:value-type="float" office:value="413" calcext:value-type="float">
            <text:p>413</text:p>
          </table:table-cell>
          <table:table-cell office:value-type="float" office:value="299.07" calcext:value-type="float">
            <text:p>299.07</text:p>
          </table:table-cell>
          <table:table-cell office:value-type="float" office:value="47.76" calcext:value-type="float">
            <text:p>47.76</text:p>
          </table:table-cell>
          <table:table-cell office:value-type="float" office:value="16" calcext:value-type="float">
            <text:p>16</text:p>
          </table:table-cell>
          <table:table-cell office:value-type="float" office:value="318" calcext:value-type="float">
            <text:p>318</text:p>
          </table:table-cell>
          <table:table-cell office:value-type="float" office:value="243.69" calcext:value-type="float">
            <text:p>243.69</text:p>
          </table:table-cell>
          <table:table-cell office:value-type="float" office:value="97.18" calcext:value-type="float">
            <text:p>97.18</text:p>
          </table:table-cell>
          <table:table-cell office:value-type="float" office:value="531" calcext:value-type="float">
            <text:p>531</text:p>
          </table:table-cell>
          <table:table-cell office:value-type="float" office:value="578" calcext:value-type="float">
            <text:p>578</text:p>
          </table:table-cell>
          <table:table-cell office:value-type="float" office:value="551.53" calcext:value-type="float">
            <text:p>551.53</text:p>
          </table:table-cell>
          <table:table-cell office:value-type="float" office:value="6.04" calcext:value-type="float">
            <text:p>6.04</text:p>
          </table:table-cell>
          <table:table-cell office:value-type="float" office:value="279" calcext:value-type="float">
            <text:p>279</text:p>
          </table:table-cell>
          <table:table-cell office:value-type="float" office:value="650" calcext:value-type="float">
            <text:p>650</text:p>
          </table:table-cell>
          <table:table-cell office:value-type="float" office:value="330.65" calcext:value-type="float">
            <text:p>330.65</text:p>
          </table:table-cell>
          <table:table-cell office:value-type="float" office:value="110.97" calcext:value-type="float">
            <text:p>110.97</text:p>
          </table:table-cell>
          <table:table-cell/>
        </table:table-row>
        <table:table-row table:style-name="ro1">
          <table:table-cell table:formula="of:=1/(([.B11]*25400)+4200)" office:value-type="float" office:value="0.00000549450549450549" calcext:value-type="float">
            <text:p>5.49450549450549E-06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251" calcext:value-type="float">
            <text:p>251</text:p>
          </table:table-cell>
          <table:table-cell office:value-type="float" office:value="231.25" calcext:value-type="float">
            <text:p>231.25</text:p>
          </table:table-cell>
          <table:table-cell office:value-type="float" office:value="23.81" calcext:value-type="float">
            <text:p>23.81</text:p>
          </table:table-cell>
          <table:table-cell office:value-type="float" office:value="205" calcext:value-type="float">
            <text:p>205</text:p>
          </table:table-cell>
          <table:table-cell office:value-type="float" office:value="351" calcext:value-type="float">
            <text:p>351</text:p>
          </table:table-cell>
          <table:table-cell office:value-type="float" office:value="272.84" calcext:value-type="float">
            <text:p>272.84</text:p>
          </table:table-cell>
          <table:table-cell office:value-type="float" office:value="39.15" calcext:value-type="float">
            <text:p>39.15</text:p>
          </table:table-cell>
          <table:table-cell office:value-type="float" office:value="45" calcext:value-type="float">
            <text:p>45</text:p>
          </table:table-cell>
          <table:table-cell office:value-type="float" office:value="352" calcext:value-type="float">
            <text:p>352</text:p>
          </table:table-cell>
          <table:table-cell office:value-type="float" office:value="234.03" calcext:value-type="float">
            <text:p>234.03</text:p>
          </table:table-cell>
          <table:table-cell office:value-type="float" office:value="91.21" calcext:value-type="float">
            <text:p>91.21</text:p>
          </table:table-cell>
          <table:table-cell office:value-type="float" office:value="497" calcext:value-type="float">
            <text:p>497</text:p>
          </table:table-cell>
          <table:table-cell office:value-type="float" office:value="533" calcext:value-type="float">
            <text:p>533</text:p>
          </table:table-cell>
          <table:table-cell office:value-type="float" office:value="508.85" calcext:value-type="float">
            <text:p>508.85</text:p>
          </table:table-cell>
          <table:table-cell office:value-type="float" office:value="4.56" calcext:value-type="float">
            <text:p>4.56</text:p>
          </table:table-cell>
          <table:table-cell office:value-type="float" office:value="245" calcext:value-type="float">
            <text:p>245</text:p>
          </table:table-cell>
          <table:table-cell office:value-type="float" office:value="622" calcext:value-type="float">
            <text:p>622</text:p>
          </table:table-cell>
          <table:table-cell office:value-type="float" office:value="323.29" calcext:value-type="float">
            <text:p>323.29</text:p>
          </table:table-cell>
          <table:table-cell office:value-type="float" office:value="88.62" calcext:value-type="float">
            <text:p>88.62</text:p>
          </table:table-cell>
          <table:table-cell/>
        </table:table-row>
        <table:table-row table:style-name="ro1">
          <table:table-cell table:formula="of:=1/(([.B12]*25400)+4200)" office:value-type="float" office:value="0.00000513610683102209" calcext:value-type="float">
            <text:p>5.13610683102209E-06</text:p>
          </table:table-cell>
          <table:table-cell office:value-type="float" office:value="7.5" calcext:value-type="float">
            <text:p>7.5</text:p>
          </table:table-cell>
          <table:table-cell office:value-type="float" office:value="182" calcext:value-type="float">
            <text:p>182</text:p>
          </table:table-cell>
          <table:table-cell office:value-type="float" office:value="231" calcext:value-type="float">
            <text:p>231</text:p>
          </table:table-cell>
          <table:table-cell office:value-type="float" office:value="220.21" calcext:value-type="float">
            <text:p>220.21</text:p>
          </table:table-cell>
          <table:table-cell office:value-type="float" office:value="10.43" calcext:value-type="float">
            <text:p>10.43</text:p>
          </table:table-cell>
          <table:table-cell office:value-type="float" office:value="198" calcext:value-type="float">
            <text:p>198</text:p>
          </table:table-cell>
          <table:table-cell office:value-type="float" office:value="309" calcext:value-type="float">
            <text:p>309</text:p>
          </table:table-cell>
          <table:table-cell office:value-type="float" office:value="251.11" calcext:value-type="float">
            <text:p>251.11</text:p>
          </table:table-cell>
          <table:table-cell office:value-type="float" office:value="23.51" calcext:value-type="float">
            <text:p>23.51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237.3" calcext:value-type="float">
            <text:p>237.3</text:p>
          </table:table-cell>
          <table:table-cell office:value-type="float" office:value="94.06" calcext:value-type="float">
            <text:p>94.06</text:p>
          </table:table-cell>
          <table:table-cell office:value-type="float" office:value="475" calcext:value-type="float">
            <text:p>475</text:p>
          </table:table-cell>
          <table:table-cell office:value-type="float" office:value="522" calcext:value-type="float">
            <text:p>522</text:p>
          </table:table-cell>
          <table:table-cell office:value-type="float" office:value="482.16" calcext:value-type="float">
            <text:p>482.16</text:p>
          </table:table-cell>
          <table:table-cell office:value-type="float" office:value="8.22" calcext:value-type="float">
            <text:p>8.22</text:p>
          </table:table-cell>
          <table:table-cell office:value-type="float" office:value="239" calcext:value-type="float">
            <text:p>239</text:p>
          </table:table-cell>
          <table:table-cell office:value-type="float" office:value="584" calcext:value-type="float">
            <text:p>584</text:p>
          </table:table-cell>
          <table:table-cell office:value-type="float" office:value="308.24" calcext:value-type="float">
            <text:p>308.24</text:p>
          </table:table-cell>
          <table:table-cell office:value-type="float" office:value="88.69" calcext:value-type="float">
            <text:p>88.69</text:p>
          </table:table-cell>
          <table:table-cell/>
        </table:table-row>
        <table:table-row table:style-name="ro1">
          <table:table-cell table:formula="of:=1/(([.B13]*25400)+4200)" office:value-type="float" office:value="0.00000482160077145612" calcext:value-type="float">
            <text:p>4.82160077145612E-06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221" calcext:value-type="float">
            <text:p>221</text:p>
          </table:table-cell>
          <table:table-cell office:value-type="float" office:value="199.54" calcext:value-type="float">
            <text:p>199.54</text:p>
          </table:table-cell>
          <table:table-cell office:value-type="float" office:value="22.11" calcext:value-type="float">
            <text:p>22.11</text:p>
          </table:table-cell>
          <table:table-cell office:value-type="float" office:value="209" calcext:value-type="float">
            <text:p>209</text:p>
          </table:table-cell>
          <table:table-cell office:value-type="float" office:value="339" calcext:value-type="float">
            <text:p>339</text:p>
          </table:table-cell>
          <table:table-cell office:value-type="float" office:value="243.1" calcext:value-type="float">
            <text:p>243.1</text:p>
          </table:table-cell>
          <table:table-cell office:value-type="float" office:value="35.43" calcext:value-type="float">
            <text:p>35.43</text:p>
          </table:table-cell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office:value-type="float" office:value="203.15" calcext:value-type="float">
            <text:p>203.15</text:p>
          </table:table-cell>
          <table:table-cell office:value-type="float" office:value="100.01" calcext:value-type="float">
            <text:p>100.01</text:p>
          </table:table-cell>
          <table:table-cell office:value-type="float" office:value="445" calcext:value-type="float">
            <text:p>445</text:p>
          </table:table-cell>
          <table:table-cell office:value-type="float" office:value="509" calcext:value-type="float">
            <text:p>509</text:p>
          </table:table-cell>
          <table:table-cell office:value-type="float" office:value="461.74" calcext:value-type="float">
            <text:p>461.74</text:p>
          </table:table-cell>
          <table:table-cell office:value-type="float" office:value="10.71" calcext:value-type="float">
            <text:p>10.71</text:p>
          </table:table-cell>
          <table:table-cell office:value-type="float" office:value="200" calcext:value-type="float">
            <text:p>200</text:p>
          </table:table-cell>
          <table:table-cell office:value-type="float" office:value="566" calcext:value-type="float">
            <text:p>566</text:p>
          </table:table-cell>
          <table:table-cell office:value-type="float" office:value="254.7" calcext:value-type="float">
            <text:p>254.7</text:p>
          </table:table-cell>
          <table:table-cell office:value-type="float" office:value="88.88" calcext:value-type="float">
            <text:p>88.88</text:p>
          </table:table-cell>
          <table:table-cell/>
        </table:table-row>
        <table:table-row table:style-name="ro1">
          <table:table-cell table:formula="of:=1/(([.B14]*25400)+4200)" office:value-type="float" office:value="0.00000454338936846888" calcext:value-type="float">
            <text:p>4.54338936846888E-06</text:p>
          </table:table-cell>
          <table:table-cell office:value-type="float" office:value="8.5" calcext:value-type="float">
            <text:p>8.5</text:p>
          </table:table-cell>
          <table:table-cell office:value-type="float" office:value="126" calcext:value-type="float">
            <text:p>126</text:p>
          </table:table-cell>
          <table:table-cell office:value-type="float" office:value="216" calcext:value-type="float">
            <text:p>216</text:p>
          </table:table-cell>
          <table:table-cell office:value-type="float" office:value="189.35" calcext:value-type="float">
            <text:p>189.35</text:p>
          </table:table-cell>
          <table:table-cell office:value-type="float" office:value="25.09" calcext:value-type="float">
            <text:p>25.09</text:p>
          </table:table-cell>
          <table:table-cell office:value-type="float" office:value="115" calcext:value-type="float">
            <text:p>115</text:p>
          </table:table-cell>
          <table:table-cell office:value-type="float" office:value="325" calcext:value-type="float">
            <text:p>325</text:p>
          </table:table-cell>
          <table:table-cell office:value-type="float" office:value="226.19" calcext:value-type="float">
            <text:p>226.19</text:p>
          </table:table-cell>
          <table:table-cell office:value-type="float" office:value="43.67" calcext:value-type="float">
            <text:p>43.67</text:p>
          </table:table-cell>
          <table:table-cell office:value-type="float" office:value="208" calcext:value-type="float">
            <text:p>208</text:p>
          </table:table-cell>
          <table:table-cell office:value-type="float" office:value="301" calcext:value-type="float">
            <text:p>301</text:p>
          </table:table-cell>
          <table:table-cell office:value-type="float" office:value="234.76" calcext:value-type="float">
            <text:p>234.76</text:p>
          </table:table-cell>
          <table:table-cell office:value-type="float" office:value="26.03" calcext:value-type="float">
            <text:p>26.03</text:p>
          </table:table-cell>
          <table:table-cell office:value-type="float" office:value="426" calcext:value-type="float">
            <text:p>426</text:p>
          </table:table-cell>
          <table:table-cell office:value-type="float" office:value="503" calcext:value-type="float">
            <text:p>503</text:p>
          </table:table-cell>
          <table:table-cell office:value-type="float" office:value="442.34" calcext:value-type="float">
            <text:p>442.34</text:p>
          </table:table-cell>
          <table:table-cell office:value-type="float" office:value="20.39" calcext:value-type="float">
            <text:p>20.39</text:p>
          </table:table-cell>
          <table:table-cell office:value-type="float" office:value="200" calcext:value-type="float">
            <text:p>200</text:p>
          </table:table-cell>
          <table:table-cell office:value-type="float" office:value="545" calcext:value-type="float">
            <text:p>545</text:p>
          </table:table-cell>
          <table:table-cell office:value-type="float" office:value="255.44" calcext:value-type="float">
            <text:p>255.44</text:p>
          </table:table-cell>
          <table:table-cell office:value-type="float" office:value="98.83" calcext:value-type="float">
            <text:p>98.83</text:p>
          </table:table-cell>
          <table:table-cell/>
        </table:table-row>
        <table:table-row table:style-name="ro1">
          <table:table-cell table:formula="of:=1/(([.B15]*25400)+4200)" office:value-type="float" office:value="0.00000429553264604811" calcext:value-type="float">
            <text:p>4.29553264604811E-06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99" calcext:value-type="float">
            <text:p>199</text:p>
          </table:table-cell>
          <table:table-cell office:value-type="float" office:value="176.98" calcext:value-type="float">
            <text:p>176.98</text:p>
          </table:table-cell>
          <table:table-cell office:value-type="float" office:value="22.64" calcext:value-type="float">
            <text:p>22.64</text:p>
          </table:table-cell>
          <table:table-cell office:value-type="float" office:value="51" calcext:value-type="float">
            <text:p>51</text:p>
          </table:table-cell>
          <table:table-cell office:value-type="float" office:value="315" calcext:value-type="float">
            <text:p>315</text:p>
          </table:table-cell>
          <table:table-cell office:value-type="float" office:value="198.36" calcext:value-type="float">
            <text:p>198.36</text:p>
          </table:table-cell>
          <table:table-cell office:value-type="float" office:value="65.29" calcext:value-type="float">
            <text:p>65.29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175.1" calcext:value-type="float">
            <text:p>175.1</text:p>
          </table:table-cell>
          <table:table-cell office:value-type="float" office:value="85.67" calcext:value-type="float">
            <text:p>85.67</text:p>
          </table:table-cell>
          <table:table-cell office:value-type="float" office:value="376" calcext:value-type="float">
            <text:p>376</text:p>
          </table:table-cell>
          <table:table-cell office:value-type="float" office:value="494" calcext:value-type="float">
            <text:p>494</text:p>
          </table:table-cell>
          <table:table-cell office:value-type="float" office:value="416.96" calcext:value-type="float">
            <text:p>416.96</text:p>
          </table:table-cell>
          <table:table-cell office:value-type="float" office:value="15.71" calcext:value-type="float">
            <text:p>15.71</text:p>
          </table:table-cell>
          <table:table-cell office:value-type="float" office:value="180" calcext:value-type="float">
            <text:p>180</text:p>
          </table:table-cell>
          <table:table-cell office:value-type="float" office:value="439" calcext:value-type="float">
            <text:p>439</text:p>
          </table:table-cell>
          <table:table-cell office:value-type="float" office:value="326.05" calcext:value-type="float">
            <text:p>326.05</text:p>
          </table:table-cell>
          <table:table-cell office:value-type="float" office:value="84.71" calcext:value-type="float">
            <text:p>84.71</text:p>
          </table:table-cell>
          <table:table-cell/>
        </table:table-row>
        <table:table-row table:style-name="ro1">
          <table:table-cell table:formula="of:=1/(([.B16]*25400)+4200)" office:value-type="float" office:value="0.00000407331975560081" calcext:value-type="float">
            <text:p>4.07331975560081E-06</text:p>
          </table:table-cell>
          <table:table-cell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167.31" calcext:value-type="float">
            <text:p>167.31</text:p>
          </table:table-cell>
          <table:table-cell office:value-type="float" office:value="21.96" calcext:value-type="float">
            <text:p>21.96</text:p>
          </table:table-cell>
          <table:table-cell office:value-type="float" office:value="73" calcext:value-type="float">
            <text:p>73</text:p>
          </table:table-cell>
          <table:table-cell office:value-type="float" office:value="311" calcext:value-type="float">
            <text:p>311</text:p>
          </table:table-cell>
          <table:table-cell office:value-type="float" office:value="175.9" calcext:value-type="float">
            <text:p>175.9</text:p>
          </table:table-cell>
          <table:table-cell office:value-type="float" office:value="50.79" calcext:value-type="float">
            <text:p>50.79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192.64" calcext:value-type="float">
            <text:p>192.64</text:p>
          </table:table-cell>
          <table:table-cell office:value-type="float" office:value="50.27" calcext:value-type="float">
            <text:p>50.27</text:p>
          </table:table-cell>
          <table:table-cell office:value-type="float" office:value="367" calcext:value-type="float">
            <text:p>367</text:p>
          </table:table-cell>
          <table:table-cell office:value-type="float" office:value="427" calcext:value-type="float">
            <text:p>427</text:p>
          </table:table-cell>
          <table:table-cell office:value-type="float" office:value="394.79" calcext:value-type="float">
            <text:p>394.79</text:p>
          </table:table-cell>
          <table:table-cell office:value-type="float" office:value="7.63" calcext:value-type="float">
            <text:p>7.63</text:p>
          </table:table-cell>
          <table:table-cell office:value-type="float" office:value="167" calcext:value-type="float">
            <text:p>167</text:p>
          </table:table-cell>
          <table:table-cell office:value-type="float" office:value="501" calcext:value-type="float">
            <text:p>501</text:p>
          </table:table-cell>
          <table:table-cell office:value-type="float" office:value="233.04" calcext:value-type="float">
            <text:p>233.04</text:p>
          </table:table-cell>
          <table:table-cell office:value-type="float" office:value="90.29" calcext:value-type="float">
            <text:p>90.29</text:p>
          </table:table-cell>
          <table:table-cell/>
        </table:table-row>
        <table:table-row table:style-name="ro1">
          <table:table-cell table:formula="of:=1/(([.B17]*25400)+4200)" office:value-type="float" office:value="0.00000387296669248644" calcext:value-type="float">
            <text:p>0.000003873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52.15" calcext:value-type="float">
            <text:p>152.15</text:p>
          </table:table-cell>
          <table:table-cell office:value-type="float" office:value="26.69" calcext:value-type="float">
            <text:p>26.69</text:p>
          </table:table-cell>
          <table:table-cell office:value-type="float" office:value="45" calcext:value-type="float">
            <text:p>45</text:p>
          </table:table-cell>
          <table:table-cell office:value-type="float" office:value="284" calcext:value-type="float">
            <text:p>284</text:p>
          </table:table-cell>
          <table:table-cell office:value-type="float" office:value="161.48" calcext:value-type="float">
            <text:p>161.48</text:p>
          </table:table-cell>
          <table:table-cell office:value-type="float" office:value="58.51" calcext:value-type="float">
            <text:p>58.51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194.09" calcext:value-type="float">
            <text:p>194.09</text:p>
          </table:table-cell>
          <table:table-cell office:value-type="float" office:value="72.23" calcext:value-type="float">
            <text:p>72.23</text:p>
          </table:table-cell>
          <table:table-cell office:value-type="float" office:value="362" calcext:value-type="float">
            <text:p>362</text:p>
          </table:table-cell>
          <table:table-cell office:value-type="float" office:value="477" calcext:value-type="float">
            <text:p>477</text:p>
          </table:table-cell>
          <table:table-cell office:value-type="float" office:value="389.74" calcext:value-type="float">
            <text:p>389.74</text:p>
          </table:table-cell>
          <table:table-cell office:value-type="float" office:value="31.81" calcext:value-type="float">
            <text:p>31.81</text:p>
          </table:table-cell>
          <table:table-cell office:value-type="float" office:value="142" calcext:value-type="float">
            <text:p>142</text:p>
          </table:table-cell>
          <table:table-cell office:value-type="float" office:value="463" calcext:value-type="float">
            <text:p>463</text:p>
          </table:table-cell>
          <table:table-cell office:value-type="float" office:value="206.21" calcext:value-type="float">
            <text:p>206.21</text:p>
          </table:table-cell>
          <table:table-cell office:value-type="float" office:value="70.41" calcext:value-type="float">
            <text:p>70.41</text:p>
          </table:table-cell>
          <table:table-cell/>
        </table:table-row>
        <table:table-row table:style-name="ro1">
          <table:table-cell table:formula="of:=1/(([.B18]*25400)+4200)" office:value-type="float" office:value="0.00000369139904023625" calcext:value-type="float">
            <text:p>3.69139904023625E-06</text:p>
          </table:table-cell>
          <table:table-cell office:value-type="float" office:value="10.5" calcext:value-type="float">
            <text:p>10.5</text:p>
          </table:table-cell>
          <table:table-cell office:value-type="float" office:value="86" calcext:value-type="float">
            <text:p>86</text:p>
          </table:table-cell>
          <table:table-cell office:value-type="float" office:value="170" calcext:value-type="float">
            <text:p>170</text:p>
          </table:table-cell>
          <table:table-cell office:value-type="float" office:value="147.84" calcext:value-type="float">
            <text:p>147.84</text:p>
          </table:table-cell>
          <table:table-cell office:value-type="float" office:value="21.75" calcext:value-type="float">
            <text:p>21.75</text:p>
          </table:table-cell>
          <table:table-cell office:value-type="float" office:value="59" calcext:value-type="float">
            <text:p>59</text:p>
          </table:table-cell>
          <table:table-cell office:value-type="float" office:value="270" calcext:value-type="float">
            <text:p>270</text:p>
          </table:table-cell>
          <table:table-cell office:value-type="float" office:value="169.82" calcext:value-type="float">
            <text:p>169.82</text:p>
          </table:table-cell>
          <table:table-cell office:value-type="float" office:value="51.2" calcext:value-type="float">
            <text:p>51.2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60.73" calcext:value-type="float">
            <text:p>160.73</text:p>
          </table:table-cell>
          <table:table-cell office:value-type="float" office:value="77.12" calcext:value-type="float">
            <text:p>77.12</text:p>
          </table:table-cell>
          <table:table-cell office:value-type="float" office:value="337" calcext:value-type="float">
            <text:p>337</text:p>
          </table:table-cell>
          <table:table-cell office:value-type="float" office:value="464" calcext:value-type="float">
            <text:p>464</text:p>
          </table:table-cell>
          <table:table-cell office:value-type="float" office:value="374.37" calcext:value-type="float">
            <text:p>374.37</text:p>
          </table:table-cell>
          <table:table-cell office:value-type="float" office:value="33.7" calcext:value-type="float">
            <text:p>33.7</text:p>
          </table:table-cell>
          <table:table-cell office:value-type="float" office:value="144" calcext:value-type="float">
            <text:p>144</text:p>
          </table:table-cell>
          <table:table-cell office:value-type="float" office:value="375" calcext:value-type="float">
            <text:p>375</text:p>
          </table:table-cell>
          <table:table-cell office:value-type="float" office:value="251.32" calcext:value-type="float">
            <text:p>251.32</text:p>
          </table:table-cell>
          <table:table-cell office:value-type="float" office:value="75.88" calcext:value-type="float">
            <text:p>75.88</text:p>
          </table:table-cell>
          <table:table-cell/>
        </table:table-row>
        <table:table-row table:style-name="ro1">
          <table:table-cell table:formula="of:=1/(([.B19]*25400)+4200)" office:value-type="float" office:value="0.00000352609308885755" calcext:value-type="float">
            <text:p>3.52609308885755E-06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61" calcext:value-type="float">
            <text:p>161</text:p>
          </table:table-cell>
          <table:table-cell office:value-type="float" office:value="140.7" calcext:value-type="float">
            <text:p>140.7</text:p>
          </table:table-cell>
          <table:table-cell office:value-type="float" office:value="17.76" calcext:value-type="float">
            <text:p>17.76</text:p>
          </table:table-cell>
          <table:table-cell office:value-type="float" office:value="55" calcext:value-type="float">
            <text:p>55</text:p>
          </table:table-cell>
          <table:table-cell office:value-type="float" office:value="196" calcext:value-type="float">
            <text:p>196</text:p>
          </table:table-cell>
          <table:table-cell office:value-type="float" office:value="151.02" calcext:value-type="float">
            <text:p>151.02</text:p>
          </table:table-cell>
          <table:table-cell office:value-type="float" office:value="36.88" calcext:value-type="float">
            <text:p>36.88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41.93" calcext:value-type="float">
            <text:p>141.93</text:p>
          </table:table-cell>
          <table:table-cell office:value-type="float" office:value="56.04" calcext:value-type="float">
            <text:p>56.04</text:p>
          </table:table-cell>
          <table:table-cell office:value-type="float" office:value="327" calcext:value-type="float">
            <text:p>327</text:p>
          </table:table-cell>
          <table:table-cell office:value-type="float" office:value="363" calcext:value-type="float">
            <text:p>363</text:p>
          </table:table-cell>
          <table:table-cell office:value-type="float" office:value="345.73" calcext:value-type="float">
            <text:p>345.73</text:p>
          </table:table-cell>
          <table:table-cell office:value-type="float" office:value="4.94" calcext:value-type="float">
            <text:p>4.94</text:p>
          </table:table-cell>
          <table:table-cell office:value-type="float" office:value="127" calcext:value-type="float">
            <text:p>127</text:p>
          </table:table-cell>
          <table:table-cell office:value-type="float" office:value="439" calcext:value-type="float">
            <text:p>439</text:p>
          </table:table-cell>
          <table:table-cell office:value-type="float" office:value="198.13" calcext:value-type="float">
            <text:p>198.13</text:p>
          </table:table-cell>
          <table:table-cell office:value-type="float" office:value="84.65" calcext:value-type="float">
            <text:p>84.65</text:p>
          </table:table-cell>
          <table:table-cell/>
        </table:table-row>
        <table:table-row table:style-name="ro1">
          <table:table-cell table:formula="of:=1/(([.B20]*25400)+4200)" office:value-type="float" office:value="0.00000337495781302734" calcext:value-type="float">
            <text:p>0.000003375</text:p>
          </table:table-cell>
          <table:table-cell office:value-type="float" office:value="11.5" calcext:value-type="float">
            <text:p>11.5</text:p>
          </table:table-cell>
          <table:table-cell office:value-type="float" office:value="72" calcext:value-type="float">
            <text:p>72</text:p>
          </table:table-cell>
          <table:table-cell office:value-type="float" office:value="154" calcext:value-type="float">
            <text:p>154</text:p>
          </table:table-cell>
          <table:table-cell office:value-type="float" office:value="131.5" calcext:value-type="float">
            <text:p>131.5</text:p>
          </table:table-cell>
          <table:table-cell office:value-type="float" office:value="22.04" calcext:value-type="float">
            <text:p>22.04</text:p>
          </table:table-cell>
          <table:table-cell office:value-type="float" office:value="73" calcext:value-type="float">
            <text:p>73</text:p>
          </table:table-cell>
          <table:table-cell office:value-type="float" office:value="252" calcext:value-type="float">
            <text:p>252</text:p>
          </table:table-cell>
          <table:table-cell office:value-type="float" office:value="151.17" calcext:value-type="float">
            <text:p>151.17</text:p>
          </table:table-cell>
          <table:table-cell office:value-type="float" office:value="41.09" calcext:value-type="float">
            <text:p>41.09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145.55" calcext:value-type="float">
            <text:p>145.55</text:p>
          </table:table-cell>
          <table:table-cell office:value-type="float" office:value="83.81" calcext:value-type="float">
            <text:p>83.81</text:p>
          </table:table-cell>
          <table:table-cell office:value-type="float" office:value="318" calcext:value-type="float">
            <text:p>318</text:p>
          </table:table-cell>
          <table:table-cell office:value-type="float" office:value="353" calcext:value-type="float">
            <text:p>353</text:p>
          </table:table-cell>
          <table:table-cell office:value-type="float" office:value="332.13" calcext:value-type="float">
            <text:p>332.13</text:p>
          </table:table-cell>
          <table:table-cell office:value-type="float" office:value="7.17" calcext:value-type="float">
            <text:p>7.17</text:p>
          </table:table-cell>
          <table:table-cell office:value-type="float" office:value="73" calcext:value-type="float">
            <text:p>73</text:p>
          </table:table-cell>
          <table:table-cell office:value-type="float" office:value="427" calcext:value-type="float">
            <text:p>427</text:p>
          </table:table-cell>
          <table:table-cell office:value-type="float" office:value="221.57" calcext:value-type="float">
            <text:p>221.57</text:p>
          </table:table-cell>
          <table:table-cell office:value-type="float" office:value="77.16" calcext:value-type="float">
            <text:p>77.16</text:p>
          </table:table-cell>
          <table:table-cell/>
        </table:table-row>
        <table:table-row table:style-name="ro1">
          <table:table-cell table:formula="of:=1/(([.B21]*25400)+4200)" office:value-type="float" office:value="0.00000323624595469256" calcext:value-type="float">
            <text:p>3.23624595469256E-06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154" calcext:value-type="float">
            <text:p>154</text:p>
          </table:table-cell>
          <table:table-cell office:value-type="float" office:value="133.54" calcext:value-type="float">
            <text:p>133.54</text:p>
          </table:table-cell>
          <table:table-cell office:value-type="float" office:value="8.31" calcext:value-type="float">
            <text:p>8.31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157.23" calcext:value-type="float">
            <text:p>157.23</text:p>
          </table:table-cell>
          <table:table-cell office:value-type="float" office:value="34.46" calcext:value-type="float">
            <text:p>34.46</text:p>
          </table:table-cell>
          <table:table-cell office:value-type="float" office:value="84" calcext:value-type="float">
            <text:p>84</text:p>
          </table:table-cell>
          <table:table-cell office:value-type="float" office:value="378" calcext:value-type="float">
            <text:p>378</text:p>
          </table:table-cell>
          <table:table-cell office:value-type="float" office:value="166.62" calcext:value-type="float">
            <text:p>166.62</text:p>
          </table:table-cell>
          <table:table-cell office:value-type="float" office:value="69.98" calcext:value-type="float">
            <text:p>69.98</text:p>
          </table:table-cell>
          <table:table-cell office:value-type="float" office:value="306" calcext:value-type="float">
            <text:p>306</text:p>
          </table:table-cell>
          <table:table-cell office:value-type="float" office:value="358" calcext:value-type="float">
            <text:p>358</text:p>
          </table:table-cell>
          <table:table-cell office:value-type="float" office:value="323.63" calcext:value-type="float">
            <text:p>323.63</text:p>
          </table:table-cell>
          <table:table-cell office:value-type="float" office:value="8.04" calcext:value-type="float">
            <text:p>8.04</text:p>
          </table:table-cell>
          <table:table-cell office:value-type="float" office:value="93" calcext:value-type="float">
            <text:p>93</text:p>
          </table:table-cell>
          <table:table-cell office:value-type="float" office:value="325" calcext:value-type="float">
            <text:p>325</text:p>
          </table:table-cell>
          <table:table-cell office:value-type="float" office:value="188.37" calcext:value-type="float">
            <text:p>188.37</text:p>
          </table:table-cell>
          <table:table-cell office:value-type="float" office:value="73.36" calcext:value-type="float">
            <text:p>73.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table:formula="of:=AVERAGE([.F3:.F21])" office:value-type="float" office:value="15.6852631578947" calcext:value-type="float">
            <text:p>15.6852631579</text:p>
          </table:table-cell>
          <table:table-cell table:number-columns-repeated="3"/>
          <table:table-cell table:formula="of:=AVERAGE([.J3:.J21])" office:value-type="float" office:value="34.5584210526316" calcext:value-type="float">
            <text:p>34.5584210526</text:p>
          </table:table-cell>
          <table:table-cell table:number-columns-repeated="3"/>
          <table:table-cell table:formula="of:=AVERAGE([.N3:.N21])" office:value-type="float" office:value="60.9842105263158" calcext:value-type="float">
            <text:p>60.9842105263</text:p>
          </table:table-cell>
          <table:table-cell table:number-columns-repeated="3"/>
          <table:table-cell table:formula="of:=AVERAGE([.R3:.R21])" office:value-type="float" office:value="9.82947368421053" calcext:value-type="float">
            <text:p>9.8294736842</text:p>
          </table:table-cell>
          <table:table-cell table:number-columns-repeated="3"/>
          <table:table-cell table:formula="of:=AVERAGE([.V3:.V21])" office:value-type="float" office:value="69.0363157894737" calcext:value-type="float">
            <text:p>69.0363157895</text:p>
          </table:table-cell>
          <table:table-cell/>
        </table:table-row>
        <table:table-row table:style-name="ro1">
          <table:table-cell table:number-columns-repeated="21"/>
          <table:table-cell office:value-type="float" office:value="0" calcext:value-type="float">
            <text:p>0</text:p>
          </table:table-cell>
          <table:table-cell/>
        </table:table-row>
      </table:table>
      <table:table table:name="Sheet5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/>
          <table:table-cell office:value-type="string" calcext:value-type="string">
            <text:p>headi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number-columns-repeated="2"/>
          <table:table-cell table:formula="of:=[.C4]*PI()/180" office:value-type="float" office:value="0.959931088596881" calcext:value-type="float">
            <text:p>0.9599310886</text:p>
          </table:table-cell>
          <table:table-cell office:value-type="string" calcext:value-type="string">
            <text:p>rad</text:p>
          </table:table-cell>
        </table:table-row>
        <table:table-row table:style-name="ro1">
          <table:table-cell/>
          <table:table-cell office:value-type="string" calcext:value-type="string">
            <text:p>cos(heading)</text:p>
          </table:table-cell>
          <table:table-cell table:formula="of:=COS([.C5])" office:value-type="float" office:value="0.573576436351046" calcext:value-type="float">
            <text:p>0.5735764364</text:p>
          </table:table-cell>
          <table:table-cell office:value-type="string" calcext:value-type="string">
            <text:p>a/h</text:p>
          </table:table-cell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table:formula="of:=9/[.C6]" office:value-type="float" office:value="15.6910211605899" calcext:value-type="float">
            <text:p>15.6910211606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table:number-columns-repeated="2"/>
          <table:table-cell table:formula="of:=40/2.54" office:value-type="float" office:value="15.748031496063" calcext:value-type="float">
            <text:p>15.7480314961</text:p>
          </table:table-cell>
          <table:table-cell office:value-type="string" calcext:value-type="string">
            <text:p>max in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if heading &lt; 55 de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en compute max delta_v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16000000" calcext:value-type="float">
            <text:p>16000000</text:p>
          </table:table-cell>
          <table:table-cell table:number-columns-repeated="2"/>
        </table:table-row>
        <table:table-row table:style-name="ro1">
          <table:table-cell/>
          <table:table-cell table:formula="of:=220*3200*2/60" office:value-type="float" office:value="23466.6666666667" calcext:value-type="float">
            <text:p>23466.6666666667</text:p>
          </table:table-cell>
          <table:table-cell office:value-type="string" calcext:value-type="string">
            <text:p>ticks/sec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ycles/tick</text:p>
          </table:table-cell>
          <table:table-cell/>
        </table:table-row>
        <table:table-row table:style-name="ro1">
          <table:table-cell/>
          <table:table-cell table:formula="of:=[.B22]*[.B21]" office:value-type="float" office:value="2346666.66666667" calcext:value-type="float">
            <text:p>2346666.66666667</text:p>
          </table:table-cell>
          <table:table-cell office:value-type="string" calcext:value-type="string">
            <text:p>cycles/sec</text:p>
          </table:table-cell>
          <table:table-cell/>
        </table:table-row>
        <table:table-row table:style-name="ro1">
          <table:table-cell/>
          <table:table-cell table:style-name="ce2" table:formula="of:=[.B23]/[.B20]" office:value-type="percentage" office:value="0.146666666666667" calcext:value-type="percentage">
            <text:p>14.67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19:46:17.972059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9:28:20.345752170</meta:creation-date>
    <dc:date>2016-11-14T01:23:34.705787898</dc:date>
    <meta:editing-duration>PT14H7M36S</meta:editing-duration>
    <meta:editing-cycles>100</meta:editing-cycles>
    <meta:generator>LibreOffice/5.1.6.2.0$Linux_X86_64 LibreOffice_project/10$Build-2</meta:generator>
    <meta:document-statistic meta:table-count="5" meta:cell-count="1718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7cm" svg:height="10.519cm" xlink:href=".." xlink:type="simple" chart:class="chart:scatter" chart:style-name="ch1">
        <chart:legend chart:legend-position="end" svg:x="16.529cm" svg:y="4.213cm" style:legend-expansion="high" chart:style-name="ch2"/>
        <chart:plot-area chart:style-name="ch3" table:cell-range-address="Test_setup_1.A4:Test_setup_1.A22 Test_setup_1.E3:Test_setup_1.E22 Test_setup_1.H4:Test_setup_1.H22 Test_setup_1.K4:Test_setup_1.K22 Test_setup_1.Q4:Test_setup_1.Q22" chart:data-source-has-labels="row" svg:x="0.363cm" svg:y="0.21cm" svg:width="15.803cm" svg:height="10.099cm">
          <chartooo:coordinate-region svg:x="1.209cm" svg:y="0.409cm" svg:width="14.605cm" svg:height="9.2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setup_1.E4:Test_setup_1.E22" chart:label-cell-address="Test_setup_1.E3:Test_setup_1.E3" chart:class="chart:scatter">
            <chart:domain table:cell-range-address="Test_setup_1.A4:Test_setup_1.A22"/>
            <chart:data-point chart:repeated="19"/>
          </chart:series>
          <chart:series chart:style-name="ch7" chart:values-cell-range-address="Test_setup_1.H4:Test_setup_1.H22" loext:label-string="val_1" chart:class="chart:scatter">
            <chart:data-point chart:repeated="19"/>
          </chart:series>
          <chart:series chart:style-name="ch8" chart:values-cell-range-address="Test_setup_1.K4:Test_setup_1.K22" loext:label-string="val_2" chart:class="chart:scatter">
            <chart:data-point chart:repeated="19"/>
          </chart:series>
          <chart:series chart:style-name="ch9" chart:values-cell-range-address="Test_setup_1.Q4:Test_setup_1.Q22" loext:label-string="val_4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_0</text:p>
                <draw:g>
                  <svg:desc>Test_setup_1.E3:Test_setup_1.E3</svg:desc>
                </draw:g>
              </table:table-cell>
              <table:table-cell office:value-type="string">
                <text:p>val_1</text:p>
              </table:table-cell>
              <table:table-cell office:value-type="string">
                <text:p>val_2</text:p>
              </table:table-cell>
              <table:table-cell office:value-type="string">
                <text:p>val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4378109452736">
                <text:p>0.124378109452736</text:p>
                <draw:g>
                  <svg:desc>Test_setup_1.A4:Test_setup_1.A22</svg:desc>
                </draw:g>
              </table:table-cell>
              <table:table-cell office:value-type="float" office:value="185">
                <text:p>185</text:p>
                <draw:g>
                  <svg:desc>Test_setup_1.E4:Test_setup_1.E22</svg:desc>
                </draw:g>
              </table:table-cell>
              <table:table-cell office:value-type="float" office:value="192">
                <text:p>192</text:p>
                <draw:g>
                  <svg:desc>Test_setup_1.H4:Test_setup_1.H22</svg:desc>
                </draw:g>
              </table:table-cell>
              <table:table-cell office:value-type="float" office:value="192">
                <text:p>192</text:p>
                <draw:g>
                  <svg:desc>Test_setup_1.K4:Test_setup_1.K22</svg:desc>
                </draw:g>
              </table:table-cell>
              <table:table-cell office:value-type="float" office:value="186">
                <text:p>186</text:p>
                <draw:g>
                  <svg:desc>Test_setup_1.Q4:Test_setup_1.Q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411385606874">
                <text:p>0.107411385606874</text:p>
              </table:table-cell>
              <table:table-cell office:value-type="float" office:value="148">
                <text:p>148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5179584120983">
                <text:p>0.0945179584120983</text:p>
              </table:table-cell>
              <table:table-cell office:value-type="float" office:value="130">
                <text:p>130</text:p>
              </table:table-cell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3881856540084">
                <text:p>0.0843881856540084</text:p>
              </table:table-cell>
              <table:table-cell office:value-type="float" office:value="111">
                <text:p>111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219512195122">
                <text:p>0.076219512195122</text:p>
              </table:table-cell>
              <table:table-cell office:value-type="float" office:value="104">
                <text:p>104</text:p>
              </table:table-cell>
              <table:table-cell office:value-type="float" office:value="93">
                <text:p>93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4927032661571">
                <text:p>0.0694927032661571</text:p>
              </table:table-cell>
              <table:table-cell office:value-type="float" office:value="92">
                <text:p>92</text:p>
              </table:table-cell>
              <table:table-cell office:value-type="float" office:value="98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8569604086845">
                <text:p>0.0638569604086845</text:p>
              </table:table-cell>
              <table:table-cell office:value-type="float" office:value="82">
                <text:p>82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0667454223272">
                <text:p>0.0590667454223272</text:p>
              </table:table-cell>
              <table:table-cell office:value-type="float" office:value="79">
                <text:p>79</text:p>
              </table:table-cell>
              <table:table-cell office:value-type="float" office:value="86">
                <text:p>86</text:p>
              </table:table-cell>
              <table:table-cell office:value-type="float" office:value="112">
                <text:p>1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56">
                <text:p>56</text:p>
              </table:table-cell>
              <table:table-cell office:value-type="float" office:value="110">
                <text:p>11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3610683102209">
                <text:p>0.0513610683102209</text:p>
              </table:table-cell>
              <table:table-cell office:value-type="float" office:value="64">
                <text:p>64</text:p>
              </table:table-cell>
              <table:table-cell office:value-type="float" office:value="84">
                <text:p>84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2160077145612">
                <text:p>0.0482160077145612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4338936846888">
                <text:p>0.0454338936846888</text:p>
              </table:table-cell>
              <table:table-cell office:value-type="float" office:value="58">
                <text:p>5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9553264604811">
                <text:p>0.0429553264604811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7331975560081">
                <text:p>0.0407331975560081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  <table:table-cell office:value-type="float" office:value="74">
                <text:p>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7296669248644">
                <text:p>0.0387296669248644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9139904023625">
                <text:p>0.0369139904023625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2609308885755">
                <text:p>0.0352609308885755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495781302734">
                <text:p>0.0337495781302734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3624595469256">
                <text:p>0.0323624595469256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14cm" svg:y="3.454cm" style:legend-expansion="high" chart:style-name="ch2"/>
        <chart:plot-area chart:style-name="ch3" table:cell-range-address="Test_setup_2.A3:Test_setup_2.A21 Test_setup_2.N2:Test_setup_2.N21 Test_setup_2.L3:Test_setup_2.M21" chart:data-source-has-labels="row" svg:x="0.32cm" svg:y="0.18cm" svg:width="11.674cm" svg:height="8.64cm">
          <chartooo:coordinate-region svg:x="1.365cm" svg:y="0.379cm" svg:width="10.27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setup_2.N3:Test_setup_2.N21" chart:label-cell-address="Test_setup_2.N2:Test_setup_2.N2" chart:class="chart:scatter">
            <chart:domain table:cell-range-address="Test_setup_2.A3:Test_setup_2.A21"/>
            <chart:regression-curve chart:style-name="ch7">
              <chart:equation chart:display-equation="true" chart:display-r-square="true"/>
            </chart:regression-curve>
            <chart:data-point chart:repeated="19"/>
          </chart:series>
          <chart:series chart:style-name="ch8" chart:values-cell-range-address="Test_setup_2.L3:Test_setup_2.L21" loext:label-string="min_3" chart:class="chart:scatter">
            <chart:data-point chart:repeated="19"/>
          </chart:series>
          <chart:series chart:style-name="ch9" chart:values-cell-range-address="Test_setup_2.M3:Test_setup_2.M21" loext:label-string="max_3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_3</text:p>
                <draw:g>
                  <svg:desc>Test_setup_2.N2:Test_setup_2.N2</svg:desc>
                </draw:g>
              </table:table-cell>
              <table:table-cell office:value-type="string">
                <text:p>min_3</text:p>
              </table:table-cell>
              <table:table-cell office:value-type="string">
                <text:p>max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4378109452736">
                <text:p>0.124378109452736</text:p>
                <draw:g>
                  <svg:desc>Test_setup_2.A3:Test_setup_2.A21</svg:desc>
                </draw:g>
              </table:table-cell>
              <table:table-cell office:value-type="float" office:value="2544.73">
                <text:p>2544.73</text:p>
                <draw:g>
                  <svg:desc>Test_setup_2.N3:Test_setup_2.N21</svg:desc>
                </draw:g>
              </table:table-cell>
              <table:table-cell office:value-type="float" office:value="1273">
                <text:p>1273</text:p>
                <draw:g>
                  <svg:desc>Test_setup_2.L3:Test_setup_2.L21</svg:desc>
                </draw:g>
              </table:table-cell>
              <table:table-cell office:value-type="float" office:value="2553">
                <text:p>2553</text:p>
                <draw:g>
                  <svg:desc>Test_setup_2.M3:Test_setup_2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411385606874">
                <text:p>0.107411385606874</text:p>
              </table:table-cell>
              <table:table-cell office:value-type="float" office:value="2341.77">
                <text:p>2341.77</text:p>
              </table:table-cell>
              <table:table-cell office:value-type="float" office:value="1172">
                <text:p>1172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5179584120983">
                <text:p>0.0945179584120983</text:p>
              </table:table-cell>
              <table:table-cell office:value-type="float" office:value="2081.4">
                <text:p>2081.4</text:p>
              </table:table-cell>
              <table:table-cell office:value-type="float" office:value="1044">
                <text:p>1044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3881856540084">
                <text:p>0.0843881856540084</text:p>
              </table:table-cell>
              <table:table-cell office:value-type="float" office:value="1859.48">
                <text:p>1859.48</text:p>
              </table:table-cell>
              <table:table-cell office:value-type="float" office:value="931">
                <text:p>931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219512195122">
                <text:p>0.076219512195122</text:p>
              </table:table-cell>
              <table:table-cell office:value-type="float" office:value="1680.27">
                <text:p>1680.27</text:p>
              </table:table-cell>
              <table:table-cell office:value-type="float" office:value="844">
                <text:p>844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4927032661571">
                <text:p>0.0694927032661571</text:p>
              </table:table-cell>
              <table:table-cell office:value-type="float" office:value="1525.8">
                <text:p>1525.8</text:p>
              </table:table-cell>
              <table:table-cell office:value-type="float" office:value="764">
                <text:p>764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8569604086845">
                <text:p>0.0638569604086845</text:p>
              </table:table-cell>
              <table:table-cell office:value-type="float" office:value="1405.81">
                <text:p>1405.81</text:p>
              </table:table-cell>
              <table:table-cell office:value-type="float" office:value="703">
                <text:p>703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0667454223272">
                <text:p>0.0590667454223272</text:p>
              </table:table-cell>
              <table:table-cell office:value-type="float" office:value="1301.33">
                <text:p>1301.33</text:p>
              </table:table-cell>
              <table:table-cell office:value-type="float" office:value="647">
                <text:p>647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1213.4">
                <text:p>1213.4</text:p>
              </table:table-cell>
              <table:table-cell office:value-type="float" office:value="604">
                <text:p>604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3610683102209">
                <text:p>0.0513610683102209</text:p>
              </table:table-cell>
              <table:table-cell office:value-type="float" office:value="1138.22">
                <text:p>1138.22</text:p>
              </table:table-cell>
              <table:table-cell office:value-type="float" office:value="572">
                <text:p>572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2160077145612">
                <text:p>0.0482160077145612</text:p>
              </table:table-cell>
              <table:table-cell office:value-type="float" office:value="1075.03">
                <text:p>1075.03</text:p>
              </table:table-cell>
              <table:table-cell office:value-type="float" office:value="539">
                <text:p>53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4338936846888">
                <text:p>0.0454338936846888</text:p>
              </table:table-cell>
              <table:table-cell office:value-type="float" office:value="1113.77">
                <text:p>1113.77</text:p>
              </table:table-cell>
              <table:table-cell office:value-type="float" office:value="518">
                <text:p>518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9553264604811">
                <text:p>0.0429553264604811</text:p>
              </table:table-cell>
              <table:table-cell office:value-type="float" office:value="1007.66">
                <text:p>1007.66</text:p>
              </table:table-cell>
              <table:table-cell office:value-type="float" office:value="569">
                <text:p>569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7331975560081">
                <text:p>0.0407331975560081</text:p>
              </table:table-cell>
              <table:table-cell office:value-type="float" office:value="962.8">
                <text:p>962.8</text:p>
              </table:table-cell>
              <table:table-cell office:value-type="float" office:value="456">
                <text:p>456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7296669248644">
                <text:p>0.0387296669248644</text:p>
              </table:table-cell>
              <table:table-cell office:value-type="float" office:value="922.63">
                <text:p>922.63</text:p>
              </table:table-cell>
              <table:table-cell office:value-type="float" office:value="547">
                <text:p>547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9139904023625">
                <text:p>0.0369139904023625</text:p>
              </table:table-cell>
              <table:table-cell office:value-type="float" office:value="829.63">
                <text:p>829.63</text:p>
              </table:table-cell>
              <table:table-cell office:value-type="float" office:value="415">
                <text:p>415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2609308885755">
                <text:p>0.0352609308885755</text:p>
              </table:table-cell>
              <table:table-cell office:value-type="float" office:value="836.28">
                <text:p>836.28</text:p>
              </table:table-cell>
              <table:table-cell office:value-type="float" office:value="399">
                <text:p>399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495781302734">
                <text:p>0.0337495781302734</text:p>
              </table:table-cell>
              <table:table-cell office:value-type="float" office:value="792.88">
                <text:p>792.88</text:p>
              </table:table-cell>
              <table:table-cell office:value-type="float" office:value="406">
                <text:p>406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3624595469256">
                <text:p>0.0323624595469256</text:p>
              </table:table-cell>
              <table:table-cell office:value-type="float" office:value="772.24">
                <text:p>772.24</text:p>
              </table:table-cell>
              <table:table-cell office:value-type="float" office:value="373">
                <text:p>373</text:p>
              </table:table-cell>
              <table:table-cell office:value-type="float" office:value="975">
                <text:p>9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14cm" svg:y="3.454cm" style:legend-expansion="high" chart:style-name="ch2"/>
        <chart:plot-area chart:style-name="ch3" table:cell-range-address="Test_setup_2.A3:Test_setup_2.A21 Test_setup_2.Q2:Test_setup_2.Q21 Test_setup_2.O3:Test_setup_2.P21" chart:data-source-has-labels="row" svg:x="0.32cm" svg:y="0.18cm" svg:width="11.674cm" svg:height="8.64cm">
          <chartooo:coordinate-region svg:x="1.166cm" svg:y="0.379cm" svg:width="10.27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setup_2.Q3:Test_setup_2.Q21" chart:label-cell-address="Test_setup_2.Q2:Test_setup_2.Q2" chart:class="chart:scatter">
            <chart:domain table:cell-range-address="Test_setup_2.A3:Test_setup_2.A21"/>
            <chart:regression-curve chart:style-name="ch7">
              <chart:equation chart:display-equation="true" chart:display-r-square="true" svg:x="1.946cm" svg:y="0.339cm"/>
            </chart:regression-curve>
            <chart:data-point chart:repeated="19"/>
          </chart:series>
          <chart:series chart:style-name="ch8" chart:values-cell-range-address="Test_setup_2.O3:Test_setup_2.O21" loext:label-string="min_4" chart:class="chart:scatter">
            <chart:data-point chart:repeated="19"/>
          </chart:series>
          <chart:series chart:style-name="ch9" chart:values-cell-range-address="Test_setup_2.P3:Test_setup_2.P21" loext:label-string="max_4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_4</text:p>
                <draw:g>
                  <svg:desc>Test_setup_2.Q2:Test_setup_2.Q2</svg:desc>
                </draw:g>
              </table:table-cell>
              <table:table-cell office:value-type="string">
                <text:p>min_4</text:p>
              </table:table-cell>
              <table:table-cell office:value-type="string">
                <text:p>max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4378109452736">
                <text:p>0.124378109452736</text:p>
                <draw:g>
                  <svg:desc>Test_setup_2.A3:Test_setup_2.A21</svg:desc>
                </draw:g>
              </table:table-cell>
              <table:table-cell office:value-type="float" office:value="1485.42">
                <text:p>1485.42</text:p>
                <draw:g>
                  <svg:desc>Test_setup_2.Q3:Test_setup_2.Q21</svg:desc>
                </draw:g>
              </table:table-cell>
              <table:table-cell office:value-type="float" office:value="743">
                <text:p>743</text:p>
                <draw:g>
                  <svg:desc>Test_setup_2.O3:Test_setup_2.O21</svg:desc>
                </draw:g>
              </table:table-cell>
              <table:table-cell office:value-type="float" office:value="1496">
                <text:p>1496</text:p>
                <draw:g>
                  <svg:desc>Test_setup_2.P3:Test_setup_2.P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411385606874">
                <text:p>0.107411385606874</text:p>
              </table:table-cell>
              <table:table-cell office:value-type="float" office:value="1267.93">
                <text:p>1267.93</text:p>
              </table:table-cell>
              <table:table-cell office:value-type="float" office:value="641">
                <text:p>641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5179584120983">
                <text:p>0.0945179584120983</text:p>
              </table:table-cell>
              <table:table-cell office:value-type="float" office:value="1106.99">
                <text:p>1106.99</text:p>
              </table:table-cell>
              <table:table-cell office:value-type="float" office:value="547">
                <text:p>547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3881856540084">
                <text:p>0.0843881856540084</text:p>
              </table:table-cell>
              <table:table-cell office:value-type="float" office:value="1001.77">
                <text:p>1001.77</text:p>
              </table:table-cell>
              <table:table-cell office:value-type="float" office:value="486">
                <text:p>486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219512195122">
                <text:p>0.076219512195122</text:p>
              </table:table-cell>
              <table:table-cell office:value-type="float" office:value="938.68">
                <text:p>938.68</text:p>
              </table:table-cell>
              <table:table-cell office:value-type="float" office:value="438">
                <text:p>438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4927032661571">
                <text:p>0.0694927032661571</text:p>
              </table:table-cell>
              <table:table-cell office:value-type="float" office:value="872.52">
                <text:p>872.52</text:p>
              </table:table-cell>
              <table:table-cell office:value-type="float" office:value="406">
                <text:p>406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8569604086845">
                <text:p>0.0638569604086845</text:p>
              </table:table-cell>
              <table:table-cell office:value-type="float" office:value="812.37">
                <text:p>812.37</text:p>
              </table:table-cell>
              <table:table-cell office:value-type="float" office:value="360">
                <text:p>360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0667454223272">
                <text:p>0.0590667454223272</text:p>
              </table:table-cell>
              <table:table-cell office:value-type="float" office:value="758.21">
                <text:p>758.21</text:p>
              </table:table-cell>
              <table:table-cell office:value-type="float" office:value="610">
                <text:p>610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700.56">
                <text:p>700.56</text:p>
              </table:table-cell>
              <table:table-cell office:value-type="float" office:value="303">
                <text:p>303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3610683102209">
                <text:p>0.0513610683102209</text:p>
              </table:table-cell>
              <table:table-cell office:value-type="float" office:value="673.39">
                <text:p>673.39</text:p>
              </table:table-cell>
              <table:table-cell office:value-type="float" office:value="271">
                <text:p>271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2160077145612">
                <text:p>0.0482160077145612</text:p>
              </table:table-cell>
              <table:table-cell office:value-type="float" office:value="621.83">
                <text:p>621.83</text:p>
              </table:table-cell>
              <table:table-cell office:value-type="float" office:value="271">
                <text:p>271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4338936846888">
                <text:p>0.0454338936846888</text:p>
              </table:table-cell>
              <table:table-cell office:value-type="float" office:value="594.64">
                <text:p>594.64</text:p>
              </table:table-cell>
              <table:table-cell office:value-type="float" office:value="421">
                <text:p>421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9553264604811">
                <text:p>0.0429553264604811</text:p>
              </table:table-cell>
              <table:table-cell office:value-type="float" office:value="588.22">
                <text:p>588.22</text:p>
              </table:table-cell>
              <table:table-cell office:value-type="float" office:value="216">
                <text:p>216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7331975560081">
                <text:p>0.0407331975560081</text:p>
              </table:table-cell>
              <table:table-cell office:value-type="float" office:value="536.53">
                <text:p>536.53</text:p>
              </table:table-cell>
              <table:table-cell office:value-type="float" office:value="209">
                <text:p>209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7296669248644">
                <text:p>0.0387296669248644</text:p>
              </table:table-cell>
              <table:table-cell office:value-type="float" office:value="512.12">
                <text:p>512.12</text:p>
              </table:table-cell>
              <table:table-cell office:value-type="float" office:value="209">
                <text:p>20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9139904023625">
                <text:p>0.0369139904023625</text:p>
              </table:table-cell>
              <table:table-cell office:value-type="float" office:value="481.88">
                <text:p>481.88</text:p>
              </table:table-cell>
              <table:table-cell office:value-type="float" office:value="170">
                <text:p>170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2609308885755">
                <text:p>0.0352609308885755</text:p>
              </table:table-cell>
              <table:table-cell office:value-type="float" office:value="483.55">
                <text:p>483.55</text:p>
              </table:table-cell>
              <table:table-cell office:value-type="float" office:value="178">
                <text:p>178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495781302734">
                <text:p>0.0337495781302734</text:p>
              </table:table-cell>
              <table:table-cell office:value-type="float" office:value="480.64">
                <text:p>480.64</text:p>
              </table:table-cell>
              <table:table-cell office:value-type="float" office:value="77">
                <text:p>77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3624595469256">
                <text:p>0.0323624595469256</text:p>
              </table:table-cell>
              <table:table-cell office:value-type="float" office:value="457.48">
                <text:p>457.48</text:p>
              </table:table-cell>
              <table:table-cell office:value-type="float" office:value="72">
                <text:p>72</text:p>
              </table:table-cell>
              <table:table-cell office:value-type="float" office:value="1050">
                <text:p>105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23cm" svg:height="11.277cm" xlink:href=".." xlink:type="simple" chart:class="chart:scatter" chart:style-name="ch1">
        <chart:legend chart:legend-position="end" svg:x="24.763cm" svg:y="4.343cm" style:legend-expansion="high" chart:style-name="ch2"/>
        <chart:plot-area chart:style-name="ch3" table:cell-range-address="Test_setup_2.A3:Test_setup_2.A21 Test_setup_2.E2:Test_setup_2.E21 Test_setup_2.Q3:Test_setup_2.Q21 Test_setup_2.N3:Test_setup_2.N21 Test_setup_2.K3:Test_setup_2.K21 Test_setup_2.H3:Test_setup_2.H21" chart:data-source-has-labels="row" svg:x="0.53cm" svg:y="0.225cm" svg:width="23.703cm" svg:height="10.827cm">
          <chartooo:coordinate-region svg:x="1.575cm" svg:y="0.424cm" svg:width="22.307cm" svg:height="9.9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setup_2.E3:Test_setup_2.E21" chart:label-cell-address="Test_setup_2.E2:Test_setup_2.E2" chart:class="chart:scatter">
            <chart:domain table:cell-range-address="Test_setup_2.A3:Test_setup_2.A21"/>
            <chart:data-point chart:repeated="19"/>
          </chart:series>
          <chart:series chart:style-name="ch7" chart:values-cell-range-address="Test_setup_2.Q3:Test_setup_2.Q21" loext:label-string="avg_4" chart:class="chart:scatter">
            <chart:data-point chart:repeated="19"/>
          </chart:series>
          <chart:series chart:style-name="ch8" chart:values-cell-range-address="Test_setup_2.N3:Test_setup_2.N21" loext:label-string="avg_3" chart:class="chart:scatter">
            <chart:data-point chart:repeated="19"/>
          </chart:series>
          <chart:series chart:style-name="ch9" chart:values-cell-range-address="Test_setup_2.K3:Test_setup_2.K21" loext:label-string="avg_2" chart:class="chart:scatter">
            <chart:data-point chart:repeated="19"/>
          </chart:series>
          <chart:series chart:style-name="ch10" chart:values-cell-range-address="Test_setup_2.H3:Test_setup_2.H21" loext:label-string="avg_1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_0</text:p>
                <draw:g>
                  <svg:desc>Test_setup_2.E2:Test_setup_2.E2</svg:desc>
                </draw:g>
              </table:table-cell>
              <table:table-cell office:value-type="string">
                <text:p>avg_4</text:p>
              </table:table-cell>
              <table:table-cell office:value-type="string">
                <text:p>avg_3</text:p>
              </table:table-cell>
              <table:table-cell office:value-type="string">
                <text:p>avg_2</text:p>
              </table:table-cell>
              <table:table-cell office:value-type="string">
                <text:p>avg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4378109452736">
                <text:p>0.124378109452736</text:p>
                <draw:g>
                  <svg:desc>Test_setup_2.A3:Test_setup_2.A21</svg:desc>
                </draw:g>
              </table:table-cell>
              <table:table-cell office:value-type="float" office:value="1494.1">
                <text:p>1494.1</text:p>
                <draw:g>
                  <svg:desc>Test_setup_2.E3:Test_setup_2.E21</svg:desc>
                </draw:g>
              </table:table-cell>
              <table:table-cell office:value-type="float" office:value="1485.42">
                <text:p>1485.42</text:p>
                <draw:g>
                  <svg:desc>Test_setup_2.Q3:Test_setup_2.Q21</svg:desc>
                </draw:g>
              </table:table-cell>
              <table:table-cell office:value-type="float" office:value="2544.73">
                <text:p>2544.73</text:p>
                <draw:g>
                  <svg:desc>Test_setup_2.N3:Test_setup_2.N21</svg:desc>
                </draw:g>
              </table:table-cell>
              <table:table-cell office:value-type="float" office:value="1523">
                <text:p>1523</text:p>
                <draw:g>
                  <svg:desc>Test_setup_2.K3:Test_setup_2.K21</svg:desc>
                </draw:g>
              </table:table-cell>
              <table:table-cell office:value-type="float" office:value="1531.57">
                <text:p>1531.57</text:p>
                <draw:g>
                  <svg:desc>Test_setup_2.H3:Test_setup_2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411385606874">
                <text:p>0.107411385606874</text:p>
              </table:table-cell>
              <table:table-cell office:value-type="float" office:value="1222.22">
                <text:p>1222.22</text:p>
              </table:table-cell>
              <table:table-cell office:value-type="float" office:value="1267.93">
                <text:p>1267.93</text:p>
              </table:table-cell>
              <table:table-cell office:value-type="float" office:value="2341.77">
                <text:p>2341.77</text:p>
              </table:table-cell>
              <table:table-cell office:value-type="float" office:value="1269.43">
                <text:p>1269.43</text:p>
              </table:table-cell>
              <table:table-cell office:value-type="float" office:value="1275.47">
                <text:p>1275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5179584120983">
                <text:p>0.0945179584120983</text:p>
              </table:table-cell>
              <table:table-cell office:value-type="float" office:value="1056.07">
                <text:p>1056.07</text:p>
              </table:table-cell>
              <table:table-cell office:value-type="float" office:value="1106.99">
                <text:p>1106.99</text:p>
              </table:table-cell>
              <table:table-cell office:value-type="float" office:value="2081.4">
                <text:p>2081.4</text:p>
              </table:table-cell>
              <table:table-cell office:value-type="float" office:value="1097.09">
                <text:p>1097.09</text:p>
              </table:table-cell>
              <table:table-cell office:value-type="float" office:value="1118.73">
                <text:p>1118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3881856540084">
                <text:p>0.0843881856540084</text:p>
              </table:table-cell>
              <table:table-cell office:value-type="float" office:value="906.5">
                <text:p>906.5</text:p>
              </table:table-cell>
              <table:table-cell office:value-type="float" office:value="1001.77">
                <text:p>1001.77</text:p>
              </table:table-cell>
              <table:table-cell office:value-type="float" office:value="1859.48">
                <text:p>1859.48</text:p>
              </table:table-cell>
              <table:table-cell office:value-type="float" office:value="943.93">
                <text:p>943.93</text:p>
              </table:table-cell>
              <table:table-cell office:value-type="float" office:value="964.53">
                <text:p>964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219512195122">
                <text:p>0.076219512195122</text:p>
              </table:table-cell>
              <table:table-cell office:value-type="float" office:value="818.14">
                <text:p>818.14</text:p>
              </table:table-cell>
              <table:table-cell office:value-type="float" office:value="938.68">
                <text:p>938.68</text:p>
              </table:table-cell>
              <table:table-cell office:value-type="float" office:value="1680.27">
                <text:p>1680.27</text:p>
              </table:table-cell>
              <table:table-cell office:value-type="float" office:value="852.97">
                <text:p>852.97</text:p>
              </table:table-cell>
              <table:table-cell office:value-type="float" office:value="870.81">
                <text:p>870.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4927032661571">
                <text:p>0.0694927032661571</text:p>
              </table:table-cell>
              <table:table-cell office:value-type="float" office:value="722.05">
                <text:p>722.05</text:p>
              </table:table-cell>
              <table:table-cell office:value-type="float" office:value="872.52">
                <text:p>872.52</text:p>
              </table:table-cell>
              <table:table-cell office:value-type="float" office:value="1525.8">
                <text:p>1525.8</text:p>
              </table:table-cell>
              <table:table-cell office:value-type="float" office:value="683.08">
                <text:p>683.08</text:p>
              </table:table-cell>
              <table:table-cell office:value-type="float" office:value="795.51">
                <text:p>795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8569604086845">
                <text:p>0.0638569604086845</text:p>
              </table:table-cell>
              <table:table-cell office:value-type="float" office:value="645.74">
                <text:p>645.74</text:p>
              </table:table-cell>
              <table:table-cell office:value-type="float" office:value="812.37">
                <text:p>812.37</text:p>
              </table:table-cell>
              <table:table-cell office:value-type="float" office:value="1405.81">
                <text:p>1405.81</text:p>
              </table:table-cell>
              <table:table-cell office:value-type="float" office:value="683.75">
                <text:p>683.75</text:p>
              </table:table-cell>
              <table:table-cell office:value-type="float" office:value="729.76">
                <text:p>729.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0667454223272">
                <text:p>0.0590667454223272</text:p>
              </table:table-cell>
              <table:table-cell office:value-type="float" office:value="600.27">
                <text:p>600.27</text:p>
              </table:table-cell>
              <table:table-cell office:value-type="float" office:value="758.21">
                <text:p>758.21</text:p>
              </table:table-cell>
              <table:table-cell office:value-type="float" office:value="1301.33">
                <text:p>1301.33</text:p>
              </table:table-cell>
              <table:table-cell office:value-type="float" office:value="654.49">
                <text:p>654.49</text:p>
              </table:table-cell>
              <table:table-cell office:value-type="float" office:value="659.09">
                <text:p>659.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537.49">
                <text:p>537.49</text:p>
              </table:table-cell>
              <table:table-cell office:value-type="float" office:value="700.56">
                <text:p>700.56</text:p>
              </table:table-cell>
              <table:table-cell office:value-type="float" office:value="1213.4">
                <text:p>1213.4</text:p>
              </table:table-cell>
              <table:table-cell office:value-type="float" office:value="593.11">
                <text:p>593.11</text:p>
              </table:table-cell>
              <table:table-cell office:value-type="float" office:value="640.9">
                <text:p>64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3610683102209">
                <text:p>0.0513610683102209</text:p>
              </table:table-cell>
              <table:table-cell office:value-type="float" office:value="499.39">
                <text:p>499.39</text:p>
              </table:table-cell>
              <table:table-cell office:value-type="float" office:value="673.39">
                <text:p>673.39</text:p>
              </table:table-cell>
              <table:table-cell office:value-type="float" office:value="1138.22">
                <text:p>1138.22</text:p>
              </table:table-cell>
              <table:table-cell office:value-type="float" office:value="596.2">
                <text:p>596.2</text:p>
              </table:table-cell>
              <table:table-cell office:value-type="float" office:value="593.13">
                <text:p>593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2160077145612">
                <text:p>0.0482160077145612</text:p>
              </table:table-cell>
              <table:table-cell office:value-type="float" office:value="454.62">
                <text:p>454.62</text:p>
              </table:table-cell>
              <table:table-cell office:value-type="float" office:value="621.83">
                <text:p>621.83</text:p>
              </table:table-cell>
              <table:table-cell office:value-type="float" office:value="1075.03">
                <text:p>1075.03</text:p>
              </table:table-cell>
              <table:table-cell office:value-type="float" office:value="590.02">
                <text:p>590.02</text:p>
              </table:table-cell>
              <table:table-cell office:value-type="float" office:value="526.99">
                <text:p>526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4338936846888">
                <text:p>0.0454338936846888</text:p>
              </table:table-cell>
              <table:table-cell office:value-type="float" office:value="422.06">
                <text:p>422.06</text:p>
              </table:table-cell>
              <table:table-cell office:value-type="float" office:value="594.64">
                <text:p>594.64</text:p>
              </table:table-cell>
              <table:table-cell office:value-type="float" office:value="1113.77">
                <text:p>1113.77</text:p>
              </table:table-cell>
              <table:table-cell office:value-type="float" office:value="117.1">
                <text:p>117.1</text:p>
              </table:table-cell>
              <table:table-cell office:value-type="float" office:value="494.04">
                <text:p>494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9553264604811">
                <text:p>0.0429553264604811</text:p>
              </table:table-cell>
              <table:table-cell office:value-type="float" office:value="391.6">
                <text:p>391.6</text:p>
              </table:table-cell>
              <table:table-cell office:value-type="float" office:value="588.22">
                <text:p>588.22</text:p>
              </table:table-cell>
              <table:table-cell office:value-type="float" office:value="1007.66">
                <text:p>1007.66</text:p>
              </table:table-cell>
              <table:table-cell office:value-type="float" office:value="456.02">
                <text:p>456.02</text:p>
              </table:table-cell>
              <table:table-cell office:value-type="float" office:value="475.2">
                <text:p>475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7331975560081">
                <text:p>0.0407331975560081</text:p>
              </table:table-cell>
              <table:table-cell office:value-type="float" office:value="369.75">
                <text:p>369.75</text:p>
              </table:table-cell>
              <table:table-cell office:value-type="float" office:value="536.53">
                <text:p>536.53</text:p>
              </table:table-cell>
              <table:table-cell office:value-type="float" office:value="962.8">
                <text:p>962.8</text:p>
              </table:table-cell>
              <table:table-cell office:value-type="float" office:value="386.57">
                <text:p>386.57</text:p>
              </table:table-cell>
              <table:table-cell office:value-type="float" office:value="438.13">
                <text:p>438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7296669248644">
                <text:p>0.0387296669248644</text:p>
              </table:table-cell>
              <table:table-cell office:value-type="float" office:value="344.65">
                <text:p>344.65</text:p>
              </table:table-cell>
              <table:table-cell office:value-type="float" office:value="512.12">
                <text:p>512.12</text:p>
              </table:table-cell>
              <table:table-cell office:value-type="float" office:value="922.63">
                <text:p>922.63</text:p>
              </table:table-cell>
              <table:table-cell office:value-type="float" office:value="426.19">
                <text:p>426.19</text:p>
              </table:table-cell>
              <table:table-cell office:value-type="float" office:value="411.32">
                <text:p>411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9139904023625">
                <text:p>0.0369139904023625</text:p>
              </table:table-cell>
              <table:table-cell office:value-type="float" office:value="324.78">
                <text:p>324.78</text:p>
              </table:table-cell>
              <table:table-cell office:value-type="float" office:value="481.88">
                <text:p>481.88</text:p>
              </table:table-cell>
              <table:table-cell office:value-type="float" office:value="829.63">
                <text:p>829.63</text:p>
              </table:table-cell>
              <table:table-cell office:value-type="float" office:value="442.84">
                <text:p>442.84</text:p>
              </table:table-cell>
              <table:table-cell office:value-type="float" office:value="380.89">
                <text:p>380.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2609308885755">
                <text:p>0.0352609308885755</text:p>
              </table:table-cell>
              <table:table-cell office:value-type="float" office:value="302.98">
                <text:p>302.98</text:p>
              </table:table-cell>
              <table:table-cell office:value-type="float" office:value="483.55">
                <text:p>483.55</text:p>
              </table:table-cell>
              <table:table-cell office:value-type="float" office:value="836.28">
                <text:p>836.28</text:p>
              </table:table-cell>
              <table:table-cell office:value-type="float" office:value="346.36">
                <text:p>346.36</text:p>
              </table:table-cell>
              <table:table-cell office:value-type="float" office:value="360.51">
                <text:p>360.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495781302734">
                <text:p>0.0337495781302734</text:p>
              </table:table-cell>
              <table:table-cell office:value-type="float" office:value="280.16">
                <text:p>280.16</text:p>
              </table:table-cell>
              <table:table-cell office:value-type="float" office:value="480.64">
                <text:p>480.64</text:p>
              </table:table-cell>
              <table:table-cell office:value-type="float" office:value="792.88">
                <text:p>792.88</text:p>
              </table:table-cell>
              <table:table-cell office:value-type="float" office:value="354.3">
                <text:p>354.3</text:p>
              </table:table-cell>
              <table:table-cell office:value-type="float" office:value="341.89">
                <text:p>341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3624595469256">
                <text:p>0.0323624595469256</text:p>
              </table:table-cell>
              <table:table-cell office:value-type="float" office:value="271.66">
                <text:p>271.66</text:p>
              </table:table-cell>
              <table:table-cell office:value-type="float" office:value="457.48">
                <text:p>457.48</text:p>
              </table:table-cell>
              <table:table-cell office:value-type="float" office:value="772.24">
                <text:p>772.24</text:p>
              </table:table-cell>
              <table:table-cell office:value-type="float" office:value="341.8">
                <text:p>341.8</text:p>
              </table:table-cell>
              <table:table-cell office:value-type="float" office:value="323.45">
                <text:p>323.4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Test_setup_3_no_motor.A3:Test_setup_3_no_motor.A21 Test_setup_3_no_motor.E2:Test_setup_3_no_motor.E21 Test_setup_3_no_motor.C3:Test_setup_3_no_motor.D21" chart:data-source-has-labels="row" svg:x="0.32cm" svg:y="0.18cm" svg:width="11.793cm" svg:height="8.64cm">
          <chartooo:coordinate-region svg:x="1.166cm" svg:y="0.379cm" svg:width="10.5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setup_3_no_motor.E3:Test_setup_3_no_motor.E21" chart:label-cell-address="Test_setup_3_no_motor.E2:Test_setup_3_no_motor.E2" chart:class="chart:scatter">
            <chart:domain table:cell-range-address="Test_setup_3_no_motor.A3:Test_setup_3_no_motor.A21"/>
            <chart:regression-curve chart:style-name="ch7">
              <chart:equation chart:display-equation="true" chart:display-r-square="true"/>
            </chart:regression-curve>
            <chart:data-point chart:repeated="19"/>
          </chart:series>
          <chart:series chart:style-name="ch8" chart:values-cell-range-address="Test_setup_3_no_motor.C3:Test_setup_3_no_motor.C21" loext:label-string="min_0" chart:class="chart:scatter">
            <chart:data-point chart:repeated="19"/>
          </chart:series>
          <chart:series chart:style-name="ch9" chart:values-cell-range-address="Test_setup_3_no_motor.D3:Test_setup_3_no_motor.D21" loext:label-string="max_0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_0</text:p>
                <draw:g>
                  <svg:desc>Test_setup_3_no_motor.E2:Test_setup_3_no_motor.E2</svg:desc>
                </draw:g>
              </table:table-cell>
              <table:table-cell office:value-type="string">
                <text:p>min_0</text:p>
              </table:table-cell>
              <table:table-cell office:value-type="string">
                <text:p>max_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4378109452736">
                <text:p>0.124378109452736</text:p>
                <draw:g>
                  <svg:desc>Test_setup_3_no_motor.A3:Test_setup_3_no_motor.A21</svg:desc>
                </draw:g>
              </table:table-cell>
              <table:table-cell office:value-type="float" office:value="358.88">
                <text:p>358.88</text:p>
                <draw:g>
                  <svg:desc>Test_setup_3_no_motor.E3:Test_setup_3_no_motor.E21</svg:desc>
                </draw:g>
              </table:table-cell>
              <table:table-cell office:value-type="float" office:value="351">
                <text:p>351</text:p>
                <draw:g>
                  <svg:desc>Test_setup_3_no_motor.C3:Test_setup_3_no_motor.C21</svg:desc>
                </draw:g>
              </table:table-cell>
              <table:table-cell office:value-type="float" office:value="366">
                <text:p>366</text:p>
                <draw:g>
                  <svg:desc>Test_setup_3_no_motor.D3:Test_setup_3_no_motor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411385606874">
                <text:p>0.107411385606874</text:p>
              </table:table-cell>
              <table:table-cell office:value-type="float" office:value="320.09">
                <text:p>320.09</text:p>
              </table:table-cell>
              <table:table-cell office:value-type="float" office:value="313">
                <text:p>31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5179584120983">
                <text:p>0.0945179584120983</text:p>
              </table:table-cell>
              <table:table-cell office:value-type="float" office:value="267.65">
                <text:p>267.65</text:p>
              </table:table-cell>
              <table:table-cell office:value-type="float" office:value="259">
                <text:p>25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3881856540084">
                <text:p>0.0843881856540084</text:p>
              </table:table-cell>
              <table:table-cell office:value-type="float" office:value="219.37">
                <text:p>219.37</text:p>
              </table:table-cell>
              <table:table-cell office:value-type="float" office:value="207">
                <text:p>20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219512195122">
                <text:p>0.076219512195122</text:p>
              </table:table-cell>
              <table:table-cell office:value-type="float" office:value="196.65">
                <text:p>196.65</text:p>
              </table:table-cell>
              <table:table-cell office:value-type="float" office:value="176">
                <text:p>17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4927032661571">
                <text:p>0.0694927032661571</text:p>
              </table:table-cell>
              <table:table-cell office:value-type="float" office:value="176.28">
                <text:p>176.28</text:p>
              </table:table-cell>
              <table:table-cell office:value-type="float" office:value="148">
                <text:p>14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8569604086845">
                <text:p>0.0638569604086845</text:p>
              </table:table-cell>
              <table:table-cell office:value-type="float" office:value="163.13">
                <text:p>163.13</text:p>
              </table:table-cell>
              <table:table-cell office:value-type="float" office:value="131">
                <text:p>13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0667454223272">
                <text:p>0.0590667454223272</text:p>
              </table:table-cell>
              <table:table-cell office:value-type="float" office:value="149.29">
                <text:p>149.29</text:p>
              </table:table-cell>
              <table:table-cell office:value-type="float" office:value="112">
                <text:p>11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134.32">
                <text:p>134.32</text:p>
              </table:table-cell>
              <table:table-cell office:value-type="float" office:value="96">
                <text:p>9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3610683102209">
                <text:p>0.0513610683102209</text:p>
              </table:table-cell>
              <table:table-cell office:value-type="float" office:value="125.71">
                <text:p>125.71</text:p>
              </table:table-cell>
              <table:table-cell office:value-type="float" office:value="92">
                <text:p>9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2160077145612">
                <text:p>0.0482160077145612</text:p>
              </table:table-cell>
              <table:table-cell office:value-type="float" office:value="117.01">
                <text:p>117.01</text:p>
              </table:table-cell>
              <table:table-cell office:value-type="float" office:value="75">
                <text:p>7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4338936846888">
                <text:p>0.0454338936846888</text:p>
              </table:table-cell>
              <table:table-cell office:value-type="float" office:value="109.21">
                <text:p>109.21</text:p>
              </table:table-cell>
              <table:table-cell office:value-type="float" office:value="84">
                <text:p>8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9553264604811">
                <text:p>0.0429553264604811</text:p>
              </table:table-cell>
              <table:table-cell office:value-type="float" office:value="100.04">
                <text:p>100.04</text:p>
              </table:table-cell>
              <table:table-cell office:value-type="float" office:value="59">
                <text:p>5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7331975560081">
                <text:p>0.0407331975560081</text:p>
              </table:table-cell>
              <table:table-cell office:value-type="float" office:value="95.07">
                <text:p>95.07</text:p>
              </table:table-cell>
              <table:table-cell office:value-type="float" office:value="52">
                <text:p>5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7296669248644">
                <text:p>0.0387296669248644</text:p>
              </table:table-cell>
              <table:table-cell office:value-type="float" office:value="85.25">
                <text:p>85.25</text:p>
              </table:table-cell>
              <table:table-cell office:value-type="float" office:value="50">
                <text:p>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9139904023625">
                <text:p>0.0369139904023625</text:p>
              </table:table-cell>
              <table:table-cell office:value-type="float" office:value="86.08">
                <text:p>86.08</text:p>
              </table:table-cell>
              <table:table-cell office:value-type="float" office:value="55">
                <text:p>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2609308885755">
                <text:p>0.0352609308885755</text:p>
              </table:table-cell>
              <table:table-cell office:value-type="float" office:value="75.49">
                <text:p>75.49</text:p>
              </table:table-cell>
              <table:table-cell office:value-type="float" office:value="31">
                <text:p>3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495781302734">
                <text:p>0.0337495781302734</text:p>
              </table:table-cell>
              <table:table-cell office:value-type="float" office:value="72.36">
                <text:p>72.36</text:p>
              </table:table-cell>
              <table:table-cell office:value-type="float" office:value="35">
                <text:p>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3624595469256">
                <text:p>0.0323624595469256</text:p>
              </table:table-cell>
              <table:table-cell office:value-type="float" office:value="71.77">
                <text:p>71.77</text:p>
              </table:table-cell>
              <table:table-cell office:value-type="float" office:value="47">
                <text:p>47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Test_setup_3_no_motor.A3:Test_setup_3_no_motor.A21 Test_setup_3_no_motor.J2:Test_setup_3_no_motor.J21 Test_setup_3_no_motor.H3:Test_setup_3_no_motor.I21" chart:data-source-has-labels="row" svg:x="0.32cm" svg:y="0.18cm" svg:width="11.793cm" svg:height="8.64cm">
          <chartooo:coordinate-region svg:x="1.166cm" svg:y="0.379cm" svg:width="10.5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setup_3_no_motor.J3:Test_setup_3_no_motor.J21" chart:label-cell-address="Test_setup_3_no_motor.J2:Test_setup_3_no_motor.J2" chart:class="chart:scatter">
            <chart:domain table:cell-range-address="Test_setup_3_no_motor.A3:Test_setup_3_no_motor.A21"/>
            <chart:regression-curve chart:style-name="ch7">
              <chart:equation chart:display-equation="true" chart:display-r-square="true"/>
            </chart:regression-curve>
            <chart:data-point chart:repeated="19"/>
          </chart:series>
          <chart:series chart:style-name="ch8" chart:values-cell-range-address="Test_setup_3_no_motor.H3:Test_setup_3_no_motor.H21" loext:label-string="min_1" chart:class="chart:scatter">
            <chart:data-point chart:repeated="19"/>
          </chart:series>
          <chart:series chart:style-name="ch9" chart:values-cell-range-address="Test_setup_3_no_motor.I3:Test_setup_3_no_motor.I21" loext:label-string="max_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_1</text:p>
                <draw:g>
                  <svg:desc>Test_setup_3_no_motor.J2:Test_setup_3_no_motor.J2</svg:desc>
                </draw:g>
              </table:table-cell>
              <table:table-cell office:value-type="string">
                <text:p>min_1</text:p>
              </table:table-cell>
              <table:table-cell office:value-type="string">
                <text:p>max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4378109452736">
                <text:p>0.124378109452736</text:p>
                <draw:g>
                  <svg:desc>Test_setup_3_no_motor.A3:Test_setup_3_no_motor.A21</svg:desc>
                </draw:g>
              </table:table-cell>
              <table:table-cell office:value-type="float" office:value="370.43">
                <text:p>370.43</text:p>
                <draw:g>
                  <svg:desc>Test_setup_3_no_motor.J3:Test_setup_3_no_motor.J21</svg:desc>
                </draw:g>
              </table:table-cell>
              <table:table-cell office:value-type="float" office:value="365">
                <text:p>365</text:p>
                <draw:g>
                  <svg:desc>Test_setup_3_no_motor.H3:Test_setup_3_no_motor.H21</svg:desc>
                </draw:g>
              </table:table-cell>
              <table:table-cell office:value-type="float" office:value="381">
                <text:p>381</text:p>
                <draw:g>
                  <svg:desc>Test_setup_3_no_motor.I3:Test_setup_3_no_motor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411385606874">
                <text:p>0.107411385606874</text:p>
              </table:table-cell>
              <table:table-cell office:value-type="float" office:value="329.23">
                <text:p>329.23</text:p>
              </table:table-cell>
              <table:table-cell office:value-type="float" office:value="323">
                <text:p>32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5179584120983">
                <text:p>0.0945179584120983</text:p>
              </table:table-cell>
              <table:table-cell office:value-type="float" office:value="281.59">
                <text:p>281.59</text:p>
              </table:table-cell>
              <table:table-cell office:value-type="float" office:value="275">
                <text:p>275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3881856540084">
                <text:p>0.0843881856540084</text:p>
              </table:table-cell>
              <table:table-cell office:value-type="float" office:value="228.3">
                <text:p>228.3</text:p>
              </table:table-cell>
              <table:table-cell office:value-type="float" office:value="199">
                <text:p>19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219512195122">
                <text:p>0.076219512195122</text:p>
              </table:table-cell>
              <table:table-cell office:value-type="float" office:value="212.49">
                <text:p>212.49</text:p>
              </table:table-cell>
              <table:table-cell office:value-type="float" office:value="196">
                <text:p>19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4927032661571">
                <text:p>0.0694927032661571</text:p>
              </table:table-cell>
              <table:table-cell office:value-type="float" office:value="201.21">
                <text:p>201.21</text:p>
              </table:table-cell>
              <table:table-cell office:value-type="float" office:value="192">
                <text:p>19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8569604086845">
                <text:p>0.0638569604086845</text:p>
              </table:table-cell>
              <table:table-cell office:value-type="float" office:value="189.76">
                <text:p>189.76</text:p>
              </table:table-cell>
              <table:table-cell office:value-type="float" office:value="174">
                <text:p>17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0667454223272">
                <text:p>0.0590667454223272</text:p>
              </table:table-cell>
              <table:table-cell office:value-type="float" office:value="161.42">
                <text:p>161.42</text:p>
              </table:table-cell>
              <table:table-cell office:value-type="float" office:value="114">
                <text:p>11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158.85">
                <text:p>158.85</text:p>
              </table:table-cell>
              <table:table-cell office:value-type="float" office:value="143">
                <text:p>14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3610683102209">
                <text:p>0.0513610683102209</text:p>
              </table:table-cell>
              <table:table-cell office:value-type="float" office:value="124.55">
                <text:p>124.55</text:p>
              </table:table-cell>
              <table:table-cell office:value-type="float" office:value="59">
                <text:p>5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2160077145612">
                <text:p>0.0482160077145612</text:p>
              </table:table-cell>
              <table:table-cell office:value-type="float" office:value="137.82">
                <text:p>137.82</text:p>
              </table:table-cell>
              <table:table-cell office:value-type="float" office:value="79">
                <text:p>7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4338936846888">
                <text:p>0.0454338936846888</text:p>
              </table:table-cell>
              <table:table-cell office:value-type="float" office:value="130.61">
                <text:p>130.61</text:p>
              </table:table-cell>
              <table:table-cell office:value-type="float" office:value="106">
                <text:p>10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9553264604811">
                <text:p>0.0429553264604811</text:p>
              </table:table-cell>
              <table:table-cell office:value-type="float" office:value="124.09">
                <text:p>124.09</text:p>
              </table:table-cell>
              <table:table-cell office:value-type="float" office:value="102">
                <text:p>10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7331975560081">
                <text:p>0.0407331975560081</text:p>
              </table:table-cell>
              <table:table-cell office:value-type="float" office:value="109.68">
                <text:p>109.68</text:p>
              </table:table-cell>
              <table:table-cell office:value-type="float" office:value="83">
                <text:p>8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7296669248644">
                <text:p>0.0387296669248644</text:p>
              </table:table-cell>
              <table:table-cell office:value-type="float" office:value="104.9">
                <text:p>104.9</text:p>
              </table:table-cell>
              <table:table-cell office:value-type="float" office:value="83">
                <text:p>8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9139904023625">
                <text:p>0.0369139904023625</text:p>
              </table:table-cell>
              <table:table-cell office:value-type="float" office:value="103.5">
                <text:p>103.5</text:p>
              </table:table-cell>
              <table:table-cell office:value-type="float" office:value="67">
                <text:p>6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2609308885755">
                <text:p>0.0352609308885755</text:p>
              </table:table-cell>
              <table:table-cell office:value-type="float" office:value="92.18">
                <text:p>92.18</text:p>
              </table:table-cell>
              <table:table-cell office:value-type="float" office:value="31">
                <text:p>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495781302734">
                <text:p>0.0337495781302734</text:p>
              </table:table-cell>
              <table:table-cell office:value-type="float" office:value="92.42">
                <text:p>92.42</text:p>
              </table:table-cell>
              <table:table-cell office:value-type="float" office:value="59">
                <text:p>5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3624595469256">
                <text:p>0.0323624595469256</text:p>
              </table:table-cell>
              <table:table-cell office:value-type="float" office:value="85.37">
                <text:p>85.37</text:p>
              </table:table-cell>
              <table:table-cell office:value-type="float" office:value="55">
                <text:p>55</text:p>
              </table:table-cell>
              <table:table-cell office:value-type="float" office:value="111">
                <text:p>11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Test_setup_3_no_motor.A3:Test_setup_3_no_motor.A21 Test_setup_3_no_motor.O2:Test_setup_3_no_motor.O21 Test_setup_3_no_motor.M3:Test_setup_3_no_motor.N21" chart:data-source-has-labels="row" svg:x="0.32cm" svg:y="0.18cm" svg:width="11.793cm" svg:height="8.64cm">
          <chartooo:coordinate-region svg:x="1.166cm" svg:y="0.379cm" svg:width="10.5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setup_3_no_motor.O3:Test_setup_3_no_motor.O21" chart:label-cell-address="Test_setup_3_no_motor.O2:Test_setup_3_no_motor.O2" chart:class="chart:scatter">
            <chart:domain table:cell-range-address="Test_setup_3_no_motor.A3:Test_setup_3_no_motor.A21"/>
            <chart:regression-curve chart:style-name="ch7">
              <chart:equation chart:display-equation="true" chart:display-r-square="true"/>
            </chart:regression-curve>
            <chart:data-point chart:repeated="19"/>
          </chart:series>
          <chart:series chart:style-name="ch8" chart:values-cell-range-address="Test_setup_3_no_motor.M3:Test_setup_3_no_motor.M21" loext:label-string="min_2" chart:class="chart:scatter">
            <chart:data-point chart:repeated="19"/>
          </chart:series>
          <chart:series chart:style-name="ch9" chart:values-cell-range-address="Test_setup_3_no_motor.N3:Test_setup_3_no_motor.N21" loext:label-string="max_2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_2</text:p>
                <draw:g>
                  <svg:desc>Test_setup_3_no_motor.O2:Test_setup_3_no_motor.O2</svg:desc>
                </draw:g>
              </table:table-cell>
              <table:table-cell office:value-type="string">
                <text:p>min_2</text:p>
              </table:table-cell>
              <table:table-cell office:value-type="string">
                <text:p>max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4378109452736">
                <text:p>0.124378109452736</text:p>
                <draw:g>
                  <svg:desc>Test_setup_3_no_motor.A3:Test_setup_3_no_motor.A21</svg:desc>
                </draw:g>
              </table:table-cell>
              <table:table-cell office:value-type="float" office:value="375.73">
                <text:p>375.73</text:p>
                <draw:g>
                  <svg:desc>Test_setup_3_no_motor.O3:Test_setup_3_no_motor.O21</svg:desc>
                </draw:g>
              </table:table-cell>
              <table:table-cell office:value-type="float" office:value="374">
                <text:p>374</text:p>
                <draw:g>
                  <svg:desc>Test_setup_3_no_motor.M3:Test_setup_3_no_motor.M21</svg:desc>
                </draw:g>
              </table:table-cell>
              <table:table-cell office:value-type="float" office:value="386">
                <text:p>386</text:p>
                <draw:g>
                  <svg:desc>Test_setup_3_no_motor.N3:Test_setup_3_no_motor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411385606874">
                <text:p>0.107411385606874</text:p>
              </table:table-cell>
              <table:table-cell office:value-type="float" office:value="330.88">
                <text:p>330.88</text:p>
              </table:table-cell>
              <table:table-cell office:value-type="float" office:value="326">
                <text:p>32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5179584120983">
                <text:p>0.0945179584120983</text:p>
              </table:table-cell>
              <table:table-cell office:value-type="float" office:value="235.5">
                <text:p>235.5</text:p>
              </table:table-cell>
              <table:table-cell office:value-type="float" office:value="214">
                <text:p>21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3881856540084">
                <text:p>0.0843881856540084</text:p>
              </table:table-cell>
              <table:table-cell office:value-type="float" office:value="240.35">
                <text:p>240.35</text:p>
              </table:table-cell>
              <table:table-cell office:value-type="float" office:value="237">
                <text:p>23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219512195122">
                <text:p>0.076219512195122</text:p>
              </table:table-cell>
              <table:table-cell office:value-type="float" office:value="172.32">
                <text:p>172.32</text:p>
              </table:table-cell>
              <table:table-cell office:value-type="float" office:value="134">
                <text:p>13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4927032661571">
                <text:p>0.0694927032661571</text:p>
              </table:table-cell>
              <table:table-cell office:value-type="float" office:value="202.38">
                <text:p>202.38</text:p>
              </table:table-cell>
              <table:table-cell office:value-type="float" office:value="194">
                <text:p>19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8569604086845">
                <text:p>0.0638569604086845</text:p>
              </table:table-cell>
              <table:table-cell office:value-type="float" office:value="183.97">
                <text:p>183.97</text:p>
              </table:table-cell>
              <table:table-cell office:value-type="float" office:value="178">
                <text:p>1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0667454223272">
                <text:p>0.0590667454223272</text:p>
              </table:table-cell>
              <table:table-cell office:value-type="float" office:value="170.02">
                <text:p>170.02</text:p>
              </table:table-cell>
              <table:table-cell office:value-type="float" office:value="143">
                <text:p>14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112.9">
                <text:p>112.9</text:p>
              </table:table-cell>
              <table:table-cell office:value-type="float" office:value="66">
                <text:p>6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3610683102209">
                <text:p>0.0513610683102209</text:p>
              </table:table-cell>
              <table:table-cell office:value-type="float" office:value="156.31">
                <text:p>156.31</text:p>
              </table:table-cell>
              <table:table-cell office:value-type="float" office:value="138">
                <text:p>13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2160077145612">
                <text:p>0.0482160077145612</text:p>
              </table:table-cell>
              <table:table-cell office:value-type="float" office:value="145.78">
                <text:p>145.78</text:p>
              </table:table-cell>
              <table:table-cell office:value-type="float" office:value="111">
                <text:p>11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4338936846888">
                <text:p>0.0454338936846888</text:p>
              </table:table-cell>
              <table:table-cell office:value-type="float" office:value="29.28">
                <text:p>29.28</text:p>
              </table:table-cell>
              <table:table-cell office:value-type="float" office:value="1">
                <text:p>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9553264604811">
                <text:p>0.0429553264604811</text:p>
              </table:table-cell>
              <table:table-cell office:value-type="float" office:value="123.84">
                <text:p>123.84</text:p>
              </table:table-cell>
              <table:table-cell office:value-type="float" office:value="110">
                <text:p>1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7331975560081">
                <text:p>0.0407331975560081</text:p>
              </table:table-cell>
              <table:table-cell office:value-type="float" office:value="149.16">
                <text:p>149.16</text:p>
              </table:table-cell>
              <table:table-cell office:value-type="float" office:value="106">
                <text:p>10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7296669248644">
                <text:p>0.0387296669248644</text:p>
              </table:table-cell>
              <table:table-cell office:value-type="float" office:value="132.85">
                <text:p>132.85</text:p>
              </table:table-cell>
              <table:table-cell office:value-type="float" office:value="82">
                <text:p>8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9139904023625">
                <text:p>0.0369139904023625</text:p>
              </table:table-cell>
              <table:table-cell office:value-type="float" office:value="41.71">
                <text:p>41.71</text:p>
              </table:table-cell>
              <table:table-cell office:value-type="float" office:value="1">
                <text:p>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2609308885755">
                <text:p>0.0352609308885755</text:p>
              </table:table-cell>
              <table:table-cell office:value-type="float" office:value="26.22">
                <text:p>26.22</text:p>
              </table:table-cell>
              <table:table-cell office:value-type="float" office:value="1">
                <text:p>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495781302734">
                <text:p>0.0337495781302734</text:p>
              </table:table-cell>
              <table:table-cell office:value-type="float" office:value="112.83">
                <text:p>112.83</text:p>
              </table:table-cell>
              <table:table-cell office:value-type="float" office:value="62">
                <text:p>6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3624595469256">
                <text:p>0.0323624595469256</text:p>
              </table:table-cell>
              <table:table-cell office:value-type="float" office:value="70.87">
                <text:p>70.87</text:p>
              </table:table-cell>
              <table:table-cell office:value-type="float" office:value="26">
                <text:p>26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Test_setup_3_no_motor.A3:Test_setup_3_no_motor.A21 Test_setup_3_no_motor.T2:Test_setup_3_no_motor.T21 Test_setup_3_no_motor.R3:Test_setup_3_no_motor.S21" chart:data-source-has-labels="row" svg:x="0.32cm" svg:y="0.18cm" svg:width="11.793cm" svg:height="8.64cm">
          <chartooo:coordinate-region svg:x="1.166cm" svg:y="0.379cm" svg:width="10.5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setup_3_no_motor.T3:Test_setup_3_no_motor.T21" chart:label-cell-address="Test_setup_3_no_motor.T2:Test_setup_3_no_motor.T2" chart:class="chart:scatter">
            <chart:domain table:cell-range-address="Test_setup_3_no_motor.A3:Test_setup_3_no_motor.A21"/>
            <chart:regression-curve chart:style-name="ch7">
              <chart:equation chart:display-equation="true" chart:display-r-square="true"/>
            </chart:regression-curve>
            <chart:data-point chart:repeated="19"/>
          </chart:series>
          <chart:series chart:style-name="ch8" chart:values-cell-range-address="Test_setup_3_no_motor.R3:Test_setup_3_no_motor.R21" loext:label-string="min_3" chart:class="chart:scatter">
            <chart:data-point chart:repeated="19"/>
          </chart:series>
          <chart:series chart:style-name="ch9" chart:values-cell-range-address="Test_setup_3_no_motor.S3:Test_setup_3_no_motor.S21" loext:label-string="max_3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_3</text:p>
                <draw:g>
                  <svg:desc>Test_setup_3_no_motor.T2:Test_setup_3_no_motor.T2</svg:desc>
                </draw:g>
              </table:table-cell>
              <table:table-cell office:value-type="string">
                <text:p>min_3</text:p>
              </table:table-cell>
              <table:table-cell office:value-type="string">
                <text:p>max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4378109452736">
                <text:p>0.124378109452736</text:p>
                <draw:g>
                  <svg:desc>Test_setup_3_no_motor.A3:Test_setup_3_no_motor.A21</svg:desc>
                </draw:g>
              </table:table-cell>
              <table:table-cell office:value-type="float" office:value="635.47">
                <text:p>635.47</text:p>
                <draw:g>
                  <svg:desc>Test_setup_3_no_motor.T3:Test_setup_3_no_motor.T21</svg:desc>
                </draw:g>
              </table:table-cell>
              <table:table-cell office:value-type="float" office:value="630">
                <text:p>630</text:p>
                <draw:g>
                  <svg:desc>Test_setup_3_no_motor.R3:Test_setup_3_no_motor.R21</svg:desc>
                </draw:g>
              </table:table-cell>
              <table:table-cell office:value-type="float" office:value="647">
                <text:p>647</text:p>
                <draw:g>
                  <svg:desc>Test_setup_3_no_motor.S3:Test_setup_3_no_motor.S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411385606874">
                <text:p>0.107411385606874</text:p>
              </table:table-cell>
              <table:table-cell office:value-type="float" office:value="590.3">
                <text:p>590.3</text:p>
              </table:table-cell>
              <table:table-cell office:value-type="float" office:value="587">
                <text:p>58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5179584120983">
                <text:p>0.0945179584120983</text:p>
              </table:table-cell>
              <table:table-cell office:value-type="float" office:value="521.16">
                <text:p>521.16</text:p>
              </table:table-cell>
              <table:table-cell office:value-type="float" office:value="518">
                <text:p>518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3881856540084">
                <text:p>0.0843881856540084</text:p>
              </table:table-cell>
              <table:table-cell office:value-type="float" office:value="461.36">
                <text:p>461.36</text:p>
              </table:table-cell>
              <table:table-cell office:value-type="float" office:value="458">
                <text:p>45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219512195122">
                <text:p>0.076219512195122</text:p>
              </table:table-cell>
              <table:table-cell office:value-type="float" office:value="417.9">
                <text:p>417.9</text:p>
              </table:table-cell>
              <table:table-cell office:value-type="float" office:value="415">
                <text:p>41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4927032661571">
                <text:p>0.0694927032661571</text:p>
              </table:table-cell>
              <table:table-cell office:value-type="float" office:value="381.53">
                <text:p>381.53</text:p>
              </table:table-cell>
              <table:table-cell office:value-type="float" office:value="378">
                <text:p>37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8569604086845">
                <text:p>0.0638569604086845</text:p>
              </table:table-cell>
              <table:table-cell office:value-type="float" office:value="352.78">
                <text:p>352.78</text:p>
              </table:table-cell>
              <table:table-cell office:value-type="float" office:value="350">
                <text:p>35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0667454223272">
                <text:p>0.0590667454223272</text:p>
              </table:table-cell>
              <table:table-cell office:value-type="float" office:value="324.77">
                <text:p>324.77</text:p>
              </table:table-cell>
              <table:table-cell office:value-type="float" office:value="323">
                <text:p>323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304.73">
                <text:p>304.73</text:p>
              </table:table-cell>
              <table:table-cell office:value-type="float" office:value="299">
                <text:p>29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3610683102209">
                <text:p>0.0513610683102209</text:p>
              </table:table-cell>
              <table:table-cell office:value-type="float" office:value="285.54">
                <text:p>285.54</text:p>
              </table:table-cell>
              <table:table-cell office:value-type="float" office:value="284">
                <text:p>28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2160077145612">
                <text:p>0.0482160077145612</text:p>
              </table:table-cell>
              <table:table-cell office:value-type="float" office:value="270.21">
                <text:p>270.21</text:p>
              </table:table-cell>
              <table:table-cell office:value-type="float" office:value="268">
                <text:p>26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4338936846888">
                <text:p>0.0454338936846888</text:p>
              </table:table-cell>
              <table:table-cell office:value-type="float" office:value="293.58">
                <text:p>293.58</text:p>
              </table:table-cell>
              <table:table-cell office:value-type="float" office:value="288">
                <text:p>28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9553264604811">
                <text:p>0.0429553264604811</text:p>
              </table:table-cell>
              <table:table-cell office:value-type="float" office:value="243.41">
                <text:p>243.41</text:p>
              </table:table-cell>
              <table:table-cell office:value-type="float" office:value="241">
                <text:p>24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7331975560081">
                <text:p>0.0407331975560081</text:p>
              </table:table-cell>
              <table:table-cell office:value-type="float" office:value="231.77">
                <text:p>231.77</text:p>
              </table:table-cell>
              <table:table-cell office:value-type="float" office:value="230">
                <text:p>23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7296669248644">
                <text:p>0.0387296669248644</text:p>
              </table:table-cell>
              <table:table-cell office:value-type="float" office:value="212.49">
                <text:p>212.49</text:p>
              </table:table-cell>
              <table:table-cell office:value-type="float" office:value="202">
                <text:p>20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9139904023625">
                <text:p>0.0369139904023625</text:p>
              </table:table-cell>
              <table:table-cell office:value-type="float" office:value="246.75">
                <text:p>246.75</text:p>
              </table:table-cell>
              <table:table-cell office:value-type="float" office:value="221">
                <text:p>22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2609308885755">
                <text:p>0.0352609308885755</text:p>
              </table:table-cell>
              <table:table-cell office:value-type="float" office:value="244.03">
                <text:p>244.03</text:p>
              </table:table-cell>
              <table:table-cell office:value-type="float" office:value="217">
                <text:p>21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495781302734">
                <text:p>0.0337495781302734</text:p>
              </table:table-cell>
              <table:table-cell office:value-type="float" office:value="197.44">
                <text:p>197.44</text:p>
              </table:table-cell>
              <table:table-cell office:value-type="float" office:value="190">
                <text:p>19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3624595469256">
                <text:p>0.0323624595469256</text:p>
              </table:table-cell>
              <table:table-cell office:value-type="float" office:value="199.33">
                <text:p>199.33</text:p>
              </table:table-cell>
              <table:table-cell office:value-type="float" office:value="186">
                <text:p>186</text:p>
              </table:table-cell>
              <table:table-cell office:value-type="float" office:value="222">
                <text:p>22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Test_setup_3_no_motor.A3:Test_setup_3_no_motor.A21 Test_setup_3_no_motor.Y2:Test_setup_3_no_motor.Y21 Test_setup_3_no_motor.W3:Test_setup_3_no_motor.X21" chart:data-source-has-labels="row" svg:x="0.32cm" svg:y="0.18cm" svg:width="11.793cm" svg:height="8.64cm">
          <chartooo:coordinate-region svg:x="1.166cm" svg:y="0.379cm" svg:width="10.5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setup_3_no_motor.Y3:Test_setup_3_no_motor.Y21" chart:label-cell-address="Test_setup_3_no_motor.Y2:Test_setup_3_no_motor.Y2" chart:class="chart:scatter">
            <chart:domain table:cell-range-address="Test_setup_3_no_motor.A3:Test_setup_3_no_motor.A21"/>
            <chart:regression-curve chart:style-name="ch7">
              <chart:equation chart:display-equation="true" chart:display-r-square="true"/>
            </chart:regression-curve>
            <chart:data-point chart:repeated="19"/>
          </chart:series>
          <chart:series chart:style-name="ch8" chart:values-cell-range-address="Test_setup_3_no_motor.W3:Test_setup_3_no_motor.W21" loext:label-string="min_4" chart:class="chart:scatter">
            <chart:data-point chart:repeated="19"/>
          </chart:series>
          <chart:series chart:style-name="ch9" chart:values-cell-range-address="Test_setup_3_no_motor.X3:Test_setup_3_no_motor.X21" loext:label-string="max_4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_4</text:p>
                <draw:g>
                  <svg:desc>Test_setup_3_no_motor.Y2:Test_setup_3_no_motor.Y2</svg:desc>
                </draw:g>
              </table:table-cell>
              <table:table-cell office:value-type="string">
                <text:p>min_4</text:p>
              </table:table-cell>
              <table:table-cell office:value-type="string">
                <text:p>max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4378109452736">
                <text:p>0.124378109452736</text:p>
                <draw:g>
                  <svg:desc>Test_setup_3_no_motor.A3:Test_setup_3_no_motor.A21</svg:desc>
                </draw:g>
              </table:table-cell>
              <table:table-cell office:value-type="float" office:value="371.66">
                <text:p>371.66</text:p>
                <draw:g>
                  <svg:desc>Test_setup_3_no_motor.Y3:Test_setup_3_no_motor.Y21</svg:desc>
                </draw:g>
              </table:table-cell>
              <table:table-cell office:value-type="float" office:value="369">
                <text:p>369</text:p>
                <draw:g>
                  <svg:desc>Test_setup_3_no_motor.W3:Test_setup_3_no_motor.W21</svg:desc>
                </draw:g>
              </table:table-cell>
              <table:table-cell office:value-type="float" office:value="374">
                <text:p>374</text:p>
                <draw:g>
                  <svg:desc>Test_setup_3_no_motor.X3:Test_setup_3_no_motor.X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411385606874">
                <text:p>0.107411385606874</text:p>
              </table:table-cell>
              <table:table-cell office:value-type="float" office:value="320.44">
                <text:p>320.44</text:p>
              </table:table-cell>
              <table:table-cell office:value-type="float" office:value="315">
                <text:p>31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5179584120983">
                <text:p>0.0945179584120983</text:p>
              </table:table-cell>
              <table:table-cell office:value-type="float" office:value="281.88">
                <text:p>281.88</text:p>
              </table:table-cell>
              <table:table-cell office:value-type="float" office:value="272">
                <text:p>272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3881856540084">
                <text:p>0.0843881856540084</text:p>
              </table:table-cell>
              <table:table-cell office:value-type="float" office:value="267.4">
                <text:p>267.4</text:p>
              </table:table-cell>
              <table:table-cell office:value-type="float" office:value="242">
                <text:p>24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219512195122">
                <text:p>0.076219512195122</text:p>
              </table:table-cell>
              <table:table-cell office:value-type="float" office:value="247.99">
                <text:p>247.99</text:p>
              </table:table-cell>
              <table:table-cell office:value-type="float" office:value="214">
                <text:p>214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4927032661571">
                <text:p>0.0694927032661571</text:p>
              </table:table-cell>
              <table:table-cell office:value-type="float" office:value="200.86">
                <text:p>200.86</text:p>
              </table:table-cell>
              <table:table-cell office:value-type="float" office:value="194">
                <text:p>19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8569604086845">
                <text:p>0.0638569604086845</text:p>
              </table:table-cell>
              <table:table-cell office:value-type="float" office:value="183.98">
                <text:p>183.98</text:p>
              </table:table-cell>
              <table:table-cell office:value-type="float" office:value="179">
                <text:p>17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0667454223272">
                <text:p>0.0590667454223272</text:p>
              </table:table-cell>
              <table:table-cell office:value-type="float" office:value="164.5">
                <text:p>164.5</text:p>
              </table:table-cell>
              <table:table-cell office:value-type="float" office:value="158">
                <text:p>15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153.81">
                <text:p>153.81</text:p>
              </table:table-cell>
              <table:table-cell office:value-type="float" office:value="147">
                <text:p>14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3610683102209">
                <text:p>0.0513610683102209</text:p>
              </table:table-cell>
              <table:table-cell office:value-type="float" office:value="150.23">
                <text:p>150.23</text:p>
              </table:table-cell>
              <table:table-cell office:value-type="float" office:value="135">
                <text:p>13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2160077145612">
                <text:p>0.0482160077145612</text:p>
              </table:table-cell>
              <table:table-cell office:value-type="float" office:value="178.56">
                <text:p>178.56</text:p>
              </table:table-cell>
              <table:table-cell office:value-type="float" office:value="127">
                <text:p>127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4338936846888">
                <text:p>0.0454338936846888</text:p>
              </table:table-cell>
              <table:table-cell office:value-type="float" office:value="120.39">
                <text:p>120.39</text:p>
              </table:table-cell>
              <table:table-cell office:value-type="float" office:value="107">
                <text:p>10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9553264604811">
                <text:p>0.0429553264604811</text:p>
              </table:table-cell>
              <table:table-cell office:value-type="float" office:value="125.9">
                <text:p>125.9</text:p>
              </table:table-cell>
              <table:table-cell office:value-type="float" office:value="103">
                <text:p>10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7331975560081">
                <text:p>0.0407331975560081</text:p>
              </table:table-cell>
              <table:table-cell office:value-type="float" office:value="161.62">
                <text:p>161.62</text:p>
              </table:table-cell>
              <table:table-cell office:value-type="float" office:value="91">
                <text:p>9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7296669248644">
                <text:p>0.0387296669248644</text:p>
              </table:table-cell>
              <table:table-cell office:value-type="float" office:value="129.12">
                <text:p>129.12</text:p>
              </table:table-cell>
              <table:table-cell office:value-type="float" office:value="100">
                <text:p>1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9139904023625">
                <text:p>0.0369139904023625</text:p>
              </table:table-cell>
              <table:table-cell office:value-type="float" office:value="161.29">
                <text:p>161.29</text:p>
              </table:table-cell>
              <table:table-cell office:value-type="float" office:value="96">
                <text:p>9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2609308885755">
                <text:p>0.0352609308885755</text:p>
              </table:table-cell>
              <table:table-cell office:value-type="float" office:value="95.14">
                <text:p>95.14</text:p>
              </table:table-cell>
              <table:table-cell office:value-type="float" office:value="56">
                <text:p>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495781302734">
                <text:p>0.0337495781302734</text:p>
              </table:table-cell>
              <table:table-cell office:value-type="float" office:value="145.06">
                <text:p>145.06</text:p>
              </table:table-cell>
              <table:table-cell office:value-type="float" office:value="39">
                <text:p>3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3624595469256">
                <text:p>0.0323624595469256</text:p>
              </table:table-cell>
              <table:table-cell office:value-type="float" office:value="74.53">
                <text:p>74.53</text:p>
              </table:table-cell>
              <table:table-cell office:value-type="float" office:value="30">
                <text:p>30</text:p>
              </table:table-cell>
              <table:table-cell office:value-type="float" office:value="142">
                <text:p>14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4cm" svg:y="3.205cm" style:legend-expansion="high" chart:style-name="ch2"/>
        <chart:plot-area chart:style-name="ch3" table:cell-range-address="Test_setup_3_no_motor.B3:Test_setup_3_no_motor.B21 Test_setup_3_no_motor.G2:Test_setup_3_no_motor.G21 Test_setup_3_no_motor.L2:Test_setup_3_no_motor.L21 Test_setup_3_no_motor.Q2:Test_setup_3_no_motor.Q21 Test_setup_3_no_motor.V2:Test_setup_3_no_motor.V2 Test_setup_3_no_motor.AA2:Test_setup_3_no_motor.AA21" chart:data-source-has-labels="row" svg:x="0.32cm" svg:y="0.18cm" svg:width="12.7cm" svg:height="8.64cm">
          <chartooo:coordinate-region svg:x="1.907cm" svg:y="0.379cm" svg:width="10.91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_setup_3_no_motor.G3:Test_setup_3_no_motor.G21" chart:label-cell-address="Test_setup_3_no_motor.G2:Test_setup_3_no_motor.G2" chart:class="chart:scatter">
            <chart:domain table:cell-range-address="Test_setup_3_no_motor.B3:Test_setup_3_no_motor.B21"/>
            <chart:data-point chart:repeated="19"/>
          </chart:series>
          <chart:series chart:style-name="ch8" chart:values-cell-range-address="Test_setup_3_no_motor.L3:Test_setup_3_no_motor.L21" chart:label-cell-address="Test_setup_3_no_motor.L2:Test_setup_3_no_motor.L2" chart:class="chart:scatter">
            <chart:data-point chart:repeated="19"/>
          </chart:series>
          <chart:series chart:style-name="ch9" chart:values-cell-range-address="Test_setup_3_no_motor.Q3:Test_setup_3_no_motor.Q21" chart:label-cell-address="Test_setup_3_no_motor.Q2:Test_setup_3_no_motor.Q2" chart:class="chart:scatter">
            <chart:data-point chart:repeated="19"/>
          </chart:series>
          <chart:series chart:style-name="ch10" chart:values-cell-range-address="Test_setup_3_no_motor.L3:Test_setup_3_no_motor.L21" chart:label-cell-address="Test_setup_3_no_motor.V2:Test_setup_3_no_motor.V2" chart:class="chart:scatter">
            <chart:data-point chart:repeated="19"/>
          </chart:series>
          <chart:series chart:style-name="ch11" chart:values-cell-range-address="Test_setup_3_no_motor.AA3:Test_setup_3_no_motor.AA21" chart:label-cell-address="Test_setup_3_no_motor.AA2:Test_setup_3_no_motor.AA2" chart:class="chart:scatte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d_0/val_0</text:p>
                <draw:g>
                  <svg:desc>Test_setup_3_no_motor.G2:Test_setup_3_no_motor.G2</svg:desc>
                </draw:g>
              </table:table-cell>
              <table:table-cell office:value-type="string">
                <text:p>Std_1/val_1</text:p>
                <draw:g>
                  <svg:desc>Test_setup_3_no_motor.L2:Test_setup_3_no_motor.L2</svg:desc>
                </draw:g>
              </table:table-cell>
              <table:table-cell office:value-type="string">
                <text:p>Std_2/val_2</text:p>
                <draw:g>
                  <svg:desc>Test_setup_3_no_motor.Q2:Test_setup_3_no_motor.Q2</svg:desc>
                </draw:g>
              </table:table-cell>
              <table:table-cell office:value-type="string">
                <text:p>Std_3/val_3</text:p>
                <draw:g>
                  <svg:desc>Test_setup_3_no_motor.V2:Test_setup_3_no_motor.V2</svg:desc>
                </draw:g>
              </table:table-cell>
              <table:table-cell office:value-type="string">
                <text:p>Std_4/val_4</text:p>
                <draw:g>
                  <svg:desc>Test_setup_3_no_motor.AA2:Test_setup_3_no_motor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est_setup_3_no_motor.B3:Test_setup_3_no_motor.B21</svg:desc>
                </draw:g>
              </table:table-cell>
              <table:table-cell office:value-type="float" office:value="0.00652028533214445">
                <text:p>0.00652028533214445</text:p>
                <draw:g>
                  <svg:desc>Test_setup_3_no_motor.G3:Test_setup_3_no_motor.G21</svg:desc>
                </draw:g>
              </table:table-cell>
              <table:table-cell office:value-type="float" office:value="0.00426531328456119">
                <text:p>0.00426531328456119</text:p>
                <draw:g>
                  <svg:desc>Test_setup_3_no_motor.L3:Test_setup_3_no_motor.L21</svg:desc>
                </draw:g>
              </table:table-cell>
              <table:table-cell office:value-type="float" office:value="0.00284778963617491">
                <text:p>0.00284778963617491</text:p>
                <draw:g>
                  <svg:desc>Test_setup_3_no_motor.Q3:Test_setup_3_no_motor.Q21</svg:desc>
                </draw:g>
              </table:table-cell>
              <table:table-cell office:value-type="float" office:value="0.00426531328456119">
                <text:p>0.00426531328456119</text:p>
                <draw:g>
                  <svg:desc>Test_setup_3_no_motor.L3:Test_setup_3_no_motor.L21</svg:desc>
                </draw:g>
              </table:table-cell>
              <table:table-cell office:value-type="float" office:value="0.0017758166065759">
                <text:p>0.0017758166065759</text:p>
                <draw:g>
                  <svg:desc>Test_setup_3_no_motor.AA3:Test_setup_3_no_motor.A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0827892155331313">
                <text:p>0.00827892155331313</text:p>
              </table:table-cell>
              <table:table-cell office:value-type="float" office:value="0.00574066761838229">
                <text:p>0.00574066761838229</text:p>
              </table:table-cell>
              <table:table-cell office:value-type="float" office:value="0.00401958413926499">
                <text:p>0.00401958413926499</text:p>
              </table:table-cell>
              <table:table-cell office:value-type="float" office:value="0.00574066761838229">
                <text:p>0.00574066761838229</text:p>
              </table:table-cell>
              <table:table-cell office:value-type="float" office:value="0.0128885282736238">
                <text:p>0.0128885282736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721090977022231">
                <text:p>0.00721090977022231</text:p>
              </table:table-cell>
              <table:table-cell office:value-type="float" office:value="0.00877161831030932">
                <text:p>0.00877161831030932</text:p>
              </table:table-cell>
              <table:table-cell office:value-type="float" office:value="0.0834819532908705">
                <text:p>0.0834819532908705</text:p>
              </table:table-cell>
              <table:table-cell office:value-type="float" office:value="0.00877161831030932">
                <text:p>0.00877161831030932</text:p>
              </table:table-cell>
              <table:table-cell office:value-type="float" office:value="0.0410458351071378">
                <text:p>0.0410458351071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0.0218808405889593">
                <text:p>0.0218808405889593</text:p>
              </table:table-cell>
              <table:table-cell office:value-type="float" office:value="0.0617170389837932">
                <text:p>0.0617170389837932</text:p>
              </table:table-cell>
              <table:table-cell office:value-type="float" office:value="0.0133555231953401">
                <text:p>0.0133555231953401</text:p>
              </table:table-cell>
              <table:table-cell office:value-type="float" office:value="0.0617170389837932">
                <text:p>0.0617170389837932</text:p>
              </table:table-cell>
              <table:table-cell office:value-type="float" office:value="0.106955871353777">
                <text:p>0.106955871353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400711924739385">
                <text:p>0.0400711924739385</text:p>
              </table:table-cell>
              <table:table-cell office:value-type="float" office:value="0.0573674055249659">
                <text:p>0.0573674055249659</text:p>
              </table:table-cell>
              <table:table-cell office:value-type="float" office:value="0.119487000928505">
                <text:p>0.119487000928505</text:p>
              </table:table-cell>
              <table:table-cell office:value-type="float" office:value="0.0573674055249659">
                <text:p>0.0573674055249659</text:p>
              </table:table-cell>
              <table:table-cell office:value-type="float" office:value="0.211339166901891">
                <text:p>0.2113391669018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0.0544020875879283">
                <text:p>0.0544020875879283</text:p>
              </table:table-cell>
              <table:table-cell office:value-type="float" office:value="0.0712191242979971">
                <text:p>0.0712191242979971</text:p>
              </table:table-cell>
              <table:table-cell office:value-type="float" office:value="0.0377507658859571">
                <text:p>0.0377507658859571</text:p>
              </table:table-cell>
              <table:table-cell office:value-type="float" office:value="0.0712191242979971">
                <text:p>0.0712191242979971</text:p>
              </table:table-cell>
              <table:table-cell office:value-type="float" office:value="0.0715921537389226">
                <text:p>0.0715921537389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753386869367989">
                <text:p>0.0753386869367989</text:p>
              </table:table-cell>
              <table:table-cell office:value-type="float" office:value="0.0931703204047218">
                <text:p>0.0931703204047218</text:p>
              </table:table-cell>
              <table:table-cell office:value-type="float" office:value="0.0181551339892374">
                <text:p>0.0181551339892374</text:p>
              </table:table-cell>
              <table:table-cell office:value-type="float" office:value="0.0931703204047218">
                <text:p>0.0931703204047218</text:p>
              </table:table-cell>
              <table:table-cell office:value-type="float" office:value="0.0180997934558104">
                <text:p>0.0180997934558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0.0788398419184138">
                <text:p>0.0788398419184138</text:p>
              </table:table-cell>
              <table:table-cell office:value-type="float" office:value="0.158344690868542">
                <text:p>0.158344690868542</text:p>
              </table:table-cell>
              <table:table-cell office:value-type="float" office:value="0.047876720385837">
                <text:p>0.047876720385837</text:p>
              </table:table-cell>
              <table:table-cell office:value-type="float" office:value="0.158344690868542">
                <text:p>0.158344690868542</text:p>
              </table:table-cell>
              <table:table-cell office:value-type="float" office:value="0.0280851063829787">
                <text:p>0.0280851063829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0999851101846337">
                <text:p>0.0999851101846337</text:p>
              </table:table-cell>
              <table:table-cell office:value-type="float" office:value="0.0929807994963802">
                <text:p>0.0929807994963802</text:p>
              </table:table-cell>
              <table:table-cell office:value-type="float" office:value="0.246855624446413">
                <text:p>0.246855624446413</text:p>
              </table:table-cell>
              <table:table-cell office:value-type="float" office:value="0.0929807994963802">
                <text:p>0.0929807994963802</text:p>
              </table:table-cell>
              <table:table-cell office:value-type="float" office:value="0.0191795071841883">
                <text:p>0.0191795071841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.0881393683875587">
                <text:p>0.0881393683875587</text:p>
              </table:table-cell>
              <table:table-cell office:value-type="float" office:value="0.246647932557206">
                <text:p>0.246647932557206</text:p>
              </table:table-cell>
              <table:table-cell office:value-type="float" office:value="0.129806154436696">
                <text:p>0.129806154436696</text:p>
              </table:table-cell>
              <table:table-cell office:value-type="float" office:value="0.246647932557206">
                <text:p>0.246647932557206</text:p>
              </table:table-cell>
              <table:table-cell office:value-type="float" office:value="0.110963189775677">
                <text:p>0.110963189775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116143919323135">
                <text:p>0.116143919323135</text:p>
              </table:table-cell>
              <table:table-cell office:value-type="float" office:value="0.203889130750254">
                <text:p>0.203889130750254</text:p>
              </table:table-cell>
              <table:table-cell office:value-type="float" office:value="0.140074084236521">
                <text:p>0.140074084236521</text:p>
              </table:table-cell>
              <table:table-cell office:value-type="float" office:value="0.203889130750254">
                <text:p>0.203889130750254</text:p>
              </table:table-cell>
              <table:table-cell office:value-type="float" office:value="0.370799731182796">
                <text:p>0.370799731182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0.0804871348777584">
                <text:p>0.0804871348777584</text:p>
              </table:table-cell>
              <table:table-cell office:value-type="float" office:value="0.14493530357553">
                <text:p>0.14493530357553</text:p>
              </table:table-cell>
              <table:table-cell office:value-type="float" office:value="1.21277322404372">
                <text:p>1.21277322404372</text:p>
              </table:table-cell>
              <table:table-cell office:value-type="float" office:value="0.14493530357553">
                <text:p>0.14493530357553</text:p>
              </table:table-cell>
              <table:table-cell office:value-type="float" office:value="0.048758202508514">
                <text:p>0.048758202508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.141443422630948">
                <text:p>0.141443422630948</text:p>
              </table:table-cell>
              <table:table-cell office:value-type="float" office:value="0.151019421387702">
                <text:p>0.151019421387702</text:p>
              </table:table-cell>
              <table:table-cell office:value-type="float" office:value="0.0883397932816537">
                <text:p>0.0883397932816537</text:p>
              </table:table-cell>
              <table:table-cell office:value-type="float" office:value="0.151019421387702">
                <text:p>0.151019421387702</text:p>
              </table:table-cell>
              <table:table-cell office:value-type="float" office:value="0.242811755361398">
                <text:p>0.2428117553613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5">
                <text:p>9.5</text:p>
              </table:table-cell>
              <table:table-cell office:value-type="float" office:value="0.146523614179026">
                <text:p>0.146523614179026</text:p>
              </table:table-cell>
              <table:table-cell office:value-type="float" office:value="0.0898978847556528">
                <text:p>0.0898978847556528</text:p>
              </table:table-cell>
              <table:table-cell office:value-type="float" office:value="0.264883346741754">
                <text:p>0.264883346741754</text:p>
              </table:table-cell>
              <table:table-cell office:value-type="float" office:value="0.0898978847556528">
                <text:p>0.0898978847556528</text:p>
              </table:table-cell>
              <table:table-cell office:value-type="float" office:value="0.427546095780225">
                <text:p>0.427546095780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.192375366568915">
                <text:p>0.192375366568915</text:p>
              </table:table-cell>
              <table:table-cell office:value-type="float" office:value="0.133365109628217">
                <text:p>0.133365109628217</text:p>
              </table:table-cell>
              <table:table-cell office:value-type="float" office:value="0.316898757997742">
                <text:p>0.316898757997742</text:p>
              </table:table-cell>
              <table:table-cell office:value-type="float" office:value="0.133365109628217">
                <text:p>0.133365109628217</text:p>
              </table:table-cell>
              <table:table-cell office:value-type="float" office:value="0.207326517967782">
                <text:p>0.2073265179677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5">
                <text:p>10.5</text:p>
              </table:table-cell>
              <table:table-cell office:value-type="float" office:value="0.121747211895911">
                <text:p>0.121747211895911</text:p>
              </table:table-cell>
              <table:table-cell office:value-type="float" office:value="0.209661835748792">
                <text:p>0.209661835748792</text:p>
              </table:table-cell>
              <table:table-cell office:value-type="float" office:value="1.01390553824023">
                <text:p>1.01390553824023</text:p>
              </table:table-cell>
              <table:table-cell office:value-type="float" office:value="0.209661835748792">
                <text:p>0.209661835748792</text:p>
              </table:table-cell>
              <table:table-cell office:value-type="float" office:value="0.401264802529605">
                <text:p>0.401264802529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0.226255133130216">
                <text:p>0.226255133130216</text:p>
              </table:table-cell>
              <table:table-cell office:value-type="float" office:value="0.224886092427859">
                <text:p>0.224886092427859</text:p>
              </table:table-cell>
              <table:table-cell office:value-type="float" office:value="1.04309687261632">
                <text:p>1.04309687261632</text:p>
              </table:table-cell>
              <table:table-cell office:value-type="float" office:value="0.224886092427859">
                <text:p>0.224886092427859</text:p>
              </table:table-cell>
              <table:table-cell office:value-type="float" office:value="0.274017237754887">
                <text:p>0.2740172377548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5">
                <text:p>11.5</text:p>
              </table:table-cell>
              <table:table-cell office:value-type="float" office:value="0.184217799889442">
                <text:p>0.184217799889442</text:p>
              </table:table-cell>
              <table:table-cell office:value-type="float" office:value="0.24128976412032">
                <text:p>0.24128976412032</text:p>
              </table:table-cell>
              <table:table-cell office:value-type="float" office:value="0.395107684126562">
                <text:p>0.395107684126562</text:p>
              </table:table-cell>
              <table:table-cell office:value-type="float" office:value="0.24128976412032">
                <text:p>0.24128976412032</text:p>
              </table:table-cell>
              <table:table-cell office:value-type="float" office:value="0.470288156624845">
                <text:p>0.4702881566248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0.139194649575031">
                <text:p>0.139194649575031</text:p>
              </table:table-cell>
              <table:table-cell office:value-type="float" office:value="0.130490804732342">
                <text:p>0.130490804732342</text:p>
              </table:table-cell>
              <table:table-cell office:value-type="float" office:value="0.42923663045012">
                <text:p>0.42923663045012</text:p>
              </table:table-cell>
              <table:table-cell office:value-type="float" office:value="0.130490804732342">
                <text:p>0.130490804732342</text:p>
              </table:table-cell>
              <table:table-cell office:value-type="float" office:value="0.376090165034214">
                <text:p>0.376090165034214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Test_w_cap.A3:Test_w_cap.A21 Test_w_cap.C2:Test_w_cap.E21" chart:data-source-has-labels="row" svg:x="0.32cm" svg:y="0.18cm" svg:width="11.793cm" svg:height="8.64cm">
          <chartooo:coordinate-region svg:x="1.166cm" svg:y="0.379cm" svg:width="10.1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w_cap.C3:Test_w_cap.C21" chart:label-cell-address="Test_w_cap.C2:Test_w_cap.C2" chart:class="chart:scatter">
            <chart:domain table:cell-range-address="Test_w_cap.A3:Test_w_cap.A21"/>
            <chart:data-point chart:repeated="19"/>
          </chart:series>
          <chart:series chart:style-name="ch7" chart:values-cell-range-address="Test_w_cap.D3:Test_w_cap.D21" chart:label-cell-address="Test_w_cap.D2:Test_w_cap.D2" chart:class="chart:scatter">
            <chart:data-point chart:repeated="19"/>
          </chart:series>
          <chart:series chart:style-name="ch8" chart:values-cell-range-address="Test_w_cap.E3:Test_w_cap.E21" chart:label-cell-address="Test_w_cap.E2:Test_w_cap.E2" chart:class="chart:scatter">
            <chart:regression-curve chart:style-name="ch9">
              <chart:equation chart:display-equation="true" chart:display-r-square="true" svg:x="1.633cm" svg:y="1.575cm"/>
            </chart:regression-curve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n_0</text:p>
                <draw:g>
                  <svg:desc>Test_w_cap.C2:Test_w_cap.C2</svg:desc>
                </draw:g>
              </table:table-cell>
              <table:table-cell office:value-type="string">
                <text:p>Max_0</text:p>
                <draw:g>
                  <svg:desc>Test_w_cap.D2:Test_w_cap.D2</svg:desc>
                </draw:g>
              </table:table-cell>
              <table:table-cell office:value-type="string">
                <text:p>Val_0</text:p>
                <draw:g>
                  <svg:desc>Test_w_cap.E2:Test_w_cap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24378109452736">
                <text:p>0.0000124378109452736</text:p>
                <draw:g>
                  <svg:desc>Test_w_cap.A3:Test_w_cap.A21</svg:desc>
                </draw:g>
              </table:table-cell>
              <table:table-cell office:value-type="float" office:value="563">
                <text:p>563</text:p>
                <draw:g>
                  <svg:desc>Test_w_cap.C3:Test_w_cap.C21</svg:desc>
                </draw:g>
              </table:table-cell>
              <table:table-cell office:value-type="float" office:value="582">
                <text:p>582</text:p>
                <draw:g>
                  <svg:desc>Test_w_cap.D3:Test_w_cap.D21</svg:desc>
                </draw:g>
              </table:table-cell>
              <table:table-cell office:value-type="float" office:value="574.86">
                <text:p>574.86</text:p>
                <draw:g>
                  <svg:desc>Test_w_cap.E3:Test_w_cap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07411385606874">
                <text:p>0.0000107411385606874</text:p>
              </table:table-cell>
              <table:table-cell office:value-type="float" office:value="490">
                <text:p>490</text:p>
              </table:table-cell>
              <table:table-cell office:value-type="float" office:value="512">
                <text:p>512</text:p>
              </table:table-cell>
              <table:table-cell office:value-type="float" office:value="502.16">
                <text:p>502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945179584120983">
                <text:p>0.00000945179584120983</text:p>
              </table:table-cell>
              <table:table-cell office:value-type="float" office:value="432">
                <text:p>432</text:p>
              </table:table-cell>
              <table:table-cell office:value-type="float" office:value="446">
                <text:p>446</text:p>
              </table:table-cell>
              <table:table-cell office:value-type="float" office:value="440.11">
                <text:p>440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843881856540084">
                <text:p>0.00000843881856540084</text:p>
              </table:table-cell>
              <table:table-cell office:value-type="float" office:value="335">
                <text:p>335</text:p>
              </table:table-cell>
              <table:table-cell office:value-type="float" office:value="368">
                <text:p>368</text:p>
              </table:table-cell>
              <table:table-cell office:value-type="float" office:value="355.9">
                <text:p>355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76219512195122">
                <text:p>0.0000076219512195122</text:p>
              </table:table-cell>
              <table:table-cell office:value-type="float" office:value="309">
                <text:p>309</text:p>
              </table:table-cell>
              <table:table-cell office:value-type="float" office:value="354">
                <text:p>354</text:p>
              </table:table-cell>
              <table:table-cell office:value-type="float" office:value="340.68">
                <text:p>340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694927032661571">
                <text:p>0.00000694927032661571</text:p>
              </table:table-cell>
              <table:table-cell office:value-type="float" office:value="256">
                <text:p>256</text:p>
              </table:table-cell>
              <table:table-cell office:value-type="float" office:value="321">
                <text:p>321</text:p>
              </table:table-cell>
              <table:table-cell office:value-type="float" office:value="301.25">
                <text:p>30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638569604086846">
                <text:p>0.00000638569604086846</text:p>
              </table:table-cell>
              <table:table-cell office:value-type="float" office:value="242">
                <text:p>242</text:p>
              </table:table-cell>
              <table:table-cell office:value-type="float" office:value="295">
                <text:p>295</text:p>
              </table:table-cell>
              <table:table-cell office:value-type="float" office:value="282.63">
                <text:p>282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590667454223272">
                <text:p>0.00000590667454223272</text:p>
              </table:table-cell>
              <table:table-cell office:value-type="float" office:value="204">
                <text:p>204</text:p>
              </table:table-cell>
              <table:table-cell office:value-type="float" office:value="283">
                <text:p>283</text:p>
              </table:table-cell>
              <table:table-cell office:value-type="float" office:value="262.57">
                <text:p>262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549450549450549">
                <text:p>0.00000549450549450549</text:p>
              </table:table-cell>
              <table:table-cell office:value-type="float" office:value="169">
                <text:p>169</text:p>
              </table:table-cell>
              <table:table-cell office:value-type="float" office:value="251">
                <text:p>251</text:p>
              </table:table-cell>
              <table:table-cell office:value-type="float" office:value="231.25">
                <text:p>231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513610683102209">
                <text:p>0.00000513610683102209</text:p>
              </table:table-cell>
              <table:table-cell office:value-type="float" office:value="182">
                <text:p>182</text:p>
              </table:table-cell>
              <table:table-cell office:value-type="float" office:value="231">
                <text:p>231</text:p>
              </table:table-cell>
              <table:table-cell office:value-type="float" office:value="220.21">
                <text:p>220.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482160077145612">
                <text:p>0.00000482160077145612</text:p>
              </table:table-cell>
              <table:table-cell office:value-type="float" office:value="134">
                <text:p>134</text:p>
              </table:table-cell>
              <table:table-cell office:value-type="float" office:value="221">
                <text:p>221</text:p>
              </table:table-cell>
              <table:table-cell office:value-type="float" office:value="199.54">
                <text:p>199.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454338936846888">
                <text:p>0.00000454338936846888</text:p>
              </table:table-cell>
              <table:table-cell office:value-type="float" office:value="126">
                <text:p>126</text:p>
              </table:table-cell>
              <table:table-cell office:value-type="float" office:value="216">
                <text:p>216</text:p>
              </table:table-cell>
              <table:table-cell office:value-type="float" office:value="189.35">
                <text:p>189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429553264604811">
                <text:p>0.00000429553264604811</text:p>
              </table:table-cell>
              <table:table-cell office:value-type="float" office:value="113">
                <text:p>113</text:p>
              </table:table-cell>
              <table:table-cell office:value-type="float" office:value="199">
                <text:p>199</text:p>
              </table:table-cell>
              <table:table-cell office:value-type="float" office:value="176.98">
                <text:p>176.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407331975560081">
                <text:p>0.00000407331975560081</text:p>
              </table:table-cell>
              <table:table-cell office:value-type="float" office:value="100">
                <text:p>100</text:p>
              </table:table-cell>
              <table:table-cell office:value-type="float" office:value="187">
                <text:p>187</text:p>
              </table:table-cell>
              <table:table-cell office:value-type="float" office:value="167.31">
                <text:p>167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387296669248644">
                <text:p>0.00000387296669248644</text:p>
              </table:table-cell>
              <table:table-cell office:value-type="float" office:value="86">
                <text:p>86</text:p>
              </table:table-cell>
              <table:table-cell office:value-type="float" office:value="174">
                <text:p>174</text:p>
              </table:table-cell>
              <table:table-cell office:value-type="float" office:value="152.15">
                <text:p>152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369139904023625">
                <text:p>0.00000369139904023625</text:p>
              </table:table-cell>
              <table:table-cell office:value-type="float" office:value="86">
                <text:p>86</text:p>
              </table:table-cell>
              <table:table-cell office:value-type="float" office:value="170">
                <text:p>170</text:p>
              </table:table-cell>
              <table:table-cell office:value-type="float" office:value="147.84">
                <text:p>147.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352609308885755">
                <text:p>0.00000352609308885755</text:p>
              </table:table-cell>
              <table:table-cell office:value-type="float" office:value="87">
                <text:p>87</text:p>
              </table:table-cell>
              <table:table-cell office:value-type="float" office:value="161">
                <text:p>161</text:p>
              </table:table-cell>
              <table:table-cell office:value-type="float" office:value="140.7">
                <text:p>140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337495781302734">
                <text:p>0.00000337495781302734</text:p>
              </table:table-cell>
              <table:table-cell office:value-type="float" office:value="72">
                <text:p>72</text:p>
              </table:table-cell>
              <table:table-cell office:value-type="float" office:value="154">
                <text:p>154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323624595469256">
                <text:p>0.00000323624595469256</text:p>
              </table:table-cell>
              <table:table-cell office:value-type="float" office:value="114">
                <text:p>114</text:p>
              </table:table-cell>
              <table:table-cell office:value-type="float" office:value="154">
                <text:p>154</text:p>
              </table:table-cell>
              <table:table-cell office:value-type="float" office:value="133.54">
                <text:p>133.5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952cm" style:legend-expansion="high" chart:style-name="ch2"/>
        <chart:plot-area chart:style-name="ch3" table:cell-range-address="Test_setup_1.A4:Test_setup_1.A22 Test_setup_1.E3:Test_setup_1.E22" chart:data-source-has-labels="row" svg:x="0.32cm" svg:y="0.18cm" svg:width="11.793cm" svg:height="8.64cm">
          <chartooo:coordinate-region svg:x="0.968cm" svg:y="0.379cm" svg:width="10.5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setup_1.E4:Test_setup_1.E22" chart:label-cell-address="Test_setup_1.E3:Test_setup_1.E3" chart:class="chart:scatter">
            <chart:domain table:cell-range-address="Test_setup_1.A4:Test_setup_1.A22"/>
            <chart:regression-curve chart:style-name="ch7">
              <chart:equation chart:display-equation="true" chart:display-r-square="true"/>
            </chart:regression-curve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_0</text:p>
                <draw:g>
                  <svg:desc>Test_setup_1.E3:Test_setup_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4378109452736">
                <text:p>0.124378109452736</text:p>
                <draw:g>
                  <svg:desc>Test_setup_1.A4:Test_setup_1.A22</svg:desc>
                </draw:g>
              </table:table-cell>
              <table:table-cell office:value-type="float" office:value="185">
                <text:p>185</text:p>
                <draw:g>
                  <svg:desc>Test_setup_1.E4:Test_setup_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411385606874">
                <text:p>0.10741138560687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5179584120983">
                <text:p>0.094517958412098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3881856540084">
                <text:p>0.08438818565400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219512195122">
                <text:p>0.07621951219512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4927032661571">
                <text:p>0.069492703266157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8569604086845">
                <text:p>0.06385696040868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0667454223272">
                <text:p>0.059066745422327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3610683102209">
                <text:p>0.05136106831022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2160077145612">
                <text:p>0.04821600771456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4338936846888">
                <text:p>0.04543389368468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9553264604811">
                <text:p>0.04295532646048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7331975560081">
                <text:p>0.04073319755600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7296669248644">
                <text:p>0.03872966692486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9139904023625">
                <text:p>0.03691399040236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2609308885755">
                <text:p>0.035260930888575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495781302734">
                <text:p>0.0337495781302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3624595469256">
                <text:p>0.0323624595469256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Test_w_cap.A3:Test_w_cap.A21 Test_w_cap.G2:Test_w_cap.I21" chart:data-source-has-labels="row" svg:x="0.32cm" svg:y="0.18cm" svg:width="11.793cm" svg:height="8.64cm">
          <chartooo:coordinate-region svg:x="1.166cm" svg:y="0.379cm" svg:width="10.1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w_cap.G3:Test_w_cap.G21" chart:label-cell-address="Test_w_cap.G2:Test_w_cap.G2" chart:class="chart:scatter">
            <chart:domain table:cell-range-address="Test_w_cap.A3:Test_w_cap.A21"/>
            <chart:data-point chart:repeated="19"/>
          </chart:series>
          <chart:series chart:style-name="ch7" chart:values-cell-range-address="Test_w_cap.H3:Test_w_cap.H21" chart:label-cell-address="Test_w_cap.H2:Test_w_cap.H2" chart:class="chart:scatter">
            <chart:data-point chart:repeated="19"/>
          </chart:series>
          <chart:series chart:style-name="ch8" chart:values-cell-range-address="Test_w_cap.I3:Test_w_cap.I21" chart:label-cell-address="Test_w_cap.I2:Test_w_cap.I2" chart:class="chart:scatter">
            <chart:regression-curve chart:style-name="ch9">
              <chart:equation chart:display-equation="true" chart:display-r-square="true"/>
            </chart:regression-curve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n_1</text:p>
                <draw:g>
                  <svg:desc>Test_w_cap.G2:Test_w_cap.G2</svg:desc>
                </draw:g>
              </table:table-cell>
              <table:table-cell office:value-type="string">
                <text:p>Max_1</text:p>
                <draw:g>
                  <svg:desc>Test_w_cap.H2:Test_w_cap.H2</svg:desc>
                </draw:g>
              </table:table-cell>
              <table:table-cell office:value-type="string">
                <text:p>Val_1</text:p>
                <draw:g>
                  <svg:desc>Test_w_cap.I2:Test_w_cap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24378109452736">
                <text:p>0.0000124378109452736</text:p>
                <draw:g>
                  <svg:desc>Test_w_cap.A3:Test_w_cap.A21</svg:desc>
                </draw:g>
              </table:table-cell>
              <table:table-cell office:value-type="float" office:value="581">
                <text:p>581</text:p>
                <draw:g>
                  <svg:desc>Test_w_cap.G3:Test_w_cap.G21</svg:desc>
                </draw:g>
              </table:table-cell>
              <table:table-cell office:value-type="float" office:value="604">
                <text:p>604</text:p>
                <draw:g>
                  <svg:desc>Test_w_cap.H3:Test_w_cap.H21</svg:desc>
                </draw:g>
              </table:table-cell>
              <table:table-cell office:value-type="float" office:value="594.07">
                <text:p>594.07</text:p>
                <draw:g>
                  <svg:desc>Test_w_cap.I3:Test_w_cap.I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07411385606874">
                <text:p>0.0000107411385606874</text:p>
              </table:table-cell>
              <table:table-cell office:value-type="float" office:value="507">
                <text:p>507</text:p>
              </table:table-cell>
              <table:table-cell office:value-type="float" office:value="535">
                <text:p>535</text:p>
              </table:table-cell>
              <table:table-cell office:value-type="float" office:value="522.53">
                <text:p>522.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945179584120983">
                <text:p>0.00000945179584120983</text:p>
              </table:table-cell>
              <table:table-cell office:value-type="float" office:value="431">
                <text:p>431</text:p>
              </table:table-cell>
              <table:table-cell office:value-type="float" office:value="472">
                <text:p>472</text:p>
              </table:table-cell>
              <table:table-cell office:value-type="float" office:value="455.71">
                <text:p>455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843881856540084">
                <text:p>0.00000843881856540084</text:p>
              </table:table-cell>
              <table:table-cell office:value-type="float" office:value="365">
                <text:p>365</text:p>
              </table:table-cell>
              <table:table-cell office:value-type="float" office:value="433">
                <text:p>433</text:p>
              </table:table-cell>
              <table:table-cell office:value-type="float" office:value="390.85">
                <text:p>390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76219512195122">
                <text:p>0.0000076219512195122</text:p>
              </table:table-cell>
              <table:table-cell office:value-type="float" office:value="344">
                <text:p>344</text:p>
              </table:table-cell>
              <table:table-cell office:value-type="float" office:value="428">
                <text:p>428</text:p>
              </table:table-cell>
              <table:table-cell office:value-type="float" office:value="373.29">
                <text:p>373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694927032661571">
                <text:p>0.00000694927032661571</text:p>
              </table:table-cell>
              <table:table-cell office:value-type="float" office:value="312">
                <text:p>312</text:p>
              </table:table-cell>
              <table:table-cell office:value-type="float" office:value="431">
                <text:p>431</text:p>
              </table:table-cell>
              <table:table-cell office:value-type="float" office:value="349.7">
                <text:p>34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638569604086846">
                <text:p>0.00000638569604086846</text:p>
              </table:table-cell>
              <table:table-cell office:value-type="float" office:value="190">
                <text:p>190</text:p>
              </table:table-cell>
              <table:table-cell office:value-type="float" office:value="382">
                <text:p>382</text:p>
              </table:table-cell>
              <table:table-cell office:value-type="float" office:value="296.96">
                <text:p>296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590667454223272">
                <text:p>0.00000590667454223272</text:p>
              </table:table-cell>
              <table:table-cell office:value-type="float" office:value="218">
                <text:p>218</text:p>
              </table:table-cell>
              <table:table-cell office:value-type="float" office:value="413">
                <text:p>413</text:p>
              </table:table-cell>
              <table:table-cell office:value-type="float" office:value="299.07">
                <text:p>299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549450549450549">
                <text:p>0.00000549450549450549</text:p>
              </table:table-cell>
              <table:table-cell office:value-type="float" office:value="205">
                <text:p>205</text:p>
              </table:table-cell>
              <table:table-cell office:value-type="float" office:value="351">
                <text:p>351</text:p>
              </table:table-cell>
              <table:table-cell office:value-type="float" office:value="272.84">
                <text:p>272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513610683102209">
                <text:p>0.00000513610683102209</text:p>
              </table:table-cell>
              <table:table-cell office:value-type="float" office:value="198">
                <text:p>198</text:p>
              </table:table-cell>
              <table:table-cell office:value-type="float" office:value="309">
                <text:p>309</text:p>
              </table:table-cell>
              <table:table-cell office:value-type="float" office:value="251.11">
                <text:p>251.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482160077145612">
                <text:p>0.00000482160077145612</text:p>
              </table:table-cell>
              <table:table-cell office:value-type="float" office:value="209">
                <text:p>209</text:p>
              </table:table-cell>
              <table:table-cell office:value-type="float" office:value="339">
                <text:p>339</text:p>
              </table:table-cell>
              <table:table-cell office:value-type="float" office:value="243.1">
                <text:p>243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454338936846888">
                <text:p>0.00000454338936846888</text:p>
              </table:table-cell>
              <table:table-cell office:value-type="float" office:value="115">
                <text:p>115</text:p>
              </table:table-cell>
              <table:table-cell office:value-type="float" office:value="325">
                <text:p>325</text:p>
              </table:table-cell>
              <table:table-cell office:value-type="float" office:value="226.19">
                <text:p>226.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429553264604811">
                <text:p>0.00000429553264604811</text:p>
              </table:table-cell>
              <table:table-cell office:value-type="float" office:value="51">
                <text:p>51</text:p>
              </table:table-cell>
              <table:table-cell office:value-type="float" office:value="315">
                <text:p>315</text:p>
              </table:table-cell>
              <table:table-cell office:value-type="float" office:value="198.36">
                <text:p>198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407331975560081">
                <text:p>0.00000407331975560081</text:p>
              </table:table-cell>
              <table:table-cell office:value-type="float" office:value="73">
                <text:p>73</text:p>
              </table:table-cell>
              <table:table-cell office:value-type="float" office:value="311">
                <text:p>311</text:p>
              </table:table-cell>
              <table:table-cell office:value-type="float" office:value="175.9">
                <text:p>175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387296669248644">
                <text:p>0.00000387296669248644</text:p>
              </table:table-cell>
              <table:table-cell office:value-type="float" office:value="45">
                <text:p>45</text:p>
              </table:table-cell>
              <table:table-cell office:value-type="float" office:value="284">
                <text:p>284</text:p>
              </table:table-cell>
              <table:table-cell office:value-type="float" office:value="161.48">
                <text:p>161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369139904023625">
                <text:p>0.00000369139904023625</text:p>
              </table:table-cell>
              <table:table-cell office:value-type="float" office:value="59">
                <text:p>59</text:p>
              </table:table-cell>
              <table:table-cell office:value-type="float" office:value="270">
                <text:p>270</text:p>
              </table:table-cell>
              <table:table-cell office:value-type="float" office:value="169.82">
                <text:p>169.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352609308885755">
                <text:p>0.00000352609308885755</text:p>
              </table:table-cell>
              <table:table-cell office:value-type="float" office:value="55">
                <text:p>55</text:p>
              </table:table-cell>
              <table:table-cell office:value-type="float" office:value="196">
                <text:p>196</text:p>
              </table:table-cell>
              <table:table-cell office:value-type="float" office:value="151.02">
                <text:p>151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337495781302734">
                <text:p>0.00000337495781302734</text:p>
              </table:table-cell>
              <table:table-cell office:value-type="float" office:value="73">
                <text:p>73</text:p>
              </table:table-cell>
              <table:table-cell office:value-type="float" office:value="252">
                <text:p>252</text:p>
              </table:table-cell>
              <table:table-cell office:value-type="float" office:value="151.17">
                <text:p>151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323624595469256">
                <text:p>0.00000323624595469256</text:p>
              </table:table-cell>
              <table:table-cell office:value-type="float" office:value="80">
                <text:p>80</text:p>
              </table:table-cell>
              <table:table-cell office:value-type="float" office:value="244">
                <text:p>244</text:p>
              </table:table-cell>
              <table:table-cell office:value-type="float" office:value="157.23">
                <text:p>157.2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Test_w_cap.A3:Test_w_cap.A21 Test_w_cap.K2:Test_w_cap.M21" chart:data-source-has-labels="row" svg:x="0.32cm" svg:y="0.18cm" svg:width="11.793cm" svg:height="8.64cm">
          <chartooo:coordinate-region svg:x="1.166cm" svg:y="0.379cm" svg:width="10.1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w_cap.K3:Test_w_cap.K21" chart:label-cell-address="Test_w_cap.K2:Test_w_cap.K2" chart:class="chart:scatter">
            <chart:domain table:cell-range-address="Test_w_cap.A3:Test_w_cap.A21"/>
            <chart:data-point chart:repeated="19"/>
          </chart:series>
          <chart:series chart:style-name="ch7" chart:values-cell-range-address="Test_w_cap.L3:Test_w_cap.L21" chart:label-cell-address="Test_w_cap.L2:Test_w_cap.L2" chart:class="chart:scatter">
            <chart:data-point chart:repeated="19"/>
          </chart:series>
          <chart:series chart:style-name="ch8" chart:values-cell-range-address="Test_w_cap.M3:Test_w_cap.M21" chart:label-cell-address="Test_w_cap.M2:Test_w_cap.M2" chart:class="chart:scatter">
            <chart:regression-curve chart:style-name="ch9">
              <chart:equation chart:display-equation="true" chart:display-r-square="true" svg:x="1.327cm" svg:y="1.454cm"/>
            </chart:regression-curve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n_2</text:p>
                <draw:g>
                  <svg:desc>Test_w_cap.K2:Test_w_cap.K2</svg:desc>
                </draw:g>
              </table:table-cell>
              <table:table-cell office:value-type="string">
                <text:p>Max_2</text:p>
                <draw:g>
                  <svg:desc>Test_w_cap.L2:Test_w_cap.L2</svg:desc>
                </draw:g>
              </table:table-cell>
              <table:table-cell office:value-type="string">
                <text:p>Val_2</text:p>
                <draw:g>
                  <svg:desc>Test_w_cap.M2:Test_w_cap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24378109452736">
                <text:p>0.0000124378109452736</text:p>
                <draw:g>
                  <svg:desc>Test_w_cap.A3:Test_w_cap.A21</svg:desc>
                </draw:g>
              </table:table-cell>
              <table:table-cell office:value-type="float" office:value="604">
                <text:p>604</text:p>
                <draw:g>
                  <svg:desc>Test_w_cap.K3:Test_w_cap.K21</svg:desc>
                </draw:g>
              </table:table-cell>
              <table:table-cell office:value-type="float" office:value="624">
                <text:p>624</text:p>
                <draw:g>
                  <svg:desc>Test_w_cap.L3:Test_w_cap.L21</svg:desc>
                </draw:g>
              </table:table-cell>
              <table:table-cell office:value-type="float" office:value="612.96">
                <text:p>612.96</text:p>
                <draw:g>
                  <svg:desc>Test_w_cap.M3:Test_w_cap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07411385606874">
                <text:p>0.0000107411385606874</text:p>
              </table:table-cell>
              <table:table-cell office:value-type="float" office:value="476">
                <text:p>476</text:p>
              </table:table-cell>
              <table:table-cell office:value-type="float" office:value="551">
                <text:p>551</text:p>
              </table:table-cell>
              <table:table-cell office:value-type="float" office:value="524.05">
                <text:p>524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945179584120983">
                <text:p>0.00000945179584120983</text:p>
              </table:table-cell>
              <table:table-cell office:value-type="float" office:value="358">
                <text:p>358</text:p>
              </table:table-cell>
              <table:table-cell office:value-type="float" office:value="483">
                <text:p>483</text:p>
              </table:table-cell>
              <table:table-cell office:value-type="float" office:value="452.68">
                <text:p>452.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843881856540084">
                <text:p>0.00000843881856540084</text:p>
              </table:table-cell>
              <table:table-cell office:value-type="float" office:value="199">
                <text:p>199</text:p>
              </table:table-cell>
              <table:table-cell office:value-type="float" office:value="407">
                <text:p>407</text:p>
              </table:table-cell>
              <table:table-cell office:value-type="float" office:value="371.13">
                <text:p>371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76219512195122">
                <text:p>0.0000076219512195122</text:p>
              </table:table-cell>
              <table:table-cell office:value-type="float" office:value="118">
                <text:p>118</text:p>
              </table:table-cell>
              <table:table-cell office:value-type="float" office:value="473">
                <text:p>473</text:p>
              </table:table-cell>
              <table:table-cell office:value-type="float" office:value="358.63">
                <text:p>358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694927032661571">
                <text:p>0.00000694927032661571</text:p>
              </table:table-cell>
              <table:table-cell office:value-type="float" office:value="332">
                <text:p>332</text:p>
              </table:table-cell>
              <table:table-cell office:value-type="float" office:value="497">
                <text:p>497</text:p>
              </table:table-cell>
              <table:table-cell office:value-type="float" office:value="361.43">
                <text:p>361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638569604086846">
                <text:p>0.00000638569604086846</text:p>
              </table:table-cell>
              <table:table-cell office:value-type="float" office:value="300">
                <text:p>300</text:p>
              </table:table-cell>
              <table:table-cell office:value-type="float" office:value="364">
                <text:p>364</text:p>
              </table:table-cell>
              <table:table-cell office:value-type="float" office:value="320.59">
                <text:p>320.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590667454223272">
                <text:p>0.00000590667454223272</text:p>
              </table:table-cell>
              <table:table-cell office:value-type="float" office:value="16">
                <text:p>16</text:p>
              </table:table-cell>
              <table:table-cell office:value-type="float" office:value="318">
                <text:p>318</text:p>
              </table:table-cell>
              <table:table-cell office:value-type="float" office:value="243.69">
                <text:p>243.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549450549450549">
                <text:p>0.00000549450549450549</text:p>
              </table:table-cell>
              <table:table-cell office:value-type="float" office:value="45">
                <text:p>45</text:p>
              </table:table-cell>
              <table:table-cell office:value-type="float" office:value="352">
                <text:p>352</text:p>
              </table:table-cell>
              <table:table-cell office:value-type="float" office:value="234.03">
                <text:p>234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513610683102209">
                <text:p>0.00000513610683102209</text:p>
              </table:table-cell>
              <table:table-cell office:value-type="float" office:value="0">
                <text:p>0</text:p>
              </table:table-cell>
              <table:table-cell office:value-type="float" office:value="403">
                <text:p>403</text:p>
              </table:table-cell>
              <table:table-cell office:value-type="float" office:value="237.3">
                <text:p>237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482160077145612">
                <text:p>0.00000482160077145612</text:p>
              </table:table-cell>
              <table:table-cell office:value-type="float" office:value="4">
                <text:p>4</text:p>
              </table:table-cell>
              <table:table-cell office:value-type="float" office:value="365">
                <text:p>365</text:p>
              </table:table-cell>
              <table:table-cell office:value-type="float" office:value="203.15">
                <text:p>203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454338936846888">
                <text:p>0.00000454338936846888</text:p>
              </table:table-cell>
              <table:table-cell office:value-type="float" office:value="208">
                <text:p>208</text:p>
              </table:table-cell>
              <table:table-cell office:value-type="float" office:value="301">
                <text:p>301</text:p>
              </table:table-cell>
              <table:table-cell office:value-type="float" office:value="234.76">
                <text:p>234.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429553264604811">
                <text:p>0.00000429553264604811</text:p>
              </table:table-cell>
              <table:table-cell office:value-type="float" office:value="0">
                <text:p>0</text:p>
              </table:table-cell>
              <table:table-cell office:value-type="float" office:value="352">
                <text:p>352</text:p>
              </table:table-cell>
              <table:table-cell office:value-type="float" office:value="175.1">
                <text:p>175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407331975560081">
                <text:p>0.00000407331975560081</text:p>
              </table:table-cell>
              <table:table-cell office:value-type="float" office:value="0">
                <text:p>0</text:p>
              </table:table-cell>
              <table:table-cell office:value-type="float" office:value="301">
                <text:p>301</text:p>
              </table:table-cell>
              <table:table-cell office:value-type="float" office:value="192.64">
                <text:p>192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387296669248644">
                <text:p>0.00000387296669248644</text:p>
              </table:table-cell>
              <table:table-cell office:value-type="float" office:value="0">
                <text:p>0</text:p>
              </table:table-cell>
              <table:table-cell office:value-type="float" office:value="410">
                <text:p>410</text:p>
              </table:table-cell>
              <table:table-cell office:value-type="float" office:value="194.09">
                <text:p>194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369139904023625">
                <text:p>0.00000369139904023625</text:p>
              </table:table-cell>
              <table:table-cell office:value-type="float" office:value="0">
                <text:p>0</text:p>
              </table:table-cell>
              <table:table-cell office:value-type="float" office:value="379">
                <text:p>379</text:p>
              </table:table-cell>
              <table:table-cell office:value-type="float" office:value="160.73">
                <text:p>160.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352609308885755">
                <text:p>0.00000352609308885755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141.93">
                <text:p>141.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337495781302734">
                <text:p>0.00000337495781302734</text:p>
              </table:table-cell>
              <table:table-cell office:value-type="float" office:value="0">
                <text:p>0</text:p>
              </table:table-cell>
              <table:table-cell office:value-type="float" office:value="366">
                <text:p>366</text:p>
              </table:table-cell>
              <table:table-cell office:value-type="float" office:value="145.55">
                <text:p>145.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323624595469256">
                <text:p>0.00000323624595469256</text:p>
              </table:table-cell>
              <table:table-cell office:value-type="float" office:value="84">
                <text:p>84</text:p>
              </table:table-cell>
              <table:table-cell office:value-type="float" office:value="378">
                <text:p>378</text:p>
              </table:table-cell>
              <table:table-cell office:value-type="float" office:value="166.62">
                <text:p>166.6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Test_w_cap.A7:Test_w_cap.A21 Test_w_cap.O2:Test_w_cap.Q2 Test_w_cap.O7:Test_w_cap.Q21" chart:data-source-has-labels="row" svg:x="0.32cm" svg:y="0.18cm" svg:width="11.793cm" svg:height="8.64cm">
          <chartooo:coordinate-region svg:x="1.166cm" svg:y="0.379cm" svg:width="10.19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w_cap.O7:Test_w_cap.O21" chart:label-cell-address="Test_w_cap.O2:Test_w_cap.O2" chart:class="chart:scatter">
            <chart:domain table:cell-range-address="Test_w_cap.A7:Test_w_cap.A21"/>
            <chart:data-point chart:repeated="15"/>
          </chart:series>
          <chart:series chart:style-name="ch7" chart:values-cell-range-address="Test_w_cap.P7:Test_w_cap.P21" chart:label-cell-address="Test_w_cap.P2:Test_w_cap.P2" chart:class="chart:scatter">
            <chart:data-point chart:repeated="15"/>
          </chart:series>
          <chart:series chart:style-name="ch8" chart:values-cell-range-address="Test_w_cap.Q7:Test_w_cap.Q21" chart:label-cell-address="Test_w_cap.Q2:Test_w_cap.Q2" chart:class="chart:scatter">
            <chart:regression-curve chart:style-name="ch9">
              <chart:equation chart:display-equation="true" chart:display-r-square="true" svg:x="1.163cm" svg:y="0.4cm"/>
            </chart:regression-curve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n_3</text:p>
                <draw:g>
                  <svg:desc>Test_w_cap.O2:Test_w_cap.O2</svg:desc>
                </draw:g>
              </table:table-cell>
              <table:table-cell office:value-type="string">
                <text:p>Max_3</text:p>
                <draw:g>
                  <svg:desc>Test_w_cap.P2:Test_w_cap.P2</svg:desc>
                </draw:g>
              </table:table-cell>
              <table:table-cell office:value-type="string">
                <text:p>Val_3</text:p>
                <draw:g>
                  <svg:desc>Test_w_cap.Q2:Test_w_cap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76219512195122">
                <text:p>0.0000076219512195122</text:p>
                <draw:g>
                  <svg:desc>Test_w_cap.A7:Test_w_cap.A21</svg:desc>
                </draw:g>
              </table:table-cell>
              <table:table-cell office:value-type="float" office:value="655">
                <text:p>655</text:p>
                <draw:g>
                  <svg:desc>Test_w_cap.O7:Test_w_cap.O21</svg:desc>
                </draw:g>
              </table:table-cell>
              <table:table-cell office:value-type="float" office:value="706">
                <text:p>706</text:p>
                <draw:g>
                  <svg:desc>Test_w_cap.P7:Test_w_cap.P21</svg:desc>
                </draw:g>
              </table:table-cell>
              <table:table-cell office:value-type="float" office:value="683.32">
                <text:p>683.32</text:p>
                <draw:g>
                  <svg:desc>Test_w_cap.Q7:Test_w_cap.Q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694927032661571">
                <text:p>0.00000694927032661571</text:p>
              </table:table-cell>
              <table:table-cell office:value-type="float" office:value="618">
                <text:p>618</text:p>
              </table:table-cell>
              <table:table-cell office:value-type="float" office:value="657">
                <text:p>657</text:p>
              </table:table-cell>
              <table:table-cell office:value-type="float" office:value="630.18">
                <text:p>63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638569604086846">
                <text:p>0.00000638569604086846</text:p>
              </table:table-cell>
              <table:table-cell office:value-type="float" office:value="585">
                <text:p>585</text:p>
              </table:table-cell>
              <table:table-cell office:value-type="float" office:value="612">
                <text:p>612</text:p>
              </table:table-cell>
              <table:table-cell office:value-type="float" office:value="587.59">
                <text:p>587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590667454223272">
                <text:p>0.00000590667454223272</text:p>
              </table:table-cell>
              <table:table-cell office:value-type="float" office:value="531">
                <text:p>531</text:p>
              </table:table-cell>
              <table:table-cell office:value-type="float" office:value="578">
                <text:p>578</text:p>
              </table:table-cell>
              <table:table-cell office:value-type="float" office:value="551.53">
                <text:p>551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549450549450549">
                <text:p>0.00000549450549450549</text:p>
              </table:table-cell>
              <table:table-cell office:value-type="float" office:value="497">
                <text:p>497</text:p>
              </table:table-cell>
              <table:table-cell office:value-type="float" office:value="533">
                <text:p>533</text:p>
              </table:table-cell>
              <table:table-cell office:value-type="float" office:value="508.85">
                <text:p>508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513610683102209">
                <text:p>0.00000513610683102209</text:p>
              </table:table-cell>
              <table:table-cell office:value-type="float" office:value="475">
                <text:p>475</text:p>
              </table:table-cell>
              <table:table-cell office:value-type="float" office:value="522">
                <text:p>522</text:p>
              </table:table-cell>
              <table:table-cell office:value-type="float" office:value="482.16">
                <text:p>482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482160077145612">
                <text:p>0.00000482160077145612</text:p>
              </table:table-cell>
              <table:table-cell office:value-type="float" office:value="445">
                <text:p>445</text:p>
              </table:table-cell>
              <table:table-cell office:value-type="float" office:value="509">
                <text:p>509</text:p>
              </table:table-cell>
              <table:table-cell office:value-type="float" office:value="461.74">
                <text:p>461.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454338936846888">
                <text:p>0.00000454338936846888</text:p>
              </table:table-cell>
              <table:table-cell office:value-type="float" office:value="426">
                <text:p>426</text:p>
              </table:table-cell>
              <table:table-cell office:value-type="float" office:value="503">
                <text:p>503</text:p>
              </table:table-cell>
              <table:table-cell office:value-type="float" office:value="442.34">
                <text:p>442.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429553264604811">
                <text:p>0.00000429553264604811</text:p>
              </table:table-cell>
              <table:table-cell office:value-type="float" office:value="376">
                <text:p>376</text:p>
              </table:table-cell>
              <table:table-cell office:value-type="float" office:value="494">
                <text:p>494</text:p>
              </table:table-cell>
              <table:table-cell office:value-type="float" office:value="416.96">
                <text:p>416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407331975560081">
                <text:p>0.00000407331975560081</text:p>
              </table:table-cell>
              <table:table-cell office:value-type="float" office:value="367">
                <text:p>367</text:p>
              </table:table-cell>
              <table:table-cell office:value-type="float" office:value="427">
                <text:p>427</text:p>
              </table:table-cell>
              <table:table-cell office:value-type="float" office:value="394.79">
                <text:p>394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387296669248644">
                <text:p>0.00000387296669248644</text:p>
              </table:table-cell>
              <table:table-cell office:value-type="float" office:value="362">
                <text:p>362</text:p>
              </table:table-cell>
              <table:table-cell office:value-type="float" office:value="477">
                <text:p>477</text:p>
              </table:table-cell>
              <table:table-cell office:value-type="float" office:value="389.74">
                <text:p>389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369139904023625">
                <text:p>0.00000369139904023625</text:p>
              </table:table-cell>
              <table:table-cell office:value-type="float" office:value="337">
                <text:p>337</text:p>
              </table:table-cell>
              <table:table-cell office:value-type="float" office:value="464">
                <text:p>464</text:p>
              </table:table-cell>
              <table:table-cell office:value-type="float" office:value="374.37">
                <text:p>374.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352609308885755">
                <text:p>0.00000352609308885755</text:p>
              </table:table-cell>
              <table:table-cell office:value-type="float" office:value="327">
                <text:p>327</text:p>
              </table:table-cell>
              <table:table-cell office:value-type="float" office:value="363">
                <text:p>363</text:p>
              </table:table-cell>
              <table:table-cell office:value-type="float" office:value="345.73">
                <text:p>345.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337495781302734">
                <text:p>0.00000337495781302734</text:p>
              </table:table-cell>
              <table:table-cell office:value-type="float" office:value="318">
                <text:p>318</text:p>
              </table:table-cell>
              <table:table-cell office:value-type="float" office:value="353">
                <text:p>353</text:p>
              </table:table-cell>
              <table:table-cell office:value-type="float" office:value="332.13">
                <text:p>332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323624595469256">
                <text:p>0.00000323624595469256</text:p>
              </table:table-cell>
              <table:table-cell office:value-type="float" office:value="306">
                <text:p>306</text:p>
              </table:table-cell>
              <table:table-cell office:value-type="float" office:value="358">
                <text:p>358</text:p>
              </table:table-cell>
              <table:table-cell office:value-type="float" office:value="323.63">
                <text:p>323.6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454cm" style:legend-expansion="high" chart:style-name="ch2"/>
        <chart:plot-area chart:style-name="ch3" table:cell-range-address="Test_w_cap.A3:Test_w_cap.A21 Test_w_cap.S2:Test_w_cap.U21" chart:data-source-has-labels="row" svg:x="0.32cm" svg:y="0.18cm" svg:width="11.793cm" svg:height="8.64cm">
          <chartooo:coordinate-region svg:x="1.166cm" svg:y="0.379cm" svg:width="10.19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w_cap.S3:Test_w_cap.S21" chart:label-cell-address="Test_w_cap.S2:Test_w_cap.S2" chart:class="chart:scatter">
            <chart:domain table:cell-range-address="Test_w_cap.A3:Test_w_cap.A21"/>
            <chart:data-point chart:repeated="19"/>
          </chart:series>
          <chart:series chart:style-name="ch7" chart:values-cell-range-address="Test_w_cap.T3:Test_w_cap.T21" chart:label-cell-address="Test_w_cap.T2:Test_w_cap.T2" chart:class="chart:scatter">
            <chart:data-point chart:repeated="19"/>
          </chart:series>
          <chart:series chart:style-name="ch8" chart:values-cell-range-address="Test_w_cap.U3:Test_w_cap.U21" chart:label-cell-address="Test_w_cap.U2:Test_w_cap.U2" chart:class="chart:scatter">
            <chart:regression-curve chart:style-name="ch9">
              <chart:equation chart:display-equation="true" chart:display-r-square="true" svg:x="5.458cm" svg:y="5.062cm"/>
            </chart:regression-curve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in_4</text:p>
                <draw:g>
                  <svg:desc>Test_w_cap.S2:Test_w_cap.S2</svg:desc>
                </draw:g>
              </table:table-cell>
              <table:table-cell office:value-type="string">
                <text:p>Max_4</text:p>
                <draw:g>
                  <svg:desc>Test_w_cap.T2:Test_w_cap.T2</svg:desc>
                </draw:g>
              </table:table-cell>
              <table:table-cell office:value-type="string">
                <text:p>Val_4</text:p>
                <draw:g>
                  <svg:desc>Test_w_cap.U2:Test_w_cap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24378109452736">
                <text:p>0.0000124378109452736</text:p>
                <draw:g>
                  <svg:desc>Test_w_cap.A3:Test_w_cap.A21</svg:desc>
                </draw:g>
              </table:table-cell>
              <table:table-cell office:value-type="float" office:value="615">
                <text:p>615</text:p>
                <draw:g>
                  <svg:desc>Test_w_cap.S3:Test_w_cap.S21</svg:desc>
                </draw:g>
              </table:table-cell>
              <table:table-cell office:value-type="float" office:value="631">
                <text:p>631</text:p>
                <draw:g>
                  <svg:desc>Test_w_cap.T3:Test_w_cap.T21</svg:desc>
                </draw:g>
              </table:table-cell>
              <table:table-cell office:value-type="float" office:value="617.89">
                <text:p>617.89</text:p>
                <draw:g>
                  <svg:desc>Test_w_cap.U3:Test_w_cap.U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07411385606874">
                <text:p>0.0000107411385606874</text:p>
              </table:table-cell>
              <table:table-cell office:value-type="float" office:value="534">
                <text:p>534</text:p>
              </table:table-cell>
              <table:table-cell office:value-type="float" office:value="560">
                <text:p>560</text:p>
              </table:table-cell>
              <table:table-cell office:value-type="float" office:value="539.61">
                <text:p>539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945179584120983">
                <text:p>0.00000945179584120983</text:p>
              </table:table-cell>
              <table:table-cell office:value-type="float" office:value="463">
                <text:p>463</text:p>
              </table:table-cell>
              <table:table-cell office:value-type="float" office:value="519">
                <text:p>519</text:p>
              </table:table-cell>
              <table:table-cell office:value-type="float" office:value="476.26">
                <text:p>476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843881856540084">
                <text:p>0.00000843881856540084</text:p>
              </table:table-cell>
              <table:table-cell office:value-type="float" office:value="408">
                <text:p>408</text:p>
              </table:table-cell>
              <table:table-cell office:value-type="float" office:value="507">
                <text:p>507</text:p>
              </table:table-cell>
              <table:table-cell office:value-type="float" office:value="424.57">
                <text:p>424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76219512195122">
                <text:p>0.0000076219512195122</text:p>
              </table:table-cell>
              <table:table-cell office:value-type="float" office:value="357">
                <text:p>357</text:p>
              </table:table-cell>
              <table:table-cell office:value-type="float" office:value="612">
                <text:p>612</text:p>
              </table:table-cell>
              <table:table-cell office:value-type="float" office:value="404.71">
                <text:p>404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694927032661571">
                <text:p>0.00000694927032661571</text:p>
              </table:table-cell>
              <table:table-cell office:value-type="float" office:value="337">
                <text:p>337</text:p>
              </table:table-cell>
              <table:table-cell office:value-type="float" office:value="617">
                <text:p>617</text:p>
              </table:table-cell>
              <table:table-cell office:value-type="float" office:value="370.8">
                <text:p>37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638569604086846">
                <text:p>0.00000638569604086846</text:p>
              </table:table-cell>
              <table:table-cell office:value-type="float" office:value="305">
                <text:p>305</text:p>
              </table:table-cell>
              <table:table-cell office:value-type="float" office:value="617">
                <text:p>617</text:p>
              </table:table-cell>
              <table:table-cell office:value-type="float" office:value="362.52">
                <text:p>362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590667454223272">
                <text:p>0.00000590667454223272</text:p>
              </table:table-cell>
              <table:table-cell office:value-type="float" office:value="279">
                <text:p>279</text:p>
              </table:table-cell>
              <table:table-cell office:value-type="float" office:value="650">
                <text:p>650</text:p>
              </table:table-cell>
              <table:table-cell office:value-type="float" office:value="330.65">
                <text:p>33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549450549450549">
                <text:p>0.00000549450549450549</text:p>
              </table:table-cell>
              <table:table-cell office:value-type="float" office:value="245">
                <text:p>245</text:p>
              </table:table-cell>
              <table:table-cell office:value-type="float" office:value="622">
                <text:p>622</text:p>
              </table:table-cell>
              <table:table-cell office:value-type="float" office:value="323.29">
                <text:p>323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513610683102209">
                <text:p>0.00000513610683102209</text:p>
              </table:table-cell>
              <table:table-cell office:value-type="float" office:value="239">
                <text:p>239</text:p>
              </table:table-cell>
              <table:table-cell office:value-type="float" office:value="584">
                <text:p>584</text:p>
              </table:table-cell>
              <table:table-cell office:value-type="float" office:value="308.24">
                <text:p>308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482160077145612">
                <text:p>0.00000482160077145612</text:p>
              </table:table-cell>
              <table:table-cell office:value-type="float" office:value="200">
                <text:p>200</text:p>
              </table:table-cell>
              <table:table-cell office:value-type="float" office:value="566">
                <text:p>566</text:p>
              </table:table-cell>
              <table:table-cell office:value-type="float" office:value="254.7">
                <text:p>25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454338936846888">
                <text:p>0.00000454338936846888</text:p>
              </table:table-cell>
              <table:table-cell office:value-type="float" office:value="200">
                <text:p>200</text:p>
              </table:table-cell>
              <table:table-cell office:value-type="float" office:value="545">
                <text:p>545</text:p>
              </table:table-cell>
              <table:table-cell office:value-type="float" office:value="255.44">
                <text:p>255.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429553264604811">
                <text:p>0.00000429553264604811</text:p>
              </table:table-cell>
              <table:table-cell office:value-type="float" office:value="180">
                <text:p>180</text:p>
              </table:table-cell>
              <table:table-cell office:value-type="float" office:value="439">
                <text:p>439</text:p>
              </table:table-cell>
              <table:table-cell office:value-type="float" office:value="326.05">
                <text:p>326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407331975560081">
                <text:p>0.00000407331975560081</text:p>
              </table:table-cell>
              <table:table-cell office:value-type="float" office:value="167">
                <text:p>167</text:p>
              </table:table-cell>
              <table:table-cell office:value-type="float" office:value="501">
                <text:p>501</text:p>
              </table:table-cell>
              <table:table-cell office:value-type="float" office:value="233.04">
                <text:p>233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387296669248644">
                <text:p>0.00000387296669248644</text:p>
              </table:table-cell>
              <table:table-cell office:value-type="float" office:value="142">
                <text:p>142</text:p>
              </table:table-cell>
              <table:table-cell office:value-type="float" office:value="463">
                <text:p>463</text:p>
              </table:table-cell>
              <table:table-cell office:value-type="float" office:value="206.21">
                <text:p>206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369139904023625">
                <text:p>0.00000369139904023625</text:p>
              </table:table-cell>
              <table:table-cell office:value-type="float" office:value="144">
                <text:p>144</text:p>
              </table:table-cell>
              <table:table-cell office:value-type="float" office:value="375">
                <text:p>375</text:p>
              </table:table-cell>
              <table:table-cell office:value-type="float" office:value="251.32">
                <text:p>251.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352609308885755">
                <text:p>0.00000352609308885755</text:p>
              </table:table-cell>
              <table:table-cell office:value-type="float" office:value="127">
                <text:p>127</text:p>
              </table:table-cell>
              <table:table-cell office:value-type="float" office:value="439">
                <text:p>439</text:p>
              </table:table-cell>
              <table:table-cell office:value-type="float" office:value="198.13">
                <text:p>198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337495781302734">
                <text:p>0.00000337495781302734</text:p>
              </table:table-cell>
              <table:table-cell office:value-type="float" office:value="73">
                <text:p>73</text:p>
              </table:table-cell>
              <table:table-cell office:value-type="float" office:value="427">
                <text:p>427</text:p>
              </table:table-cell>
              <table:table-cell office:value-type="float" office:value="221.57">
                <text:p>221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323624595469256">
                <text:p>0.00000323624595469256</text:p>
              </table:table-cell>
              <table:table-cell office:value-type="float" office:value="93">
                <text:p>93</text:p>
              </table:table-cell>
              <table:table-cell office:value-type="float" office:value="325">
                <text:p>325</text:p>
              </table:table-cell>
              <table:table-cell office:value-type="float" office:value="188.37">
                <text:p>188.3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59cm" svg:y="3.205cm" style:legend-expansion="high" chart:style-name="ch2"/>
        <chart:plot-area chart:style-name="ch3" table:cell-range-address="Test_w_cap.A3:Test_w_cap.A21 Test_w_cap.E2:Test_w_cap.E21 Test_w_cap.I2:Test_w_cap.I21 Test_w_cap.M2:Test_w_cap.M21 Test_w_cap.Q2:Test_w_cap.Q21 Test_w_cap.U2:Test_w_cap.U21" chart:data-source-has-labels="row" svg:x="0.32cm" svg:y="0.18cm" svg:width="13.719cm" svg:height="8.64cm">
          <chartooo:coordinate-region svg:x="1.166cm" svg:y="0.379cm" svg:width="12.12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w_cap.E3:Test_w_cap.E21" chart:label-cell-address="Test_w_cap.E2:Test_w_cap.E2" chart:class="chart:scatter">
            <chart:domain table:cell-range-address="Test_w_cap.A3:Test_w_cap.A21"/>
            <chart:data-point chart:repeated="19"/>
          </chart:series>
          <chart:series chart:style-name="ch7" chart:values-cell-range-address="Test_w_cap.I3:Test_w_cap.I21" chart:label-cell-address="Test_w_cap.I2:Test_w_cap.I2" chart:class="chart:scatter">
            <chart:data-point chart:repeated="19"/>
          </chart:series>
          <chart:series chart:style-name="ch8" chart:values-cell-range-address="Test_w_cap.M3:Test_w_cap.M21" chart:label-cell-address="Test_w_cap.M2:Test_w_cap.M2" chart:class="chart:scatter">
            <chart:data-point chart:repeated="19"/>
          </chart:series>
          <chart:series chart:style-name="ch9" chart:values-cell-range-address="Test_w_cap.Q3:Test_w_cap.Q21" chart:label-cell-address="Test_w_cap.Q2:Test_w_cap.Q2" chart:class="chart:scatter">
            <chart:data-point chart:repeated="19"/>
          </chart:series>
          <chart:series chart:style-name="ch10" chart:values-cell-range-address="Test_w_cap.U3:Test_w_cap.U21" chart:label-cell-address="Test_w_cap.U2:Test_w_cap.U2" chart:class="chart:scatter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_0</text:p>
                <draw:g>
                  <svg:desc>Test_w_cap.E2:Test_w_cap.E2</svg:desc>
                </draw:g>
              </table:table-cell>
              <table:table-cell office:value-type="string">
                <text:p>Val_1</text:p>
                <draw:g>
                  <svg:desc>Test_w_cap.I2:Test_w_cap.I2</svg:desc>
                </draw:g>
              </table:table-cell>
              <table:table-cell office:value-type="string">
                <text:p>Val_2</text:p>
                <draw:g>
                  <svg:desc>Test_w_cap.M2:Test_w_cap.M2</svg:desc>
                </draw:g>
              </table:table-cell>
              <table:table-cell office:value-type="string">
                <text:p>Val_3</text:p>
                <draw:g>
                  <svg:desc>Test_w_cap.Q2:Test_w_cap.Q2</svg:desc>
                </draw:g>
              </table:table-cell>
              <table:table-cell office:value-type="string">
                <text:p>Val_4</text:p>
                <draw:g>
                  <svg:desc>Test_w_cap.U2:Test_w_cap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24378109452736">
                <text:p>0.0000124378109452736</text:p>
                <draw:g>
                  <svg:desc>Test_w_cap.A3:Test_w_cap.A21</svg:desc>
                </draw:g>
              </table:table-cell>
              <table:table-cell office:value-type="float" office:value="574.86">
                <text:p>574.86</text:p>
                <draw:g>
                  <svg:desc>Test_w_cap.E3:Test_w_cap.E21</svg:desc>
                </draw:g>
              </table:table-cell>
              <table:table-cell office:value-type="float" office:value="594.07">
                <text:p>594.07</text:p>
                <draw:g>
                  <svg:desc>Test_w_cap.I3:Test_w_cap.I21</svg:desc>
                </draw:g>
              </table:table-cell>
              <table:table-cell office:value-type="float" office:value="612.96">
                <text:p>612.96</text:p>
                <draw:g>
                  <svg:desc>Test_w_cap.M3:Test_w_cap.M21</svg:desc>
                </draw:g>
              </table:table-cell>
              <table:table-cell office:value-type="float" office:value="755.22">
                <text:p>755.22</text:p>
                <draw:g>
                  <svg:desc>Test_w_cap.Q3:Test_w_cap.Q21</svg:desc>
                </draw:g>
              </table:table-cell>
              <table:table-cell office:value-type="float" office:value="617.89">
                <text:p>617.89</text:p>
                <draw:g>
                  <svg:desc>Test_w_cap.U3:Test_w_cap.U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07411385606874">
                <text:p>0.0000107411385606874</text:p>
              </table:table-cell>
              <table:table-cell office:value-type="float" office:value="502.16">
                <text:p>502.16</text:p>
              </table:table-cell>
              <table:table-cell office:value-type="float" office:value="522.53">
                <text:p>522.53</text:p>
              </table:table-cell>
              <table:table-cell office:value-type="float" office:value="524.05">
                <text:p>524.05</text:p>
              </table:table-cell>
              <table:table-cell office:value-type="float" office:value="754.11">
                <text:p>754.11</text:p>
              </table:table-cell>
              <table:table-cell office:value-type="float" office:value="539.61">
                <text:p>539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945179584120983">
                <text:p>0.00000945179584120983</text:p>
              </table:table-cell>
              <table:table-cell office:value-type="float" office:value="440.11">
                <text:p>440.11</text:p>
              </table:table-cell>
              <table:table-cell office:value-type="float" office:value="455.71">
                <text:p>455.71</text:p>
              </table:table-cell>
              <table:table-cell office:value-type="float" office:value="452.68">
                <text:p>452.68</text:p>
              </table:table-cell>
              <table:table-cell office:value-type="float" office:value="753.6">
                <text:p>753.6</text:p>
              </table:table-cell>
              <table:table-cell office:value-type="float" office:value="476.26">
                <text:p>476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843881856540084">
                <text:p>0.00000843881856540084</text:p>
              </table:table-cell>
              <table:table-cell office:value-type="float" office:value="355.9">
                <text:p>355.9</text:p>
              </table:table-cell>
              <table:table-cell office:value-type="float" office:value="390.85">
                <text:p>390.85</text:p>
              </table:table-cell>
              <table:table-cell office:value-type="float" office:value="371.13">
                <text:p>371.13</text:p>
              </table:table-cell>
              <table:table-cell office:value-type="float" office:value="732.9">
                <text:p>732.9</text:p>
              </table:table-cell>
              <table:table-cell office:value-type="float" office:value="424.57">
                <text:p>424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76219512195122">
                <text:p>0.0000076219512195122</text:p>
              </table:table-cell>
              <table:table-cell office:value-type="float" office:value="340.68">
                <text:p>340.68</text:p>
              </table:table-cell>
              <table:table-cell office:value-type="float" office:value="373.29">
                <text:p>373.29</text:p>
              </table:table-cell>
              <table:table-cell office:value-type="float" office:value="358.63">
                <text:p>358.63</text:p>
              </table:table-cell>
              <table:table-cell office:value-type="float" office:value="683.32">
                <text:p>683.32</text:p>
              </table:table-cell>
              <table:table-cell office:value-type="float" office:value="404.71">
                <text:p>404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694927032661571">
                <text:p>0.00000694927032661571</text:p>
              </table:table-cell>
              <table:table-cell office:value-type="float" office:value="301.25">
                <text:p>301.25</text:p>
              </table:table-cell>
              <table:table-cell office:value-type="float" office:value="349.7">
                <text:p>349.7</text:p>
              </table:table-cell>
              <table:table-cell office:value-type="float" office:value="361.43">
                <text:p>361.43</text:p>
              </table:table-cell>
              <table:table-cell office:value-type="float" office:value="630.18">
                <text:p>630.18</text:p>
              </table:table-cell>
              <table:table-cell office:value-type="float" office:value="370.8">
                <text:p>37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638569604086846">
                <text:p>0.00000638569604086846</text:p>
              </table:table-cell>
              <table:table-cell office:value-type="float" office:value="282.63">
                <text:p>282.63</text:p>
              </table:table-cell>
              <table:table-cell office:value-type="float" office:value="296.96">
                <text:p>296.96</text:p>
              </table:table-cell>
              <table:table-cell office:value-type="float" office:value="320.59">
                <text:p>320.59</text:p>
              </table:table-cell>
              <table:table-cell office:value-type="float" office:value="587.59">
                <text:p>587.59</text:p>
              </table:table-cell>
              <table:table-cell office:value-type="float" office:value="362.52">
                <text:p>362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590667454223272">
                <text:p>0.00000590667454223272</text:p>
              </table:table-cell>
              <table:table-cell office:value-type="float" office:value="262.57">
                <text:p>262.57</text:p>
              </table:table-cell>
              <table:table-cell office:value-type="float" office:value="299.07">
                <text:p>299.07</text:p>
              </table:table-cell>
              <table:table-cell office:value-type="float" office:value="243.69">
                <text:p>243.69</text:p>
              </table:table-cell>
              <table:table-cell office:value-type="float" office:value="551.53">
                <text:p>551.53</text:p>
              </table:table-cell>
              <table:table-cell office:value-type="float" office:value="330.65">
                <text:p>33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549450549450549">
                <text:p>0.00000549450549450549</text:p>
              </table:table-cell>
              <table:table-cell office:value-type="float" office:value="231.25">
                <text:p>231.25</text:p>
              </table:table-cell>
              <table:table-cell office:value-type="float" office:value="272.84">
                <text:p>272.84</text:p>
              </table:table-cell>
              <table:table-cell office:value-type="float" office:value="234.03">
                <text:p>234.03</text:p>
              </table:table-cell>
              <table:table-cell office:value-type="float" office:value="508.85">
                <text:p>508.85</text:p>
              </table:table-cell>
              <table:table-cell office:value-type="float" office:value="323.29">
                <text:p>323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513610683102209">
                <text:p>0.00000513610683102209</text:p>
              </table:table-cell>
              <table:table-cell office:value-type="float" office:value="220.21">
                <text:p>220.21</text:p>
              </table:table-cell>
              <table:table-cell office:value-type="float" office:value="251.11">
                <text:p>251.11</text:p>
              </table:table-cell>
              <table:table-cell office:value-type="float" office:value="237.3">
                <text:p>237.3</text:p>
              </table:table-cell>
              <table:table-cell office:value-type="float" office:value="482.16">
                <text:p>482.16</text:p>
              </table:table-cell>
              <table:table-cell office:value-type="float" office:value="308.24">
                <text:p>308.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482160077145612">
                <text:p>0.00000482160077145612</text:p>
              </table:table-cell>
              <table:table-cell office:value-type="float" office:value="199.54">
                <text:p>199.54</text:p>
              </table:table-cell>
              <table:table-cell office:value-type="float" office:value="243.1">
                <text:p>243.1</text:p>
              </table:table-cell>
              <table:table-cell office:value-type="float" office:value="203.15">
                <text:p>203.15</text:p>
              </table:table-cell>
              <table:table-cell office:value-type="float" office:value="461.74">
                <text:p>461.74</text:p>
              </table:table-cell>
              <table:table-cell office:value-type="float" office:value="254.7">
                <text:p>254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454338936846888">
                <text:p>0.00000454338936846888</text:p>
              </table:table-cell>
              <table:table-cell office:value-type="float" office:value="189.35">
                <text:p>189.35</text:p>
              </table:table-cell>
              <table:table-cell office:value-type="float" office:value="226.19">
                <text:p>226.19</text:p>
              </table:table-cell>
              <table:table-cell office:value-type="float" office:value="234.76">
                <text:p>234.76</text:p>
              </table:table-cell>
              <table:table-cell office:value-type="float" office:value="442.34">
                <text:p>442.34</text:p>
              </table:table-cell>
              <table:table-cell office:value-type="float" office:value="255.44">
                <text:p>255.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429553264604811">
                <text:p>0.00000429553264604811</text:p>
              </table:table-cell>
              <table:table-cell office:value-type="float" office:value="176.98">
                <text:p>176.98</text:p>
              </table:table-cell>
              <table:table-cell office:value-type="float" office:value="198.36">
                <text:p>198.36</text:p>
              </table:table-cell>
              <table:table-cell office:value-type="float" office:value="175.1">
                <text:p>175.1</text:p>
              </table:table-cell>
              <table:table-cell office:value-type="float" office:value="416.96">
                <text:p>416.96</text:p>
              </table:table-cell>
              <table:table-cell office:value-type="float" office:value="326.05">
                <text:p>326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407331975560081">
                <text:p>0.00000407331975560081</text:p>
              </table:table-cell>
              <table:table-cell office:value-type="float" office:value="167.31">
                <text:p>167.31</text:p>
              </table:table-cell>
              <table:table-cell office:value-type="float" office:value="175.9">
                <text:p>175.9</text:p>
              </table:table-cell>
              <table:table-cell office:value-type="float" office:value="192.64">
                <text:p>192.64</text:p>
              </table:table-cell>
              <table:table-cell office:value-type="float" office:value="394.79">
                <text:p>394.79</text:p>
              </table:table-cell>
              <table:table-cell office:value-type="float" office:value="233.04">
                <text:p>233.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387296669248644">
                <text:p>0.00000387296669248644</text:p>
              </table:table-cell>
              <table:table-cell office:value-type="float" office:value="152.15">
                <text:p>152.15</text:p>
              </table:table-cell>
              <table:table-cell office:value-type="float" office:value="161.48">
                <text:p>161.48</text:p>
              </table:table-cell>
              <table:table-cell office:value-type="float" office:value="194.09">
                <text:p>194.09</text:p>
              </table:table-cell>
              <table:table-cell office:value-type="float" office:value="389.74">
                <text:p>389.74</text:p>
              </table:table-cell>
              <table:table-cell office:value-type="float" office:value="206.21">
                <text:p>206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369139904023625">
                <text:p>0.00000369139904023625</text:p>
              </table:table-cell>
              <table:table-cell office:value-type="float" office:value="147.84">
                <text:p>147.84</text:p>
              </table:table-cell>
              <table:table-cell office:value-type="float" office:value="169.82">
                <text:p>169.82</text:p>
              </table:table-cell>
              <table:table-cell office:value-type="float" office:value="160.73">
                <text:p>160.73</text:p>
              </table:table-cell>
              <table:table-cell office:value-type="float" office:value="374.37">
                <text:p>374.37</text:p>
              </table:table-cell>
              <table:table-cell office:value-type="float" office:value="251.32">
                <text:p>251.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352609308885755">
                <text:p>0.00000352609308885755</text:p>
              </table:table-cell>
              <table:table-cell office:value-type="float" office:value="140.7">
                <text:p>140.7</text:p>
              </table:table-cell>
              <table:table-cell office:value-type="float" office:value="151.02">
                <text:p>151.02</text:p>
              </table:table-cell>
              <table:table-cell office:value-type="float" office:value="141.93">
                <text:p>141.93</text:p>
              </table:table-cell>
              <table:table-cell office:value-type="float" office:value="345.73">
                <text:p>345.73</text:p>
              </table:table-cell>
              <table:table-cell office:value-type="float" office:value="198.13">
                <text:p>198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337495781302734">
                <text:p>0.00000337495781302734</text:p>
              </table:table-cell>
              <table:table-cell office:value-type="float" office:value="131.5">
                <text:p>131.5</text:p>
              </table:table-cell>
              <table:table-cell office:value-type="float" office:value="151.17">
                <text:p>151.17</text:p>
              </table:table-cell>
              <table:table-cell office:value-type="float" office:value="145.55">
                <text:p>145.55</text:p>
              </table:table-cell>
              <table:table-cell office:value-type="float" office:value="332.13">
                <text:p>332.13</text:p>
              </table:table-cell>
              <table:table-cell office:value-type="float" office:value="221.57">
                <text:p>221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323624595469256">
                <text:p>0.00000323624595469256</text:p>
              </table:table-cell>
              <table:table-cell office:value-type="float" office:value="133.54">
                <text:p>133.54</text:p>
              </table:table-cell>
              <table:table-cell office:value-type="float" office:value="157.23">
                <text:p>157.23</text:p>
              </table:table-cell>
              <table:table-cell office:value-type="float" office:value="166.62">
                <text:p>166.62</text:p>
              </table:table-cell>
              <table:table-cell office:value-type="float" office:value="323.63">
                <text:p>323.63</text:p>
              </table:table-cell>
              <table:table-cell office:value-type="float" office:value="188.37">
                <text:p>188.3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952cm" style:legend-expansion="high" chart:style-name="ch2"/>
        <chart:plot-area chart:style-name="ch3" table:cell-range-address="Test_setup_1.A4:Test_setup_1.A22 Test_setup_1.H3:Test_setup_1.H22" chart:data-source-has-labels="row" svg:x="0.32cm" svg:y="0.18cm" svg:width="11.793cm" svg:height="8.64cm">
          <chartooo:coordinate-region svg:x="1.166cm" svg:y="0.379cm" svg:width="10.5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setup_1.H4:Test_setup_1.H22" chart:label-cell-address="Test_setup_1.H3:Test_setup_1.H3" chart:class="chart:scatter">
            <chart:domain table:cell-range-address="Test_setup_1.A4:Test_setup_1.A22"/>
            <chart:regression-curve chart:style-name="ch7">
              <chart:equation chart:display-equation="true" chart:display-r-square="true"/>
            </chart:regression-curve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_1</text:p>
                <draw:g>
                  <svg:desc>Test_setup_1.H3:Test_setup_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4378109452736">
                <text:p>0.124378109452736</text:p>
                <draw:g>
                  <svg:desc>Test_setup_1.A4:Test_setup_1.A22</svg:desc>
                </draw:g>
              </table:table-cell>
              <table:table-cell office:value-type="float" office:value="192">
                <text:p>192</text:p>
                <draw:g>
                  <svg:desc>Test_setup_1.H4:Test_setup_1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411385606874">
                <text:p>0.10741138560687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5179584120983">
                <text:p>0.094517958412098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3881856540084">
                <text:p>0.084388185654008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219512195122">
                <text:p>0.0762195121951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4927032661571">
                <text:p>0.06949270326615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8569604086845">
                <text:p>0.06385696040868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0667454223272">
                <text:p>0.05906674542232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3610683102209">
                <text:p>0.051361068310220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2160077145612">
                <text:p>0.04821600771456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4338936846888">
                <text:p>0.04543389368468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9553264604811">
                <text:p>0.042955326460481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7331975560081">
                <text:p>0.04073319755600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7296669248644">
                <text:p>0.03872966692486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9139904023625">
                <text:p>0.03691399040236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2609308885755">
                <text:p>0.035260930888575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495781302734">
                <text:p>0.03374957813027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3624595469256">
                <text:p>0.032362459546925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952cm" style:legend-expansion="high" chart:style-name="ch2"/>
        <chart:plot-area chart:style-name="ch3" table:cell-range-address="Test_setup_1.A4:Test_setup_1.A22 Test_setup_1.K3:Test_setup_1.K22" chart:data-source-has-labels="row" svg:x="0.32cm" svg:y="0.18cm" svg:width="11.793cm" svg:height="8.64cm">
          <chartooo:coordinate-region svg:x="1.166cm" svg:y="0.379cm" svg:width="10.5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setup_1.K4:Test_setup_1.K22" chart:label-cell-address="Test_setup_1.K3:Test_setup_1.K3" chart:class="chart:scatter">
            <chart:domain table:cell-range-address="Test_setup_1.A4:Test_setup_1.A22"/>
            <chart:regression-curve chart:style-name="ch7">
              <chart:equation chart:display-equation="true" chart:display-r-square="true"/>
            </chart:regression-curve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_2</text:p>
                <draw:g>
                  <svg:desc>Test_setup_1.K3:Test_setup_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4378109452736">
                <text:p>0.124378109452736</text:p>
                <draw:g>
                  <svg:desc>Test_setup_1.A4:Test_setup_1.A22</svg:desc>
                </draw:g>
              </table:table-cell>
              <table:table-cell office:value-type="float" office:value="192">
                <text:p>192</text:p>
                <draw:g>
                  <svg:desc>Test_setup_1.K4:Test_setup_1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411385606874">
                <text:p>0.10741138560687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5179584120983">
                <text:p>0.094517958412098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3881856540084">
                <text:p>0.084388185654008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219512195122">
                <text:p>0.07621951219512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4927032661571">
                <text:p>0.069492703266157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8569604086845">
                <text:p>0.063856960408684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0667454223272">
                <text:p>0.059066745422327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3610683102209">
                <text:p>0.05136106831022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2160077145612">
                <text:p>0.04821600771456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4338936846888">
                <text:p>0.04543389368468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9553264604811">
                <text:p>0.04295532646048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7331975560081">
                <text:p>0.04073319755600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7296669248644">
                <text:p>0.03872966692486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9139904023625">
                <text:p>0.036913990402362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2609308885755">
                <text:p>0.035260930888575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495781302734">
                <text:p>0.03374957813027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3624595469256">
                <text:p>0.0323624595469256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59cm" svg:y="4.201cm" style:legend-expansion="high" chart:style-name="ch2"/>
        <chart:plot-area chart:style-name="ch3" table:cell-range-address="Test_setup_1.A4:Test_setup_1.A22 Test_setup_1.N3:Test_setup_1.N22" chart:data-source-has-labels="row" svg:x="0.32cm" svg:y="0.18cm" svg:width="13.719cm" svg:height="8.64cm">
          <chartooo:coordinate-region svg:x="1.166cm" svg:y="0.38cm" svg:width="12.52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setup_1.N4:Test_setup_1.N22" chart:label-cell-address="Test_setup_1.N3:Test_setup_1.N3" chart:class="chart:scatter">
            <chart:domain table:cell-range-address="Test_setup_1.A4:Test_setup_1.A22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_3</text:p>
                <draw:g>
                  <svg:desc>Test_setup_1.N3:Test_setup_1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4378109452736">
                <text:p>0.124378109452736</text:p>
                <draw:g>
                  <svg:desc>Test_setup_1.A4:Test_setup_1.A22</svg:desc>
                </draw:g>
              </table:table-cell>
              <table:table-cell office:value-type="float" office:value="440">
                <text:p>440</text:p>
                <draw:g>
                  <svg:desc>Test_setup_1.N4:Test_setup_1.N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411385606874">
                <text:p>0.10741138560687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5179584120983">
                <text:p>0.094517958412098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3881856540084">
                <text:p>0.084388185654008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219512195122">
                <text:p>0.07621951219512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4927032661571">
                <text:p>0.069492703266157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8569604086845">
                <text:p>0.063856960408684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0667454223272">
                <text:p>0.0590667454223272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3610683102209">
                <text:p>0.051361068310220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2160077145612">
                <text:p>0.048216007714561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4338936846888">
                <text:p>0.045433893684688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9553264604811">
                <text:p>0.042955326460481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7331975560081">
                <text:p>0.040733197556008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7296669248644">
                <text:p>0.038729666924864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9139904023625">
                <text:p>0.036913990402362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2609308885755">
                <text:p>0.035260930888575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495781302734">
                <text:p>0.033749578130273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3624595469256">
                <text:p>0.0323624595469256</text:p>
              </table:table-cell>
              <table:table-cell office:value-type="float" office:value="437">
                <text:p>4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3.952cm" style:legend-expansion="high" chart:style-name="ch2"/>
        <chart:plot-area chart:style-name="ch3" table:cell-range-address="Test_setup_1.A4:Test_setup_1.A22 Test_setup_1.Q3:Test_setup_1.Q22" chart:data-source-has-labels="row" svg:x="0.32cm" svg:y="0.18cm" svg:width="11.793cm" svg:height="8.64cm">
          <chartooo:coordinate-region svg:x="0.968cm" svg:y="0.379cm" svg:width="10.59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setup_1.Q4:Test_setup_1.Q22" chart:label-cell-address="Test_setup_1.Q3:Test_setup_1.Q3" chart:class="chart:scatter">
            <chart:domain table:cell-range-address="Test_setup_1.A4:Test_setup_1.A22"/>
            <chart:regression-curve chart:style-name="ch7">
              <chart:equation chart:display-equation="true" chart:display-r-square="true"/>
            </chart:regression-curve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_4</text:p>
                <draw:g>
                  <svg:desc>Test_setup_1.Q3:Test_setup_1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4378109452736">
                <text:p>0.124378109452736</text:p>
                <draw:g>
                  <svg:desc>Test_setup_1.A4:Test_setup_1.A22</svg:desc>
                </draw:g>
              </table:table-cell>
              <table:table-cell office:value-type="float" office:value="186">
                <text:p>186</text:p>
                <draw:g>
                  <svg:desc>Test_setup_1.Q4:Test_setup_1.Q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411385606874">
                <text:p>0.10741138560687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5179584120983">
                <text:p>0.094517958412098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3881856540084">
                <text:p>0.084388185654008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219512195122">
                <text:p>0.07621951219512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4927032661571">
                <text:p>0.069492703266157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8569604086845">
                <text:p>0.06385696040868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0667454223272">
                <text:p>0.059066745422327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3610683102209">
                <text:p>0.051361068310220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2160077145612">
                <text:p>0.04821600771456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4338936846888">
                <text:p>0.045433893684688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9553264604811">
                <text:p>0.04295532646048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7331975560081">
                <text:p>0.04073319755600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7296669248644">
                <text:p>0.03872966692486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9139904023625">
                <text:p>0.03691399040236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2609308885755">
                <text:p>0.035260930888575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495781302734">
                <text:p>0.03374957813027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3624595469256">
                <text:p>0.0323624595469256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14cm" svg:y="3.454cm" style:legend-expansion="high" chart:style-name="ch2"/>
        <chart:plot-area chart:style-name="ch3" table:cell-range-address="Test_setup_2.A3:Test_setup_2.A21 Test_setup_2.E2:Test_setup_2.E21 Test_setup_2.C3:Test_setup_2.D21" chart:data-source-has-labels="row" svg:x="0.32cm" svg:y="0.18cm" svg:width="11.674cm" svg:height="8.64cm">
          <chartooo:coordinate-region svg:x="1.166cm" svg:y="0.379cm" svg:width="10.27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setup_2.E3:Test_setup_2.E21" chart:label-cell-address="Test_setup_2.E2:Test_setup_2.E2" chart:class="chart:scatter">
            <chart:domain table:cell-range-address="Test_setup_2.A3:Test_setup_2.A21"/>
            <chart:regression-curve chart:style-name="ch7">
              <chart:equation chart:display-equation="true" chart:display-r-square="true"/>
            </chart:regression-curve>
            <chart:data-point chart:repeated="19"/>
          </chart:series>
          <chart:series chart:style-name="ch8" chart:values-cell-range-address="Test_setup_2.D3:Test_setup_2.D21" loext:label-string="max_0" chart:class="chart:scatter">
            <chart:data-point chart:repeated="19"/>
          </chart:series>
          <chart:series chart:style-name="ch9" chart:values-cell-range-address="Test_setup_2.C3:Test_setup_2.C21" loext:label-string="min_0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_0</text:p>
                <draw:g>
                  <svg:desc>Test_setup_2.E2:Test_setup_2.E2</svg:desc>
                </draw:g>
              </table:table-cell>
              <table:table-cell office:value-type="string">
                <text:p>max_0</text:p>
              </table:table-cell>
              <table:table-cell office:value-type="string">
                <text:p>min_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4378109452736">
                <text:p>0.124378109452736</text:p>
                <draw:g>
                  <svg:desc>Test_setup_2.A3:Test_setup_2.A21</svg:desc>
                </draw:g>
              </table:table-cell>
              <table:table-cell office:value-type="float" office:value="1494.1">
                <text:p>1494.1</text:p>
                <draw:g>
                  <svg:desc>Test_setup_2.E3:Test_setup_2.E21</svg:desc>
                </draw:g>
              </table:table-cell>
              <table:table-cell office:value-type="float" office:value="1501">
                <text:p>1501</text:p>
                <draw:g>
                  <svg:desc>Test_setup_2.D3:Test_setup_2.D21</svg:desc>
                </draw:g>
              </table:table-cell>
              <table:table-cell office:value-type="float" office:value="742">
                <text:p>742</text:p>
                <draw:g>
                  <svg:desc>Test_setup_2.C3:Test_setup_2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411385606874">
                <text:p>0.107411385606874</text:p>
              </table:table-cell>
              <table:table-cell office:value-type="float" office:value="1222.22">
                <text:p>1222.22</text:p>
              </table:table-cell>
              <table:table-cell office:value-type="float" office:value="1229">
                <text:p>1229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5179584120983">
                <text:p>0.0945179584120983</text:p>
              </table:table-cell>
              <table:table-cell office:value-type="float" office:value="1056.07">
                <text:p>1056.07</text:p>
              </table:table-cell>
              <table:table-cell office:value-type="float" office:value="1073">
                <text:p>107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3881856540084">
                <text:p>0.0843881856540084</text:p>
              </table:table-cell>
              <table:table-cell office:value-type="float" office:value="906.5">
                <text:p>906.5</text:p>
              </table:table-cell>
              <table:table-cell office:value-type="float" office:value="919">
                <text:p>91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219512195122">
                <text:p>0.076219512195122</text:p>
              </table:table-cell>
              <table:table-cell office:value-type="float" office:value="818.14">
                <text:p>818.14</text:p>
              </table:table-cell>
              <table:table-cell office:value-type="float" office:value="837">
                <text:p>83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4927032661571">
                <text:p>0.0694927032661571</text:p>
              </table:table-cell>
              <table:table-cell office:value-type="float" office:value="722.05">
                <text:p>722.05</text:p>
              </table:table-cell>
              <table:table-cell office:value-type="float" office:value="753">
                <text:p>75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8569604086845">
                <text:p>0.0638569604086845</text:p>
              </table:table-cell>
              <table:table-cell office:value-type="float" office:value="645.74">
                <text:p>645.74</text:p>
              </table:table-cell>
              <table:table-cell office:value-type="float" office:value="677">
                <text:p>67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0667454223272">
                <text:p>0.0590667454223272</text:p>
              </table:table-cell>
              <table:table-cell office:value-type="float" office:value="600.27">
                <text:p>600.27</text:p>
              </table:table-cell>
              <table:table-cell office:value-type="float" office:value="634">
                <text:p>63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537.49">
                <text:p>537.49</text:p>
              </table:table-cell>
              <table:table-cell office:value-type="float" office:value="576">
                <text:p>57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3610683102209">
                <text:p>0.0513610683102209</text:p>
              </table:table-cell>
              <table:table-cell office:value-type="float" office:value="499.39">
                <text:p>499.39</text:p>
              </table:table-cell>
              <table:table-cell office:value-type="float" office:value="542">
                <text:p>5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2160077145612">
                <text:p>0.0482160077145612</text:p>
              </table:table-cell>
              <table:table-cell office:value-type="float" office:value="454.62">
                <text:p>454.62</text:p>
              </table:table-cell>
              <table:table-cell office:value-type="float" office:value="498">
                <text:p>49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4338936846888">
                <text:p>0.0454338936846888</text:p>
              </table:table-cell>
              <table:table-cell office:value-type="float" office:value="422.06">
                <text:p>422.06</text:p>
              </table:table-cell>
              <table:table-cell office:value-type="float" office:value="464">
                <text:p>46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9553264604811">
                <text:p>0.0429553264604811</text:p>
              </table:table-cell>
              <table:table-cell office:value-type="float" office:value="391.6">
                <text:p>391.6</text:p>
              </table:table-cell>
              <table:table-cell office:value-type="float" office:value="440">
                <text:p>4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7331975560081">
                <text:p>0.0407331975560081</text:p>
              </table:table-cell>
              <table:table-cell office:value-type="float" office:value="369.75">
                <text:p>369.75</text:p>
              </table:table-cell>
              <table:table-cell office:value-type="float" office:value="417">
                <text:p>41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7296669248644">
                <text:p>0.0387296669248644</text:p>
              </table:table-cell>
              <table:table-cell office:value-type="float" office:value="344.65">
                <text:p>344.65</text:p>
              </table:table-cell>
              <table:table-cell office:value-type="float" office:value="408">
                <text:p>4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9139904023625">
                <text:p>0.0369139904023625</text:p>
              </table:table-cell>
              <table:table-cell office:value-type="float" office:value="324.78">
                <text:p>324.78</text:p>
              </table:table-cell>
              <table:table-cell office:value-type="float" office:value="369">
                <text:p>36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2609308885755">
                <text:p>0.0352609308885755</text:p>
              </table:table-cell>
              <table:table-cell office:value-type="float" office:value="302.98">
                <text:p>302.98</text:p>
              </table:table-cell>
              <table:table-cell office:value-type="float" office:value="365">
                <text:p>3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495781302734">
                <text:p>0.0337495781302734</text:p>
              </table:table-cell>
              <table:table-cell office:value-type="float" office:value="280.16">
                <text:p>280.16</text:p>
              </table:table-cell>
              <table:table-cell office:value-type="float" office:value="347">
                <text:p>34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3624595469256">
                <text:p>0.0323624595469256</text:p>
              </table:table-cell>
              <table:table-cell office:value-type="float" office:value="271.66">
                <text:p>271.66</text:p>
              </table:table-cell>
              <table:table-cell office:value-type="float" office:value="339">
                <text:p>339</text:p>
              </table:table-cell>
              <table:table-cell office:value-type="float" office:value="102">
                <text:p>1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14cm" svg:y="3.454cm" style:legend-expansion="high" chart:style-name="ch2"/>
        <chart:plot-area chart:style-name="ch3" table:cell-range-address="Test_setup_2.A3:Test_setup_2.A21 Test_setup_2.H2:Test_setup_2.H21 Test_setup_2.F3:Test_setup_2.G21" chart:data-source-has-labels="row" svg:x="0.32cm" svg:y="0.18cm" svg:width="11.674cm" svg:height="8.64cm">
          <chartooo:coordinate-region svg:x="1.166cm" svg:y="0.379cm" svg:width="10.27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setup_2.H3:Test_setup_2.H21" chart:label-cell-address="Test_setup_2.H2:Test_setup_2.H2" chart:class="chart:scatter">
            <chart:domain table:cell-range-address="Test_setup_2.A3:Test_setup_2.A21"/>
            <chart:regression-curve chart:style-name="ch7">
              <chart:equation chart:display-equation="true" chart:display-r-square="true" svg:x="1.241cm" svg:y="0.709cm"/>
            </chart:regression-curve>
            <chart:data-point chart:repeated="19"/>
          </chart:series>
          <chart:series chart:style-name="ch8" chart:values-cell-range-address="Test_setup_2.F3:Test_setup_2.F21" loext:label-string="min_1" chart:class="chart:scatter">
            <chart:data-point chart:repeated="19"/>
          </chart:series>
          <chart:series chart:style-name="ch9" chart:values-cell-range-address="Test_setup_2.G3:Test_setup_2.G21" loext:label-string="max_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_1</text:p>
                <draw:g>
                  <svg:desc>Test_setup_2.H2:Test_setup_2.H2</svg:desc>
                </draw:g>
              </table:table-cell>
              <table:table-cell office:value-type="string">
                <text:p>min_1</text:p>
              </table:table-cell>
              <table:table-cell office:value-type="string">
                <text:p>max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4378109452736">
                <text:p>0.124378109452736</text:p>
                <draw:g>
                  <svg:desc>Test_setup_2.A3:Test_setup_2.A21</svg:desc>
                </draw:g>
              </table:table-cell>
              <table:table-cell office:value-type="float" office:value="1531.57">
                <text:p>1531.57</text:p>
                <draw:g>
                  <svg:desc>Test_setup_2.H3:Test_setup_2.H21</svg:desc>
                </draw:g>
              </table:table-cell>
              <table:table-cell office:value-type="float" office:value="748">
                <text:p>748</text:p>
                <draw:g>
                  <svg:desc>Test_setup_2.F3:Test_setup_2.F21</svg:desc>
                </draw:g>
              </table:table-cell>
              <table:table-cell office:value-type="float" office:value="1546">
                <text:p>1546</text:p>
                <draw:g>
                  <svg:desc>Test_setup_2.G3:Test_setup_2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411385606874">
                <text:p>0.107411385606874</text:p>
              </table:table-cell>
              <table:table-cell office:value-type="float" office:value="1275.47">
                <text:p>1275.47</text:p>
              </table:table-cell>
              <table:table-cell office:value-type="float" office:value="632">
                <text:p>632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5179584120983">
                <text:p>0.0945179584120983</text:p>
              </table:table-cell>
              <table:table-cell office:value-type="float" office:value="1118.73">
                <text:p>1118.73</text:p>
              </table:table-cell>
              <table:table-cell office:value-type="float" office:value="556">
                <text:p>556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3881856540084">
                <text:p>0.0843881856540084</text:p>
              </table:table-cell>
              <table:table-cell office:value-type="float" office:value="964.53">
                <text:p>964.53</text:p>
              </table:table-cell>
              <table:table-cell office:value-type="float" office:value="478">
                <text:p>478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219512195122">
                <text:p>0.076219512195122</text:p>
              </table:table-cell>
              <table:table-cell office:value-type="float" office:value="870.81">
                <text:p>870.81</text:p>
              </table:table-cell>
              <table:table-cell office:value-type="float" office:value="438">
                <text:p>438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4927032661571">
                <text:p>0.0694927032661571</text:p>
              </table:table-cell>
              <table:table-cell office:value-type="float" office:value="795.51">
                <text:p>795.51</text:p>
              </table:table-cell>
              <table:table-cell office:value-type="float" office:value="400">
                <text:p>400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8569604086845">
                <text:p>0.0638569604086845</text:p>
              </table:table-cell>
              <table:table-cell office:value-type="float" office:value="729.76">
                <text:p>729.76</text:p>
              </table:table-cell>
              <table:table-cell office:value-type="float" office:value="350">
                <text:p>350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0667454223272">
                <text:p>0.0590667454223272</text:p>
              </table:table-cell>
              <table:table-cell office:value-type="float" office:value="659.09">
                <text:p>659.09</text:p>
              </table:table-cell>
              <table:table-cell office:value-type="float" office:value="334">
                <text:p>334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640.9">
                <text:p>640.9</text:p>
              </table:table-cell>
              <table:table-cell office:value-type="float" office:value="304">
                <text:p>304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3610683102209">
                <text:p>0.0513610683102209</text:p>
              </table:table-cell>
              <table:table-cell office:value-type="float" office:value="593.13">
                <text:p>593.13</text:p>
              </table:table-cell>
              <table:table-cell office:value-type="float" office:value="294">
                <text:p>294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2160077145612">
                <text:p>0.0482160077145612</text:p>
              </table:table-cell>
              <table:table-cell office:value-type="float" office:value="526.99">
                <text:p>526.99</text:p>
              </table:table-cell>
              <table:table-cell office:value-type="float" office:value="245">
                <text:p>24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4338936846888">
                <text:p>0.0454338936846888</text:p>
              </table:table-cell>
              <table:table-cell office:value-type="float" office:value="494.04">
                <text:p>494.04</text:p>
              </table:table-cell>
              <table:table-cell office:value-type="float" office:value="200">
                <text:p>20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9553264604811">
                <text:p>0.0429553264604811</text:p>
              </table:table-cell>
              <table:table-cell office:value-type="float" office:value="475.2">
                <text:p>475.2</text:p>
              </table:table-cell>
              <table:table-cell office:value-type="float" office:value="195">
                <text:p>19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7331975560081">
                <text:p>0.0407331975560081</text:p>
              </table:table-cell>
              <table:table-cell office:value-type="float" office:value="438.13">
                <text:p>438.13</text:p>
              </table:table-cell>
              <table:table-cell office:value-type="float" office:value="136">
                <text:p>13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7296669248644">
                <text:p>0.0387296669248644</text:p>
              </table:table-cell>
              <table:table-cell office:value-type="float" office:value="411.32">
                <text:p>411.32</text:p>
              </table:table-cell>
              <table:table-cell office:value-type="float" office:value="237">
                <text:p>23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9139904023625">
                <text:p>0.0369139904023625</text:p>
              </table:table-cell>
              <table:table-cell office:value-type="float" office:value="380.89">
                <text:p>380.89</text:p>
              </table:table-cell>
              <table:table-cell office:value-type="float" office:value="160">
                <text:p>16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2609308885755">
                <text:p>0.0352609308885755</text:p>
              </table:table-cell>
              <table:table-cell office:value-type="float" office:value="360.51">
                <text:p>360.51</text:p>
              </table:table-cell>
              <table:table-cell office:value-type="float" office:value="131">
                <text:p>13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495781302734">
                <text:p>0.0337495781302734</text:p>
              </table:table-cell>
              <table:table-cell office:value-type="float" office:value="341.89">
                <text:p>341.89</text:p>
              </table:table-cell>
              <table:table-cell office:value-type="float" office:value="90">
                <text:p>9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3624595469256">
                <text:p>0.0323624595469256</text:p>
              </table:table-cell>
              <table:table-cell office:value-type="float" office:value="323.45">
                <text:p>323.45</text:p>
              </table:table-cell>
              <table:table-cell office:value-type="float" office:value="39">
                <text:p>39</text:p>
              </table:table-cell>
              <table:table-cell office:value-type="float" office:value="561">
                <text:p>5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14cm" svg:y="3.454cm" style:legend-expansion="high" chart:style-name="ch2"/>
        <chart:plot-area chart:style-name="ch3" table:cell-range-address="Test_setup_2.A3:Test_setup_2.A21 Test_setup_2.K2:Test_setup_2.K21 Test_setup_2.I3:Test_setup_2.J21" chart:data-source-has-labels="row" svg:x="0.32cm" svg:y="0.18cm" svg:width="11.674cm" svg:height="8.64cm">
          <chartooo:coordinate-region svg:x="1.166cm" svg:y="0.379cm" svg:width="10.27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_setup_2.K3:Test_setup_2.K21" chart:label-cell-address="Test_setup_2.K2:Test_setup_2.K2" chart:class="chart:scatter">
            <chart:domain table:cell-range-address="Test_setup_2.A3:Test_setup_2.A21"/>
            <chart:regression-curve chart:style-name="ch7">
              <chart:equation chart:display-equation="true" chart:display-r-square="true"/>
            </chart:regression-curve>
            <chart:data-point chart:repeated="19"/>
          </chart:series>
          <chart:series chart:style-name="ch8" chart:values-cell-range-address="Test_setup_2.I3:Test_setup_2.I21" loext:label-string="min_2" chart:class="chart:scatter">
            <chart:data-point chart:repeated="19"/>
          </chart:series>
          <chart:series chart:style-name="ch9" chart:values-cell-range-address="Test_setup_2.J3:Test_setup_2.J21" loext:label-string="max_2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_2</text:p>
                <draw:g>
                  <svg:desc>Test_setup_2.K2:Test_setup_2.K2</svg:desc>
                </draw:g>
              </table:table-cell>
              <table:table-cell office:value-type="string">
                <text:p>min_2</text:p>
              </table:table-cell>
              <table:table-cell office:value-type="string">
                <text:p>max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4378109452736">
                <text:p>0.124378109452736</text:p>
                <draw:g>
                  <svg:desc>Test_setup_2.A3:Test_setup_2.A21</svg:desc>
                </draw:g>
              </table:table-cell>
              <table:table-cell office:value-type="float" office:value="1523">
                <text:p>1523</text:p>
                <draw:g>
                  <svg:desc>Test_setup_2.K3:Test_setup_2.K21</svg:desc>
                </draw:g>
              </table:table-cell>
              <table:table-cell office:value-type="float" office:value="772">
                <text:p>772</text:p>
                <draw:g>
                  <svg:desc>Test_setup_2.I3:Test_setup_2.I21</svg:desc>
                </draw:g>
              </table:table-cell>
              <table:table-cell office:value-type="float" office:value="1552">
                <text:p>1552</text:p>
                <draw:g>
                  <svg:desc>Test_setup_2.J3:Test_setup_2.J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411385606874">
                <text:p>0.107411385606874</text:p>
              </table:table-cell>
              <table:table-cell office:value-type="float" office:value="1269.43">
                <text:p>1269.43</text:p>
              </table:table-cell>
              <table:table-cell office:value-type="float" office:value="647">
                <text:p>647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45179584120983">
                <text:p>0.0945179584120983</text:p>
              </table:table-cell>
              <table:table-cell office:value-type="float" office:value="1097.09">
                <text:p>1097.09</text:p>
              </table:table-cell>
              <table:table-cell office:value-type="float" office:value="562">
                <text:p>562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43881856540084">
                <text:p>0.0843881856540084</text:p>
              </table:table-cell>
              <table:table-cell office:value-type="float" office:value="943.93">
                <text:p>943.93</text:p>
              </table:table-cell>
              <table:table-cell office:value-type="float" office:value="491">
                <text:p>491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219512195122">
                <text:p>0.076219512195122</text:p>
              </table:table-cell>
              <table:table-cell office:value-type="float" office:value="852.97">
                <text:p>852.97</text:p>
              </table:table-cell>
              <table:table-cell office:value-type="float" office:value="166">
                <text:p>166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94927032661571">
                <text:p>0.0694927032661571</text:p>
              </table:table-cell>
              <table:table-cell office:value-type="float" office:value="683.08">
                <text:p>683.08</text:p>
              </table:table-cell>
              <table:table-cell office:value-type="float" office:value="121">
                <text:p>121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8569604086845">
                <text:p>0.0638569604086845</text:p>
              </table:table-cell>
              <table:table-cell office:value-type="float" office:value="683.75">
                <text:p>683.75</text:p>
              </table:table-cell>
              <table:table-cell office:value-type="float" office:value="17">
                <text:p>1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90667454223272">
                <text:p>0.0590667454223272</text:p>
              </table:table-cell>
              <table:table-cell office:value-type="float" office:value="654.49">
                <text:p>654.49</text:p>
              </table:table-cell>
              <table:table-cell office:value-type="float" office:value="18">
                <text:p>18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49450549450549">
                <text:p>0.0549450549450549</text:p>
              </table:table-cell>
              <table:table-cell office:value-type="float" office:value="593.11">
                <text:p>593.11</text:p>
              </table:table-cell>
              <table:table-cell office:value-type="float" office:value="10">
                <text:p>1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13610683102209">
                <text:p>0.0513610683102209</text:p>
              </table:table-cell>
              <table:table-cell office:value-type="float" office:value="596.2">
                <text:p>596.2</text:p>
              </table:table-cell>
              <table:table-cell office:value-type="float" office:value="336">
                <text:p>336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82160077145612">
                <text:p>0.0482160077145612</text:p>
              </table:table-cell>
              <table:table-cell office:value-type="float" office:value="590.02">
                <text:p>590.02</text:p>
              </table:table-cell>
              <table:table-cell office:value-type="float" office:value="262">
                <text:p>262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4338936846888">
                <text:p>0.0454338936846888</text:p>
              </table:table-cell>
              <table:table-cell office:value-type="float" office:value="117.1">
                <text:p>117.1</text:p>
              </table:table-cell>
              <table:table-cell office:value-type="float" office:value="2">
                <text:p>2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9553264604811">
                <text:p>0.0429553264604811</text:p>
              </table:table-cell>
              <table:table-cell office:value-type="float" office:value="456.02">
                <text:p>456.02</text:p>
              </table:table-cell>
              <table:table-cell office:value-type="float" office:value="2">
                <text:p>2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7331975560081">
                <text:p>0.0407331975560081</text:p>
              </table:table-cell>
              <table:table-cell office:value-type="float" office:value="386.57">
                <text:p>386.57</text:p>
              </table:table-cell>
              <table:table-cell office:value-type="float" office:value="5">
                <text:p>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7296669248644">
                <text:p>0.0387296669248644</text:p>
              </table:table-cell>
              <table:table-cell office:value-type="float" office:value="426.19">
                <text:p>426.19</text:p>
              </table:table-cell>
              <table:table-cell office:value-type="float" office:value="2">
                <text:p>2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9139904023625">
                <text:p>0.0369139904023625</text:p>
              </table:table-cell>
              <table:table-cell office:value-type="float" office:value="442.84">
                <text:p>442.84</text:p>
              </table:table-cell>
              <table:table-cell office:value-type="float" office:value="254">
                <text:p>254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2609308885755">
                <text:p>0.0352609308885755</text:p>
              </table:table-cell>
              <table:table-cell office:value-type="float" office:value="346.36">
                <text:p>346.36</text:p>
              </table:table-cell>
              <table:table-cell office:value-type="float" office:value="4">
                <text:p>4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495781302734">
                <text:p>0.0337495781302734</text:p>
              </table:table-cell>
              <table:table-cell office:value-type="float" office:value="354.3">
                <text:p>354.3</text:p>
              </table:table-cell>
              <table:table-cell office:value-type="float" office:value="4">
                <text:p>4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3624595469256">
                <text:p>0.0323624595469256</text:p>
              </table:table-cell>
              <table:table-cell office:value-type="float" office:value="341.8">
                <text:p>341.8</text:p>
              </table:table-cell>
              <table:table-cell office:value-type="float" office:value="8">
                <text:p>8</text:p>
              </table:table-cell>
              <table:table-cell office:value-type="float" office:value="884">
                <text:p>8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